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Century Schoolbook L" svg:font-family="'Century Schoolbook L'"/>
    <style:font-face style:name="Times New Roman" svg:font-family="'Times New Roman'"/>
    <style:font-face style:name="Arial2" svg:font-family="Arial" style:font-family-generic="swiss"/>
    <style:font-face style:name="Arial Narrow1" svg:font-family="'Arial Narrow'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3cm"/>
    </style:style>
    <style:style style:name="co3" style:family="table-column">
      <style:table-column-properties fo:break-before="auto" style:column-width="3.325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0.31cm"/>
    </style:style>
    <style:style style:name="co6" style:family="table-column">
      <style:table-column-properties fo:break-before="auto" style:column-width="3.519cm"/>
    </style:style>
    <style:style style:name="co7" style:family="table-column">
      <style:table-column-properties fo:break-before="auto" style:column-width="5.681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7.484cm"/>
    </style:style>
    <style:style style:name="co10" style:family="table-column">
      <style:table-column-properties fo:break-before="auto" style:column-width="2.828cm"/>
    </style:style>
    <style:style style:name="co11" style:family="table-column">
      <style:table-column-properties fo:break-before="auto" style:column-width="8.066cm"/>
    </style:style>
    <style:style style:name="co12" style:family="table-column">
      <style:table-column-properties fo:break-before="auto" style:column-width="8.426cm"/>
    </style:style>
    <style:style style:name="co13" style:family="table-column">
      <style:table-column-properties fo:break-before="auto" style:column-width="2.189cm"/>
    </style:style>
    <style:style style:name="co14" style:family="table-column">
      <style:table-column-properties fo:break-before="auto" style:column-width="2.716cm"/>
    </style:style>
    <style:style style:name="co15" style:family="table-column">
      <style:table-column-properties fo:break-before="auto" style:column-width="2.466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2.051cm"/>
    </style:style>
    <style:style style:name="co19" style:family="table-column">
      <style:table-column-properties fo:break-before="auto" style:column-width="10.643cm"/>
    </style:style>
    <style:style style:name="co20" style:family="table-column">
      <style:table-column-properties fo:break-before="auto" style:column-width="1.967cm"/>
    </style:style>
    <style:style style:name="co21" style:family="table-column">
      <style:table-column-properties fo:break-before="auto" style:column-width="1.385cm"/>
    </style:style>
    <style:style style:name="co22" style:family="table-column">
      <style:table-column-properties fo:break-before="auto" style:column-width="5.932cm"/>
    </style:style>
    <style:style style:name="co23" style:family="table-column">
      <style:table-column-properties fo:break-before="auto" style:column-width="7.733cm"/>
    </style:style>
    <style:style style:name="co24" style:family="table-column">
      <style:table-column-properties fo:break-before="auto" style:column-width="3.477cm"/>
    </style:style>
    <style:style style:name="co25" style:family="table-column">
      <style:table-column-properties fo:break-before="auto" style:column-width="2.217cm"/>
    </style:style>
    <style:style style:name="co26" style:family="table-column">
      <style:table-column-properties fo:break-before="auto" style:column-width="2.198cm"/>
    </style:style>
    <style:style style:name="co27" style:family="table-column">
      <style:table-column-properties fo:break-before="auto" style:column-width="1.725cm"/>
    </style:style>
    <style:style style:name="co28" style:family="table-column">
      <style:table-column-properties fo:break-before="auto" style:column-width="8.43cm"/>
    </style:style>
    <style:style style:name="co29" style:family="table-column">
      <style:table-column-properties fo:break-before="auto" style:column-width="3.311cm"/>
    </style:style>
    <style:style style:name="co30" style:family="table-column">
      <style:table-column-properties fo:break-before="auto" style:column-width="5.861cm"/>
    </style:style>
    <style:style style:name="co31" style:family="table-column">
      <style:table-column-properties fo:break-before="auto" style:column-width="6.662cm"/>
    </style:style>
    <style:style style:name="co32" style:family="table-column">
      <style:table-column-properties fo:break-before="auto" style:column-width="10.146cm"/>
    </style:style>
    <style:style style:name="co33" style:family="table-column">
      <style:table-column-properties fo:break-before="auto" style:column-width="2.17cm"/>
    </style:style>
    <style:style style:name="co34" style:family="table-column">
      <style:table-column-properties fo:break-before="auto" style:column-width="2.281cm"/>
    </style:style>
    <style:style style:name="co35" style:family="table-column">
      <style:table-column-properties fo:break-before="auto" style:column-width="1.94cm"/>
    </style:style>
    <style:style style:name="co36" style:family="table-column">
      <style:table-column-properties fo:break-before="auto" style:column-width="12.688cm"/>
    </style:style>
    <style:style style:name="co37" style:family="table-column">
      <style:table-column-properties fo:break-before="auto" style:column-width="0.746cm"/>
    </style:style>
    <style:style style:name="co38" style:family="table-column">
      <style:table-column-properties fo:break-before="auto" style:column-width="3.207cm"/>
    </style:style>
    <style:style style:name="co39" style:family="table-column">
      <style:table-column-properties fo:break-before="auto" style:column-width="2.411cm"/>
    </style:style>
    <style:style style:name="co40" style:family="table-column">
      <style:table-column-properties fo:break-before="auto" style:column-width="4.202cm"/>
    </style:style>
    <style:style style:name="co41" style:family="table-column">
      <style:table-column-properties fo:break-before="auto" style:column-width="1.498cm"/>
    </style:style>
    <style:style style:name="co42" style:family="table-column">
      <style:table-column-properties fo:break-before="auto" style:column-width="4.898cm"/>
    </style:style>
    <style:style style:name="co43" style:family="table-column">
      <style:table-column-properties fo:break-before="auto" style:column-width="0.834cm"/>
    </style:style>
    <style:style style:name="co44" style:family="table-column">
      <style:table-column-properties fo:break-before="auto" style:column-width="6.9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58cm" fo:break-before="auto" style:use-optimal-row-height="false"/>
    </style:style>
    <style:style style:name="ta1" style:family="table" style:master-page-name="TAB_5f_2003">
      <style:table-properties table:display="true" style:writing-mode="lr-tb"/>
    </style:style>
    <style:style style:name="ta2" style:family="table" style:master-page-name="TAB_5f_2004_5f_Emilie">
      <style:table-properties table:display="true" style:writing-mode="lr-tb"/>
    </style:style>
    <style:style style:name="ta3" style:family="table" style:master-page-name="TAB_5f_2004">
      <style:table-properties table:display="true" style:writing-mode="lr-tb"/>
    </style:style>
    <style:style style:name="ta4" style:family="table" style:master-page-name="TAB_5f_dépense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border="non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="non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border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transparent" fo:border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8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40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7">
      <style:table-cell-properties fo:background-color="transparent" fo:border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38">
      <style:table-cell-properties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37">
      <style:table-cell-properties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7">
      <style:table-cell-properties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7">
      <style:table-cell-properties fo:background-color="transparent" fo:border="non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="non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41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8">
      <style:table-cell-properties fo:background-color="transparent" fo:border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1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41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41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7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39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9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start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ext-properties style:font-name="Arial Narrow" fo:font-size="12pt"/>
    </style:style>
    <style:style style:name="ce44" style:family="table-cell" style:parent-style-name="Default">
      <style:text-properties fo:color="#000000" style:font-name="Arial Narrow" fo:font-size="12pt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37">
      <style:text-properties style:font-name="Arial Narrow" fo:font-size="12pt"/>
    </style:style>
    <style:style style:name="ce47" style:family="table-cell" style:parent-style-name="Default">
      <style:text-properties fo:color="#000000"/>
    </style:style>
    <style:style style:name="ce48" style:family="table-cell" style:parent-style-name="Default" style:data-style-name="N141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41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41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41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" fo:font-size="12pt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 Narrow" fo:font-size="12pt"/>
    </style:style>
    <style:style style:name="ce55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wrap-option="wrap"/>
      <style:text-properties fo:color="#000000" style:text-outline="false" style:text-line-through-style="none" style:font-name="Arial Narrow" fo:font-size="12pt" fo:font-style="normal" fo:text-shadow="none" style:text-underline-style="none" fo:font-weight="normal" style:text-underline-mode="continuous" style:text-line-through-mode="continuous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ce58" style:family="table-cell" style:parent-style-name="Default">
      <style:table-cell-properties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line-through-mode="continuous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line-through-mode="continuous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ff" fo:border="none"/>
      <style:text-properties fo:color="#000000" style:text-outline="false" style:text-line-through-style="none" style:font-name="Arial Narrow" fo:font-size="12pt" fo:font-style="normal" fo:text-shadow="none" style:text-underline-style="none" fo:font-weight="normal" style:text-underline-mode="continuous" style:text-line-through-mode="continuous" style:font-name-asian="Lucida Sans Unicode" style:font-size-asian="12pt" style:font-style-asian="normal" style:font-weight-asian="normal" style:font-name-complex="Times New Roman1" style:font-size-complex="12pt" style:font-style-complex="normal" style:font-weight-complex="normal" style:text-emphasize="none" style:font-relief="none"/>
    </style:style>
    <style:style style:name="ce63" style:family="table-cell" style:parent-style-name="Default" style:data-style-name="N39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39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9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43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43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43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43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43">
      <style:table-cell-properties style:text-align-source="fix" style:repeat-content="false" style:vertical-align="top"/>
      <style:paragraph-properties fo:text-align="center" fo:margin-left="0cm"/>
      <style:text-properties fo:color="#000000" style:font-name="Arial Narrow" fo:font-size="12pt"/>
    </style:style>
    <style:style style:name="ce71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 Narrow" fo:font-size="12pt"/>
    </style:style>
    <style:style style:name="ce72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000000" style:font-name="Arial Narrow" fo:font-size="12pt"/>
    </style:style>
    <style:style style:name="ce73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wrap" style:vertical-align="to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line-through-mode="continuous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78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80" style:family="table-cell" style:parent-style-name="Default">
      <style:table-cell-properties fo:wrap-option="wrap"/>
      <style:text-properties fo:color="#000000" style:text-outline="false" style:text-line-through-style="none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81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7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text-underline-mode="continuous" style:text-line-through-mode="continuous" style:font-name-asian="Lucida Sans Unicode" style:font-size-asian="12pt" style:font-style-asian="normal" style:font-weight-asian="normal" style:font-name-complex="Times New Roman1" style:font-size-complex="12pt" style:font-style-complex="normal" style:font-weight-complex="normal" style:text-emphasize="none" style:font-relief="none"/>
    </style:style>
    <style:style style:name="ce84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text-underline-mode="continuous" style:text-line-through-mode="continuous" style:font-name-asian="Lucida Sans Unicode" style:font-size-asian="12pt" style:font-style-asian="normal" style:font-weight-asian="normal" style:font-name-complex="Times New Roman1" style:font-size-complex="12pt" style:font-style-complex="normal" style:font-weight-complex="normal" style:text-emphasize="none" style:font-relief="none"/>
    </style:style>
    <style:style style:name="ce85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text-underline-mode="continuous" style:text-line-through-mode="continuous" style:font-name-asian="Lucida Sans Unicode" style:font-size-asian="12pt" style:font-style-asian="normal" style:font-weight-asian="normal" style:font-name-complex="Times New Roman1" style:font-size-complex="12pt" style:font-style-complex="normal" style:font-weight-complex="normal" style:text-emphasize="none" style:font-relief="none"/>
    </style:style>
    <style:style style:name="ce86" style:family="table-cell" style:parent-style-name="Default" style:data-style-name="N143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143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9">
      <style:table-cell-properties style:glyph-orientation-vertical="0" style:text-align-source="fix" style:repeat-content="false" fo:wrap-option="wrap" fo:border="none" style:direction="ltr" style:rotation-angle="0" style:rotation-align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43">
      <style:table-cell-properties style:glyph-orientation-vertical="0" style:text-align-source="value-type" style:repeat-content="false" fo:wrap-option="wrap" fo:border="none" style:direction="ltr" style:rotation-angle="0" style:rotation-align="none" style:vertical-align="top"/>
      <style:paragraph-properties fo:margin-left="0cm" style:writing-mode="page"/>
      <style:text-properties fo:color="#000000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39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9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39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39">
      <style:table-cell-properties style:text-align-source="fix" style:repeat-content="false" fo:border="0.002cm solid #000000"/>
      <style:paragraph-properties fo:text-align="center"/>
      <style:text-properties style:font-name="Arial Narrow" fo:font-size="12pt" fo:font-weight="normal"/>
    </style:style>
    <style:style style:name="ce94" style:family="table-cell" style:parent-style-name="Default">
      <style:table-cell-properties fo:border="0.002cm solid #000000"/>
      <style:text-properties style:font-name="Arial Narrow" fo:font-size="12pt" fo:font-weight="bold"/>
    </style:style>
    <style:style style:name="ce95" style:family="table-cell" style:parent-style-name="Default" style:data-style-name="N39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 Narrow" fo:font-size="12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fo:border="0.002cm solid #000000"/>
      <style:text-properties style:font-name="Arial Narrow" fo:font-size="12pt" fo:font-weight="normal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42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142">
      <style:table-cell-properties fo:border="0.002cm solid #000000"/>
      <style:text-properties style:use-window-font-color="true" style:text-outline="false" style:text-line-through-style="none" style:font-name="Arial Narrow" fo:font-size="12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42">
      <style:table-cell-properties fo:border="0.002cm solid #000000"/>
      <style:text-properties style:font-name="Arial Narrow" fo:font-size="12pt" fo:font-style="italic"/>
    </style:style>
    <style:style style:name="ce105" style:family="table-cell" style:parent-style-name="Default" style:data-style-name="N142">
      <style:table-cell-properties fo:border="0.002cm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42">
      <style:table-cell-properties fo:border="0.002cm solid #000000"/>
      <style:text-properties style:font-name="Arial Narrow" fo:font-size="12pt" fo:font-weight="normal"/>
    </style:style>
    <style:style style:name="ce107" style:family="table-cell" style:parent-style-name="Default" style:data-style-name="N142">
      <style:table-cell-properties fo:border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42">
      <style:table-cell-properties fo:border="0.002cm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text-underline-mode="continuous" style:text-line-through-mode="continuous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ce11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order="none"/>
      <style:text-properties style:use-window-font-color="true" style:text-outline="false" style:text-line-through-style="none" style:font-name="Arial Narrow" fo:font-size="12pt" fo:font-style="italic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ext-properties style:font-name="Arial Narrow" fo:font-size="12pt" fo:font-weight="normal"/>
    </style:style>
    <style:style style:name="ce117" style:family="table-cell" style:parent-style-name="Default">
      <style:text-properties style:font-name="Arial Narrow" fo:font-size="12pt" fo:font-weight="bold"/>
    </style:style>
    <style:style style:name="ce118" style:family="table-cell" style:parent-style-name="Default">
      <style:table-cell-properties fo:border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style:use-window-font-color="true" style:text-outline="false" style:text-line-through-style="none" style:font-name="Arial Narrow" fo:font-size="12pt" fo:language="fr" fo:country="FR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20" style:family="table-cell" style:parent-style-name="Default">
      <style:table-cell-properties fo:border="0.002cm solid #808080"/>
      <style:text-properties style:use-window-font-color="true" style:text-outline="false" style:text-line-through-style="none" style:font-name="Arial Narrow" fo:font-size="12pt" fo:language="fr" fo:country="FR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21" style:family="table-cell" style:parent-style-name="Default">
      <style:table-cell-properties fo:border="0.002cm solid #808080"/>
      <style:text-properties style:use-window-font-color="true" style:text-outline="false" style:text-line-through-style="none" style:font-name="Arial Narrow" fo:font-size="12pt" fo:language="none" fo:country="none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/>
    </style:style>
    <style:style style:name="ce122" style:family="table-cell" style:parent-style-name="Default">
      <style:table-cell-properties style:text-align-source="fix" style:repeat-content="false" fo:border="0.002cm solid #808080"/>
      <style:paragraph-properties fo:text-align="center" fo:margin-left="0cm"/>
      <style:text-properties style:use-window-font-color="true" style:text-outline="false" style:text-line-through-style="none" style:font-name="Arial Narrow" fo:font-size="12pt" fo:language="none" fo:country="none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/>
    </style:style>
    <style:style style:name="ce123" style:family="table-cell" style:parent-style-name="Default" style:data-style-name="N37">
      <style:table-cell-properties style:text-align-source="fix" style:repeat-content="false" fo:border="0.002cm solid #808080"/>
      <style:paragraph-properties fo:text-align="center" fo:margin-left="0cm"/>
      <style:text-properties style:use-window-font-color="true" style:text-outline="false" style:text-line-through-style="none" style:font-name="Arial Narrow" fo:font-size="12pt" fo:language="fr" fo:country="FR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24" style:family="table-cell" style:parent-style-name="Default">
      <style:table-cell-properties style:text-align-source="fix" style:repeat-content="false" fo:border="0.002cm solid #808080"/>
      <style:paragraph-properties fo:text-align="center" fo:margin-left="0cm"/>
    </style:style>
    <style:style style:name="gr1" style:family="graphic">
      <style:graphic-properties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entury Schoolbook 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entury Schoolbook 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ooc:cell-content-is-whole-number() and cell-content()&gt;0" table:allow-empty-cell="false" table:base-cell-address="'2003'.M28">
          <table:error-message table:message-type="stop" table:display="true"/>
        </table:content-validation>
      </table:content-validations>
      <table:table table:name="2003" table:style-name="ta1" table:print="false">
        <table:table-column table:style-name="co1" table:visibility="collapse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5" table:default-cell-style-name="ce1"/>
        <table:table-column table:style-name="co6" table:default-cell-style-name="ce1"/>
        <table:table-column table:style-name="co1" table:visibility="collapse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41" table:default-cell-style-name="ce1"/>
        <table:table-row table:style-name="ro1">
          <table:table-cell table:number-columns-repeated="2"/>
          <table:table-cell table:style-name="ce6" office:value-type="string">
            <text:p>NOM</text:p>
          </table:table-cell>
          <table:table-cell table:style-name="ce6" office:value-type="string">
            <text:p>PRENOM</text:p>
          </table:table-cell>
          <table:table-cell table:style-name="ce8" office:value-type="string">
            <text:p>Date naissance</text:p>
          </table:table-cell>
          <table:table-cell table:style-name="ce6" office:value-type="string">
            <text:p>ADRESSE</text:p>
          </table:table-cell>
          <table:table-cell table:style-name="ce6" office:value-type="string">
            <text:p>REGION</text:p>
          </table:table-cell>
          <table:table-cell table:style-name="ce7" office:value-type="string">
            <text:p><text:span text:style-name="T3">TELEPHONE</text:span><text:span text:style-name="T4"> fixe</text:span></text:p>
          </table:table-cell>
          <table:table-cell table:style-name="ce6" office:value-type="string">
            <text:p>PORTABLE</text:p>
          </table:table-cell>
          <table:table-cell table:style-name="ce6" office:value-type="string">
            <text:p>COURRIEL</text:p>
          </table:table-cell>
          <table:table-cell table:style-name="ce6" office:value-type="string">
            <text:p>Réception contact (date)</text:p>
          </table:table-cell>
          <table:table-cell table:style-name="ce6" office:value-type="string">
            <text:p>Comment contact</text:p>
          </table:table-cell>
          <table:table-cell table:style-name="ce6" office:value-type="string">
            <text:p>Date 1er envoi</text:p>
          </table:table-cell>
          <table:table-cell table:style-name="ce6" office:value-type="string">
            <text:p>Ce qui a été envoyé</text:p>
          </table:table-cell>
          <table:table-cell table:style-name="ce6" office:value-type="string">
            <text:p>Suivi</text:p>
          </table:table-cell>
          <table:table-cell table:number-columns-repeated="241"/>
        </table:table-row>
        <table:table-row table:style-name="ro2">
          <table:table-cell table:number-columns-repeated="2"/>
          <table:table-cell table:style-name="ce7" office:value-type="string">
            <text:p>Carbonneaux</text:p>
          </table:table-cell>
          <table:table-cell table:style-name="ce7" office:value-type="string">
            <text:p>Bertrand</text:p>
          </table:table-cell>
          <table:table-cell table:style-name="ce9" office:value-type="date" office:date-value="1972-12-15">
            <text:p>15/12/72</text:p>
          </table:table-cell>
          <table:table-cell table:style-name="ce7" office:value-type="string">
            <text:p>10, square Georgette Agutte 95210 SAINT GRATIEN</text:p>
          </table:table-cell>
          <table:table-cell table:style-name="ce7" office:value-type="string">
            <text:p>Ile de France</text:p>
          </table:table-cell>
          <table:table-cell table:style-name="ce7" table:number-columns-repeated="2"/>
          <table:table-cell table:style-name="ce7" office:value-type="string">
            <text:p>cbxbertrand@aol.com</text:p>
          </table:table-cell>
          <table:table-cell table:style-name="ce19" office:value-type="date" office:date-value="2003-09-26">
            <text:p>26/09/03</text:p>
          </table:table-cell>
          <table:table-cell table:style-name="ce7" office:value-type="string">
            <text:p>ikurso (verdastel : Daniel Luez)</text:p>
          </table:table-cell>
          <table:table-cell table:style-name="ce7" table:number-columns-repeated="3"/>
          <table:table-cell table:number-columns-repeated="241"/>
        </table:table-row>
        <table:table-row table:style-name="ro3">
          <table:table-cell table:number-columns-repeated="2"/>
          <table:table-cell table:style-name="ce7" office:value-type="string">
            <text:p>Gonet-Boisson</text:p>
          </table:table-cell>
          <table:table-cell table:style-name="ce7" office:value-type="string">
            <text:p>Gérard</text:p>
          </table:table-cell>
          <table:table-cell table:style-name="ce9" office:value-type="date" office:date-value="1954-04-17">
            <text:p>17/04/54</text:p>
          </table:table-cell>
          <table:table-cell table:style-name="ce7" office:value-type="string">
            <text:p>Quartier Marquemale 64360 Lucq de Béarn</text:p>
          </table:table-cell>
          <table:table-cell table:style-name="ce7" office:value-type="string">
            <text:p>Aquitaine</text:p>
          </table:table-cell>
          <table:table-cell table:style-name="ce7" table:number-columns-repeated="2"/>
          <table:table-cell table:style-name="ce7" office:value-type="string">
            <text:p>gonet-boisson.g@planetis.com</text:p>
          </table:table-cell>
          <table:table-cell table:style-name="ce19" office:value-type="date" office:date-value="2003-09-10">
            <text:p>10/09/03</text:p>
          </table:table-cell>
          <table:table-cell table:style-name="ce7" office:value-type="string">
            <text:p>Ikurso (lima : Maggy Libouton)</text:p>
          </table:table-cell>
          <table:table-cell table:style-name="ce7" table:number-columns-repeated="3"/>
          <table:table-cell table:number-columns-repeated="241"/>
        </table:table-row>
        <table:table-row table:style-name="ro3">
          <table:table-cell table:number-columns-repeated="2"/>
          <table:table-cell table:style-name="ce7" office:value-type="string">
            <text:p>Mainaud</text:p>
          </table:table-cell>
          <table:table-cell table:style-name="ce7" office:value-type="string">
            <text:p>Jérôme</text:p>
          </table:table-cell>
          <table:table-cell table:style-name="ce10"/>
          <table:table-cell table:style-name="ce7" office:value-type="string">
            <text:p>54, rue Alésia. 75014 Paris</text:p>
          </table:table-cell>
          <table:table-cell table:style-name="ce7" office:value-type="string">
            <text:p>Ile de France</text:p>
          </table:table-cell>
          <table:table-cell table:style-name="ce7" table:number-columns-repeated="2"/>
          <table:table-cell table:style-name="ce7" office:value-type="string">
            <text:p>jmainaud@free.fr</text:p>
          </table:table-cell>
          <table:table-cell table:style-name="ce19" office:value-type="date" office:date-value="2003-09-03">
            <text:p>03/09/03</text:p>
          </table:table-cell>
          <table:table-cell table:style-name="ce7" office:value-type="string">
            <text:p>Ikurso (placebo : Eric Decamps)</text:p>
          </table:table-cell>
          <table:table-cell table:style-name="ce26" office:value-type="date" office:date-value="2003-04-11">
            <text:p>04/11/03</text:p>
          </table:table-cell>
          <table:table-cell table:style-name="ce7" office:value-type="string">
            <text:p>diplome; mode emploi, 2 revues, catalogue livres</text:p>
          </table:table-cell>
          <table:table-cell table:style-name="ce7" office:value-type="string">
            <text:p>d'abord mail, pour avoir son adresse.</text:p>
          </table:table-cell>
          <table:table-cell table:number-columns-repeated="241"/>
        </table:table-row>
        <table:table-row table:style-name="ro3">
          <table:table-cell table:number-columns-repeated="2"/>
          <table:table-cell table:style-name="ce7" office:value-type="string">
            <text:p>HURSTEL</text:p>
          </table:table-cell>
          <table:table-cell table:style-name="ce7" office:value-type="string">
            <text:p>Cyrille</text:p>
          </table:table-cell>
          <table:table-cell table:style-name="ce9" office:value-type="date" office:date-value="1971-11-22">
            <text:p>22/11/71</text:p>
          </table:table-cell>
          <table:table-cell table:style-name="ce7" office:value-type="string">
            <text:p>1 rue de varsovie 67210 Obernai</text:p>
          </table:table-cell>
          <table:table-cell table:style-name="ce7" office:value-type="string">
            <text:p>Alsace</text:p>
          </table:table-cell>
          <table:table-cell table:style-name="ce7" table:number-columns-repeated="2"/>
          <table:table-cell table:style-name="ce7" office:value-type="string">
            <text:p>cyrille.hurstel@libertysurf.fr</text:p>
          </table:table-cell>
          <table:table-cell table:style-name="ce19" office:value-type="date" office:date-value="2003-08-09">
            <text:p>09/08/03</text:p>
          </table:table-cell>
          <table:table-cell table:style-name="ce7" office:value-type="string">
            <text:p>Ikurso (corr : ingrid)</text:p>
          </table:table-cell>
          <table:table-cell table:style-name="ce26" office:value-type="date" office:date-value="2003-03-11">
            <text:p>03/11/03</text:p>
          </table:table-cell>
          <table:table-cell table:style-name="ce7" office:value-type="string">
            <text:p>idem</text:p>
          </table:table-cell>
          <table:table-cell table:style-name="ce7"/>
          <table:table-cell table:number-columns-repeated="241"/>
        </table:table-row>
        <table:table-row table:style-name="ro3">
          <table:table-cell table:number-columns-repeated="2"/>
          <table:table-cell table:style-name="ce7" office:value-type="string">
            <text:p>Cerisay</text:p>
          </table:table-cell>
          <table:table-cell table:style-name="ce7" office:value-type="string">
            <text:p>Michel</text:p>
          </table:table-cell>
          <table:table-cell table:style-name="ce9" office:value-type="date" office:date-value="1949-11-06">
            <text:p>06/11/49</text:p>
          </table:table-cell>
          <table:table-cell table:style-name="ce7" office:value-type="string">
            <text:p>15 place des vents provençaux 13140 Miramas</text:p>
          </table:table-cell>
          <table:table-cell table:style-name="ce7" office:value-type="string">
            <text:p>Languedoc-Roussillon</text:p>
          </table:table-cell>
          <table:table-cell table:style-name="ce7" table:number-columns-repeated="2"/>
          <table:table-cell table:style-name="ce7" office:value-type="string">
            <text:p>mcerisay@club-internet.fr</text:p>
          </table:table-cell>
          <table:table-cell table:style-name="ce19" office:value-type="date" office:date-value="2003-08-05">
            <text:p>05/08/03</text:p>
          </table:table-cell>
          <table:table-cell table:style-name="ce7" office:value-type="string">
            <text:p>Ikurso (corr : Pinard Christian)</text:p>
          </table:table-cell>
          <table:table-cell table:style-name="ce26" office:value-type="date" office:date-value="2003-03-11">
            <text:p>03/11/03</text:p>
          </table:table-cell>
          <table:table-cell table:style-name="ce7" office:value-type="string">
            <text:p>idem</text:p>
          </table:table-cell>
          <table:table-cell table:style-name="ce7"/>
          <table:table-cell table:number-columns-repeated="241"/>
        </table:table-row>
        <table:table-row table:style-name="ro3">
          <table:table-cell table:number-columns-repeated="2"/>
          <table:table-cell table:style-name="ce7" office:value-type="string">
            <text:p>DEMAN</text:p>
          </table:table-cell>
          <table:table-cell table:style-name="ce7" office:value-type="string">
            <text:p>François</text:p>
          </table:table-cell>
          <table:table-cell table:style-name="ce9"/>
          <table:table-cell table:style-name="ce7" office:value-type="string">
            <text:p>280 rue de la maisonnette 76400 FROBERVILLE</text:p>
          </table:table-cell>
          <table:table-cell table:style-name="ce7" office:value-type="string">
            <text:p>Hte-Normandie</text:p>
          </table:table-cell>
          <table:table-cell table:style-name="ce7" table:number-columns-repeated="2"/>
          <table:table-cell table:style-name="ce7" office:value-type="string">
            <text:p>demanfrancois@wanadoo.fr</text:p>
          </table:table-cell>
          <table:table-cell table:style-name="ce19" office:value-type="date" office:date-value="2003-07-06">
            <text:p>06/07/03</text:p>
          </table:table-cell>
          <table:table-cell table:style-name="ce7" office:value-type="string">
            <text:p>Ikurso (corr : thomas Cordonnier)</text:p>
          </table:table-cell>
          <table:table-cell table:style-name="ce26" office:value-type="date" office:date-value="2003-03-11">
            <text:p>03/11/03</text:p>
          </table:table-cell>
          <table:table-cell table:style-name="ce7" office:value-type="string">
            <text:p>idem</text:p>
          </table:table-cell>
          <table:table-cell table:style-name="ce7"/>
          <table:table-cell table:number-columns-repeated="241"/>
        </table:table-row>
        <table:table-row table:style-name="ro3">
          <table:table-cell table:number-columns-repeated="2"/>
          <table:table-cell table:style-name="ce7" office:value-type="string">
            <text:p>De Murcia</text:p>
          </table:table-cell>
          <table:table-cell table:style-name="ce7" office:value-type="string">
            <text:p>Daniel</text:p>
          </table:table-cell>
          <table:table-cell table:style-name="ce10" office:value-type="string">
            <text:p>29/01/1957</text:p>
          </table:table-cell>
          <table:table-cell table:style-name="ce7" office:value-type="string">
            <text:p>25 allée Danton 38800 Pont de Claix</text:p>
          </table:table-cell>
          <table:table-cell table:style-name="ce7" office:value-type="string">
            <text:p>Rhone-Alpes</text:p>
          </table:table-cell>
          <table:table-cell table:style-name="ce7" table:number-columns-repeated="2"/>
          <table:table-cell table:style-name="ce7" office:value-type="string">
            <text:p>demurcia1@libertysurf.fr</text:p>
          </table:table-cell>
          <table:table-cell table:style-name="ce19" office:value-type="date" office:date-value="2003-10-04">
            <text:p>04/10/03</text:p>
          </table:table-cell>
          <table:table-cell table:style-name="ce7" office:value-type="string">
            <text:p>Ikurso (corr : thomas Cordonnier)</text:p>
          </table:table-cell>
          <table:table-cell table:style-name="ce26" office:value-type="date" office:date-value="2003-03-11">
            <text:p>03/11/03</text:p>
          </table:table-cell>
          <table:table-cell table:style-name="ce7" office:value-type="string">
            <text:p>idem</text:p>
          </table:table-cell>
          <table:table-cell table:style-name="ce7"/>
          <table:table-cell table:number-columns-repeated="241"/>
        </table:table-row>
        <table:table-row table:style-name="ro3">
          <table:table-cell table:number-columns-repeated="2"/>
          <table:table-cell table:style-name="ce7" office:value-type="string">
            <text:p>Amory</text:p>
          </table:table-cell>
          <table:table-cell table:style-name="ce7" office:value-type="string">
            <text:p>Martial</text:p>
          </table:table-cell>
          <table:table-cell table:style-name="ce10" office:value-type="string">
            <text:p>28/05/1953</text:p>
          </table:table-cell>
          <table:table-cell table:style-name="ce7" office:value-type="string">
            <text:p>23 rue du Petit Buisson 51510 Saint Gibrien</text:p>
          </table:table-cell>
          <table:table-cell table:style-name="ce7" office:value-type="string">
            <text:p>Champagne-Ardennes</text:p>
          </table:table-cell>
          <table:table-cell table:style-name="ce7" table:number-columns-repeated="2"/>
          <table:table-cell table:style-name="ce7" office:value-type="string">
            <text:p>m.amory@free.fr</text:p>
          </table:table-cell>
          <table:table-cell table:style-name="ce19" office:value-type="date" office:date-value="2003-10-04">
            <text:p>04/10/03</text:p>
          </table:table-cell>
          <table:table-cell table:style-name="ce7" office:value-type="string">
            <text:p>ikurso.net (corr : Cecile Chamba)</text:p>
          </table:table-cell>
          <table:table-cell table:style-name="ce26" office:value-type="date" office:date-value="2003-03-11">
            <text:p>03/11/03</text:p>
          </table:table-cell>
          <table:table-cell table:style-name="ce7" office:value-type="string">
            <text:p>idem</text:p>
          </table:table-cell>
          <table:table-cell table:style-name="ce7"/>
          <table:table-cell table:number-columns-repeated="241"/>
        </table:table-row>
        <table:table-row table:style-name="ro3">
          <table:table-cell table:number-columns-repeated="2"/>
          <table:table-cell table:style-name="ce7" office:value-type="string">
            <text:p>Résibois</text:p>
          </table:table-cell>
          <table:table-cell table:style-name="ce7" office:value-type="string">
            <text:p><text:s/>Nicolas</text:p>
          </table:table-cell>
          <table:table-cell table:style-name="ce10"/>
          <table:table-cell table:style-name="ce7"/>
          <table:table-cell table:style-name="ce7" office:value-type="string">
            <text:p>Belgique</text:p>
          </table:table-cell>
          <table:table-cell table:style-name="ce7" table:number-columns-repeated="2"/>
          <table:table-cell table:style-name="ce7" office:value-type="string">
            <text:p>fa010106@skynet.be</text:p>
          </table:table-cell>
          <table:table-cell table:style-name="ce19" office:value-type="date" office:date-value="2003-10-11">
            <text:p>11/10/03</text:p>
          </table:table-cell>
          <table:table-cell table:style-name="ce7" office:value-type="string">
            <text:p>ikurso.net (corr : Ingrid)</text:p>
          </table:table-cell>
          <table:table-cell table:style-name="ce7" table:number-columns-repeated="3"/>
          <table:table-cell table:number-columns-repeated="241"/>
        </table:table-row>
        <table:table-row table:style-name="ro3">
          <table:table-cell table:number-columns-repeated="2"/>
          <table:table-cell table:style-name="ce7" office:value-type="string">
            <text:p>Halflants</text:p>
          </table:table-cell>
          <table:table-cell table:style-name="ce7" office:value-type="string">
            <text:p>Guirec </text:p>
          </table:table-cell>
          <table:table-cell table:style-name="ce10" office:value-type="string">
            <text:p>20/05/1962</text:p>
          </table:table-cell>
          <table:table-cell table:style-name="ce7" office:value-type="string">
            <text:p>Rue de Redange, 46 BE - B-6717 Attert</text:p>
          </table:table-cell>
          <table:table-cell table:style-name="ce7" office:value-type="string">
            <text:p>Belgique</text:p>
          </table:table-cell>
          <table:table-cell table:style-name="ce7" table:number-columns-repeated="2"/>
          <table:table-cell table:style-name="ce7" office:value-type="string">
            <text:p>guirec_halflants@hotmail.com</text:p>
          </table:table-cell>
          <table:table-cell table:style-name="ce19" office:value-type="date" office:date-value="2003-10-16">
            <text:p>16/10/03</text:p>
          </table:table-cell>
          <table:table-cell table:style-name="ce7" office:value-type="string">
            <text:p>Ikurso (corr : thomas Cordonnier)</text:p>
          </table:table-cell>
          <table:table-cell table:style-name="ce19" office:value-type="date" office:date-value="2004-01-20">
            <text:p>20/01/04</text:p>
          </table:table-cell>
          <table:table-cell table:style-name="ce7" office:value-type="string">
            <text:p>Envoi</text:p>
          </table:table-cell>
          <table:table-cell table:style-name="ce7"/>
          <table:table-cell table:number-columns-repeated="241"/>
        </table:table-row>
        <table:table-row table:style-name="ro3">
          <table:table-cell table:number-columns-repeated="2"/>
          <table:table-cell table:style-name="ce7" office:value-type="string">
            <text:p>Dufeu</text:p>
          </table:table-cell>
          <table:table-cell table:style-name="ce7" office:value-type="string">
            <text:p>Patrice </text:p>
          </table:table-cell>
          <table:table-cell table:style-name="ce10"/>
          <table:table-cell table:style-name="ce7" office:value-type="string">
            <text:p>76600 Le Havre</text:p>
          </table:table-cell>
          <table:table-cell table:style-name="ce7" table:number-columns-repeated="3"/>
          <table:table-cell table:style-name="ce7" office:value-type="string">
            <text:p>Patrice.dufeu@wanadoo.fr</text:p>
          </table:table-cell>
          <table:table-cell table:style-name="ce7"/>
          <table:table-cell table:style-name="ce7" office:value-type="string">
            <text:p>Ikurso (placebo : Eric Decamps)</text:p>
          </table:table-cell>
          <table:table-cell table:style-name="ce7" table:number-columns-repeated="3"/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Peloux</text:p>
          </table:table-cell>
          <table:table-cell office:value-type="string">
            <text:p>Gérald</text:p>
          </table:table-cell>
          <table:table-cell office:value-type="string">
            <text:p>23/02/1973</text:p>
          </table:table-cell>
          <table:table-cell/>
          <table:table-cell office:value-type="string">
            <text:p>FR</text:p>
          </table:table-cell>
          <table:table-cell table:number-columns-repeated="2"/>
          <table:table-cell office:value-type="string">
            <text:p><text:a xlink:href="mailto:geraldpeloux@hotmail.com">geraldpeloux@hotmail.com</text:a></text:p>
          </table:table-cell>
          <table:table-cell table:style-name="ce20" office:value-type="date" office:date-value="2003-03-11">
            <text:p>03/11/03</text:p>
          </table:table-cell>
          <table:table-cell office:value-type="string">
            <text:p>Ikurso (kastelo : André Bourdet)</text:p>
          </table:table-cell>
          <table:table-cell table:style-name="ce20" office:value-type="date" office:date-value="2003-03-11">
            <text:p>03/11/03</text:p>
          </table:table-cell>
          <table:table-cell office:value-type="string">
            <text:p>contact mail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Sahuc</text:p>
          </table:table-cell>
          <table:table-cell office:value-type="string">
            <text:p>Mathieu</text:p>
          </table:table-cell>
          <table:table-cell office:value-type="string">
            <text:p>20/01/1988</text:p>
          </table:table-cell>
          <table:table-cell office:value-type="string">
            <text:p>40, rue de l'Espérance. 42100 St-Etienne</text:p>
          </table:table-cell>
          <table:table-cell table:number-columns-repeated="3"/>
          <table:table-cell office:value-type="string">
            <text:p><text:a xlink:href="mailto:mathieu.sahuc@laposte.fr">mathieu.sahuc@laposte.fr</text:a></text:p>
          </table:table-cell>
          <table:table-cell table:style-name="ce20" office:value-type="date" office:date-value="2003-03-11">
            <text:p>03/11/03</text:p>
          </table:table-cell>
          <table:table-cell office:value-type="string">
            <text:p>Ikurso (zoizo : Marc Gassion)</text:p>
          </table:table-cell>
          <table:table-cell/>
          <table:table-cell office:value-type="string">
            <text:p>envoi classique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Réaux</text:p>
          </table:table-cell>
          <table:table-cell office:value-type="string">
            <text:p>David</text:p>
          </table:table-cell>
          <table:table-cell table:style-name="ce12" office:value-type="date" office:date-value="1987-09-06">
            <text:p>09/06/87</text:p>
          </table:table-cell>
          <table:table-cell office:value-type="string">
            <text:p>550, rue Charles Chopin 62130 Ramecourt </text:p>
          </table:table-cell>
          <table:table-cell office:value-type="string">
            <text:p>Nord</text:p>
          </table:table-cell>
          <table:table-cell table:number-columns-repeated="2"/>
          <table:table-cell office:value-type="string">
            <text:p><text:a xlink:href="mailto:david_reaux@hotmail.com">david_reaux@hotmail.com</text:a></text:p>
          </table:table-cell>
          <table:table-cell table:style-name="ce20" office:value-type="date" office:date-value="2003-03-11">
            <text:p>03/11/03</text:p>
          </table:table-cell>
          <table:table-cell office:value-type="string">
            <text:p>Ikurso (placebo : Eric Decamps)</text:p>
          </table:table-cell>
          <table:table-cell table:style-name="ce20" office:value-type="date" office:date-value="2003-03-11">
            <text:p>03/11/03</text:p>
          </table:table-cell>
          <table:table-cell office:value-type="string">
            <text:p>contact mail. A répondu le 5/11. Envoi courrier le 7/11/03</text:p>
          </table:table-cell>
          <table:table-cell table:number-columns-repeated="242"/>
        </table:table-row>
        <table:table-row table:style-name="ro4">
          <table:table-cell table:number-columns-repeated="2"/>
          <table:table-cell office:value-type="string">
            <text:p><text:span text:style-name="T2"><text:s/></text:span>Chamblanc</text:p>
          </table:table-cell>
          <table:table-cell office:value-type="string">
            <text:p>Pierre</text:p>
          </table:table-cell>
          <table:table-cell/>
          <table:table-cell table:style-name="ce17" office:value-type="string">
            <text:p><text:span text:style-name="T2">52 rue de Saint Ouen 95610  ERAGNY SUR OISE</text:span></text:p>
            <text:p><text:span text:style-name="T2"/></text:p>
          </table:table-cell>
          <table:table-cell table:number-columns-repeated="4"/>
          <table:table-cell table:style-name="ce20" office:value-type="date" office:date-value="2003-06-11">
            <text:p>06/11/03</text:p>
          </table:table-cell>
          <table:table-cell office:value-type="string">
            <text:p>cours internet</text:p>
          </table:table-cell>
          <table:table-cell table:number-columns-repeated="244"/>
        </table:table-row>
        <table:table-row table:style-name="ro3">
          <table:table-cell table:number-columns-repeated="2"/>
          <table:table-cell office:value-type="string">
            <text:p><text:s/>COUTANT</text:p>
          </table:table-cell>
          <table:table-cell office:value-type="string">
            <text:p>PATRICE</text:p>
          </table:table-cell>
          <table:table-cell/>
          <table:table-cell office:value-type="string">
            <text:p>APPT 17   200 RUE JULES BERTAUT 97430 LE TAMPON</text:p>
          </table:table-cell>
          <table:table-cell table:number-columns-repeated="4"/>
          <table:table-cell table:style-name="ce20" office:value-type="date" office:date-value="2003-06-11">
            <text:p>06/11/03</text:p>
          </table:table-cell>
          <table:table-cell office:value-type="string">
            <text:p>cours internet</text:p>
          </table:table-cell>
          <table:table-cell table:number-columns-repeated="244"/>
        </table:table-row>
        <table:table-row table:style-name="ro3">
          <table:table-cell table:number-columns-repeated="2"/>
          <table:table-cell office:value-type="string">
            <text:p>SALMON</text:p>
          </table:table-cell>
          <table:table-cell office:value-type="string">
            <text:p>Yann</text:p>
          </table:table-cell>
          <table:table-cell/>
          <table:table-cell office:value-type="string">
            <text:p><text:s/>25, rue de Kérolay 56100 LORIENT</text:p>
          </table:table-cell>
          <table:table-cell office:value-type="string">
            <text:p>Bretagne</text:p>
          </table:table-cell>
          <table:table-cell table:number-columns-repeated="2"/>
          <table:table-cell office:value-type="string">
            <text:p>salmon.yann@free.fr</text:p>
          </table:table-cell>
          <table:table-cell table:style-name="ce20" office:value-type="date" office:date-value="2003-06-11">
            <text:p>06/11/03</text:p>
          </table:table-cell>
          <table:table-cell office:value-type="string">
            <text:p>Ikurso (mifon : Michel Fontaine)</text:p>
          </table:table-cell>
          <table:table-cell table:style-name="ce20" office:value-type="date" office:date-value="2003-05-11">
            <text:p>05/11/03</text:p>
          </table:table-cell>
          <table:table-cell office:value-type="string">
            <text:p>contact mail. A répondu. Envoie courrier le 8/11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AlanG</text:p>
          </table:table-cell>
          <table:table-cell table:number-columns-repeated="6"/>
          <table:table-cell office:value-type="string">
            <text:p>AlanArGall@aol.com</text:p>
          </table:table-cell>
          <table:table-cell table:style-name="ce20" office:value-type="date" office:date-value="2003-06-11">
            <text:p>06/11/03</text:p>
          </table:table-cell>
          <table:table-cell office:value-type="string">
            <text:p>Gerda (jacobsen : Jesper Jacobsen)</text:p>
          </table:table-cell>
          <table:table-cell/>
          <table:table-cell office:value-type="string">
            <text:p>contact mail. A répondu le 5/11. Envoi courrier le 7/11/03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Labarre</text:p>
          </table:table-cell>
          <table:table-cell office:value-type="string">
            <text:p>Jean </text:p>
          </table:table-cell>
          <table:table-cell/>
          <table:table-cell office:value-type="string">
            <text:p>Les Trois Poiriers 72240 Lavardin</text:p>
          </table:table-cell>
          <table:table-cell office:value-type="string">
            <text:p>Pays de Loire</text:p>
          </table:table-cell>
          <table:table-cell table:number-columns-repeated="2"/>
          <table:table-cell office:value-type="string">
            <text:p>labarre.jean@club-internet.fr</text:p>
          </table:table-cell>
          <table:table-cell table:number-columns-repeated="2"/>
          <table:table-cell table:style-name="ce21" office:value-type="date" office:date-value="2003-11-16">
            <text:p>16/11/03</text:p>
          </table:table-cell>
          <table:table-cell office:value-type="string">
            <text:p>Envoi</text:p>
          </table:table-cell>
          <table:table-cell table:number-columns-repeated="242"/>
        </table:table-row>
        <table:table-row table:style-name="ro3">
          <table:table-cell table:number-columns-repeated="2"/>
          <table:table-cell office:value-type="string">
            <text:p>regazzi</text:p>
          </table:table-cell>
          <table:table-cell office:value-type="string">
            <text:p>mickaël </text:p>
          </table:table-cell>
          <table:table-cell/>
          <table:table-cell office:value-type="string">
            <text:p>21 avenue des romains le clos brûlé 74200 thonon les bains</text:p>
          </table:table-cell>
          <table:table-cell office:value-type="string">
            <text:p>Rhône-Alpes</text:p>
          </table:table-cell>
          <table:table-cell table:number-columns-repeated="2"/>
          <table:table-cell office:value-type="string">
            <text:p>mickael.regazzi@wanadoo.fr</text:p>
          </table:table-cell>
          <table:table-cell table:style-name="ce21" office:value-type="date" office:date-value="2003-11-16">
            <text:p>16/11/03</text:p>
          </table:table-cell>
          <table:table-cell office:value-type="string">
            <text:p>Ikurso (kristof : christohe Desportes)</text:p>
          </table:table-cell>
          <table:table-cell table:style-name="ce21" office:value-type="date" office:date-value="2003-11-20">
            <text:p>20/11/03</text:p>
          </table:table-cell>
          <table:table-cell office:value-type="string">
            <text:p>Envoi</text:p>
          </table:table-cell>
          <table:table-cell table:number-columns-repeated="242"/>
        </table:table-row>
        <table:table-row table:style-name="ro3">
          <table:table-cell table:style-name="ce2" table:number-columns-repeated="2"/>
          <table:table-cell table:style-name="ce2" office:value-type="string">
            <text:p>De Clercq </text:p>
          </table:table-cell>
          <table:table-cell table:style-name="ce2" office:value-type="string">
            <text:p>Johan </text:p>
          </table:table-cell>
          <table:table-cell table:style-name="ce13"/>
          <table:table-cell table:style-name="ce2" office:value-type="string">
            <text:p>Place Verte 25 BE - B-4900 Spa</text:p>
          </table:table-cell>
          <table:table-cell table:style-name="ce2" office:value-type="string">
            <text:p>Belgique</text:p>
          </table:table-cell>
          <table:table-cell table:style-name="ce2" table:number-columns-repeated="2"/>
          <table:table-cell table:style-name="ce2" office:value-type="string">
            <text:p>johan.de.clercq@swing.be</text:p>
          </table:table-cell>
          <table:table-cell table:style-name="ce22" office:value-type="date" office:date-value="2003-11-21">
            <text:p>21/11/03</text:p>
          </table:table-cell>
          <table:table-cell table:style-name="ce2" office:value-type="string">
            <text:p>ikurso (emma : Emmanuelle Richard)</text:p>
          </table:table-cell>
          <table:table-cell table:style-name="ce22" office:value-type="date" office:date-value="2003-12-10">
            <text:p>10/12/03</text:p>
          </table:table-cell>
          <table:table-cell table:style-name="ce2" office:value-type="string">
            <text:p>Envoi</text:p>
          </table:table-cell>
          <table:table-cell table:style-name="ce2" table:number-columns-repeated="242"/>
        </table:table-row>
        <table:table-row table:style-name="ro3">
          <table:table-cell table:style-name="ce2" table:number-columns-repeated="2"/>
          <table:table-cell table:style-name="ce2" office:value-type="string">
            <text:p>RALAIARISOA</text:p>
          </table:table-cell>
          <table:table-cell table:style-name="ce2" office:value-type="string">
            <text:p><text:s/>Vololonirina Annie</text:p>
          </table:table-cell>
          <table:table-cell table:style-name="ce13"/>
          <table:table-cell table:style-name="ce2" office:value-type="string">
            <text:p>B15/01 Amboaroy Ambohimanandraisoa Alasora ANTANANARIVO 103</text:p>
          </table:table-cell>
          <table:table-cell table:style-name="ce2" office:value-type="string">
            <text:p>MADAGASCAR</text:p>
          </table:table-cell>
          <table:table-cell table:style-name="ce2" table:number-columns-repeated="2"/>
          <table:table-cell table:style-name="ce2" office:value-type="string">
            <text:p>rannie34@yahoo.fr&gt;</text:p>
          </table:table-cell>
          <table:table-cell table:style-name="ce22" office:value-type="date" office:date-value="2003-11-21">
            <text:p>21/11/03</text:p>
          </table:table-cell>
          <table:table-cell table:style-name="ce2" office:value-type="string">
            <text:p>cours internet</text:p>
          </table:table-cell>
          <table:table-cell table:style-name="ce22" office:value-type="date" office:date-value="2003-12-10">
            <text:p>10/12/03</text:p>
          </table:table-cell>
          <table:table-cell table:style-name="ce2" office:value-type="string">
            <text:p>Envoi</text:p>
          </table:table-cell>
          <table:table-cell table:style-name="ce2" table:number-columns-repeated="242"/>
        </table:table-row>
        <table:table-row table:style-name="ro3">
          <table:table-cell table:style-name="ce2" table:number-columns-repeated="2"/>
          <table:table-cell table:style-name="ce2" office:value-type="string">
            <text:p>Augier</text:p>
          </table:table-cell>
          <table:table-cell table:style-name="ce2" office:value-type="string">
            <text:p>Sylvie </text:p>
          </table:table-cell>
          <table:table-cell table:style-name="ce13"/>
          <table:table-cell table:style-name="ce2" office:value-type="string">
            <text:p>Rue des Battieux 6 <text:s/>2000 Neuchâtel</text:p>
          </table:table-cell>
          <table:table-cell table:style-name="ce2" office:value-type="string">
            <text:p><text:s/>Suisse</text:p>
          </table:table-cell>
          <table:table-cell table:style-name="ce2" table:number-columns-repeated="2"/>
          <table:table-cell table:style-name="ce2" office:value-type="string">
            <text:p>sylvie_augier@bluewin.ch&gt;</text:p>
          </table:table-cell>
          <table:table-cell table:style-name="ce22" office:value-type="date" office:date-value="2003-11-21">
            <text:p>21/11/03</text:p>
          </table:table-cell>
          <table:table-cell table:style-name="ce2" office:value-type="string">
            <text:p>cours internet</text:p>
          </table:table-cell>
          <table:table-cell table:style-name="ce22" office:value-type="date" office:date-value="2003-12-10">
            <text:p>10/12/03</text:p>
          </table:table-cell>
          <table:table-cell table:style-name="ce2" office:value-type="string">
            <text:p>Envoi</text:p>
          </table:table-cell>
          <table:table-cell table:style-name="ce2" table:number-columns-repeated="242"/>
        </table:table-row>
        <table:table-row table:style-name="ro1">
          <table:table-cell table:style-name="ce2" table:number-columns-repeated="2"/>
          <table:table-cell table:style-name="ce2" office:value-type="string">
            <text:p><text:s/>MARTIN </text:p>
          </table:table-cell>
          <table:table-cell table:style-name="ce2" office:value-type="string">
            <text:p>François</text:p>
          </table:table-cell>
          <table:table-cell table:style-name="ce13" office:value-type="string">
            <text:p>1956-09-23</text:p>
          </table:table-cell>
          <table:table-cell table:style-name="ce2" office:value-type="string">
            <text:p>10, rue de la carrière <text:s/>87220 FEYTIAT</text:p>
          </table:table-cell>
          <table:table-cell table:style-name="ce2" office:value-type="string">
            <text:p>Limousin</text:p>
          </table:table-cell>
          <table:table-cell table:style-name="ce2" table:number-columns-repeated="2"/>
          <table:table-cell table:style-name="ce2" office:value-type="string">
            <text:p><text:a xlink:href="mailto:tiriel@wanadoo.fr">tiriel@wanadoo.fr</text:a></text:p>
          </table:table-cell>
          <table:table-cell table:style-name="ce22" office:value-type="date" office:date-value="2003-12-10">
            <text:p>10/12/03</text:p>
          </table:table-cell>
          <table:table-cell table:style-name="ce2"/>
          <table:table-cell table:style-name="ce22" office:value-type="date" office:date-value="2003-12-10">
            <text:p>10/12/03</text:p>
          </table:table-cell>
          <table:table-cell table:style-name="ce2" office:value-type="string">
            <text:p>Envoi</text:p>
          </table:table-cell>
          <table:table-cell table:style-name="ce2" table:number-columns-repeated="242"/>
        </table:table-row>
        <table:table-row table:style-name="ro3">
          <table:table-cell table:style-name="ce3" table:number-columns-repeated="2"/>
          <table:table-cell table:style-name="ce3" office:value-type="string">
            <text:p>belabbsa</text:p>
          </table:table-cell>
          <table:table-cell table:style-name="ce3" office:value-type="string">
            <text:p>mouloud</text:p>
          </table:table-cell>
          <table:table-cell table:style-name="ce14" office:value-type="date" office:date-value="1975-10-17">
            <text:p>17/10/75</text:p>
          </table:table-cell>
          <table:table-cell table:style-name="ce3" office:value-type="string">
            <text:p>BPNÂ°31D 06200 AKBOU BEJAIA 06200 AKBOU</text:p>
          </table:table-cell>
          <table:table-cell table:style-name="ce3" office:value-type="string">
            <text:p>ALGERIE</text:p>
          </table:table-cell>
          <table:table-cell table:style-name="ce3" table:number-columns-repeated="2"/>
          <table:table-cell table:style-name="ce3" office:value-type="string">
            <text:p>moubel75@caramail.com</text:p>
          </table:table-cell>
          <table:table-cell table:style-name="ce23" office:value-type="date" office:date-value="2003-12-10">
            <text:p>10/12/03</text:p>
          </table:table-cell>
          <table:table-cell table:style-name="ce3" table:number-columns-repeated="2"/>
          <table:table-cell table:style-name="ce3" office:value-type="string">
            <text:p>Adresse pas correcte pour envoyer</text:p>
          </table:table-cell>
          <table:table-cell table:style-name="ce3" table:number-columns-repeated="242"/>
        </table:table-row>
        <table:table-row table:style-name="ro3">
          <table:table-cell table:style-name="ce2" table:number-columns-repeated="2"/>
          <table:table-cell table:style-name="ce2" office:value-type="string">
            <text:p>Jardon</text:p>
          </table:table-cell>
          <table:table-cell table:style-name="ce2" office:value-type="string">
            <text:p>Armand-Pierre</text:p>
          </table:table-cell>
          <table:table-cell table:style-name="ce13"/>
          <table:table-cell table:style-name="ce2" office:value-type="string">
            <text:p>rue Richier 17 5500 BOUVIGNES-SUR-MEUSE</text:p>
          </table:table-cell>
          <table:table-cell table:style-name="ce2" office:value-type="string">
            <text:p>Belgique</text:p>
          </table:table-cell>
          <table:table-cell table:style-name="ce2" table:number-columns-repeated="3"/>
          <table:table-cell table:style-name="ce22" office:value-type="date" office:date-value="2003-12-10">
            <text:p>10/12/03</text:p>
          </table:table-cell>
          <table:table-cell table:style-name="ce2" office:value-type="string">
            <text:p>Cours internet (corr : Laurent VIGNAUD)</text:p>
          </table:table-cell>
          <table:table-cell table:style-name="ce22" office:value-type="date" office:date-value="2003-12-10">
            <text:p>10/12/03</text:p>
          </table:table-cell>
          <table:table-cell table:style-name="ce2" office:value-type="string">
            <text:p>Envoi</text:p>
          </table:table-cell>
          <table:table-cell table:style-name="ce2" table:number-columns-repeated="242"/>
        </table:table-row>
        <table:table-row table:style-name="ro4">
          <table:table-cell table:style-name="ce2" table:number-columns-repeated="2"/>
          <table:table-cell table:style-name="ce2" office:value-type="string">
            <text:p><text:s/>Vallauri</text:p>
          </table:table-cell>
          <table:table-cell table:style-name="ce2" office:value-type="string">
            <text:p>Marie </text:p>
          </table:table-cell>
          <table:table-cell table:style-name="ce13"/>
          <table:table-cell table:style-name="ce18" office:value-type="string">
            <text:p><text:span text:style-name="T2">E 21 allée Georges Peretti 13100 Aix-en-Provence</text:span></text:p>
            <text:p><text:span text:style-name="T2"/></text:p>
          </table:table-cell>
          <table:table-cell table:style-name="ce2" office:value-type="string">
            <text:p>PACA</text:p>
          </table:table-cell>
          <table:table-cell table:style-name="ce2" table:number-columns-repeated="3"/>
          <table:table-cell table:style-name="ce22" office:value-type="date" office:date-value="2003-12-10">
            <text:p>10/12/03</text:p>
          </table:table-cell>
          <table:table-cell table:style-name="ce2" office:value-type="string">
            <text:p>cours internet (corr : Jean-Yves SANTERRE)</text:p>
          </table:table-cell>
          <table:table-cell table:style-name="ce22" office:value-type="date" office:date-value="2003-12-10">
            <text:p>10/12/03</text:p>
          </table:table-cell>
          <table:table-cell table:style-name="ce2" office:value-type="string">
            <text:p>Envoi</text:p>
          </table:table-cell>
          <table:table-cell table:style-name="ce2" table:number-columns-repeated="242"/>
        </table:table-row>
        <table:table-row table:style-name="ro3">
          <table:table-cell table:style-name="ce4" table:number-columns-repeated="2"/>
          <table:table-cell table:style-name="ce4" office:value-type="string">
            <text:p>Nowak</text:p>
          </table:table-cell>
          <table:table-cell table:style-name="ce4" office:value-type="string">
            <text:p>Jean-Benoît </text:p>
          </table:table-cell>
          <table:table-cell table:style-name="ce15" office:value-type="string">
            <text:p>1959-01-26</text:p>
          </table:table-cell>
          <table:table-cell table:style-name="ce4" office:value-type="string">
            <text:p>21 rue Vauban LU - L-2663 Luxembourg</text:p>
          </table:table-cell>
          <table:table-cell table:style-name="ce4" office:value-type="string">
            <text:p>Luxembourg</text:p>
          </table:table-cell>
          <table:table-cell table:style-name="ce4" table:number-columns-repeated="2"/>
          <table:table-cell table:style-name="ce4" office:value-type="string">
            <text:p>jbn@courrier.zzn.com</text:p>
          </table:table-cell>
          <table:table-cell table:style-name="ce24" office:value-type="date" office:date-value="2003-12-16">
            <text:p>16/12/03</text:p>
          </table:table-cell>
          <table:table-cell table:style-name="ce4" office:value-type="string">
            <text:p>Ikurso (placebo = Eric Decamps)</text:p>
          </table:table-cell>
          <table:table-cell table:style-name="ce24" office:value-type="date" office:date-value="2003-12-20">
            <text:p>20/12/03</text:p>
          </table:table-cell>
          <table:table-cell table:style-name="ce4" office:value-type="string">
            <text:p>Envoi</text:p>
          </table:table-cell>
          <table:table-cell table:style-name="ce4" table:number-columns-repeated="242"/>
        </table:table-row>
        <table:table-row table:style-name="ro4">
          <table:table-cell table:style-name="ce5" table:number-columns-repeated="2"/>
          <table:table-cell table:style-name="ce5" office:value-type="string">
            <text:p>Ralaiarisoa Rojonirina </text:p>
          </table:table-cell>
          <table:table-cell table:style-name="ce5" office:value-type="string">
            <text:p>Maryline</text:p>
          </table:table-cell>
          <table:table-cell table:style-name="ce16"/>
          <table:table-cell table:style-name="ce5" office:value-type="string">
            <text:p>B15/01 Amboaroy Ambohimanandraisoa Alasora - Antananarivo 103</text:p>
          </table:table-cell>
          <table:table-cell table:style-name="ce5" office:value-type="string">
            <text:p>MADAGASCAR</text:p>
          </table:table-cell>
          <table:table-cell table:style-name="ce5" table:number-columns-repeated="3"/>
          <table:table-cell table:style-name="ce25"/>
          <table:table-cell table:style-name="ce5" office:value-type="string">
            <text:p>DLEK</text:p>
          </table:table-cell>
          <table:table-cell table:style-name="ce5" office:value-type="string">
            <text:p>L.Vignaud</text:p>
          </table:table-cell>
          <table:table-cell table:style-name="ce25" office:value-type="date" office:date-value="2003-12-20">
            <text:p>20.12.03</text:p>
          </table:table-cell>
          <table:table-cell table:style-name="ce5" office:value-type="string">
            <text:p>Envoi</text:p>
          </table:table-cell>
          <table:table-cell table:style-name="ce5" table:number-columns-repeated="241"/>
        </table:table-row>
        <table:table-row table:style-name="ro1">
          <table:table-cell table:style-name="ce5" table:number-columns-repeated="2"/>
          <table:table-cell table:style-name="ce5" office:value-type="string">
            <text:p>Pinel</text:p>
          </table:table-cell>
          <table:table-cell table:style-name="ce5" office:value-type="string">
            <text:p>Luc </text:p>
          </table:table-cell>
          <table:table-cell table:style-name="ce16"/>
          <table:table-cell table:style-name="ce5" office:value-type="string">
            <text:p>11, Lotissement CAMBOU 31870 LAGARDELLE SUR LEZE</text:p>
          </table:table-cell>
          <table:table-cell table:style-name="ce5" table:number-columns-repeated="4"/>
          <table:table-cell table:style-name="ce25"/>
          <table:table-cell table:style-name="ce5" office:value-type="string">
            <text:p>DLEK</text:p>
          </table:table-cell>
          <table:table-cell table:style-name="ce5" office:value-type="string">
            <text:p>L.Vignaud</text:p>
          </table:table-cell>
          <table:table-cell table:style-name="ce25" office:value-type="date" office:date-value="2003-12-20">
            <text:p>20.12.03</text:p>
          </table:table-cell>
          <table:table-cell table:style-name="ce5" office:value-type="string">
            <text:p>Envoi</text:p>
          </table:table-cell>
          <table:table-cell table:style-name="ce5" table:number-columns-repeated="241"/>
        </table:table-row>
        <table:table-row table:style-name="ro1">
          <table:table-cell table:style-name="ce5" table:number-columns-repeated="2"/>
          <table:table-cell table:style-name="ce5" office:value-type="string">
            <text:p>hote</text:p>
          </table:table-cell>
          <table:table-cell table:style-name="ce5" office:value-type="string">
            <text:p>Marc</text:p>
          </table:table-cell>
          <table:table-cell table:style-name="ce16" office:value-type="float" office:value="27167">
            <text:p>18-mai-74</text:p>
          </table:table-cell>
          <table:table-cell table:style-name="ce5" office:value-type="string">
            <text:p>10 val de chession BE - 5500 dinant</text:p>
          </table:table-cell>
          <table:table-cell table:style-name="ce5" office:value-type="string">
            <text:p>Belgique</text:p>
          </table:table-cell>
          <table:table-cell table:style-name="ce5" table:number-columns-repeated="2"/>
          <table:table-cell table:style-name="ce5" office:value-type="string">
            <text:p>hotemarc@yahoo.fr</text:p>
          </table:table-cell>
          <table:table-cell table:style-name="ce25"/>
          <table:table-cell table:style-name="ce5" office:value-type="string">
            <text:p>ikurso</text:p>
          </table:table-cell>
          <table:table-cell table:style-name="ce5" office:value-type="string">
            <text:p>Ikurso (Ingrid)</text:p>
          </table:table-cell>
          <table:table-cell table:style-name="ce25" office:value-type="date" office:date-value="2003-12-20">
            <text:p>20.12.03</text:p>
          </table:table-cell>
          <table:table-cell table:style-name="ce5" office:value-type="string">
            <text:p>Envoi</text:p>
          </table:table-cell>
          <table:table-cell table:style-name="ce5" table:number-columns-repeated="241"/>
        </table:table-row>
        <table:table-row table:style-name="ro3" table:number-rows-repeated="3196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2004_Emilie" table:style-name="ta2" table:print="false">
        <table:table-column table:style-name="co1" table:visibility="collapse" table:number-columns-repeated="2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32"/>
        <table:table-column table:style-name="co19" table:default-cell-style-name="ce28"/>
        <table:table-column table:style-name="co14" table:default-cell-style-name="ce28"/>
        <table:table-column table:style-name="co1" table:visibility="collapse" table:number-columns-repeated="2" table:default-cell-style-name="ce28"/>
        <table:table-column table:style-name="co7" table:default-cell-style-name="ce28"/>
        <table:table-column table:style-name="co20" table:default-cell-style-name="ce32"/>
        <table:table-column table:style-name="co21" table:default-cell-style-name="ce27"/>
        <table:table-column table:style-name="co22" table:default-cell-style-name="ce28"/>
        <table:table-column table:style-name="co20" table:default-cell-style-name="ce38"/>
        <table:table-column table:style-name="co23" table:default-cell-style-name="ce28"/>
        <table:table-column table:style-name="co12" table:default-cell-style-name="ce28"/>
        <table:table-column table:style-name="co13" table:number-columns-repeated="237" table:default-cell-style-name="ce28"/>
        <table:table-column table:style-name="co13" table:default-cell-style-name="ce35"/>
        <table:table-row table:style-name="ro5">
          <table:table-cell table:style-name="ce27" table:number-columns-repeated="2"/>
          <table:table-cell table:style-name="ce29" office:value-type="string">
            <text:p>alias</text:p>
          </table:table-cell>
          <table:table-cell table:style-name="ce30" office:value-type="string">
            <text:p>prénom</text:p>
          </table:table-cell>
          <table:table-cell table:style-name="ce30" office:value-type="string">
            <text:p>nom</text:p>
          </table:table-cell>
          <table:table-cell table:style-name="ce30"/>
          <table:table-cell table:style-name="ce31" office:value-type="string">
            <text:p>date naiss.</text:p>
          </table:table-cell>
          <table:table-cell table:style-name="ce30" office:value-type="string">
            <text:p>adresse</text:p>
          </table:table-cell>
          <table:table-cell table:style-name="ce30" office:value-type="string">
            <text:p>région / pays</text:p>
          </table:table-cell>
          <table:table-cell table:style-name="ce34" office:value-type="string">
            <text:p>TELEPHONE fixe</text:p>
          </table:table-cell>
          <table:table-cell table:style-name="ce30" office:value-type="string">
            <text:p>PORTABLE</text:p>
          </table:table-cell>
          <table:table-cell table:style-name="ce30" office:value-type="string">
            <text:p>courriel</text:p>
          </table:table-cell>
          <table:table-cell table:style-name="ce31" office:value-type="string">
            <text:p>réception contact</text:p>
          </table:table-cell>
          <table:table-cell table:style-name="ce30" office:value-type="string">
            <text:p>cours</text:p>
          </table:table-cell>
          <table:table-cell table:style-name="ce30" table:content-validation-name="val1"/>
          <table:table-cell table:style-name="ce37" office:value-type="string">
            <text:p>date 1er envoi</text:p>
          </table:table-cell>
          <table:table-cell table:style-name="ce30" office:value-type="string">
            <text:p>documents envoyés</text:p>
          </table:table-cell>
          <table:table-cell table:style-name="ce30" office:value-type="string">
            <text:p>suivi</text:p>
          </table:table-cell>
          <table:table-cell table:style-name="ce27" table:number-columns-repeated="237"/>
          <table:table-cell/>
        </table:table-row>
        <table:table-row table:style-name="ro6">
          <table:table-cell table:number-columns-repeated="3"/>
          <table:table-cell office:value-type="string">
            <text:p>Mireille </text:p>
          </table:table-cell>
          <table:table-cell office:value-type="string">
            <text:p>Marnette</text:p>
          </table:table-cell>
          <table:table-cell/>
          <table:table-cell office:value-type="date" office:date-value="1946-02-05">
            <text:p>05.02.46</text:p>
          </table:table-cell>
          <table:table-cell office:value-type="string">
            <text:p>rue des Grogères, 81 BE - 6001 Marcinelle</text:p>
          </table:table-cell>
          <table:table-cell office:value-type="string">
            <text:p>Belgique</text:p>
          </table:table-cell>
          <table:table-cell table:number-columns-repeated="2"/>
          <table:table-cell office:value-type="string">
            <text:p>mireille.marnette@skynet.be</text:p>
          </table:table-cell>
          <table:table-cell/>
          <table:table-cell office:value-type="string">
            <text:p>ikurso</text:p>
          </table:table-cell>
          <table:table-cell table:content-validation-name="val1" office:value-type="string">
            <text:p>lb (Laurent Burbacher)</text:p>
          </table:table-cell>
          <table:table-cell office:value-type="date" office:date-value="2004-01-10">
            <text:p>10 janv.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6">
          <table:table-cell table:number-columns-repeated="3"/>
          <table:table-cell office:value-type="string">
            <text:p>Charles </text:p>
          </table:table-cell>
          <table:table-cell office:value-type="string">
            <text:p>Fearing</text:p>
          </table:table-cell>
          <table:table-cell table:number-columns-repeated="2"/>
          <table:table-cell office:value-type="string">
            <text:p>1136 Callas Lane, #2 Capitola, California 95010</text:p>
          </table:table-cell>
          <table:table-cell office:value-type="string">
            <text:p>E.-U.</text:p>
          </table:table-cell>
          <table:table-cell table:number-columns-repeated="4"/>
          <table:table-cell office:value-type="string">
            <text:p>DLEK</text:p>
          </table:table-cell>
          <table:table-cell table:content-validation-name="val1"/>
          <table:table-cell office:value-type="date" office:date-value="2004-01-10">
            <text:p>10 janv.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6">
          <table:table-cell table:number-columns-repeated="3"/>
          <table:table-cell office:value-type="string">
            <text:p>Guy </text:p>
          </table:table-cell>
          <table:table-cell office:value-type="string">
            <text:p>Barbier</text:p>
          </table:table-cell>
          <table:table-cell table:number-columns-repeated="2"/>
          <table:table-cell office:value-type="string">
            <text:p>10 rue des glaces 25700 VALENTIGNEY</text:p>
          </table:table-cell>
          <table:table-cell office:value-type="string">
            <text:p>Franche-Comté</text:p>
          </table:table-cell>
          <table:table-cell table:number-columns-repeated="4"/>
          <table:table-cell office:value-type="string">
            <text:p>DLEK</text:p>
          </table:table-cell>
          <table:table-cell table:content-validation-name="val1"/>
          <table:table-cell office:value-type="date" office:date-value="2004-01-10">
            <text:p>10 janv.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5">
          <table:table-cell table:number-columns-repeated="3"/>
          <table:table-cell office:value-type="string">
            <text:p>Jean-François </text:p>
          </table:table-cell>
          <table:table-cell office:value-type="string">
            <text:p>El Fouly</text:p>
          </table:table-cell>
          <table:table-cell table:number-columns-repeated="2"/>
          <table:table-cell office:value-type="string">
            <text:p>10 rue Saint Augustin 75002 Paris</text:p>
            <text:p/>
          </table:table-cell>
          <table:table-cell office:value-type="string">
            <text:p>Ile-de-France</text:p>
          </table:table-cell>
          <table:table-cell table:number-columns-repeated="4"/>
          <table:table-cell office:value-type="string">
            <text:p>DLEK</text:p>
          </table:table-cell>
          <table:table-cell table:content-validation-name="val1"/>
          <table:table-cell office:value-type="date" office:date-value="2004-01-10">
            <text:p>10 janv.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6">
          <table:table-cell table:number-columns-repeated="3"/>
          <table:table-cell office:value-type="string">
            <text:p>Stéphanie </text:p>
          </table:table-cell>
          <table:table-cell office:value-type="string">
            <text:p>BLONDY</text:p>
          </table:table-cell>
          <table:table-cell table:number-columns-repeated="2"/>
          <table:table-cell office:value-type="string">
            <text:p>3, rue de l'espiègle 57430 SARRALBE</text:p>
          </table:table-cell>
          <table:table-cell table:number-columns-repeated="5"/>
          <table:table-cell office:value-type="string">
            <text:p>DLEK</text:p>
          </table:table-cell>
          <table:table-cell table:content-validation-name="val1"/>
          <table:table-cell office:value-type="date" office:date-value="2004-01-10">
            <text:p>10 janv.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6">
          <table:table-cell table:number-columns-repeated="3"/>
          <table:table-cell office:value-type="string">
            <text:p>Roseline</text:p>
          </table:table-cell>
          <table:table-cell office:value-type="string">
            <text:p>Deback </text:p>
          </table:table-cell>
          <table:table-cell/>
          <table:table-cell office:value-type="date" office:date-value="1955-03-18">
            <text:p>18.03.55</text:p>
          </table:table-cell>
          <table:table-cell office:value-type="string">
            <text:p>18, rue des Compagnons 7000 Mons</text:p>
          </table:table-cell>
          <table:table-cell office:value-type="string">
            <text:p>Belgique</text:p>
          </table:table-cell>
          <table:table-cell table:number-columns-repeated="2"/>
          <table:table-cell office:value-type="string">
            <text:p>roselinedeback@hotmail.com</text:p>
          </table:table-cell>
          <table:table-cell office:value-type="date" office:date-value="2004-01-20">
            <text:p>20.01.04</text:p>
          </table:table-cell>
          <table:table-cell office:value-type="string">
            <text:p>ikurso</text:p>
          </table:table-cell>
          <table:table-cell table:content-validation-name="val1" office:value-type="string">
            <text:p>verdastel (Daniel Luez)</text:p>
          </table:table-cell>
          <table:table-cell office:value-type="date" office:date-value="2004-01-20">
            <text:p>20 janv.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6">
          <table:table-cell table:number-columns-repeated="3"/>
          <table:table-cell office:value-type="string">
            <text:p>Max </text:p>
          </table:table-cell>
          <table:table-cell office:value-type="string">
            <text:p>CLAUDE </text:p>
          </table:table-cell>
          <table:table-cell/>
          <table:table-cell office:value-type="date" office:date-value="1944-10-30">
            <text:p>30.10.44</text:p>
          </table:table-cell>
          <table:table-cell office:value-type="string">
            <text:p>BP 15 84201 Carpentras-cedex</text:p>
          </table:table-cell>
          <table:table-cell table:number-columns-repeated="3"/>
          <table:table-cell office:value-type="string">
            <text:p>claude@max-claude.com</text:p>
          </table:table-cell>
          <table:table-cell office:value-type="date" office:date-value="2004-01-20">
            <text:p>20.01.04</text:p>
          </table:table-cell>
          <table:table-cell office:value-type="string">
            <text:p>ikurso</text:p>
          </table:table-cell>
          <table:table-cell table:content-validation-name="val1" office:value-type="string">
            <text:p>zoizo (Marc Gassion)</text:p>
          </table:table-cell>
          <table:table-cell office:value-type="date" office:date-value="2004-01-20">
            <text:p>20 janv.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6">
          <table:table-cell table:number-columns-repeated="3"/>
          <table:table-cell office:value-type="string">
            <text:p>Béatrice</text:p>
          </table:table-cell>
          <table:table-cell office:value-type="string">
            <text:p>WEISZBERGER </text:p>
          </table:table-cell>
          <table:table-cell table:number-columns-repeated="2"/>
          <table:table-cell office:value-type="string">
            <text:p>5 rue d'ARDENAY 91120 PALAISEAU</text:p>
          </table:table-cell>
          <table:table-cell office:value-type="string">
            <text:p>Ile de France</text:p>
          </table:table-cell>
          <table:table-cell table:number-columns-repeated="2"/>
          <table:table-cell office:value-type="string">
            <text:p>Beatrice-aa-@wanadoo.fr</text:p>
          </table:table-cell>
          <table:table-cell office:value-type="date" office:date-value="2004-01-20">
            <text:p>20.01.04</text:p>
          </table:table-cell>
          <table:table-cell table:style-name="ce36"/>
          <table:table-cell table:content-validation-name="val1"/>
          <table:table-cell office:value-type="date" office:date-value="2004-01-20">
            <text:p>20 janv.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6">
          <table:table-cell table:number-columns-repeated="3"/>
          <table:table-cell office:value-type="string">
            <text:p>Catherine </text:p>
          </table:table-cell>
          <table:table-cell office:value-type="string">
            <text:p>Marstrand</text:p>
          </table:table-cell>
          <table:table-cell/>
          <table:table-cell office:value-type="date" office:date-value="1955-02-03">
            <text:p>03.02.55</text:p>
          </table:table-cell>
          <table:table-cell office:value-type="string">
            <text:p>Sermaize du Haut 71600 POISSON</text:p>
          </table:table-cell>
          <table:table-cell table:number-columns-repeated="3"/>
          <table:table-cell office:value-type="string">
            <text:p>acm@compaqnet.fr</text:p>
          </table:table-cell>
          <table:table-cell office:value-type="date" office:date-value="2004-01-21">
            <text:p>21.01.04</text:p>
          </table:table-cell>
          <table:table-cell office:value-type="string">
            <text:p>ikurso</text:p>
          </table:table-cell>
          <table:table-cell table:content-validation-name="val1" office:value-type="string">
            <text:p>lima (Maggy Libouton)</text:p>
          </table:table-cell>
          <table:table-cell office:value-type="date" office:date-value="2004-01-21">
            <text:p>21 janv.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6">
          <table:table-cell table:number-columns-repeated="3"/>
          <table:table-cell office:value-type="string">
            <text:p>Marcel </text:p>
          </table:table-cell>
          <table:table-cell office:value-type="string">
            <text:p>GILET </text:p>
          </table:table-cell>
          <table:table-cell/>
          <table:table-cell office:value-type="date" office:date-value="1938-01-31">
            <text:p>31.01.38</text:p>
          </table:table-cell>
          <table:table-cell office:value-type="string">
            <text:p>9 avenue des 3 ponts FR - 49380 Thouarcé</text:p>
          </table:table-cell>
          <table:table-cell table:number-columns-repeated="3"/>
          <table:table-cell office:value-type="string">
            <text:p>mf.gilet@worldonline.fr</text:p>
          </table:table-cell>
          <table:table-cell office:value-type="date" office:date-value="2004-02-29">
            <text:p>29.02.04</text:p>
          </table:table-cell>
          <table:table-cell office:value-type="string">
            <text:p>ikurso</text:p>
          </table:table-cell>
          <table:table-cell table:content-validation-name="val1" office:value-type="string">
            <text:p>lima (Maggy Libouton)</text:p>
          </table:table-cell>
          <table:table-cell office:value-type="date" office:date-value="2004-03-01">
            <text:p>1 mars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6">
          <table:table-cell table:number-columns-repeated="3"/>
          <table:table-cell office:value-type="string">
            <text:p>daniel</text:p>
          </table:table-cell>
          <table:table-cell office:value-type="string">
            <text:p>Biro </text:p>
          </table:table-cell>
          <table:table-cell/>
          <table:table-cell office:value-type="date" office:date-value="1956-04-28">
            <text:p>28.04.56</text:p>
          </table:table-cell>
          <table:table-cell office:value-type="string">
            <text:p>43 avenue du cromois FR - 21800 quetigny</text:p>
          </table:table-cell>
          <table:table-cell table:number-columns-repeated="3"/>
          <table:table-cell office:value-type="string">
            <text:p>daniel.biro-walker@laposte.net</text:p>
          </table:table-cell>
          <table:table-cell office:value-type="date" office:date-value="2004-02-29">
            <text:p>29.02.04</text:p>
          </table:table-cell>
          <table:table-cell office:value-type="string">
            <text:p>ikurso</text:p>
          </table:table-cell>
          <table:table-cell table:content-validation-name="val1" office:value-type="string">
            <text:p>ben_korek (Benoît Fonty)</text:p>
          </table:table-cell>
          <table:table-cell office:value-type="date" office:date-value="2004-03-01">
            <text:p>1 mars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6">
          <table:table-cell table:number-columns-repeated="3"/>
          <table:table-cell office:value-type="string">
            <text:p>Christian</text:p>
          </table:table-cell>
          <table:table-cell office:value-type="string">
            <text:p><text:s/>SCHOTT</text:p>
          </table:table-cell>
          <table:table-cell table:number-columns-repeated="2"/>
          <table:table-cell office:value-type="string">
            <text:p>85 route de Schirmeck 67200 STRASBOURG</text:p>
          </table:table-cell>
          <table:table-cell table:number-columns-repeated="3"/>
          <table:table-cell office:value-type="string">
            <text:p>freemind4all@wanadoo.fr</text:p>
          </table:table-cell>
          <table:table-cell office:value-type="date" office:date-value="2004-02-29">
            <text:p>29.02.04</text:p>
          </table:table-cell>
          <table:table-cell table:style-name="ce36"/>
          <table:table-cell table:content-validation-name="val1"/>
          <table:table-cell office:value-type="date" office:date-value="2004-03-01">
            <text:p>1 mars 04</text:p>
          </table:table-cell>
          <table:table-cell office:value-type="string">
            <text:p>Envoi</text:p>
          </table:table-cell>
          <table:table-cell table:number-columns-repeated="239"/>
        </table:table-row>
        <table:table-row table:style-name="ro6">
          <table:table-cell table:number-columns-repeated="3"/>
          <table:table-cell office:value-type="string">
            <text:p>Jérémie</text:p>
          </table:table-cell>
          <table:table-cell office:value-type="string">
            <text:p>SABIYUMVA </text:p>
          </table:table-cell>
          <table:table-cell table:number-columns-repeated="2"/>
          <table:table-cell office:value-type="string">
            <text:p>BP:150 Rumonge BURUNDI</text:p>
          </table:table-cell>
          <table:table-cell table:number-columns-repeated="4"/>
          <table:table-cell office:value-type="date" office:date-value="2004-02-29">
            <text:p>29.02.04</text:p>
          </table:table-cell>
          <table:table-cell table:style-name="ce36"/>
          <table:table-cell table:content-validation-name="val1"/>
          <table:table-cell table:number-columns-repeated="241"/>
        </table:table-row>
        <table:table-row table:style-name="ro7" table:number-rows-repeated="9">
          <table:table-cell table:number-columns-repeated="14"/>
          <table:table-cell table:content-validation-name="val1"/>
          <table:table-cell table:number-columns-repeated="241"/>
        </table:table-row>
        <table:table-row table:style-name="ro8">
          <table:table-cell table:number-columns-repeated="14"/>
          <table:table-cell table:content-validation-name="val1"/>
          <table:table-cell table:number-columns-repeated="241"/>
        </table:table-row>
        <table:table-row table:style-name="ro7" table:number-rows-repeated="3">
          <table:table-cell table:number-columns-repeated="14"/>
          <table:table-cell table:content-validation-name="val1"/>
          <table:table-cell table:number-columns-repeated="241"/>
        </table:table-row>
        <table:table-row table:style-name="ro7">
          <table:table-cell table:number-columns-repeated="13"/>
          <table:table-cell table:style-name="ce32"/>
          <table:table-cell table:content-validation-name="val1"/>
          <table:table-cell table:number-columns-repeated="241"/>
        </table:table-row>
        <table:table-row table:style-name="ro7" table:number-rows-repeated="10">
          <table:table-cell table:number-columns-repeated="14"/>
          <table:table-cell table:content-validation-name="val1"/>
          <table:table-cell table:number-columns-repeated="241"/>
        </table:table-row>
        <table:table-row table:style-name="ro7" table:number-rows-repeated="2">
          <table:table-cell table:number-columns-repeated="256"/>
        </table:table-row>
        <table:table-row table:style-name="ro7">
          <table:table-cell table:number-columns-repeated="11"/>
          <table:table-cell table:style-name="ce35"/>
          <table:table-cell table:number-columns-repeated="2"/>
          <table:table-cell table:content-validation-name="val1"/>
          <table:table-cell table:number-columns-repeated="241"/>
        </table:table-row>
        <table:table-row table:style-name="ro7" table:number-rows-repeated="2">
          <table:table-cell table:number-columns-repeated="11"/>
          <table:table-cell table:style-name="ce35"/>
          <table:table-cell table:number-columns-repeated="244"/>
        </table:table-row>
        <table:table-row table:style-name="ro7">
          <table:table-cell table:number-columns-repeated="14"/>
          <table:table-cell table:content-validation-name="val1"/>
          <table:table-cell table:number-columns-repeated="241"/>
        </table:table-row>
        <table:table-row table:style-name="ro7">
          <table:table-cell table:number-columns-repeated="11"/>
          <table:table-cell table:style-name="ce35"/>
          <table:table-cell table:number-columns-repeated="244"/>
        </table:table-row>
        <table:table-row table:style-name="ro7" table:number-rows-repeated="3">
          <table:table-cell table:number-columns-repeated="14"/>
          <table:table-cell table:content-validation-name="val1"/>
          <table:table-cell table:number-columns-repeated="241"/>
        </table:table-row>
        <table:table-row table:style-name="ro7">
          <table:table-cell table:number-columns-repeated="256"/>
        </table:table-row>
        <table:table-row table:style-name="ro2">
          <table:table-cell table:number-columns-repeated="11"/>
          <table:table-cell>
            <office:annotation draw:style-name="gr1" draw:text-style-name="P2" svg:width="2.899cm" svg:height="1.757cm" svg:x="30.806cm" svg:y="20.705cm" draw:caption-point-x="-30.806cm" draw:caption-point-y="-20.705cm">
              <dc:creator>ER</dc:creator>
              <dc:date>2004-09-29T00:00:00</dc:date>
              <text:p text:style-name="P1"><text:span text:style-name="T1">mailto:stir.snc@wanadoo.fr</text:span></text:p>
              <text:p text:style-name="P1"><text:span text:style-name="T1">mailto:ldestmartin@wanadoo.fr</text:span></text:p>
            </office:annotation>
          </table:table-cell>
          <table:table-cell table:number-columns-repeated="2"/>
          <table:table-cell table:content-validation-name="val1"/>
          <table:table-cell table:number-columns-repeated="241"/>
        </table:table-row>
        <table:table-row table:style-name="ro7" table:number-rows-repeated="2">
          <table:table-cell table:number-columns-repeated="14"/>
          <table:table-cell table:content-validation-name="val1"/>
          <table:table-cell table:number-columns-repeated="241"/>
        </table:table-row>
        <table:table-row table:style-name="ro9">
          <table:table-cell table:number-columns-repeated="256"/>
        </table:table-row>
        <table:table-row table:style-name="ro7">
          <table:table-cell table:number-columns-repeated="14"/>
          <table:table-cell table:content-validation-name="val1"/>
          <table:table-cell table:number-columns-repeated="241"/>
        </table:table-row>
        <table:table-row table:style-name="ro7" table:number-rows-repeated="3">
          <table:table-cell table:number-columns-repeated="256"/>
        </table:table-row>
        <table:table-row table:style-name="ro7" table:number-rows-repeated="2">
          <table:table-cell table:number-columns-repeated="6"/>
          <table:table-cell table:style-name="ce33"/>
          <table:table-cell table:number-columns-repeated="7"/>
          <table:table-cell table:content-validation-name="val1"/>
          <table:table-cell table:number-columns-repeated="241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14"/>
          <table:table-cell table:content-validation-name="val1"/>
          <table:table-cell table:number-columns-repeated="241"/>
        </table:table-row>
        <table:table-row table:style-name="ro7" table:number-rows-repeated="3193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2004" table:style-name="ta3" table:print="false">
        <table:table-column table:style-name="co24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9"/>
        <table:table-column table:style-name="co19" table:default-cell-style-name="ce40"/>
        <table:table-column table:style-name="co14" table:default-cell-style-name="ce40"/>
        <table:table-column table:style-name="co25" table:visibility="collapse" table:number-columns-repeated="2" table:default-cell-style-name="ce40"/>
        <table:table-column table:style-name="co7" table:default-cell-style-name="ce40"/>
        <table:table-column table:style-name="co20" table:default-cell-style-name="ce49"/>
        <table:table-column table:style-name="co21" table:default-cell-style-name="ce60"/>
        <table:table-column table:style-name="co22" table:default-cell-style-name="ce40"/>
        <table:table-column table:style-name="co26" table:default-cell-style-name="ce64"/>
        <table:table-column table:style-name="co27" table:default-cell-style-name="ce67"/>
        <table:table-column table:style-name="co28" table:default-cell-style-name="ce40"/>
        <table:table-column table:style-name="co12" table:default-cell-style-name="ce40"/>
        <table:table-column table:style-name="co13" table:number-columns-repeated="239" table:default-cell-style-name="ce40"/>
        <table:table-row table:style-name="ro10">
          <table:table-cell table:style-name="ce39" office:value-type="string">
            <text:p>alias</text:p>
          </table:table-cell>
          <table:table-cell table:style-name="ce45" office:value-type="string">
            <text:p>prénom</text:p>
          </table:table-cell>
          <table:table-cell table:style-name="ce45" office:value-type="string">
            <text:p>nom</text:p>
          </table:table-cell>
          <table:table-cell table:style-name="ce45"/>
          <table:table-cell table:style-name="ce48" office:value-type="string">
            <text:p>date naiss.</text:p>
          </table:table-cell>
          <table:table-cell table:style-name="ce45" office:value-type="string">
            <text:p>adresse</text:p>
          </table:table-cell>
          <table:table-cell table:style-name="ce45" office:value-type="string">
            <text:p>région / pays</text:p>
          </table:table-cell>
          <table:table-cell table:style-name="ce55" office:value-type="string">
            <text:p>TELEPHONE fixe</text:p>
          </table:table-cell>
          <table:table-cell table:style-name="ce45" office:value-type="string">
            <text:p>PORTABLE</text:p>
          </table:table-cell>
          <table:table-cell table:style-name="ce56" office:value-type="string">
            <text:p>courriel</text:p>
          </table:table-cell>
          <table:table-cell table:style-name="ce48" office:value-type="string">
            <text:p>réception contact</text:p>
          </table:table-cell>
          <table:table-cell table:style-name="ce45" office:value-type="string">
            <text:p>cours</text:p>
          </table:table-cell>
          <table:table-cell table:style-name="ce45" table:content-validation-name="val1"/>
          <table:table-cell table:style-name="ce63" office:value-type="string">
            <text:p>1er envoi</text:p>
          </table:table-cell>
          <table:table-cell table:style-name="ce66" office:value-type="string">
            <text:p>facture</text:p>
          </table:table-cell>
          <table:table-cell table:style-name="ce45" office:value-type="string">
            <text:p>documents envoyés</text:p>
          </table:table-cell>
          <table:table-cell table:style-name="ce45" office:value-type="string">
            <text:p>suivi</text:p>
          </table:table-cell>
          <table:table-cell table:style-name="ce60" table:number-columns-repeated="237"/>
          <table:table-cell table:number-columns-repeated="2"/>
        </table:table-row>
        <table:table-row table:style-name="ro6">
          <table:table-cell office:value-type="string">
            <text:p>l.cacheux</text:p>
          </table:table-cell>
          <table:table-cell office:value-type="string">
            <text:p>Ludovic</text:p>
          </table:table-cell>
          <table:table-cell office:value-type="string">
            <text:p>Cacheux </text:p>
          </table:table-cell>
          <table:table-cell/>
          <table:table-cell office:value-type="string">
            <text:p>19.05.93</text:p>
          </table:table-cell>
          <table:table-cell office:value-type="string">
            <text:p>6 allée des marguerites 78250 MEULAN</text:p>
          </table:table-cell>
          <table:table-cell office:value-type="string">
            <text:p>Île-de-France</text:p>
          </table:table-cell>
          <table:table-cell table:number-columns-repeated="2"/>
          <table:table-cell office:value-type="string">
            <text:p>l.cacheux@free.fr</text:p>
          </table:table-cell>
          <table:table-cell office:value-type="date" office:date-value="2004-06-23">
            <text:p>23.06.04</text:p>
          </table:table-cell>
          <table:table-cell office:value-type="string">
            <text:p>ikurso</text:p>
          </table:table-cell>
          <table:table-cell table:content-validation-name="val1" office:value-type="string">
            <text:p>emma (Emmanuelle Richard)</text:p>
          </table:table-cell>
          <table:table-cell office:value-type="date" office:date-value="2004-06-24">
            <text:p>24 juin 04</text:p>
          </table:table-cell>
          <table:table-cell/>
          <table:table-cell office:value-type="string">
            <text:p>JI + aliĝilo + prog.été</text:p>
          </table:table-cell>
          <table:table-cell table:number-columns-repeated="240"/>
        </table:table-row>
        <table:table-row table:style-name="ro6">
          <table:table-cell office:value-type="string">
            <text:p>mimosa</text:p>
          </table:table-cell>
          <table:table-cell office:value-type="string">
            <text:p>Muriel</text:p>
          </table:table-cell>
          <table:table-cell office:value-type="string">
            <text:p>Trichard</text:p>
          </table:table-cell>
          <table:table-cell/>
          <table:table-cell office:value-type="string">
            <text:p>09.07.83</text:p>
          </table:table-cell>
          <table:table-cell office:value-type="string">
            <text:p>gîte La Gravelle FR- 22800 Le Foeil</text:p>
          </table:table-cell>
          <table:table-cell office:value-type="string">
            <text:p>Bretagne</text:p>
          </table:table-cell>
          <table:table-cell table:number-columns-repeated="2"/>
          <table:table-cell office:value-type="string">
            <text:p>muriel_madrid@yahoo.es</text:p>
          </table:table-cell>
          <table:table-cell office:value-type="string">
            <text:p>02.07.04</text:p>
          </table:table-cell>
          <table:table-cell office:value-type="string">
            <text:p>ikurso</text:p>
          </table:table-cell>
          <table:table-cell table:content-validation-name="val1" office:value-type="string">
            <text:p>lanyana (Anaïs Escriba)</text:p>
          </table:table-cell>
          <table:table-cell office:value-type="date" office:date-value="2004-07-21">
            <text:p>21 juil. 04</text:p>
          </table:table-cell>
          <table:table-cell table:style-name="ce68" office:value-type="string" table:number-columns-spanned="1" table:number-rows-spanned="15">
            <text:p><text:a xlink:href="#_07_22">_07_22</text:a></text:p>
          </table: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6">
          <table:table-cell office:value-type="string">
            <text:p>assonde</text:p>
          </table:table-cell>
          <table:table-cell office:value-type="string">
            <text:p>Cyrille</text:p>
          </table:table-cell>
          <table:table-cell office:value-type="string">
            <text:p>Assonde</text:p>
          </table:table-cell>
          <table:table-cell table:number-columns-repeated="2"/>
          <table:table-cell office:value-type="string">
            <text:p>04 BP84 Adidogomé</text:p>
          </table:table-cell>
          <table:table-cell office:value-type="string">
            <text:p>Togo</text:p>
          </table:table-cell>
          <table:table-cell table:number-columns-repeated="2"/>
          <table:table-cell office:value-type="string">
            <text:p>assondecyrille@yahoo.fr</text:p>
          </table:table-cell>
          <table:table-cell/>
          <table:table-cell office:value-type="string">
            <text:p>DLEK</text:p>
          </table:table-cell>
          <table:table-cell table:content-validation-name="val1" office:value-type="string">
            <text:p>ingrid (Ingrid Malaquin)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</text:p>
          </table:table-cell>
          <table:table-cell table:number-columns-repeated="240"/>
        </table:table-row>
        <table:table-row table:style-name="ro6">
          <table:table-cell office:value-type="string">
            <text:p>ET</text:p>
          </table:table-cell>
          <table:table-cell office:value-type="string">
            <text:p>Eric</text:p>
          </table:table-cell>
          <table:table-cell office:value-type="string">
            <text:p>Theismann</text:p>
          </table:table-cell>
          <table:table-cell/>
          <table:table-cell office:value-type="string">
            <text:p>07.09.60</text:p>
          </table:table-cell>
          <table:table-cell office:value-type="string">
            <text:p>Rue Carpet, 9 B-6000 Charleroi</text:p>
          </table:table-cell>
          <table:table-cell office:value-type="string">
            <text:p>Belgique</text:p>
          </table:table-cell>
          <table:table-cell table:number-columns-repeated="2"/>
          <table:table-cell office:value-type="string">
            <text:p>theismanneric@yahoo.fr</text:p>
          </table:table-cell>
          <table:table-cell/>
          <table:table-cell office:value-type="string">
            <text:p>ikurso</text:p>
          </table:table-cell>
          <table:table-cell table:content-validation-name="val1" office:value-type="string">
            <text:p>dan (Daniel Biro)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11">
          <table:table-cell office:value-type="string">
            <text:p>la_nova_esperantisto</text:p>
          </table:table-cell>
          <table:table-cell office:value-type="string">
            <text:p>Bachir</text:p>
          </table:table-cell>
          <table:table-cell office:value-type="string">
            <text:p>Benmaghnia</text:p>
          </table:table-cell>
          <table:table-cell/>
          <table:table-cell office:value-type="string">
            <text:p>29.09.82</text:p>
          </table:table-cell>
          <table:table-cell office:value-type="string">
            <text:p>Usto cité 790 Logt Bt 609/1 - 31037 Oran</text:p>
          </table:table-cell>
          <table:table-cell office:value-type="string">
            <text:p>Algérie</text:p>
          </table:table-cell>
          <table:table-cell table:number-columns-repeated="2"/>
          <table:table-cell office:value-type="string">
            <text:p>la_nova_esperantisto@yahoo.fr</text:p>
          </table:table-cell>
          <table:table-cell office:value-type="string">
            <text:p>03.07.04</text:p>
          </table:table-cell>
          <table:table-cell office:value-type="string">
            <text:p>ikurso</text:p>
          </table:table-cell>
          <table:table-cell table:content-validation-name="val1" office:value-type="string">
            <text:p>Marie-Helene (M.H. Desert)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</text:p>
          </table:table-cell>
          <table:table-cell office:value-type="string">
            <text:p>m'a écrit le 4 août : a reçu sa lettre le 3</text:p>
          </table:table-cell>
          <table:table-cell table:number-columns-repeated="239"/>
        </table:table-row>
        <table:table-row table:style-name="ro6">
          <table:table-cell table:number-columns-repeated="2" office:value-type="string">
            <text:p>Komla</text:p>
          </table:table-cell>
          <table:table-cell office:value-type="string">
            <text:p>ADISSOU</text:p>
          </table:table-cell>
          <table:table-cell table:number-columns-repeated="2"/>
          <table:table-cell office:value-type="string">
            <text:p>BP 12267 Lomé - LOME TOGO</text:p>
          </table:table-cell>
          <table:table-cell office:value-type="string">
            <text:p>Togo</text:p>
          </table:table-cell>
          <table:table-cell table:number-columns-repeated="2"/>
          <table:table-cell office:value-type="string">
            <text:p>k_adissou@yahoo.fr</text:p>
          </table:table-cell>
          <table:table-cell office:value-type="string">
            <text:p>05.07.04</text:p>
          </table:table-cell>
          <table:table-cell office:value-type="string">
            <text:p>DLEK</text:p>
          </table:table-cell>
          <table:table-cell table:content-validation-name="val1" office:value-type="string">
            <text:p>ingrid (Ingrid Malaquin)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</text:p>
          </table:table-cell>
          <table:table-cell table:number-columns-repeated="240"/>
        </table:table-row>
        <table:table-row table:style-name="ro6">
          <table:table-cell office:value-type="string">
            <text:p>alisam</text:p>
          </table:table-cell>
          <table:table-cell office:value-type="string">
            <text:p>Samia</text:p>
          </table:table-cell>
          <table:table-cell office:value-type="string">
            <text:p>Badji</text:p>
          </table:table-cell>
          <table:table-cell/>
          <table:table-cell office:value-type="string">
            <text:p>21.06.85</text:p>
          </table:table-cell>
          <table:table-cell office:value-type="string">
            <text:p>8, square de Mont-Louis FR-95380 Louvres</text:p>
          </table:table-cell>
          <table:table-cell office:value-type="string">
            <text:p>Île-de-France</text:p>
          </table:table-cell>
          <table:table-cell table:number-columns-repeated="2"/>
          <table:table-cell office:value-type="string">
            <text:p>alisam@infonie.fr</text:p>
          </table:table-cell>
          <table:table-cell/>
          <table:table-cell office:value-type="string">
            <text:p>ikurso</text:p>
          </table:table-cell>
          <table:table-cell table:content-validation-name="val1" office:value-type="string">
            <text:p>Marie-Helene (M.H. Desert)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6">
          <table:table-cell office:value-type="string">
            <text:p>pégase</text:p>
          </table:table-cell>
          <table:table-cell office:value-type="string">
            <text:p>Michel</text:p>
          </table:table-cell>
          <table:table-cell office:value-type="string">
            <text:p>Salberter</text:p>
          </table:table-cell>
          <table:table-cell/>
          <table:table-cell office:value-type="string">
            <text:p>10.06.48</text:p>
          </table:table-cell>
          <table:table-cell office:value-type="string">
            <text:p>rue du Roblet, 29 - 1325 Longueville</text:p>
          </table:table-cell>
          <table:table-cell office:value-type="string">
            <text:p>Belgique</text:p>
          </table:table-cell>
          <table:table-cell table:number-columns-repeated="2"/>
          <table:table-cell office:value-type="string">
            <text:p>michelsalberter@skynet.be</text:p>
          </table:table-cell>
          <table:table-cell office:value-type="string">
            <text:p>13.07.04</text:p>
          </table:table-cell>
          <table:table-cell office:value-type="string">
            <text:p>ikurso</text:p>
          </table:table-cell>
          <table:table-cell table:content-validation-name="val1" office:value-type="string">
            <text:p>ingrid (Ingrid Malaquin)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8">
          <table:table-cell table:number-columns-repeated="2" office:value-type="string">
            <text:p>Robert</text:p>
          </table:table-cell>
          <table:table-cell office:value-type="string">
            <text:p>Leleu</text:p>
          </table:table-cell>
          <table:table-cell/>
          <table:table-cell office:value-type="string">
            <text:p>07.10.33</text:p>
          </table:table-cell>
          <table:table-cell office:value-type="string">
            <text:p>11, avenue René Touchard 44510 Le Pouliguen</text:p>
          </table:table-cell>
          <table:table-cell office:value-type="string">
            <text:p>Pays-de-Loire</text:p>
          </table:table-cell>
          <table:table-cell table:number-columns-repeated="2"/>
          <table:table-cell office:value-type="string">
            <text:p>robert.jean.leleu@wanadoo.fr</text:p>
          </table:table-cell>
          <table:table-cell office:value-type="string">
            <text:p>13.07.04</text:p>
          </table:table-cell>
          <table:table-cell office:value-type="string">
            <text:p>ikurso</text:p>
          </table:table-cell>
          <table:table-cell table:content-validation-name="val1" office:value-type="string">
            <text:p>jeanpaul (Jean-Paul Tonnieau)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6">
          <table:table-cell office:value-type="string">
            <text:p>lv_miliana</text:p>
          </table:table-cell>
          <table:table-cell office:value-type="string">
            <text:p>Albert</text:p>
          </table:table-cell>
          <table:table-cell office:value-type="string">
            <text:p>Fratoni</text:p>
          </table:table-cell>
          <table:table-cell table:number-columns-repeated="2"/>
          <table:table-cell office:value-type="string">
            <text:p>Docteur Albert FRATONI 5 bis Rue du Barry 32130 SAMATAN</text:p>
          </table:table-cell>
          <table:table-cell office:value-type="string">
            <text:p>Midi-Pyrénées</text:p>
          </table:table-cell>
          <table:table-cell table:number-columns-repeated="2"/>
          <table:table-cell office:value-type="string">
            <text:p>albertfratoni@wanadoo.fr</text:p>
          </table:table-cell>
          <table:table-cell office:value-type="string">
            <text:p>20.07.04</text:p>
          </table:table-cell>
          <table:table-cell office:value-type="string">
            <text:p>DLEK</text:p>
          </table:table-cell>
          <table:table-cell table:content-validation-name="val1" office:value-type="string">
            <text:p>Laurent VIGNAUD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6">
          <table:table-cell office:value-type="string">
            <text:p>lv_tibo</text:p>
          </table:table-cell>
          <table:table-cell office:value-type="string">
            <text:p>Tibo</text:p>
          </table:table-cell>
          <table:table-cell office:value-type="string">
            <text:p>De Meyer-Olivares</text:p>
          </table:table-cell>
          <table:table-cell table:number-columns-repeated="2"/>
          <table:table-cell office:value-type="string">
            <text:p>65 avenue Ch. Thielmans 1150 BXL BRUXELLES</text:p>
          </table:table-cell>
          <table:table-cell office:value-type="string">
            <text:p>Belgique</text:p>
          </table:table-cell>
          <table:table-cell table:number-columns-repeated="2"/>
          <table:table-cell office:value-type="string">
            <text:p>luc.de.meyer@brutele.be</text:p>
          </table:table-cell>
          <table:table-cell office:value-type="string">
            <text:p>20.07.04</text:p>
          </table:table-cell>
          <table:table-cell office:value-type="string">
            <text:p>DLEK</text:p>
          </table:table-cell>
          <table:table-cell table:content-validation-name="val1" office:value-type="string">
            <text:p>Laurent VIGNAUD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6">
          <table:table-cell office:value-type="string">
            <text:p>lv_sara</text:p>
          </table:table-cell>
          <table:table-cell office:value-type="string">
            <text:p>Martine</text:p>
          </table:table-cell>
          <table:table-cell office:value-type="string">
            <text:p>BOEN</text:p>
          </table:table-cell>
          <table:table-cell table:number-columns-repeated="2"/>
          <table:table-cell office:value-type="string">
            <text:p>14 rue Violette 59000 Lille</text:p>
          </table:table-cell>
          <table:table-cell office:value-type="string">
            <text:p>Nord</text:p>
          </table:table-cell>
          <table:table-cell table:number-columns-repeated="2"/>
          <table:table-cell office:value-type="string">
            <text:p>martineboen@mageos.com</text:p>
          </table:table-cell>
          <table:table-cell office:value-type="string">
            <text:p>20.07.04</text:p>
          </table:table-cell>
          <table:table-cell office:value-type="string">
            <text:p>DLEK</text:p>
          </table:table-cell>
          <table:table-cell table:content-validation-name="val1" office:value-type="string">
            <text:p>Laurent VIGNAUD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6">
          <table:table-cell office:value-type="string">
            <text:p>lv_kubasik</text:p>
          </table:table-cell>
          <table:table-cell office:value-type="string">
            <text:p>Alain</text:p>
          </table:table-cell>
          <table:table-cell office:value-type="string">
            <text:p>Kubasik</text:p>
          </table:table-cell>
          <table:table-cell table:number-columns-repeated="2"/>
          <table:table-cell office:value-type="string">
            <text:p>3, impasse Corneflute 77720 Bombon</text:p>
          </table:table-cell>
          <table:table-cell office:value-type="string">
            <text:p>Île-de-France</text:p>
          </table:table-cell>
          <table:table-cell table:number-columns-repeated="2"/>
          <table:table-cell office:value-type="string">
            <text:p>alain.kubasik@laposte.net</text:p>
          </table:table-cell>
          <table:table-cell office:value-type="string">
            <text:p>20.07.04</text:p>
          </table:table-cell>
          <table:table-cell table:style-name="ce49" office:value-type="string">
            <text:p>DLEK</text:p>
          </table:table-cell>
          <table:table-cell table:content-validation-name="val1" office:value-type="string">
            <text:p>Laurent VIGNAUD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6">
          <table:table-cell office:value-type="string">
            <text:p>lv_cyberdam</text:p>
          </table:table-cell>
          <table:table-cell office:value-type="string">
            <text:p>Damien</text:p>
          </table:table-cell>
          <table:table-cell office:value-type="string">
            <text:p>Boucard</text:p>
          </table:table-cell>
          <table:table-cell table:number-columns-repeated="2"/>
          <table:table-cell office:value-type="string">
            <text:p>33, rue Gaston Defferre 90000 Belfort</text:p>
          </table:table-cell>
          <table:table-cell office:value-type="string">
            <text:p>Franche-Comté</text:p>
          </table:table-cell>
          <table:table-cell table:number-columns-repeated="3"/>
          <table:table-cell office:value-type="string">
            <text:p>20.07.04</text:p>
          </table:table-cell>
          <table:table-cell office:value-type="string">
            <text:p>DLEK</text:p>
          </table:table-cell>
          <table:table-cell table:content-validation-name="val1" office:value-type="string">
            <text:p>Pierre CARDONA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6">
          <table:table-cell office:value-type="string">
            <text:p>lv_gilles3</text:p>
          </table:table-cell>
          <table:table-cell office:value-type="string">
            <text:p>Gilles</text:p>
          </table:table-cell>
          <table:table-cell office:value-type="string">
            <text:p>SCHNEIDER</text:p>
          </table:table-cell>
          <table:table-cell table:number-columns-repeated="2"/>
          <table:table-cell office:value-type="string">
            <text:p>6, rue des Ecoles 68920 <text:s/>WINTZENHEIM</text:p>
          </table:table-cell>
          <table:table-cell office:value-type="string">
            <text:p>Alsace</text:p>
          </table:table-cell>
          <table:table-cell table:number-columns-repeated="2"/>
          <table:table-cell office:value-type="string">
            <text:p>gilles.d.schneider@free.fr</text:p>
          </table:table-cell>
          <table:table-cell office:value-type="string">
            <text:p>20.07.04</text:p>
          </table:table-cell>
          <table:table-cell office:value-type="string">
            <text:p>DLEK</text:p>
          </table:table-cell>
          <table:table-cell table:content-validation-name="val1" office:value-type="string">
            <text:p>Thierry TAILHADES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6">
          <table:table-cell office:value-type="string">
            <text:p>lv_lu</text:p>
          </table:table-cell>
          <table:table-cell office:value-type="string">
            <text:p>Claude</text:p>
          </table:table-cell>
          <table:table-cell office:value-type="string">
            <text:p>TRONCHE</text:p>
          </table:table-cell>
          <table:table-cell table:number-columns-repeated="2"/>
          <table:table-cell office:value-type="string">
            <text:p>"La Veyle" 58, rue de Montholon 01000 Bourg-en-Bresse</text:p>
          </table:table-cell>
          <table:table-cell office:value-type="string">
            <text:p>Rhône-Alpes</text:p>
          </table:table-cell>
          <table:table-cell table:number-columns-repeated="2"/>
          <table:table-cell office:value-type="string">
            <text:p>ctronche@wanadoo.fr</text:p>
          </table:table-cell>
          <table:table-cell office:value-type="string">
            <text:p>20.07.04</text:p>
          </table:table-cell>
          <table:table-cell office:value-type="string">
            <text:p>DLEK</text:p>
          </table:table-cell>
          <table:table-cell table:content-validation-name="val1" office:value-type="string">
            <text:p>Laurent VIGNAUD</text:p>
          </table:table-cell>
          <table:table-cell office:value-type="date" office:date-value="2004-07-21">
            <text:p>21 juil. 04</text:p>
          </table:table-cell>
          <table:covered-table-cell table:style-name="ce68" office:value-type="string">
            <text:p><text:a xlink:href="#_07_22">#_07_22</text:a></text:p>
          </table:covered-table-cell>
          <table:table-cell office:value-type="string">
            <text:p>JI + aliĝilo + prog.été + pétition bac</text:p>
          </table:table-cell>
          <table:table-cell table:number-columns-repeated="240"/>
        </table:table-row>
        <table:table-row table:style-name="ro6">
          <table:table-cell table:style-name="ce41" office:value-type="string">
            <text:p>ghabryelt</text:p>
          </table:table-cell>
          <table:table-cell table:style-name="ce41" office:value-type="string">
            <text:p>Caryl</text:p>
          </table:table-cell>
          <table:table-cell table:style-name="ce41" office:value-type="string">
            <text:p>Le Breton</text:p>
          </table:table-cell>
          <table:table-cell table:style-name="ce41" office:value-type="string">
            <text:p>H</text:p>
          </table:table-cell>
          <table:table-cell table:style-name="ce50" office:value-type="date" office:date-value="1983-06-26">
            <text:p>26.06.83</text:p>
          </table:table-cell>
          <table:table-cell table:style-name="ce41" office:value-type="string">
            <text:p>40B rue de Condé - 77260 La Ferté-Sous-Jouarre</text:p>
          </table:table-cell>
          <table:table-cell table:style-name="ce41" office:value-type="string">
            <text:p>Île-de-France</text:p>
          </table:table-cell>
          <table:table-cell table:style-name="ce41" table:number-columns-repeated="2"/>
          <table:table-cell office:value-type="string">
            <text:p>ghabryelt@wanadoo.fr</text:p>
          </table:table-cell>
          <table:table-cell table:style-name="ce50" office:value-type="string">
            <text:p>22.07.04</text:p>
          </table:table-cell>
          <table:table-cell table:style-name="ce61" office:value-type="string">
            <text:p>ikurso</text:p>
          </table:table-cell>
          <table:table-cell table:style-name="ce41" table:content-validation-name="val1" office:value-type="string">
            <text:p>lima (Maggy Libouton)</text:p>
          </table:table-cell>
          <table:table-cell table:style-name="ce65" office:value-type="date" office:date-value="2004-07-27">
            <text:p>27 juil. 04</text:p>
          </table:table-cell>
          <table:table-cell table:style-name="ce68" office:value-type="string" table:number-columns-spanned="1" table:number-rows-spanned="6">
            <text:p><text:a xlink:href="#_07_28">_07_28</text:a></text:p>
          </table:table-cell>
          <table:table-cell table:style-name="ce41" office:value-type="string">
            <text:p>JI + aliĝilo + prog.été + pétition bac</text:p>
          </table:table-cell>
          <table:table-cell table:style-name="ce41" table:number-columns-repeated="238"/>
          <table:table-cell table:number-columns-repeated="2"/>
        </table:table-row>
        <table:table-row table:style-name="ro6">
          <table:table-cell table:number-columns-repeated="2" table:style-name="ce41" office:value-type="string">
            <text:p>Bernard</text:p>
          </table:table-cell>
          <table:table-cell table:style-name="ce41" office:value-type="string">
            <text:p>Cassiers</text:p>
          </table:table-cell>
          <table:table-cell table:style-name="ce41" office:value-type="string">
            <text:p>H</text:p>
          </table:table-cell>
          <table:table-cell table:style-name="ce50" office:value-type="string">
            <text:p>15.05.42</text:p>
          </table:table-cell>
          <table:table-cell table:style-name="ce41" office:value-type="string">
            <text:p>Bd de la Révision, 72 <text:s text:c="3"/>BE-1070 Bruxelles</text:p>
          </table:table-cell>
          <table:table-cell table:style-name="ce41" office:value-type="string">
            <text:p>BELGIQUE</text:p>
          </table:table-cell>
          <table:table-cell table:style-name="ce41" table:number-columns-repeated="2"/>
          <table:table-cell office:value-type="string">
            <text:p>bernard.cassiers@yucom.be</text:p>
          </table:table-cell>
          <table:table-cell table:style-name="ce50" office:value-type="string">
            <text:p>22.07.04</text:p>
          </table:table-cell>
          <table:table-cell table:style-name="ce61" office:value-type="string">
            <text:p>ikurso</text:p>
          </table:table-cell>
          <table:table-cell table:style-name="ce41" table:content-validation-name="val1" office:value-type="string">
            <text:p>maljuna Kris (Christian Departe)</text:p>
          </table:table-cell>
          <table:table-cell table:style-name="ce65" office:value-type="date" office:date-value="2004-07-27">
            <text:p>27 juil. 04</text:p>
          </table:table-cell>
          <table:covered-table-cell table:style-name="ce68" office:value-type="string">
            <text:p><text:a xlink:href="#_07_28">#dépenses.A3</text:a></text:p>
          </table:covered-table-cell>
          <table:table-cell table:style-name="ce41" office:value-type="string">
            <text:p>JI + aliĝilo + prog.été + pétition bac</text:p>
          </table:table-cell>
          <table:table-cell table:style-name="ce41" table:number-columns-repeated="238"/>
          <table:table-cell table:number-columns-repeated="2"/>
        </table:table-row>
        <table:table-row table:style-name="ro6">
          <table:table-cell table:style-name="ce41" office:value-type="string">
            <text:p>votane</text:p>
          </table:table-cell>
          <table:table-cell table:style-name="ce41" office:value-type="string">
            <text:p>Patrick</text:p>
          </table:table-cell>
          <table:table-cell table:style-name="ce41" office:value-type="string">
            <text:p>Noël</text:p>
          </table:table-cell>
          <table:table-cell table:style-name="ce41" office:value-type="string">
            <text:p>H</text:p>
          </table:table-cell>
          <table:table-cell table:style-name="ce50" office:value-type="string">
            <text:p>19.04.55</text:p>
          </table:table-cell>
          <table:table-cell table:style-name="ce41" office:value-type="string">
            <text:p>impasse haesel <text:s/>67430 Domfessel</text:p>
          </table:table-cell>
          <table:table-cell table:style-name="ce41" office:value-type="string">
            <text:p>Alsace</text:p>
          </table:table-cell>
          <table:table-cell table:style-name="ce41" table:number-columns-repeated="2"/>
          <table:table-cell office:value-type="string">
            <text:p>patricknoel@altern.org</text:p>
          </table:table-cell>
          <table:table-cell table:style-name="ce50" office:value-type="string">
            <text:p>23.07.04</text:p>
          </table:table-cell>
          <table:table-cell table:style-name="ce61" office:value-type="string">
            <text:p>ikurso</text:p>
          </table:table-cell>
          <table:table-cell table:style-name="ce41" table:content-validation-name="val1" office:value-type="string">
            <text:p>sebo (Sébastien Ferré)</text:p>
          </table:table-cell>
          <table:table-cell table:style-name="ce65" office:value-type="date" office:date-value="2004-07-27">
            <text:p>27 juil. 04</text:p>
          </table:table-cell>
          <table:covered-table-cell table:style-name="ce68" office:value-type="string">
            <text:p><text:a xlink:href="#_07_28">#dépenses.A3</text:a></text:p>
          </table:covered-table-cell>
          <table:table-cell table:style-name="ce41" office:value-type="string">
            <text:p>JI + aliĝilo + prog.été + pétition bac</text:p>
          </table:table-cell>
          <table:table-cell table:style-name="ce41" table:number-columns-repeated="238"/>
          <table:table-cell table:number-columns-repeated="2"/>
        </table:table-row>
        <table:table-row table:style-name="ro6">
          <table:table-cell table:style-name="ce41" office:value-type="string">
            <text:p>lvh</text:p>
          </table:table-cell>
          <table:table-cell table:style-name="ce41" office:value-type="string">
            <text:p>Béatrice</text:p>
          </table:table-cell>
          <table:table-cell table:style-name="ce41" office:value-type="string">
            <text:p>Allée</text:p>
          </table:table-cell>
          <table:table-cell table:style-name="ce41" office:value-type="string">
            <text:p>F</text:p>
          </table:table-cell>
          <table:table-cell table:style-name="ce50" office:value-type="string">
            <text:p>09.08.53</text:p>
          </table:table-cell>
          <table:table-cell table:style-name="ce41" office:value-type="string">
            <text:p>La Ville Heleuc <text:s/>22980 Plénan-le-Petit</text:p>
          </table:table-cell>
          <table:table-cell table:style-name="ce41" office:value-type="string">
            <text:p>Bretagne</text:p>
          </table:table-cell>
          <table:table-cell table:style-name="ce41" table:number-columns-repeated="2"/>
          <table:table-cell office:value-type="string">
            <text:p>la.ville.heleuc@wanadoo.fr</text:p>
          </table:table-cell>
          <table:table-cell table:style-name="ce50" office:value-type="string">
            <text:p>23.07.04</text:p>
          </table:table-cell>
          <table:table-cell table:style-name="ce61" office:value-type="string">
            <text:p>ikurso</text:p>
          </table:table-cell>
          <table:table-cell table:style-name="ce41" table:content-validation-name="val1" office:value-type="string">
            <text:p>Marie-Helene (M.H. Desert)</text:p>
          </table:table-cell>
          <table:table-cell table:style-name="ce65" office:value-type="date" office:date-value="2004-07-27">
            <text:p>27 juil. 04</text:p>
          </table:table-cell>
          <table:covered-table-cell table:style-name="ce68" office:value-type="string">
            <text:p><text:a xlink:href="#_07_28">#dépenses.A3</text:a></text:p>
          </table:covered-table-cell>
          <table:table-cell table:style-name="ce41" office:value-type="string">
            <text:p>JI + aliĝilo + prog.été + pétition bac</text:p>
          </table:table-cell>
          <table:table-cell table:style-name="ce41" table:number-columns-repeated="238"/>
          <table:table-cell table:number-columns-repeated="2"/>
        </table:table-row>
        <table:table-row table:style-name="ro6">
          <table:table-cell table:number-columns-repeated="2" table:style-name="ce41" office:value-type="string">
            <text:p>Hélène</text:p>
          </table:table-cell>
          <table:table-cell table:style-name="ce41" office:value-type="string">
            <text:p>Lourenco</text:p>
          </table:table-cell>
          <table:table-cell table:style-name="ce41" office:value-type="string">
            <text:p>F</text:p>
          </table:table-cell>
          <table:table-cell table:style-name="ce50" office:value-type="string">
            <text:p>19.09.73</text:p>
          </table:table-cell>
          <table:table-cell table:style-name="ce41" office:value-type="string">
            <text:p>79, allée de l'Artois <text:s/>59130 Lambersart</text:p>
          </table:table-cell>
          <table:table-cell table:style-name="ce41" office:value-type="string">
            <text:p>Nord</text:p>
          </table:table-cell>
          <table:table-cell table:style-name="ce41" table:number-columns-repeated="2"/>
          <table:table-cell office:value-type="string">
            <text:p>alfred.lourenco@numericable.fr</text:p>
          </table:table-cell>
          <table:table-cell table:style-name="ce50" office:value-type="string">
            <text:p>23.07.04</text:p>
          </table:table-cell>
          <table:table-cell table:style-name="ce61" office:value-type="string">
            <text:p>ikurso</text:p>
          </table:table-cell>
          <table:table-cell table:style-name="ce41" table:content-validation-name="val1" office:value-type="string">
            <text:p>ingrid (Ingrid Malaquin)</text:p>
          </table:table-cell>
          <table:table-cell table:style-name="ce65" office:value-type="date" office:date-value="2004-07-27">
            <text:p>27 juil. 04</text:p>
          </table:table-cell>
          <table:covered-table-cell table:style-name="ce68" office:value-type="string">
            <text:p><text:a xlink:href="#_07_28">#dépenses.A3</text:a></text:p>
          </table:covered-table-cell>
          <table:table-cell table:style-name="ce41" office:value-type="string">
            <text:p>JI + aliĝilo + prog.été + pétition bac</text:p>
          </table:table-cell>
          <table:table-cell table:style-name="ce41" table:number-columns-repeated="238"/>
          <table:table-cell table:number-columns-repeated="2"/>
        </table:table-row>
        <table:table-row table:style-name="ro6">
          <table:table-cell table:style-name="ce41" office:value-type="string">
            <text:p>lv_Jean-Yves</text:p>
          </table:table-cell>
          <table:table-cell table:style-name="ce41" office:value-type="string">
            <text:p>Jean-Yves</text:p>
          </table:table-cell>
          <table:table-cell table:style-name="ce41" office:value-type="string">
            <text:p>SAGE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14, rue des Boutons d'Or <text:s/>91130 Ris-Orangis</text:p>
          </table:table-cell>
          <table:table-cell table:style-name="ce41" office:value-type="string">
            <text:p>Île-de-France</text:p>
          </table:table-cell>
          <table:table-cell table:style-name="ce41" table:number-columns-repeated="2"/>
          <table:table-cell/>
          <table:table-cell table:style-name="ce50" office:value-type="date" office:date-value="2004-07-26">
            <text:p>26.07.04</text:p>
          </table:table-cell>
          <table:table-cell table:style-name="ce61" office:value-type="string">
            <text:p>DLEK</text:p>
          </table:table-cell>
          <table:table-cell table:style-name="ce41" table:content-validation-name="val1" office:value-type="string">
            <text:p>Laurent VIGNAUD</text:p>
          </table:table-cell>
          <table:table-cell table:style-name="ce65" office:value-type="date" office:date-value="2004-07-27">
            <text:p>27 juil. 04</text:p>
          </table:table-cell>
          <table:covered-table-cell table:style-name="ce68" office:value-type="string">
            <text:p><text:a xlink:href="#_07_28">#_07_28</text:a></text:p>
          </table:covered-table-cell>
          <table:table-cell table:style-name="ce41" office:value-type="string">
            <text:p>JI + aliĝilo + prog.été + pétition bac</text:p>
          </table:table-cell>
          <table:table-cell table:style-name="ce41" table:number-columns-repeated="238"/>
          <table:table-cell table:number-columns-repeated="2"/>
        </table:table-row>
        <table:table-row table:style-name="ro6">
          <table:table-cell office:value-type="string">
            <text:p>keonet</text:p>
          </table:table-cell>
          <table:table-cell office:value-type="string">
            <text:p>Damien</text:p>
          </table:table-cell>
          <table:table-cell office:value-type="string">
            <text:p>Aubert</text:p>
          </table:table-cell>
          <table:table-cell office:value-type="string">
            <text:p>H</text:p>
          </table:table-cell>
          <table:table-cell office:value-type="date" office:date-value="1986-08-24">
            <text:p>24.08.86</text:p>
          </table:table-cell>
          <table:table-cell office:value-type="string">
            <text:p>54 rue Jacotot <text:s/>73100 Aix-les-Bains</text:p>
          </table:table-cell>
          <table:table-cell office:value-type="string">
            <text:p>Rhône-Alpes</text:p>
          </table:table-cell>
          <table:table-cell table:number-columns-repeated="2"/>
          <table:table-cell office:value-type="string">
            <text:p>keonet@aol.com</text:p>
          </table:table-cell>
          <table:table-cell office:value-type="date" office:date-value="2004-07-31">
            <text:p>31.07.04</text:p>
          </table:table-cell>
          <table:table-cell office:value-type="string">
            <text:p>ikurso</text:p>
          </table:table-cell>
          <table:table-cell office:value-type="string">
            <text:p>mslagmu (Michel Slagmulder)</text:p>
          </table:table-cell>
          <table:table-cell office:value-type="date" office:date-value="2004-08-02">
            <text:p>2 août 04</text:p>
          </table:table-cell>
          <table:table-cell table:style-name="ce68" office:value-type="string">
            <text:p><text:a xlink:href="#_08_02">_08_02</text:a></text:p>
          </table:table-cell>
          <table:table-cell table:style-name="ce41" office:value-type="string">
            <text:p>JI + aliĝilo + prog.été + pétition bac</text:p>
          </table:table-cell>
          <table:table-cell table:number-columns-repeated="240"/>
        </table:table-row>
        <table:table-row table:style-name="ro6">
          <table:table-cell office:value-type="string">
            <text:p>hind</text:p>
          </table:table-cell>
          <table:table-cell office:value-type="string">
            <text:p>Hind</text:p>
          </table:table-cell>
          <table:table-cell office:value-type="string">
            <text:p>Bouchareb</text:p>
          </table:table-cell>
          <table:table-cell office:value-type="string">
            <text:p>F</text:p>
          </table:table-cell>
          <table:table-cell/>
          <table:table-cell office:value-type="string">
            <text:p>Mlle B.H. 10 rue Claude Debussy <text:s/>45140 Ingre</text:p>
          </table:table-cell>
          <table:table-cell office:value-type="string">
            <text:p>Centre</text:p>
          </table:table-cell>
          <table:table-cell table:number-columns-repeated="2"/>
          <table:table-cell office:value-type="string">
            <text:p>hindbouchareb@wanadoo.fr</text:p>
          </table:table-cell>
          <table:table-cell office:value-type="date" office:date-value="2004-08-01">
            <text:p>01.08.04</text:p>
          </table:table-cell>
          <table:table-cell office:value-type="string">
            <text:p>ikurso</text:p>
          </table:table-cell>
          <table:table-cell office:value-type="string">
            <text:p>t_cordonnier (Thomas Cordonnier)</text:p>
          </table:table-cell>
          <table:table-cell office:value-type="date" office:date-value="2004-08-04">
            <text:p>4 août 04</text:p>
          </table:table-cell>
          <table:table-cell table:style-name="ce68" office:value-type="string" table:number-columns-spanned="1" table:number-rows-spanned="3">
            <text:p><text:a xlink:href="#_08_05">_08_05</text:a></text:p>
          </table:table-cell>
          <table:table-cell office:value-type="string">
            <text:p>JI + aliĝilo + prog.été + pétition bac</text:p>
          </table:table-cell>
          <table:table-cell table:number-columns-repeated="238"/>
          <table:table-cell table:style-name="ce73" table:number-columns-repeated="2"/>
        </table:table-row>
        <table:table-row table:style-name="ro6">
          <table:table-cell office:value-type="string">
            <text:p>madeline</text:p>
          </table:table-cell>
          <table:table-cell office:value-type="string">
            <text:p>Madeline</text:p>
          </table:table-cell>
          <table:table-cell office:value-type="string">
            <text:p>Pautet</text:p>
          </table:table-cell>
          <table:table-cell office:value-type="string">
            <text:p>F</text:p>
          </table:table-cell>
          <table:table-cell office:value-type="date" office:date-value="1988-06-02">
            <text:p>02.06.88</text:p>
          </table:table-cell>
          <table:table-cell office:value-type="string">
            <text:p>5, voie romaine <text:s/>41240 Ouzouer le Marché</text:p>
          </table:table-cell>
          <table:table-cell office:value-type="string">
            <text:p>Centre</text:p>
          </table:table-cell>
          <table:table-cell table:number-columns-repeated="2"/>
          <table:table-cell office:value-type="string">
            <text:p>Madeline848@aol.com</text:p>
          </table:table-cell>
          <table:table-cell office:value-type="date" office:date-value="2004-08-03">
            <text:p>03.08.04</text:p>
          </table:table-cell>
          <table:table-cell office:value-type="string">
            <text:p>ikurso</text:p>
          </table:table-cell>
          <table:table-cell table:content-validation-name="val1" office:value-type="string">
            <text:p>emma (Emmanuelle Richard)</text:p>
          </table:table-cell>
          <table:table-cell office:value-type="date" office:date-value="2004-08-04">
            <text:p>4 août 04</text:p>
          </table:table-cell>
          <table:covered-table-cell table:style-name="ce68" office:value-type="string">
            <text:p><text:a xlink:href="#_08_05">#_08_05</text:a></text:p>
          </table:covered-table-cell>
          <table:table-cell office:value-type="string">
            <text:p>JI + aliĝilo + prog.été + pétition bac</text:p>
          </table:table-cell>
          <table:table-cell table:number-columns-repeated="238"/>
          <table:table-cell table:style-name="ce73" table:number-columns-repeated="2"/>
        </table:table-row>
        <table:table-row table:style-name="ro6">
          <table:table-cell/>
          <table:table-cell office:value-type="string">
            <text:p>Hélène</text:p>
          </table:table-cell>
          <table:table-cell office:value-type="string">
            <text:p>Debulois</text:p>
          </table:table-cell>
          <table:table-cell office:value-type="string">
            <text:p>F</text:p>
          </table:table-cell>
          <table:table-cell/>
          <table:table-cell office:value-type="string">
            <text:p>Bâtiment J <text:s/>644 avenue du Maréchal Juin <text:s/>30900 Nîmes</text:p>
          </table:table-cell>
          <table:table-cell office:value-type="string">
            <text:p>Languedoc-R.</text:p>
          </table:table-cell>
          <table:table-cell table:number-columns-repeated="2"/>
          <table:table-cell office:value-type="string">
            <text:p>hdebulois@wanadoo.fr</text:p>
          </table:table-cell>
          <table:table-cell office:value-type="date" office:date-value="2004-08-02">
            <text:p>02.08.04</text:p>
          </table:table-cell>
          <table:table-cell office:value-type="string">
            <text:p>DLEK</text:p>
          </table:table-cell>
          <table:table-cell office:value-type="string">
            <text:p>Marc Bavant</text:p>
          </table:table-cell>
          <table:table-cell office:value-type="date" office:date-value="2004-08-04">
            <text:p>4 août 04</text:p>
          </table:table-cell>
          <table:covered-table-cell table:style-name="ce68" office:value-type="string">
            <text:p><text:a xlink:href="#_08_05">#_08_05</text:a></text:p>
          </table:covered-table-cell>
          <table:table-cell office:value-type="string">
            <text:p>JI + aliĝilo + prog.été + pétition bac</text:p>
          </table:table-cell>
          <table:table-cell table:number-columns-repeated="238"/>
          <table:table-cell table:style-name="ce73" table:number-columns-repeated="2"/>
        </table:table-row>
        <table:table-row table:style-name="ro6">
          <table:table-cell table:style-name="ce41" office:value-type="string">
            <text:p>Guilem</text:p>
          </table:table-cell>
          <table:table-cell table:style-name="ce41" office:value-type="string">
            <text:p>Miguel</text:p>
          </table:table-cell>
          <table:table-cell table:style-name="ce41" office:value-type="string">
            <text:p>Decleire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rue Josse Impens 33 <text:s text:c="3"/>1030 Bruxelles</text:p>
          </table:table-cell>
          <table:table-cell table:style-name="ce41" office:value-type="string">
            <text:p>BELGIQUE</text:p>
          </table:table-cell>
          <table:table-cell table:style-name="ce41" table:number-columns-repeated="2"/>
          <table:table-cell office:value-type="string">
            <text:p>guilem.deceleri@tiscali.be</text:p>
          </table:table-cell>
          <table:table-cell table:style-name="ce50" office:value-type="string">
            <text:p>25.07.04</text:p>
          </table:table-cell>
          <table:table-cell table:style-name="ce61" office:value-type="string">
            <text:p>ikurso</text:p>
          </table:table-cell>
          <table:table-cell table:style-name="ce41" table:content-validation-name="val1" office:value-type="string">
            <text:p>placebo (Eric Descamps)</text:p>
          </table:table-cell>
          <table:table-cell table:style-name="ce65" office:value-type="date" office:date-value="2004-08-09">
            <text:p>9 août 04</text:p>
          </table:table-cell>
          <table:table-cell table:style-name="ce69"/>
          <table:table-cell table:style-name="ce41" office:value-type="string">
            <text:p>JI + aliĝilo + pétition bac</text:p>
          </table:table-cell>
          <table:table-cell table:style-name="ce41" office:value-type="string">
            <text:p>27 juil : demande adresse</text:p>
          </table:table-cell>
          <table:table-cell table:style-name="ce41" table:number-columns-repeated="237"/>
          <table:table-cell table:style-name="ce74" table:number-columns-repeated="2"/>
        </table:table-row>
        <table:table-row table:style-name="ro12">
          <table:table-cell table:style-name="ce41" office:value-type="string">
            <text:p>Cri-Cri</text:p>
          </table:table-cell>
          <table:table-cell table:style-name="ce41" office:value-type="string">
            <text:p>Christiane</text:p>
          </table:table-cell>
          <table:table-cell table:style-name="ce41" office:value-type="string">
            <text:p>Vanbesien</text:p>
          </table:table-cell>
          <table:table-cell table:style-name="ce41" office:value-type="string">
            <text:p>F</text:p>
          </table:table-cell>
          <table:table-cell table:style-name="ce50" office:value-type="date" office:date-value="1962-10-05">
            <text:p>05.10.62</text:p>
          </table:table-cell>
          <table:table-cell table:style-name="ce41" office:value-type="string">
            <text:p>8 rue de la Perche <text:s/>BE 701 Jemappes</text:p>
          </table:table-cell>
          <table:table-cell table:style-name="ce41" office:value-type="string">
            <text:p>BELGIQUE</text:p>
          </table:table-cell>
          <table:table-cell table:style-name="ce41" table:number-columns-repeated="2"/>
          <table:table-cell office:value-type="string">
            <text:p>christiane.vanbesien@tiscali.be</text:p>
          </table:table-cell>
          <table:table-cell table:style-name="ce50" office:value-type="date" office:date-value="2004-08-10">
            <text:p>10.08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glogez (Godeleine Logez)</text:p>
          </table:table-cell>
          <table:table-cell table:style-name="ce65" office:value-type="date" office:date-value="2004-08-11">
            <text:p>11 août 04</text:p>
          </table:table-cell>
          <table:table-cell table:style-name="ce68" office:value-type="string" table:number-columns-spanned="1" table:number-rows-spanned="2">
            <text:p><text:a xlink:href="#_08_11">_08_11</text:a></text:p>
          </table:table-cell>
          <table:table-cell table:style-name="ce41" office:value-type="string">
            <text:p>JI + aliĝilo + pétition bac</text:p>
          </table:table-cell>
          <table:table-cell table:style-name="ce41" table:number-columns-repeated="238"/>
          <table:table-cell table:style-name="ce74" table:number-columns-repeated="2"/>
        </table:table-row>
        <table:table-row table:style-name="ro6">
          <table:table-cell table:style-name="ce41"/>
          <table:table-cell table:style-name="ce41" office:value-type="string">
            <text:p>Assane</text:p>
          </table:table-cell>
          <table:table-cell table:style-name="ce41" office:value-type="string">
            <text:p>Faye</text:p>
          </table:table-cell>
          <table:table-cell table:style-name="ce41" office:value-type="string">
            <text:p>M</text:p>
          </table:table-cell>
          <table:table-cell table:style-name="ce50"/>
          <table:table-cell table:style-name="ce41" office:value-type="string">
            <text:p>Colobane 1 <text:s/>434 Rufisque</text:p>
          </table:table-cell>
          <table:table-cell table:style-name="ce41" office:value-type="string">
            <text:p>SENEGAL</text:p>
          </table:table-cell>
          <table:table-cell table:style-name="ce41" table:number-columns-repeated="2"/>
          <table:table-cell/>
          <table:table-cell table:style-name="ce50" office:value-type="date" office:date-value="2004-08-02">
            <text:p>02.08.04</text:p>
          </table:table-cell>
          <table:table-cell table:style-name="ce61" office:value-type="string">
            <text:p>DLEK</text:p>
          </table:table-cell>
          <table:table-cell table:style-name="ce41" table:content-validation-name="val1" office:value-type="string">
            <text:p>Laurent VIGNAUD</text:p>
          </table:table-cell>
          <table:table-cell table:style-name="ce65" office:value-type="date" office:date-value="2004-08-11">
            <text:p>11 août 04</text:p>
          </table:table-cell>
          <table:covered-table-cell table:style-name="ce68" office:value-type="string">
            <text:p><text:a xlink:href="#_08_11">#_08_11</text:a></text:p>
          </table:covered-table-cell>
          <table:table-cell table:style-name="ce41" office:value-type="string">
            <text:p>JI (2 n°) + aliĝilo Bilbao-kongreso</text:p>
          </table:table-cell>
          <table:table-cell table:style-name="ce41" office:value-type="string">
            <text:p>lettre diplôme + accueil JEFO</text:p>
          </table:table-cell>
          <table:table-cell table:style-name="ce41" table:number-columns-repeated="237"/>
          <table:table-cell table:style-name="ce74" table:number-columns-repeated="2"/>
        </table:table-row>
        <table:table-row table:style-name="ro6">
          <table:table-cell table:style-name="ce41" office:value-type="string">
            <text:p>lphilippe</text:p>
          </table:table-cell>
          <table:table-cell table:style-name="ce41" office:value-type="string">
            <text:p>Laurent</text:p>
          </table:table-cell>
          <table:table-cell table:style-name="ce41" office:value-type="string">
            <text:p>PHILIPPE</text:p>
          </table:table-cell>
          <table:table-cell table:style-name="ce41" office:value-type="string">
            <text:p>M</text:p>
          </table:table-cell>
          <table:table-cell table:style-name="ce50" office:value-type="date" office:date-value="1959-09-05">
            <text:p>05.09.59</text:p>
          </table:table-cell>
          <table:table-cell table:style-name="ce41" office:value-type="string">
            <text:p>75, avenue du Président Wilson <text:s/>10120 St André Les Vergers</text:p>
          </table:table-cell>
          <table:table-cell table:style-name="ce41" office:value-type="string">
            <text:p>Champ.-Arden.</text:p>
          </table:table-cell>
          <table:table-cell table:style-name="ce41" table:number-columns-repeated="2"/>
          <table:table-cell office:value-type="string">
            <text:p>laurentphilippe@free.fr</text:p>
          </table:table-cell>
          <table:table-cell table:style-name="ce50" office:value-type="date" office:date-value="2004-08-12">
            <text:p>12.08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aurore (Aurore Casanova)</text:p>
          </table:table-cell>
          <table:table-cell office:value-type="date" office:date-value="2004-08-19">
            <text:p>19 août 04</text:p>
          </table:table-cell>
          <table:table-cell table:style-name="ce68" office:value-type="string" table:number-columns-spanned="1" table:number-rows-spanned="6">
            <text:p><text:a xlink:href="#_08_19">_08_19</text:a></text:p>
          </table:table-cell>
          <table:table-cell table:style-name="ce41" office:value-type="string">
            <text:p>JI + pétition bac</text:p>
          </table:table-cell>
          <table:table-cell table:style-name="ce41" table:number-columns-repeated="238"/>
          <table:table-cell table:style-name="ce74" table:number-columns-repeated="2"/>
        </table:table-row>
        <table:table-row table:style-name="ro6">
          <table:table-cell office:value-type="string">
            <text:p>lv_cora</text:p>
          </table:table-cell>
          <table:table-cell office:value-type="string">
            <text:p>Danièle</text:p>
          </table:table-cell>
          <table:table-cell office:value-type="string">
            <text:p>Guez</text:p>
          </table:table-cell>
          <table:table-cell office:value-type="string">
            <text:p>F</text:p>
          </table:table-cell>
          <table:table-cell/>
          <table:table-cell office:value-type="string">
            <text:p>70, rue Ernest Renan <text:s/>33000 Bordeaux</text:p>
          </table:table-cell>
          <table:table-cell office:value-type="string">
            <text:p>Aquitaine</text:p>
          </table:table-cell>
          <table:table-cell table:number-columns-repeated="2"/>
          <table:table-cell office:value-type="string">
            <text:p>danixam@wanadoo.fr</text:p>
          </table:table-cell>
          <table:table-cell office:value-type="date" office:date-value="2004-08-18">
            <text:p>18.08.04</text:p>
          </table:table-cell>
          <table:table-cell office:value-type="string">
            <text:p>DLEK</text:p>
          </table:table-cell>
          <table:table-cell table:content-validation-name="val1" office:value-type="string">
            <text:p>Laurent VIGNAUD</text:p>
          </table:table-cell>
          <table:table-cell office:value-type="date" office:date-value="2004-08-19">
            <text:p>19 août 04</text:p>
          </table:table-cell>
          <table:covered-table-cell table:style-name="ce68" office:value-type="string">
            <text:p><text:a xlink:href="#_08_19">#_08_19</text:a></text:p>
          </table:covered-table-cell>
          <table:table-cell table:style-name="ce41" office:value-type="string">
            <text:p>JI + pétition bac</text:p>
          </table:table-cell>
          <table:table-cell table:number-columns-repeated="240"/>
        </table:table-row>
        <table:table-row table:style-name="ro6">
          <table:table-cell office:value-type="string">
            <text:p>lv_johnix</text:p>
          </table:table-cell>
          <table:table-cell office:value-type="string">
            <text:p>Thomas</text:p>
          </table:table-cell>
          <table:table-cell office:value-type="string">
            <text:p>Tempé</text:p>
          </table:table-cell>
          <table:table-cell office:value-type="string">
            <text:p>M</text:p>
          </table:table-cell>
          <table:table-cell/>
          <table:table-cell office:value-type="string">
            <text:p>AMAT 302 <text:s/>4, rue Sous la Côte <text:s/>25600 Sochaux</text:p>
          </table:table-cell>
          <table:table-cell office:value-type="string">
            <text:p>Franche-Comté</text:p>
          </table:table-cell>
          <table:table-cell table:number-columns-repeated="2"/>
          <table:table-cell office:value-type="string">
            <text:p>thomas.tempe@alysse.org</text:p>
          </table:table-cell>
          <table:table-cell office:value-type="date" office:date-value="2004-08-18">
            <text:p>18.08.04</text:p>
          </table:table-cell>
          <table:table-cell office:value-type="string">
            <text:p>DLEK</text:p>
          </table:table-cell>
          <table:table-cell table:content-validation-name="val1" office:value-type="string">
            <text:p>Laurent VIGNAUD</text:p>
          </table:table-cell>
          <table:table-cell office:value-type="date" office:date-value="2004-08-19">
            <text:p>19 août 04</text:p>
          </table:table-cell>
          <table:covered-table-cell table:style-name="ce68" office:value-type="string">
            <text:p><text:a xlink:href="#_08_19">#_08_19</text:a></text:p>
          </table:covered-table-cell>
          <table:table-cell table:style-name="ce41" office:value-type="string">
            <text:p>JI + pétition bac</text:p>
          </table:table-cell>
          <table:table-cell table:number-columns-repeated="240"/>
        </table:table-row>
        <table:table-row table:style-name="ro6">
          <table:table-cell office:value-type="string">
            <text:p>lv_ligama88</text:p>
          </table:table-cell>
          <table:table-cell office:value-type="string">
            <text:p>Magali</text:p>
          </table:table-cell>
          <table:table-cell office:value-type="string">
            <text:p>Brondel</text:p>
          </table:table-cell>
          <table:table-cell office:value-type="string">
            <text:p>F</text:p>
          </table:table-cell>
          <table:table-cell/>
          <table:table-cell office:value-type="string">
            <text:p>145 chemin de l'Esparcette <text:s/>74480 Plateau d'Assy</text:p>
          </table:table-cell>
          <table:table-cell office:value-type="string">
            <text:p>Rhône-Alpes</text:p>
          </table:table-cell>
          <table:table-cell table:number-columns-repeated="2"/>
          <table:table-cell office:value-type="string">
            <text:p>Ligama88@aol.com</text:p>
          </table:table-cell>
          <table:table-cell office:value-type="date" office:date-value="2004-08-18">
            <text:p>18.08.04</text:p>
          </table:table-cell>
          <table:table-cell office:value-type="string">
            <text:p>DLEK</text:p>
          </table:table-cell>
          <table:table-cell table:content-validation-name="val1" office:value-type="string">
            <text:p>Laurent VIGNAUD</text:p>
          </table:table-cell>
          <table:table-cell office:value-type="date" office:date-value="2004-08-19">
            <text:p>19 août 04</text:p>
          </table:table-cell>
          <table:covered-table-cell table:style-name="ce68" office:value-type="string">
            <text:p><text:a xlink:href="#_08_19">#_08_19</text:a></text:p>
          </table:covered-table-cell>
          <table:table-cell table:style-name="ce41" office:value-type="string">
            <text:p>JI + pétition bac</text:p>
          </table:table-cell>
          <table:table-cell table:number-columns-repeated="240"/>
        </table:table-row>
        <table:table-row table:style-name="ro6">
          <table:table-cell office:value-type="string">
            <text:p>lv_mowgli</text:p>
          </table:table-cell>
          <table:table-cell office:value-type="string">
            <text:p>Karine</text:p>
          </table:table-cell>
          <table:table-cell office:value-type="string">
            <text:p>Liégeois</text:p>
          </table:table-cell>
          <table:table-cell office:value-type="string">
            <text:p>F</text:p>
          </table:table-cell>
          <table:table-cell/>
          <table:table-cell office:value-type="string">
            <text:p>6 rue Gambetta <text:s/>59260 Lezennes</text:p>
          </table:table-cell>
          <table:table-cell office:value-type="string">
            <text:p>Nord</text:p>
          </table:table-cell>
          <table:table-cell table:number-columns-repeated="2"/>
          <table:table-cell office:value-type="string">
            <text:p>morel-liegeois@wanadoo.fr</text:p>
          </table:table-cell>
          <table:table-cell office:value-type="date" office:date-value="2004-08-18">
            <text:p>18.08.04</text:p>
          </table:table-cell>
          <table:table-cell office:value-type="string">
            <text:p>DLEK</text:p>
          </table:table-cell>
          <table:table-cell office:value-type="string">
            <text:p>Estelle LOISEAU</text:p>
          </table:table-cell>
          <table:table-cell office:value-type="date" office:date-value="2004-08-19">
            <text:p>19 août 04</text:p>
          </table:table-cell>
          <table:covered-table-cell table:style-name="ce68" office:value-type="string">
            <text:p><text:a xlink:href="#_08_19">#_08_19</text:a></text:p>
          </table:covered-table-cell>
          <table:table-cell table:style-name="ce41" office:value-type="string">
            <text:p>JI + pétition bac</text:p>
          </table:table-cell>
          <table:table-cell table:number-columns-repeated="240"/>
        </table:table-row>
        <table:table-row table:style-name="ro2">
          <table:table-cell table:style-name="ce41" office:value-type="string">
            <text:p>lv_laura</text:p>
          </table:table-cell>
          <table:table-cell table:style-name="ce41" office:value-type="string">
            <text:p>Laura</text:p>
          </table:table-cell>
          <table:table-cell table:style-name="ce41" office:value-type="string">
            <text:p>Clément</text:p>
          </table:table-cell>
          <table:table-cell table:style-name="ce41" office:value-type="string">
            <text:p>F</text:p>
          </table:table-cell>
          <table:table-cell table:style-name="ce50"/>
          <table:table-cell table:style-name="ce41" office:value-type="string">
            <text:p>BP 4041 Marigot <text:s text:c="3"/>97064 Saint-Martin Cedex</text:p>
          </table:table-cell>
          <table:table-cell table:style-name="ce41" office:value-type="string">
            <text:p>St-Martin</text:p>
          </table:table-cell>
          <table:table-cell table:style-name="ce41" table:number-columns-repeated="2"/>
          <table:table-cell office:value-type="string">
            <office:annotation draw:style-name="gr1" draw:text-style-name="P2" svg:width="2.899cm" svg:height="1.757cm" svg:x="31.563cm" svg:y="14.89cm" draw:caption-point-x="-31.563cm" draw:caption-point-y="-14.89cm">
              <dc:creator>ER</dc:creator>
              <dc:date>2004-09-29T00:00:00</dc:date>
              <text:p text:style-name="P1"><text:span text:style-name="T1">mailto:stir.snc@wanadoo.fr</text:span></text:p>
              <text:p text:style-name="P1"><text:span text:style-name="T1">mailto:ldestmartin@wanadoo.fr</text:span></text:p>
            </office:annotation>
            <text:p>stir.snc@wanadoo.fr ; ldestmartin@wanadoo.fr</text:p>
          </table:table-cell>
          <table:table-cell table:style-name="ce50" office:value-type="date" office:date-value="2004-08-18">
            <text:p>18.08.04</text:p>
          </table:table-cell>
          <table:table-cell table:style-name="ce61" office:value-type="string">
            <text:p>DLEK</text:p>
          </table:table-cell>
          <table:table-cell table:style-name="ce41" table:content-validation-name="val1" office:value-type="string">
            <text:p>Laurent VIGNAUD</text:p>
          </table:table-cell>
          <table:table-cell table:style-name="ce65" office:value-type="date" office:date-value="2004-08-19">
            <text:p>19 août 04</text:p>
          </table:table-cell>
          <table:covered-table-cell table:style-name="ce68" office:value-type="string">
            <text:p><text:a xlink:href="#_08_19">#_08_19</text:a></text:p>
          </table:covered-table-cell>
          <table:table-cell table:style-name="ce41" office:value-type="string">
            <text:p>JI + pétition bac</text:p>
          </table:table-cell>
          <table:table-cell table:style-name="ce41" table:number-columns-repeated="238"/>
          <table:table-cell table:style-name="ce74" table:number-columns-repeated="2"/>
        </table:table-row>
        <table:table-row table:style-name="ro6">
          <table:table-cell office:value-type="string">
            <text:p>lv_graire</text:p>
          </table:table-cell>
          <table:table-cell office:value-type="string">
            <text:p>Josette</text:p>
          </table:table-cell>
          <table:table-cell office:value-type="string">
            <text:p>Graire</text:p>
          </table:table-cell>
          <table:table-cell office:value-type="string">
            <text:p>F</text:p>
          </table:table-cell>
          <table:table-cell/>
          <table:table-cell office:value-type="string">
            <text:p>2 rue de Souastre <text:s text:c="2"/>80 560 Bayencourt</text:p>
          </table:table-cell>
          <table:table-cell office:value-type="string">
            <text:p>Picardie</text:p>
          </table:table-cell>
          <table:table-cell table:number-columns-repeated="2"/>
          <table:table-cell office:value-type="string">
            <text:p>iris_0401@yahoo.fr</text:p>
          </table:table-cell>
          <table:table-cell office:value-type="date" office:date-value="2004-08-31">
            <text:p>31.08.04</text:p>
          </table:table-cell>
          <table:table-cell office:value-type="string">
            <text:p>DLEK</text:p>
          </table:table-cell>
          <table:table-cell table:content-validation-name="val1" office:value-type="string">
            <text:p>Laurent VIGNAUD</text:p>
          </table:table-cell>
          <table:table-cell office:value-type="date" office:date-value="2004-09-02">
            <text:p>2 sept. 04</text:p>
          </table:table-cell>
          <table:table-cell table:style-name="ce68" office:value-type="string" table:number-columns-spanned="1" table:number-rows-spanned="4">
            <text:p><text:a xlink:href="#_09_04">_09_04</text:a></text:p>
          </table:table-cell>
          <table:table-cell office:value-type="string">
            <text:p>JI + pétition bac</text:p>
          </table:table-cell>
          <table:table-cell table:number-columns-repeated="240"/>
        </table:table-row>
        <table:table-row table:style-name="ro6">
          <table:table-cell office:value-type="string">
            <text:p>lv_tetsuoo</text:p>
          </table:table-cell>
          <table:table-cell office:value-type="string">
            <text:p>Laurent</text:p>
          </table:table-cell>
          <table:table-cell office:value-type="string">
            <text:p>Dommée</text:p>
          </table:table-cell>
          <table:table-cell office:value-type="string">
            <text:p>H</text:p>
          </table:table-cell>
          <table:table-cell/>
          <table:table-cell office:value-type="string">
            <text:p>75 rue de la Jonquière <text:s/>75017 Paris</text:p>
          </table:table-cell>
          <table:table-cell table:style-name="ce41" office:value-type="string">
            <text:p>Île-de-France</text:p>
          </table:table-cell>
          <table:table-cell table:number-columns-repeated="2"/>
          <table:table-cell office:value-type="string">
            <text:p>laurent.dommee@noos.fr</text:p>
          </table:table-cell>
          <table:table-cell office:value-type="date" office:date-value="2004-08-31">
            <text:p>31.08.04</text:p>
          </table:table-cell>
          <table:table-cell office:value-type="string">
            <text:p>DLEK</text:p>
          </table:table-cell>
          <table:table-cell table:content-validation-name="val1" office:value-type="string">
            <text:p>Laurent VIGNAUD</text:p>
          </table:table-cell>
          <table:table-cell office:value-type="date" office:date-value="2004-09-02">
            <text:p>2 sept. 04</text:p>
          </table:table-cell>
          <table:covered-table-cell table:style-name="ce68" office:value-type="string">
            <text:p><text:a xlink:href="#_09_04">#_09_04</text:a></text:p>
          </table:covered-table-cell>
          <table:table-cell office:value-type="string">
            <text:p>JI + pétition bac</text:p>
          </table:table-cell>
          <table:table-cell table:number-columns-repeated="240"/>
        </table:table-row>
        <table:table-row table:style-name="ro13">
          <table:table-cell office:value-type="string">
            <text:p>libereco sekura</text:p>
          </table:table-cell>
          <table:table-cell office:value-type="string">
            <text:p>Alexandre</text:p>
          </table:table-cell>
          <table:table-cell office:value-type="string">
            <text:p>Boivin</text:p>
          </table:table-cell>
          <table:table-cell office:value-type="string">
            <text:p>H</text:p>
          </table:table-cell>
          <table:table-cell office:value-type="date" office:date-value="1986-04-16">
            <text:p>16.04.86</text:p>
          </table:table-cell>
          <table:table-cell office:value-type="string">
            <text:p>La Jouneauserie 50560 Blainville</text:p>
          </table:table-cell>
          <table:table-cell table:style-name="ce43" office:value-type="string">
            <text:p>Normandie</text:p>
          </table:table-cell>
          <table:table-cell table:number-columns-repeated="2"/>
          <table:table-cell office:value-type="string">
            <text:p>zedboivin@laposte.net</text:p>
          </table:table-cell>
          <table:table-cell office:value-type="date" office:date-value="2004-09-01">
            <text:p>01.09.04</text:p>
          </table:table-cell>
          <table:table-cell office:value-type="string">
            <text:p>ikurso</text:p>
          </table:table-cell>
          <table:table-cell office:value-type="string">
            <text:p>ssire (Serge Sire)</text:p>
          </table:table-cell>
          <table:table-cell office:value-type="date" office:date-value="2004-09-02">
            <text:p>2 sept. 04</text:p>
          </table:table-cell>
          <table:covered-table-cell table:style-name="ce68" office:value-type="string">
            <text:p><text:a xlink:href="#_09_04">#_09_04</text:a></text:p>
          </table:covered-table-cell>
          <table:table-cell office:value-type="string">
            <text:p>JI + pétition bac</text:p>
          </table:table-cell>
          <table:table-cell table:number-columns-repeated="240"/>
        </table:table-row>
        <table:table-row table:style-name="ro6">
          <table:table-cell office:value-type="string">
            <text:p>lv_deline</text:p>
          </table:table-cell>
          <table:table-cell office:value-type="string">
            <text:p>Adeline</text:p>
          </table:table-cell>
          <table:table-cell office:value-type="string">
            <text:p>Chanquet</text:p>
          </table:table-cell>
          <table:table-cell office:value-type="string">
            <text:p>F</text:p>
          </table:table-cell>
          <table:table-cell/>
          <table:table-cell office:value-type="string">
            <text:p>102 cours Jean-Jaurès <text:s/>38000 Grenoble</text:p>
          </table:table-cell>
          <table:table-cell office:value-type="string">
            <text:p>Rhône-Alpes</text:p>
          </table:table-cell>
          <table:table-cell table:number-columns-repeated="2"/>
          <table:table-cell office:value-type="string">
            <text:p>achanquet@hotmail.com</text:p>
          </table:table-cell>
          <table:table-cell office:value-type="date" office:date-value="2004-09-01">
            <text:p>01.09.04</text:p>
          </table:table-cell>
          <table:table-cell office:value-type="string">
            <text:p>DLEK</text:p>
          </table:table-cell>
          <table:table-cell table:content-validation-name="val1" office:value-type="string">
            <text:p>emma (Emmanuelle Richard)</text:p>
          </table:table-cell>
          <table:table-cell office:value-type="date" office:date-value="2004-09-02">
            <text:p>2 sept. 04</text:p>
          </table:table-cell>
          <table:covered-table-cell table:style-name="ce68" office:value-type="string">
            <text:p><text:a xlink:href="#_09_04">#_09_04</text:a></text:p>
          </table:covered-table-cell>
          <table:table-cell office:value-type="string">
            <text:p>JI + pétition bac</text:p>
          </table:table-cell>
          <table:table-cell table:number-columns-repeated="240"/>
        </table:table-row>
        <table:table-row table:style-name="ro6">
          <table:table-cell office:value-type="string">
            <text:p>lv_dam</text:p>
          </table:table-cell>
          <table:table-cell office:value-type="string">
            <text:p>Damien</text:p>
          </table:table-cell>
          <table:table-cell office:value-type="string">
            <text:p>Sizaret</text:p>
          </table:table-cell>
          <table:table-cell office:value-type="string">
            <text:p>H</text:p>
          </table:table-cell>
          <table:table-cell/>
          <table:table-cell office:value-type="string">
            <text:p>11 rue Laganne <text:s/>31300 Toulouse</text:p>
          </table:table-cell>
          <table:table-cell office:value-type="string">
            <text:p>Midi-Pyrénées</text:p>
          </table:table-cell>
          <table:table-cell table:number-columns-repeated="2"/>
          <table:table-cell office:value-type="string">
            <text:p>damien.sizaret@wanadoo.fr</text:p>
          </table:table-cell>
          <table:table-cell office:value-type="date" office:date-value="2004-09-08">
            <text:p>08.09.04</text:p>
          </table:table-cell>
          <table:table-cell office:value-type="string">
            <text:p>DLEK</text:p>
          </table:table-cell>
          <table:table-cell office:value-type="string">
            <text:p>Jean-Yves SANTERRE</text:p>
          </table:table-cell>
          <table:table-cell office:value-type="date" office:date-value="2004-09-16">
            <text:p>16 sept. 04</text:p>
          </table:table-cell>
          <table:table-cell table:style-name="ce68" office:value-type="string" table:number-columns-spanned="1" table:number-rows-spanned="7">
            <text:p><text:a xlink:href="#_09_17">_09_17</text:a></text:p>
          </table:table-cell>
          <table:table-cell office:value-type="string">
            <text:p>JI + livret 4 coul. + dépliant + kalendaro</text:p>
          </table:table-cell>
          <table:table-cell table:number-columns-repeated="238"/>
          <table:table-cell table:style-name="ce73" table:number-columns-repeated="2"/>
        </table:table-row>
        <table:table-row table:style-name="ro6">
          <table:table-cell office:value-type="string">
            <text:p>lv_baptiste</text:p>
          </table:table-cell>
          <table:table-cell office:value-type="string">
            <text:p>Baptiste</text:p>
          </table:table-cell>
          <table:table-cell office:value-type="string">
            <text:p>Darthenay</text:p>
          </table:table-cell>
          <table:table-cell office:value-type="string">
            <text:p>H</text:p>
          </table:table-cell>
          <table:table-cell/>
          <table:table-cell office:value-type="string">
            <text:p>Chemin du Châtaignier 07130 Saint-Péray</text:p>
          </table:table-cell>
          <table:table-cell office:value-type="string">
            <text:p>Rhône-Alpes</text:p>
          </table:table-cell>
          <table:table-cell table:number-columns-repeated="2"/>
          <table:table-cell office:value-type="string">
            <text:p>bady_3005@yahoo.fr</text:p>
          </table:table-cell>
          <table:table-cell office:value-type="date" office:date-value="2004-09-08">
            <text:p>08.09.04</text:p>
          </table:table-cell>
          <table:table-cell office:value-type="string">
            <text:p>DLEK</text:p>
          </table:table-cell>
          <table:table-cell office:value-type="string">
            <text:p>Jean-Yves SANTERRE</text:p>
          </table:table-cell>
          <table:table-cell office:value-type="date" office:date-value="2004-09-16">
            <text:p>16 sept. 04</text:p>
          </table:table-cell>
          <table:covered-table-cell table:style-name="ce68" office:value-type="string">
            <text:p><text:a xlink:href="#_09_17">#_09_17</text:a></text:p>
          </table:covered-table-cell>
          <table:table-cell office:value-type="string">
            <text:p>JI + livret 4 coul. + dépliant + kalendaro</text:p>
          </table:table-cell>
          <table:table-cell table:number-columns-repeated="238"/>
          <table:table-cell table:style-name="ce73" table:number-columns-repeated="2"/>
        </table:table-row>
        <table:table-row table:style-name="ro6">
          <table:table-cell table:style-name="ce41" office:value-type="string">
            <text:p>J.M.Leresche</text:p>
          </table:table-cell>
          <table:table-cell table:style-name="ce41" office:value-type="string">
            <text:p>Jean-Marc </text:p>
          </table:table-cell>
          <table:table-cell table:style-name="ce41" office:value-type="string">
            <text:p>Leresche</text:p>
          </table:table-cell>
          <table:table-cell table:style-name="ce41" office:value-type="string">
            <text:p>H</text:p>
          </table:table-cell>
          <table:table-cell table:style-name="ce50" office:value-type="date" office:date-value="1971-09-19">
            <text:p>19.09.71</text:p>
          </table:table-cell>
          <table:table-cell table:style-name="ce41" office:value-type="string">
            <text:p>Rue du Temple 7 <text:s text:c="2"/>CH – 2400 Le Locle</text:p>
          </table:table-cell>
          <table:table-cell table:style-name="ce41" office:value-type="string">
            <text:p>SUISSE</text:p>
          </table:table-cell>
          <table:table-cell table:style-name="ce41" table:number-columns-repeated="2"/>
          <table:table-cell office:value-type="string">
            <text:p>leresche.j.m@bluewin.ch</text:p>
          </table:table-cell>
          <table:table-cell table:style-name="ce50" office:value-type="date" office:date-value="2004-09-08">
            <text:p>08.09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aurore (Aurore Casanova)</text:p>
          </table:table-cell>
          <table:table-cell office:value-type="date" office:date-value="2004-09-16">
            <text:p>16 sept. 04</text:p>
          </table:table-cell>
          <table:covered-table-cell table:style-name="ce68" office:value-type="string">
            <text:p><text:a xlink:href="#_09_17">#_09_17</text:a></text:p>
          </table:covered-table-cell>
          <table:table-cell table:style-name="ce41" office:value-type="string">
            <text:p>JI + livret 4 coul. + dépliant + kalendaro</text:p>
          </table:table-cell>
          <table:table-cell table:style-name="ce41" table:number-columns-repeated="238"/>
          <table:table-cell table:style-name="ce74" table:number-columns-repeated="2"/>
        </table:table-row>
        <table:table-row table:style-name="ro6">
          <table:table-cell table:style-name="ce41" office:value-type="string">
            <text:p>lv_placebo</text:p>
          </table:table-cell>
          <table:table-cell table:style-name="ce41" office:value-type="string">
            <text:p>Cécile</text:p>
          </table:table-cell>
          <table:table-cell table:style-name="ce41" office:value-type="string">
            <text:p>Boyaval</text:p>
          </table:table-cell>
          <table:table-cell table:style-name="ce41" office:value-type="string">
            <text:p>F</text:p>
          </table:table-cell>
          <table:table-cell table:style-name="ce51"/>
          <table:table-cell table:style-name="ce41" office:value-type="string">
            <text:p>14 rue Charles Fourier <text:s/>75013 Paris</text:p>
          </table:table-cell>
          <table:table-cell table:style-name="ce41" office:value-type="string">
            <text:p>Île-de-France</text:p>
          </table:table-cell>
          <table:table-cell table:style-name="ce41" table:number-columns-repeated="2"/>
          <table:table-cell office:value-type="string">
            <text:p>kesstrel_placebo@yahoo.fr</text:p>
          </table:table-cell>
          <table:table-cell table:style-name="ce50" office:value-type="date" office:date-value="2004-09-12">
            <text:p>12.09.04</text:p>
          </table:table-cell>
          <table:table-cell table:style-name="ce61" office:value-type="string">
            <text:p>DLEK</text:p>
          </table:table-cell>
          <table:table-cell table:style-name="ce41" table:content-validation-name="val1" office:value-type="string">
            <text:p>Laurent VIGNAUD</text:p>
          </table:table-cell>
          <table:table-cell office:value-type="date" office:date-value="2004-09-16">
            <text:p>16 sept. 04</text:p>
          </table:table-cell>
          <table:covered-table-cell table:style-name="ce68" office:value-type="string">
            <text:p><text:a xlink:href="#_09_17">#_09_17</text:a></text:p>
          </table:covered-table-cell>
          <table:table-cell table:style-name="ce41" office:value-type="string">
            <text:p>JI + livret 4 coul. + dépliant + kalendaro</text:p>
          </table:table-cell>
          <table:table-cell table:style-name="ce41" table:number-columns-repeated="238"/>
          <table:table-cell table:style-name="ce74" table:number-columns-repeated="2"/>
        </table:table-row>
        <table:table-row table:style-name="ro6">
          <table:table-cell table:style-name="ce41" office:value-type="string">
            <text:p>lv_cecja</text:p>
          </table:table-cell>
          <table:table-cell table:style-name="ce41" office:value-type="string">
            <text:p>Marie-Pierre</text:p>
          </table:table-cell>
          <table:table-cell table:style-name="ce41" office:value-type="string">
            <text:p>Martin</text:p>
          </table:table-cell>
          <table:table-cell table:style-name="ce41" office:value-type="string">
            <text:p>F</text:p>
          </table:table-cell>
          <table:table-cell table:style-name="ce51"/>
          <table:table-cell table:style-name="ce41" office:value-type="string">
            <text:p>17, rue de Maroué <text:s/>22400 Landehen</text:p>
          </table:table-cell>
          <table:table-cell table:style-name="ce41" office:value-type="string">
            <text:p>Bretagne</text:p>
          </table:table-cell>
          <table:table-cell table:style-name="ce41" table:number-columns-repeated="2"/>
          <table:table-cell office:value-type="string">
            <text:p>cecja@wanadoo.fr</text:p>
          </table:table-cell>
          <table:table-cell table:style-name="ce50" office:value-type="date" office:date-value="2004-09-12">
            <text:p>12.09.04</text:p>
          </table:table-cell>
          <table:table-cell table:style-name="ce61" office:value-type="string">
            <text:p>DLEK</text:p>
          </table:table-cell>
          <table:table-cell table:style-name="ce41" table:content-validation-name="val1" office:value-type="string">
            <text:p>Laurent VIGNAUD</text:p>
          </table:table-cell>
          <table:table-cell office:value-type="date" office:date-value="2004-09-16">
            <text:p>16 sept. 04</text:p>
          </table:table-cell>
          <table:covered-table-cell table:style-name="ce68" office:value-type="string">
            <text:p><text:a xlink:href="#_09_17">#_09_17</text:a></text:p>
          </table:covered-table-cell>
          <table:table-cell table:style-name="ce41" office:value-type="string">
            <text:p>JI + livret 4 coul. + dépliant + kalendaro</text:p>
          </table:table-cell>
          <table:table-cell table:style-name="ce41" table:number-columns-repeated="238"/>
          <table:table-cell table:style-name="ce74" table:number-columns-repeated="2"/>
        </table:table-row>
        <table:table-row table:style-name="ro11">
          <table:table-cell table:style-name="ce41" office:value-type="string">
            <text:p>JeTVu</text:p>
          </table:table-cell>
          <table:table-cell table:style-name="ce41" office:value-type="string">
            <text:p>Nathalie</text:p>
          </table:table-cell>
          <table:table-cell table:style-name="ce41" office:value-type="string">
            <text:p>Ducolomb</text:p>
          </table:table-cell>
          <table:table-cell table:style-name="ce41" office:value-type="string">
            <text:p>F</text:p>
          </table:table-cell>
          <table:table-cell table:style-name="ce50" office:value-type="date" office:date-value="1981-04-05">
            <text:p>05.04.81</text:p>
          </table:table-cell>
          <table:table-cell table:style-name="ce41" office:value-type="string">
            <text:p>94, rue La Fayette <text:s/>Esc. D 6ème étage <text:s/>75010 Paris</text:p>
          </table:table-cell>
          <table:table-cell table:style-name="ce41" office:value-type="string">
            <text:p>Île-de-France</text:p>
          </table:table-cell>
          <table:table-cell table:style-name="ce41" table:number-columns-repeated="2"/>
          <table:table-cell office:value-type="string">
            <text:p>jetvu@yahoo.fr</text:p>
          </table:table-cell>
          <table:table-cell table:style-name="ce50" office:value-type="date" office:date-value="2004-09-13">
            <text:p>13.09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marmoton (Delphine Dubus)</text:p>
          </table:table-cell>
          <table:table-cell office:value-type="date" office:date-value="2004-09-16">
            <text:p>16 sept. 04</text:p>
          </table:table-cell>
          <table:covered-table-cell table:style-name="ce68" office:value-type="string">
            <text:p><text:a xlink:href="#_09_17">#_09_17</text:a></text:p>
          </table:covered-table-cell>
          <table:table-cell table:style-name="ce41" office:value-type="string">
            <text:p>JI + livret 4 coul. + dépliant + kalendaro</text:p>
          </table:table-cell>
          <table:table-cell table:style-name="ce41" table:number-columns-repeated="238"/>
          <table:table-cell table:style-name="ce74" table:number-columns-repeated="2"/>
        </table:table-row>
        <table:table-row table:style-name="ro11">
          <table:table-cell table:style-name="ce41"/>
          <table:table-cell table:style-name="ce41" office:value-type="string">
            <text:p>Patrick</text:p>
          </table:table-cell>
          <table:table-cell table:style-name="ce41" office:value-type="string">
            <text:p>Santoni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13, rue du Schlossberg <text:s/>57565 NIDERVILLER</text:p>
          </table:table-cell>
          <table:table-cell table:style-name="ce41" office:value-type="string">
            <text:p>Alsace</text:p>
          </table:table-cell>
          <table:table-cell table:style-name="ce41" table:number-columns-repeated="2"/>
          <table:table-cell office:value-type="string">
            <text:p>patrick.santoni@laposte.net </text:p>
          </table:table-cell>
          <table:table-cell table:style-name="ce50" office:value-type="date" office:date-value="2004-09-16">
            <text:p>16.09.04</text:p>
          </table:table-cell>
          <table:table-cell table:style-name="ce61" office:value-type="string">
            <text:p>DLEK</text:p>
          </table:table-cell>
          <table:table-cell table:style-name="ce41" table:content-validation-name="val1" office:value-type="string">
            <text:p>Laurent VIGNAUD</text:p>
          </table:table-cell>
          <table:table-cell office:value-type="date" office:date-value="2004-09-16">
            <text:p>16 sept. 04</text:p>
          </table:table-cell>
          <table:covered-table-cell table:style-name="ce68" office:value-type="string">
            <text:p><text:a xlink:href="#_09_17">#_09_17</text:a></text:p>
          </table:covered-table-cell>
          <table:table-cell table:style-name="ce41" office:value-type="string">
            <text:p>JI + livret 4 coul. + dépliant + kalendaro</text:p>
          </table:table-cell>
          <table:table-cell table:style-name="ce41" table:number-columns-repeated="238"/>
          <table:table-cell table:style-name="ce74" table:number-columns-repeated="2"/>
        </table:table-row>
        <table:table-row table:style-name="ro11">
          <table:table-cell table:style-name="ce41" office:value-type="string">
            <text:p>tournebelles</text:p>
          </table:table-cell>
          <table:table-cell table:style-name="ce41" office:value-type="string">
            <text:p>Jean-Jacques</text:p>
          </table:table-cell>
          <table:table-cell table:style-name="ce41" office:value-type="string">
            <text:p>Cormeau</text:p>
          </table:table-cell>
          <table:table-cell table:style-name="ce41" office:value-type="string">
            <text:p>H</text:p>
          </table:table-cell>
          <table:table-cell table:style-name="ce50" office:value-type="date" office:date-value="1940-11-17">
            <text:p>17.11.40</text:p>
          </table:table-cell>
          <table:table-cell table:style-name="ce41" office:value-type="string">
            <text:p>6, rue des Tournebelles <text:s/>49000 Angers</text:p>
          </table:table-cell>
          <table:table-cell table:style-name="ce41" office:value-type="string">
            <text:p>Pays-de-Loire</text:p>
          </table:table-cell>
          <table:table-cell table:style-name="ce41" table:number-columns-repeated="2"/>
          <table:table-cell office:value-type="string">
            <text:p>jjcormeau@wanadoo.fr</text:p>
          </table:table-cell>
          <table:table-cell table:style-name="ce50" office:value-type="date" office:date-value="2004-09-20">
            <text:p>20.09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Marc (Marc Noulin)</text:p>
          </table:table-cell>
          <table:table-cell office:value-type="date" office:date-value="2004-09-27">
            <text:p>27 sept. 04</text:p>
          </table:table-cell>
          <table:table-cell table:style-name="ce68" office:value-type="string" table:number-columns-spanned="1" table:number-rows-spanned="2">
            <text:p><text:a xlink:href="#_09_28">_09_28</text:a></text:p>
          </table:table-cell>
          <table:table-cell table:style-name="ce41" office:value-type="string">
            <text:p>JI + livret 4 coul. + dépliant + kalendaro</text:p>
          </table:table-cell>
          <table:table-cell table:style-name="ce41" table:number-columns-repeated="238"/>
          <table:table-cell table:style-name="ce74" table:number-columns-repeated="2"/>
        </table:table-row>
        <table:table-row table:style-name="ro11">
          <table:table-cell table:style-name="ce41"/>
          <table:table-cell table:style-name="ce41" office:value-type="string">
            <text:p>Christophe</text:p>
          </table:table-cell>
          <table:table-cell table:style-name="ce41" office:value-type="string">
            <text:p>Petitjean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4, avenue de la Table de pierre <text:s/>69340 Francheville</text:p>
          </table:table-cell>
          <table:table-cell table:style-name="ce41" office:value-type="string">
            <text:p>Rhône-Alpes</text:p>
          </table:table-cell>
          <table:table-cell table:style-name="ce41" table:number-columns-repeated="2"/>
          <table:table-cell office:value-type="string">
            <text:p>christophe.petitjean@esial.uhp-nancy.fr</text:p>
          </table:table-cell>
          <table:table-cell table:style-name="ce50" office:value-type="date" office:date-value="2004-09-25">
            <text:p>25.09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François Bartsch</text:p>
          </table:table-cell>
          <table:table-cell office:value-type="date" office:date-value="2004-09-27">
            <text:p>27 sept. 04</text:p>
          </table:table-cell>
          <table:covered-table-cell table:style-name="ce68" office:value-type="string">
            <text:p><text:a xlink:href="#_09_28">#_09_28</text:a></text:p>
          </table:covered-table-cell>
          <table:table-cell table:style-name="ce41" office:value-type="string">
            <text:p>JI + livret 4 coul. + dépliant + kalendaro</text:p>
          </table:table-cell>
          <table:table-cell table:style-name="ce41" table:number-columns-repeated="238"/>
          <table:table-cell table:style-name="ce74" table:number-columns-repeated="2"/>
        </table:table-row>
        <table:table-row table:style-name="ro11">
          <table:table-cell office:value-type="string">
            <text:p>Antoine1</text:p>
          </table:table-cell>
          <table:table-cell office:value-type="string">
            <text:p>Laurent</text:p>
          </table:table-cell>
          <table:table-cell office:value-type="string">
            <text:p>Boinot</text:p>
          </table:table-cell>
          <table:table-cell office:value-type="string">
            <text:p>H</text:p>
          </table:table-cell>
          <table:table-cell office:value-type="string">
            <text:p>15.02.1981</text:p>
          </table:table-cell>
          <table:table-cell office:value-type="string">
            <text:p>Apt 56 Washington Wharf <text:s/>Birmingham B1 1NN</text:p>
          </table:table-cell>
          <table:table-cell office:value-type="string">
            <text:p>U.K.</text:p>
          </table:table-cell>
          <table:table-cell table:number-columns-repeated="2"/>
          <table:table-cell office:value-type="string">
            <text:p>Laurent.B@gmx.net</text:p>
            <text:p>boinollj@aston.ac.uk</text:p>
          </table:table-cell>
          <table:table-cell office:value-type="string">
            <text:p>27.09.04</text:p>
          </table:table-cell>
          <table:table-cell office:value-type="string">
            <text:p>ikurso</text:p>
          </table:table-cell>
          <table:table-cell office:value-type="string">
            <text:p>Marc (Marc Noulin)</text:p>
          </table:table-cell>
          <table:table-cell office:value-type="date" office:date-value="2004-10-04">
            <text:p>4 oct. 04</text:p>
          </table:table-cell>
          <table:table-cell office:value-type="date" office:date-value="2004-10-07" table:number-columns-spanned="1" table:number-rows-spanned="4">
            <text:p>7 oct.</text:p>
          </table:table-cell>
          <table:table-cell office:value-type="string">
            <text:p>JI + livret 4 coul. + dépliant + kalendaro</text:p>
          </table:table-cell>
          <table:table-cell office:value-type="string">
            <text:p>nom+prénom récupéré le 30/10</text:p>
          </table:table-cell>
          <table:table-cell table:number-columns-repeated="237"/>
          <table:table-cell table:style-name="ce73" table:number-columns-repeated="2"/>
        </table:table-row>
        <table:table-row table:style-name="ro6">
          <table:table-cell table:style-name="ce42" office:value-type="string">
            <text:p>Yannick</text:p>
          </table:table-cell>
          <table:table-cell table:style-name="ce41" office:value-type="string">
            <text:p>Yannick</text:p>
          </table:table-cell>
          <table:table-cell table:style-name="ce41" office:value-type="string">
            <text:p>VINCE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L'île Bayon <text:s/>St Roch <text:s/>44160 PONTCHATEAU</text:p>
          </table:table-cell>
          <table:table-cell table:style-name="ce41" office:value-type="string">
            <text:p>Pays-de-Loire</text:p>
          </table:table-cell>
          <table:table-cell table:style-name="ce41" table:number-columns-repeated="2"/>
          <table:table-cell table:style-name="ce41" office:value-type="string">
            <text:p><text:a xlink:href="mailto:yannickvince@aol.com">yannickvince@aol.com</text:a></text:p>
          </table:table-cell>
          <table:table-cell table:style-name="ce50" office:value-type="date" office:date-value="2004-10-03">
            <text:p>03.10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Berto (Bert Schumann)</text:p>
          </table:table-cell>
          <table:table-cell office:value-type="date" office:date-value="2004-10-06">
            <text:p>6 oct. 04</text:p>
          </table:table-cell>
          <table:covered-table-cell table:style-name="ce69"/>
          <table:table-cell table:style-name="ce41" office:value-type="string">
            <text:p>JI + livret 4 coul. + dépliant + kalendaro</text:p>
          </table:table-cell>
          <table:table-cell table:style-name="ce41" table:number-columns-repeated="240"/>
        </table:table-row>
        <table:table-row table:style-name="ro6">
          <table:table-cell table:style-name="ce41" office:value-type="string">
            <text:p>lv_fabien</text:p>
          </table:table-cell>
          <table:table-cell table:style-name="ce41" office:value-type="string">
            <text:p>Fabien</text:p>
          </table:table-cell>
          <table:table-cell table:style-name="ce41" office:value-type="string">
            <text:p>MILLET</text:p>
          </table:table-cell>
          <table:table-cell table:style-name="ce41" office:value-type="string">
            <text:p>H</text:p>
          </table:table-cell>
          <table:table-cell table:style-name="ce50" office:value-type="string">
            <text:p>19 ans</text:p>
          </table:table-cell>
          <table:table-cell table:style-name="ce41" office:value-type="string">
            <text:p>11 rue Braillard <text:s/>39100 Dole</text:p>
          </table:table-cell>
          <table:table-cell table:style-name="ce41" office:value-type="string">
            <text:p>Franche-Comté</text:p>
          </table:table-cell>
          <table:table-cell table:style-name="ce41" table:number-columns-repeated="2"/>
          <table:table-cell table:style-name="ce41" office:value-type="string">
            <text:p>yog-sothoth.fab@wanadoo.fr</text:p>
          </table:table-cell>
          <table:table-cell table:style-name="ce50" office:value-type="date" office:date-value="2004-10-03">
            <text:p>03.10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emma (Emmanuelle Richard)</text:p>
          </table:table-cell>
          <table:table-cell office:value-type="date" office:date-value="2004-10-06">
            <text:p>6 oct. 04</text:p>
          </table:table-cell>
          <table:covered-table-cell table:style-name="ce69"/>
          <table:table-cell table:style-name="ce41" office:value-type="string">
            <text:p>JI + livret 4 coul. + dépliant + kalendaro</text:p>
          </table:table-cell>
          <table:table-cell table:style-name="ce41" table:number-columns-repeated="240"/>
        </table:table-row>
        <table:table-row table:style-name="ro6">
          <table:table-cell office:value-type="string">
            <text:p>mosquito</text:p>
          </table:table-cell>
          <table:table-cell office:value-type="string">
            <text:p>Nicolas</text:p>
          </table:table-cell>
          <table:table-cell office:value-type="string">
            <text:p>VIENNET</text:p>
          </table:table-cell>
          <table:table-cell office:value-type="string">
            <text:p>H</text:p>
          </table:table-cell>
          <table:table-cell office:value-type="date" office:date-value="1991-08-03">
            <text:p>03.08.91</text:p>
          </table:table-cell>
          <table:table-cell office:value-type="string">
            <text:p>17, rue des Manères <text:s/>70230 Dampierre/Linotte</text:p>
          </table:table-cell>
          <table:table-cell table:number-columns-repeated="3"/>
          <table:table-cell table:style-name="ce43" office:value-type="string">
            <text:p><text:a xlink:href="mailto:nicolas.vienney@wanadoo.fr">nicolas.vienney@wanadoo.fr</text:a></text:p>
          </table:table-cell>
          <table:table-cell office:value-type="date" office:date-value="2004-10-05">
            <text:p>05.10.04</text:p>
          </table:table-cell>
          <table:table-cell office:value-type="string">
            <text:p>ikurso</text:p>
          </table:table-cell>
          <table:table-cell office:value-type="string">
            <text:p>Levina (Ludivine Delnatte)</text:p>
          </table:table-cell>
          <table:table-cell office:value-type="date" office:date-value="2004-10-06">
            <text:p>6 oct. 04</text:p>
          </table:table-cell>
          <table:covered-table-cell/>
          <table:table-cell office:value-type="string">
            <text:p>JI + livret 4 coul. + dépliant + kalendaro</text:p>
          </table:table-cell>
          <table:table-cell table:number-columns-repeated="240"/>
        </table:table-row>
        <table:table-row table:style-name="ro6">
          <table:table-cell table:style-name="ce41" office:value-type="string">
            <text:p>lv_chantal</text:p>
          </table:table-cell>
          <table:table-cell table:style-name="ce41" office:value-type="string">
            <text:p>Chantal</text:p>
          </table:table-cell>
          <table:table-cell table:style-name="ce41" office:value-type="string">
            <text:p>Rispaud</text:p>
          </table:table-cell>
          <table:table-cell table:style-name="ce41" office:value-type="string">
            <text:p>F</text:p>
          </table:table-cell>
          <table:table-cell table:style-name="ce50"/>
          <table:table-cell table:style-name="ce41" office:value-type="string">
            <text:p>42, rue de la Fontaine Anneau <text:s/>70320 Corbenay</text:p>
          </table:table-cell>
          <table:table-cell table:style-name="ce41" table:number-columns-repeated="3"/>
          <table:table-cell table:style-name="ce41" office:value-type="string">
            <text:p><text:a xlink:href="mailto:chantal.rispaud@wanadoo.fr">chantal.rispaud@wanadoo.fr</text:a></text:p>
          </table:table-cell>
          <table:table-cell table:style-name="ce50" office:value-type="date" office:date-value="2004-10-07">
            <text:p>07.10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Laurent VIGNAUD</text:p>
          </table:table-cell>
          <table:table-cell table:style-name="ce65" office:value-type="date" office:date-value="2004-10-08">
            <text:p>8 oct. 04</text:p>
          </table:table-cell>
          <table:table-cell table:style-name="ce69" office:value-type="date" office:date-value="2004-10-11" table:number-columns-spanned="1" table:number-rows-spanned="3">
            <text:p>11 oct.</text:p>
          </table:table-cell>
          <table:table-cell table:style-name="ce41" office:value-type="string">
            <text:p>JI + livret 4 coul. + dépliant + kalendaro</text:p>
          </table:table-cell>
          <table:table-cell table:style-name="ce41" table:number-columns-repeated="240"/>
        </table:table-row>
        <table:table-row table:style-name="ro6">
          <table:table-cell table:style-name="ce41" office:value-type="string">
            <text:p>lv_jawad</text:p>
          </table:table-cell>
          <table:table-cell table:style-name="ce41" office:value-type="string">
            <text:p>Alaoui</text:p>
          </table:table-cell>
          <table:table-cell table:style-name="ce41" office:value-type="string">
            <text:p>Jawad</text:p>
          </table:table-cell>
          <table:table-cell table:style-name="ce41"/>
          <table:table-cell table:style-name="ce50"/>
          <table:table-cell table:style-name="ce41" office:value-type="string">
            <text:p>3, rue Cousin <text:s/>76000 Rouen</text:p>
          </table:table-cell>
          <table:table-cell table:style-name="ce41" table:number-columns-repeated="3"/>
          <table:table-cell table:style-name="ce41" office:value-type="string">
            <text:p>jawadalaoui1@msn.com</text:p>
          </table:table-cell>
          <table:table-cell table:style-name="ce50" office:value-type="date" office:date-value="2004-10-07">
            <text:p>07.10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Laurent VIGNAUD</text:p>
          </table:table-cell>
          <table:table-cell table:style-name="ce65" office:value-type="date" office:date-value="2004-10-08">
            <text:p>8 oct. 04</text:p>
          </table:table-cell>
          <table:covered-table-cell table:style-name="ce69"/>
          <table:table-cell table:style-name="ce41" office:value-type="string">
            <text:p>JI + livret 4 coul. + dépliant + kalendaro</text:p>
          </table:table-cell>
          <table:table-cell table:style-name="ce41" table:number-columns-repeated="240"/>
        </table:table-row>
        <table:table-row table:style-name="ro11">
          <table:table-cell table:style-name="ce41" office:value-type="string">
            <text:p>floro</text:p>
          </table:table-cell>
          <table:table-cell table:style-name="ce41" office:value-type="string">
            <text:p>Marie-Laure</text:p>
          </table:table-cell>
          <table:table-cell table:style-name="ce41" office:value-type="string">
            <text:p>Etheve</text:p>
          </table:table-cell>
          <table:table-cell table:style-name="ce41" office:value-type="string">
            <text:p>F</text:p>
          </table:table-cell>
          <table:table-cell table:style-name="ce50"/>
          <table:table-cell table:style-name="ce41" office:value-type="string">
            <text:p>1, impasse des Framboises <text:s/>97429 <text:s/>Petite-Île</text:p>
          </table:table-cell>
          <table:table-cell table:style-name="ce41" office:value-type="string">
            <text:p>REUNION</text:p>
          </table:table-cell>
          <table:table-cell table:style-name="ce41" table:number-columns-repeated="2"/>
          <table:table-cell table:style-name="ce41" office:value-type="string">
            <text:p><text:a xlink:href="mailto:miette80@hotmail.com">miette80@hotmail.com</text:a></text:p>
          </table:table-cell>
          <table:table-cell table:style-name="ce50" office:value-type="date" office:date-value="2004-10-01">
            <text:p>01.10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Marc (Marc Noulin)</text:p>
          </table:table-cell>
          <table:table-cell table:style-name="ce65" office:value-type="date" office:date-value="2004-10-06">
            <text:p>6 oct. 04</text:p>
          </table:table-cell>
          <table:covered-table-cell table:style-name="ce69"/>
          <table:table-cell table:style-name="ce41" office:value-type="string">
            <text:p>JI + livret 4 coul. + dépliant + kalendaro</text:p>
          </table:table-cell>
          <table:table-cell table:style-name="ce41" office:value-type="string">
            <text:p>reçu coordonnées le 10/10</text:p>
          </table:table-cell>
          <table:table-cell table:style-name="ce41" table:number-columns-repeated="237"/>
          <table:table-cell table:style-name="ce74" table:number-columns-repeated="2"/>
        </table:table-row>
        <table:table-row table:style-name="ro6">
          <table:table-cell table:style-name="ce41" office:value-type="string">
            <text:p>lv_adi</text:p>
          </table:table-cell>
          <table:table-cell table:style-name="ce41" office:value-type="string">
            <text:p>Amandine</text:p>
          </table:table-cell>
          <table:table-cell table:style-name="ce41" office:value-type="string">
            <text:p>Durel</text:p>
          </table:table-cell>
          <table:table-cell table:style-name="ce41" office:value-type="string">
            <text:p>F</text:p>
          </table:table-cell>
          <table:table-cell table:style-name="ce50" office:value-type="date" office:date-value="1984-01-27">
            <text:p>27.01.84</text:p>
          </table:table-cell>
          <table:table-cell table:style-name="ce41" office:value-type="string">
            <text:p>Lgt N304, 2 allée JP Fourier <text:s/>44300 Nantes</text:p>
          </table:table-cell>
          <table:table-cell table:style-name="ce41" office:value-type="string">
            <text:p>Pays-de-Loire</text:p>
          </table:table-cell>
          <table:table-cell table:style-name="ce41" table:number-columns-repeated="2"/>
          <table:table-cell table:style-name="ce41" office:value-type="string">
            <text:p>Vykena@aol.com</text:p>
          </table:table-cell>
          <table:table-cell table:style-name="ce50" office:value-type="date" office:date-value="2004-10-13">
            <text:p>13.10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Laurent VIGNAUD</text:p>
          </table:table-cell>
          <table:table-cell table:style-name="ce65" office:value-type="date" office:date-value="2004-10-17">
            <text:p>17 oct. 04</text:p>
          </table:table-cell>
          <table:table-cell table:style-name="ce69" office:value-type="date" office:date-value="2004-10-18" table:number-columns-spanned="1" table:number-rows-spanned="6">
            <text:p>18 oct.</text:p>
          </table:table-cell>
          <table:table-cell table:style-name="ce41" office:value-type="string">
            <text:p>JI + livret 4 coul. + dépliant + kalendaro</text:p>
          </table:table-cell>
          <table:table-cell table:style-name="ce41" table:number-columns-repeated="240"/>
        </table:table-row>
        <table:table-row table:style-name="ro6">
          <table:table-cell table:style-name="ce41" office:value-type="string">
            <text:p>lv_tristram</text:p>
          </table:table-cell>
          <table:table-cell table:style-name="ce41" office:value-type="string">
            <text:p>Tristram</text:p>
          </table:table-cell>
          <table:table-cell table:style-name="ce41" office:value-type="string">
            <text:p>Gräbener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Lgt N304, 2 allée JP Fourier <text:s/>44300 Nantes</text:p>
          </table:table-cell>
          <table:table-cell table:style-name="ce41" office:value-type="string">
            <text:p>Pays-de-Loire</text:p>
          </table:table-cell>
          <table:table-cell table:style-name="ce41" table:number-columns-repeated="2"/>
          <table:table-cell table:style-name="ce41" office:value-type="string">
            <text:p>rgrabene@eleve.emn.fr</text:p>
          </table:table-cell>
          <table:table-cell table:style-name="ce50" office:value-type="date" office:date-value="2004-10-14">
            <text:p>14.10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Michel FONTAINE</text:p>
          </table:table-cell>
          <table:table-cell table:style-name="ce65" office:value-type="date" office:date-value="2004-10-17">
            <text:p>17 oct. 04</text:p>
          </table:table-cell>
          <table:covered-table-cell table:style-name="ce69"/>
          <table:table-cell table:style-name="ce41" table:number-columns-repeated="241"/>
        </table:table-row>
        <table:table-row table:style-name="ro6">
          <table:table-cell table:style-name="ce41" office:value-type="string">
            <text:p>lv_jeanne</text:p>
          </table:table-cell>
          <table:table-cell table:style-name="ce41" office:value-type="string">
            <text:p>Jeanne</text:p>
          </table:table-cell>
          <table:table-cell table:style-name="ce41" office:value-type="string">
            <text:p>Soulard</text:p>
          </table:table-cell>
          <table:table-cell table:style-name="ce41" office:value-type="string">
            <text:p>F</text:p>
          </table:table-cell>
          <table:table-cell table:style-name="ce50"/>
          <table:table-cell table:style-name="ce41" office:value-type="string">
            <text:p>148, rue de Liboisne <text:s/>72000 Le Mans</text:p>
          </table:table-cell>
          <table:table-cell table:style-name="ce41" table:number-columns-repeated="3"/>
          <table:table-cell table:style-name="ce41" office:value-type="string">
            <text:p><text:a xlink:href="mailto:jeanne.soulard@wanadoo.fr">jeanne.soulard@wanadoo.fr</text:a></text:p>
          </table:table-cell>
          <table:table-cell table:style-name="ce50" office:value-type="date" office:date-value="2004-10-13">
            <text:p>13.10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Laurent VIGNAUD</text:p>
          </table:table-cell>
          <table:table-cell table:style-name="ce65" office:value-type="date" office:date-value="2004-10-17">
            <text:p>17 oct. 04</text:p>
          </table:table-cell>
          <table:covered-table-cell table:style-name="ce69"/>
          <table:table-cell table:style-name="ce41" table:number-columns-repeated="241"/>
        </table:table-row>
        <table:table-row table:style-name="ro5">
          <table:table-cell table:style-name="ce41" office:value-type="string">
            <text:p>lv_esperantophone</text:p>
          </table:table-cell>
          <table:table-cell table:style-name="ce41" office:value-type="string">
            <text:p>Amine</text:p>
          </table:table-cell>
          <table:table-cell table:style-name="ce41" office:value-type="string">
            <text:p>Bentahar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cité Belhadj Hamida bloc F2 n° 19 <text:s/>Hamman Boudahjar Ain témochent 46200</text:p>
          </table:table-cell>
          <table:table-cell table:style-name="ce41" office:value-type="string">
            <text:p>Algérie</text:p>
          </table:table-cell>
          <table:table-cell table:style-name="ce41" table:number-columns-repeated="2"/>
          <table:table-cell table:style-name="ce41" office:value-type="string">
            <text:p>amine_esperanto@yahoo.fr</text:p>
          </table:table-cell>
          <table:table-cell table:style-name="ce50" office:value-type="date" office:date-value="2004-10-13">
            <text:p>13.10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Laurent VIGNAUD</text:p>
          </table:table-cell>
          <table:table-cell table:style-name="ce65" office:value-type="date" office:date-value="2004-10-17">
            <text:p>17 oct. 04</text:p>
          </table:table-cell>
          <table:covered-table-cell table:style-name="ce69"/>
          <table:table-cell table:style-name="ce41" table:number-columns-repeated="241"/>
        </table:table-row>
        <table:table-row table:style-name="ro6">
          <table:table-cell table:style-name="ce43" office:value-type="string">
            <text:p>mb_annette</text:p>
          </table:table-cell>
          <table:table-cell table:style-name="ce43" office:value-type="string">
            <text:p>Annette</text:p>
          </table:table-cell>
          <table:table-cell table:style-name="ce43" office:value-type="string">
            <text:p>Salmon</text:p>
          </table:table-cell>
          <table:table-cell table:style-name="ce43" office:value-type="string">
            <text:p>F</text:p>
          </table:table-cell>
          <table:table-cell table:style-name="ce52"/>
          <table:table-cell table:style-name="ce43" office:value-type="string">
            <text:p>Mangoldweg, 30 <text:s/>D-64287 Darmstadt</text:p>
          </table:table-cell>
          <table:table-cell table:style-name="ce43" office:value-type="string">
            <text:p>Allemagne</text:p>
          </table:table-cell>
          <table:table-cell table:style-name="ce43" table:number-columns-repeated="2"/>
          <table:table-cell table:style-name="ce43" office:value-type="string">
            <text:p>Annette.Salmon@gmx.de</text:p>
          </table:table-cell>
          <table:table-cell table:style-name="ce50" office:value-type="date" office:date-value="2004-10-14">
            <text:p>14.10.04</text:p>
          </table:table-cell>
          <table:table-cell table:style-name="ce43" office:value-type="string">
            <text:p>DLEK</text:p>
          </table:table-cell>
          <table:table-cell table:style-name="ce43" office:value-type="string">
            <text:p>Marc Noulin</text:p>
          </table:table-cell>
          <table:table-cell table:style-name="ce65" office:value-type="date" office:date-value="2004-10-17">
            <text:p>17 oct. 04</text:p>
          </table:table-cell>
          <table:covered-table-cell table:style-name="ce69"/>
          <table:table-cell table:style-name="ce43" table:number-columns-repeated="241"/>
        </table:table-row>
        <table:table-row table:style-name="ro6">
          <table:table-cell office:value-type="string">
            <text:p>mb_bernard</text:p>
          </table:table-cell>
          <table:table-cell office:value-type="string">
            <text:p>Bernard</text:p>
          </table:table-cell>
          <table:table-cell office:value-type="string">
            <text:p>Déléchamp</text:p>
          </table:table-cell>
          <table:table-cell office:value-type="string">
            <text:p>H</text:p>
          </table:table-cell>
          <table:table-cell/>
          <table:table-cell office:value-type="string">
            <text:p>Etables <text:s/>01430 CEIGNES</text:p>
          </table:table-cell>
          <table:table-cell table:number-columns-repeated="3"/>
          <table:table-cell office:value-type="string">
            <text:p>LinuxDelechamp@LaPoste.net</text:p>
          </table:table-cell>
          <table:table-cell office:value-type="date" office:date-value="2004-10-15">
            <text:p>15.10.04</text:p>
          </table:table-cell>
          <table:table-cell office:value-type="string">
            <text:p>DLEK</text:p>
          </table:table-cell>
          <table:table-cell office:value-type="string">
            <text:p>François Bartsch</text:p>
          </table:table-cell>
          <table:table-cell office:value-type="date" office:date-value="2004-10-17">
            <text:p>17 oct. 04</text:p>
          </table:table-cell>
          <table:covered-table-cell table:style-name="ce69"/>
          <table:table-cell table:number-columns-repeated="241"/>
        </table:table-row>
        <table:table-row table:style-name="ro6">
          <table:table-cell table:style-name="ce41" office:value-type="string">
            <text:p>sachakagan</text:p>
          </table:table-cell>
          <table:table-cell table:style-name="ce41" office:value-type="string">
            <text:p>Sacha</text:p>
          </table:table-cell>
          <table:table-cell table:style-name="ce41" office:value-type="string">
            <text:p>Kagan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5 avenue Gustave Eiffel <text:s text:c="2"/>33370 Salleboeuf </text:p>
          </table:table-cell>
          <table:table-cell table:style-name="ce41" table:number-columns-repeated="3"/>
          <table:table-cell table:style-name="ce57" office:value-type="string">
            <text:p>sjkagan@yahoo.fr </text:p>
          </table:table-cell>
          <table:table-cell table:style-name="ce50" office:value-type="date" office:date-value="2004-10-17">
            <text:p>17.10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lima (Maggy Libouton)</text:p>
          </table:table-cell>
          <table:table-cell table:style-name="ce65" office:value-type="date" office:date-value="2004-10-22">
            <text:p>22 oct. 04</text:p>
          </table:table-cell>
          <table:table-cell table:style-name="ce70" office:value-type="date" office:date-value="2004-10-22">
            <text:p>22 oct.</text:p>
          </table:table-cell>
          <table:table-cell table:style-name="ce41"/>
          <table:table-cell table:style-name="ce41" office:value-type="string">
            <text:p>adresse modifiée</text:p>
          </table:table-cell>
          <table:table-cell table:style-name="ce41" table:number-columns-repeated="239"/>
        </table:table-row>
        <table:table-row table:style-name="ro6">
          <table:table-cell table:style-name="ce44" office:value-type="string">
            <text:p>uzi</text:p>
          </table:table-cell>
          <table:table-cell table:style-name="ce44" office:value-type="string">
            <text:p>Uzi</text:p>
          </table:table-cell>
          <table:table-cell table:style-name="ce44" office:value-type="string">
            <text:p>Cesla</text:p>
          </table:table-cell>
          <table:table-cell table:style-name="ce44" office:value-type="string">
            <text:p>H</text:p>
          </table:table-cell>
          <table:table-cell table:style-name="ce53"/>
          <table:table-cell table:style-name="ce44" office:value-type="string">
            <text:p>Hazaz 36/b <text:s/>YAVNE</text:p>
          </table:table-cell>
          <table:table-cell table:style-name="ce44" office:value-type="string">
            <text:p>ISRAEL</text:p>
          </table:table-cell>
          <table:table-cell table:style-name="ce44" table:number-columns-repeated="2"/>
          <table:table-cell table:style-name="ce44" office:value-type="string">
            <text:p><text:a xlink:href="mailto:uzicesla@yahoo.com">uzicesla@yahoo.com</text:a></text:p>
          </table:table-cell>
          <table:table-cell table:style-name="ce50" office:value-type="date" office:date-value="2004-10-23">
            <text:p>23.10.04</text:p>
          </table:table-cell>
          <table:table-cell table:style-name="ce44" office:value-type="string">
            <text:p>ikurso</text:p>
          </table:table-cell>
          <table:table-cell table:style-name="ce44" office:value-type="string">
            <text:p>verdastel (Daniel Luez)</text:p>
          </table:table-cell>
          <table:table-cell table:style-name="ce65" office:value-type="date" office:date-value="2004-10-27">
            <text:p>27 oct. 04</text:p>
          </table:table-cell>
          <table:table-cell table:style-name="ce70" office:value-type="date" office:date-value="2005-11-02" table:number-columns-spanned="1" table:number-rows-spanned="8">
            <text:p>2 nov.</text:p>
          </table:table-cell>
          <table:table-cell table:style-name="ce44" table:number-columns-repeated="241"/>
        </table:table-row>
        <table:table-row table:style-name="ro6">
          <table:table-cell table:style-name="ce41" office:value-type="string">
            <text:p>pticolin</text:p>
          </table:table-cell>
          <table:table-cell table:style-name="ce41" office:value-type="string">
            <text:p>Colin</text:p>
          </table:table-cell>
          <table:table-cell table:style-name="ce41" office:value-type="string">
            <text:p>Rollot</text:p>
          </table:table-cell>
          <table:table-cell table:style-name="ce41" office:value-type="string">
            <text:p>H</text:p>
          </table:table-cell>
          <table:table-cell table:style-name="ce50" office:value-type="date" office:date-value="1984-02-20">
            <text:p>20.02.84</text:p>
          </table:table-cell>
          <table:table-cell table:style-name="ce41" office:value-type="string">
            <text:p>33, rue de Belfort <text:s/>54000 Nancy</text:p>
          </table:table-cell>
          <table:table-cell table:style-name="ce41" table:number-columns-repeated="3"/>
          <table:table-cell table:style-name="ce41" office:value-type="string">
            <text:p><text:a xlink:href="mailto:ptitcolin@hotmail.com">ptitcolin@hotmail.com</text:a></text:p>
          </table:table-cell>
          <table:table-cell table:style-name="ce50" office:value-type="date" office:date-value="2004-10-23">
            <text:p>23.10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Marc (Marc Noulin)</text:p>
          </table:table-cell>
          <table:table-cell table:style-name="ce65" office:value-type="date" office:date-value="2004-10-27">
            <text:p>27 oct. 04</text:p>
          </table:table-cell>
          <table:covered-table-cell table:style-name="ce69"/>
          <table:table-cell table:style-name="ce41" table:number-columns-repeated="241"/>
        </table:table-row>
        <table:table-row table:style-name="ro6">
          <table:table-cell table:style-name="ce41" office:value-type="string">
            <text:p>lv_joel</text:p>
          </table:table-cell>
          <table:table-cell table:style-name="ce41" office:value-type="string">
            <text:p>Joël</text:p>
          </table:table-cell>
          <table:table-cell table:style-name="ce41" office:value-type="string">
            <text:p>Hannoyer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11, rue du pré communal <text:s/>76130 Mont-Saint-Aignan</text:p>
          </table:table-cell>
          <table:table-cell table:style-name="ce41" table:number-columns-repeated="3"/>
          <table:table-cell table:style-name="ce41" office:value-type="string">
            <text:p>jb.hannoyer@laposte.net</text:p>
          </table:table-cell>
          <table:table-cell table:style-name="ce50" office:value-type="date" office:date-value="2004-10-24">
            <text:p>24.10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Laurent VIGNAUD</text:p>
          </table:table-cell>
          <table:table-cell table:style-name="ce65" office:value-type="date" office:date-value="2004-10-27">
            <text:p>27 oct. 04</text:p>
          </table:table-cell>
          <table:covered-table-cell table:style-name="ce69"/>
          <table:table-cell table:style-name="ce41" table:number-columns-repeated="241"/>
        </table:table-row>
        <table:table-row table:style-name="ro6">
          <table:table-cell table:style-name="ce41" office:value-type="string">
            <text:p>jules20</text:p>
          </table:table-cell>
          <table:table-cell table:style-name="ce41" office:value-type="string">
            <text:p>Philippe</text:p>
          </table:table-cell>
          <table:table-cell table:style-name="ce41" office:value-type="string">
            <text:p>Galopin</text:p>
          </table:table-cell>
          <table:table-cell table:style-name="ce41" office:value-type="string">
            <text:p>H</text:p>
          </table:table-cell>
          <table:table-cell table:style-name="ce50" office:value-type="date" office:date-value="1968-01-17">
            <text:p>17.01.68</text:p>
          </table:table-cell>
          <table:table-cell table:style-name="ce41" office:value-type="string">
            <text:p>280, impasse Jean Zay <text:s/>59286 Roost Warendin</text:p>
          </table:table-cell>
          <table:table-cell table:style-name="ce41" office:value-type="string">
            <text:p>Nord</text:p>
          </table:table-cell>
          <table:table-cell table:style-name="ce41" table:number-columns-repeated="2"/>
          <table:table-cell table:style-name="ce41" office:value-type="string">
            <text:p><text:a xlink:href="mailto:jules20@tiscali.fr">jules20@tiscali.fr</text:a></text:p>
          </table:table-cell>
          <table:table-cell table:style-name="ce50" office:value-type="date" office:date-value="2004-10-26">
            <text:p>26.10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eric_lille_fr</text:p>
          </table:table-cell>
          <table:table-cell table:style-name="ce65" office:value-type="date" office:date-value="2004-10-27">
            <text:p>27 oct. 04</text:p>
          </table:table-cell>
          <table:covered-table-cell table:style-name="ce69"/>
          <table:table-cell table:style-name="ce41" table:number-columns-repeated="241"/>
        </table:table-row>
        <table:table-row table:style-name="ro6">
          <table:table-cell table:style-name="ce41" office:value-type="string">
            <text:p>letiocan</text:p>
          </table:table-cell>
          <table:table-cell table:style-name="ce41" office:value-type="string">
            <text:p>Bernard</text:p>
          </table:table-cell>
          <table:table-cell table:style-name="ce41" office:value-type="string">
            <text:p>Brand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5 rue de la Prairie <text:s text:c="2"/>01630 SAINT-GENIS POUILLY</text:p>
          </table:table-cell>
          <table:table-cell table:style-name="ce41" table:number-columns-repeated="3"/>
          <table:table-cell table:style-name="ce41" office:value-type="string">
            <text:p><text:a xlink:href="mailto:letiocan@free.fr">letiocan@free.fr</text:a></text:p>
          </table:table-cell>
          <table:table-cell table:style-name="ce50" office:value-type="date" office:date-value="2004-10-29">
            <text:p>29.10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andreo (André Morio)</text:p>
          </table:table-cell>
          <table:table-cell table:style-name="ce65" office:value-type="date" office:date-value="2004-10-30">
            <text:p>30 oct. 04</text:p>
          </table:table-cell>
          <table:covered-table-cell table:style-name="ce69"/>
          <table:table-cell table:style-name="ce41" table:number-columns-repeated="241"/>
        </table:table-row>
        <table:table-row table:style-name="ro6">
          <table:table-cell table:style-name="ce41" office:value-type="string">
            <text:p>lv_milo</text:p>
          </table:table-cell>
          <table:table-cell table:style-name="ce41" office:value-type="string">
            <text:p>Mireille</text:p>
          </table:table-cell>
          <table:table-cell table:style-name="ce41" office:value-type="string">
            <text:p>Le Guillouzic</text:p>
          </table:table-cell>
          <table:table-cell table:style-name="ce41" office:value-type="string">
            <text:p>F</text:p>
          </table:table-cell>
          <table:table-cell table:style-name="ce50"/>
          <table:table-cell table:style-name="ce41" office:value-type="string">
            <text:p>le médoc <text:s/>37800 Sepmes</text:p>
          </table:table-cell>
          <table:table-cell table:style-name="ce41" table:number-columns-repeated="3"/>
          <table:table-cell table:style-name="ce41" office:value-type="string">
            <text:p>leguillouzic.proust@tiscali.fr</text:p>
          </table:table-cell>
          <table:table-cell table:style-name="ce50" office:value-type="date" office:date-value="2004-10-29">
            <text:p>29.10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Laurent VIGNAUD</text:p>
          </table:table-cell>
          <table:table-cell table:style-name="ce65" office:value-type="date" office:date-value="2004-10-30">
            <text:p>30 oct. 04</text:p>
          </table:table-cell>
          <table:covered-table-cell table:style-name="ce69"/>
          <table:table-cell table:style-name="ce41" table:number-columns-repeated="241"/>
        </table:table-row>
        <table:table-row table:style-name="ro6">
          <table:table-cell table:style-name="ce41" office:value-type="string">
            <text:p>lv_yves2</text:p>
          </table:table-cell>
          <table:table-cell table:style-name="ce41" office:value-type="string">
            <text:p>Yves</text:p>
          </table:table-cell>
          <table:table-cell table:style-name="ce41" office:value-type="string">
            <text:p>Reynaud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482, chemin des Rivaux <text:s text:c="2"/>38480 Romagnieu</text:p>
          </table:table-cell>
          <table:table-cell table:style-name="ce41" table:number-columns-repeated="3"/>
          <table:table-cell table:style-name="ce41" office:value-type="string">
            <text:p>YReynaud@UPCFRANCE.com</text:p>
          </table:table-cell>
          <table:table-cell table:style-name="ce50" office:value-type="date" office:date-value="2004-10-29">
            <text:p>29.10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Laurent VIGNAUD</text:p>
          </table:table-cell>
          <table:table-cell table:style-name="ce65" office:value-type="date" office:date-value="2004-10-30">
            <text:p>30 oct. 04</text:p>
          </table:table-cell>
          <table:covered-table-cell table:style-name="ce69"/>
          <table:table-cell table:style-name="ce41" table:number-columns-repeated="241"/>
        </table:table-row>
        <table:table-row table:style-name="ro6">
          <table:table-cell table:style-name="ce41" office:value-type="string">
            <text:p>hermine</text:p>
          </table:table-cell>
          <table:table-cell table:style-name="ce41" office:value-type="string">
            <text:p>Hélène</text:p>
          </table:table-cell>
          <table:table-cell table:style-name="ce41" office:value-type="string">
            <text:p>Ménissier</text:p>
          </table:table-cell>
          <table:table-cell table:style-name="ce41" office:value-type="string">
            <text:p>F</text:p>
          </table:table-cell>
          <table:table-cell table:style-name="ce50" office:value-type="date" office:date-value="1960-10-15">
            <text:p>15.10.60</text:p>
          </table:table-cell>
          <table:table-cell table:style-name="ce41" office:value-type="string">
            <text:p>11 rue Argence <text:s/>10000 Troyes</text:p>
          </table:table-cell>
          <table:table-cell table:style-name="ce41" table:number-columns-repeated="3"/>
          <table:table-cell table:style-name="ce57" office:value-type="string">
            <text:p>h.menissier@free.fr </text:p>
          </table:table-cell>
          <table:table-cell table:style-name="ce50" office:value-type="date" office:date-value="2004-10-30">
            <text:p>30.10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mslagmu (Michel Slagmulder)</text:p>
          </table:table-cell>
          <table:table-cell table:style-name="ce65" office:value-type="date" office:date-value="2004-11-01">
            <text:p>1 nov. 04</text:p>
          </table:table-cell>
          <table:covered-table-cell table:style-name="ce69"/>
          <table:table-cell table:style-name="ce41" table:number-columns-repeated="241"/>
        </table:table-row>
        <table:table-row table:style-name="ro6">
          <table:table-cell table:number-columns-repeated="2" table:style-name="ce41" office:value-type="string">
            <text:p>olivii</text:p>
          </table:table-cell>
          <table:table-cell table:style-name="ce41"/>
          <table:table-cell table:style-name="ce41" office:value-type="string">
            <text:p>M</text:p>
          </table:table-cell>
          <table:table-cell table:style-name="ce50" office:value-type="date" office:date-value="1989-04-03">
            <text:p>03.04.89</text:p>
          </table:table-cell>
          <table:table-cell table:style-name="ce41" office:value-type="string">
            <text:p>Bruxelles</text:p>
          </table:table-cell>
          <table:table-cell table:style-name="ce41" office:value-type="string">
            <text:p>BELGIQUE</text:p>
          </table:table-cell>
          <table:table-cell table:style-name="ce41" table:number-columns-repeated="2"/>
          <table:table-cell table:style-name="ce57" office:value-type="string">
            <text:p>ol1vii@yahoo.com </text:p>
          </table:table-cell>
          <table:table-cell table:style-name="ce50" office:value-type="date" office:date-value="2004-10-30">
            <text:p>30.10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mslagmu (Michel Slagmulder)</text:p>
          </table:table-cell>
          <table:table-cell table:style-name="ce65"/>
          <table:table-cell table:style-name="ce69"/>
          <table:table-cell table:number-columns-repeated="2" table:style-name="ce41" office:value-type="string">
            <text:p>ne veut pas de diplôme</text:p>
          </table:table-cell>
          <table:table-cell table:style-name="ce41" table:number-columns-repeated="239"/>
        </table:table-row>
        <table:table-row table:style-name="ro6">
          <table:table-cell office:value-type="string">
            <text:p>jvdv</text:p>
          </table:table-cell>
          <table:table-cell office:value-type="string">
            <text:p>Joseph</text:p>
          </table:table-cell>
          <table:table-cell office:value-type="string">
            <text:p>van der Vleugel</text:p>
          </table:table-cell>
          <table:table-cell office:value-type="string">
            <text:p>M</text:p>
          </table:table-cell>
          <table:table-cell office:value-type="date" office:date-value="1940-03-30">
            <text:p>30.03.40</text:p>
          </table:table-cell>
          <table:table-cell office:value-type="string">
            <text:p>Avenue Monbijou, 3 <text:s text:c="2"/>B-4960 Malmedy</text:p>
          </table:table-cell>
          <table:table-cell office:value-type="string">
            <text:p>BELGIQUE</text:p>
          </table:table-cell>
          <table:table-cell table:number-columns-repeated="2"/>
          <table:table-cell table:style-name="ce43" office:value-type="string">
            <text:p><text:a xlink:href="mailto:jpseph.vandervleugel@freebel.net">jpseph.vandervleugel@freebel.net</text:a></text:p>
          </table:table-cell>
          <table:table-cell table:style-name="ce54" office:value-type="date" office:date-value="2004-11-04">
            <text:p>04/11/04</text:p>
          </table:table-cell>
          <table:table-cell office:value-type="string">
            <text:p>ikurso</text:p>
          </table:table-cell>
          <table:table-cell office:value-type="string">
            <text:p>maljuna Kris (Christian Departe)</text:p>
          </table:table-cell>
          <table:table-cell office:value-type="date" office:date-value="2004-11-10">
            <text:p>10 nov. 04</text:p>
          </table:table-cell>
          <table:table-cell table:style-name="ce71" office:value-type="string" table:number-columns-spanned="1" table:number-rows-spanned="8">
            <text:p>15 nov</text:p>
          </table:table-cell>
          <table:table-cell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 table:style-name="ce43" office:value-type="string">
            <text:p>omayaud</text:p>
          </table:table-cell>
          <table:table-cell table:style-name="ce43" office:value-type="string">
            <text:p>Olivier</text:p>
          </table:table-cell>
          <table:table-cell table:style-name="ce43" office:value-type="string">
            <text:p>Mayaud</text:p>
          </table:table-cell>
          <table:table-cell table:style-name="ce46" office:value-type="string">
            <text:p>M</text:p>
          </table:table-cell>
          <table:table-cell table:style-name="ce54" office:value-type="date" office:date-value="1978-03-10">
            <text:p>10/03/78</text:p>
          </table:table-cell>
          <table:table-cell table:style-name="ce43" office:value-type="string">
            <text:p>10, rue de Strasbourg <text:s/>14000 Caen</text:p>
          </table:table-cell>
          <table:table-cell table:style-name="ce43" office:value-type="string">
            <text:p>Normandie</text:p>
          </table:table-cell>
          <table:table-cell table:style-name="ce43" table:number-columns-repeated="2"/>
          <table:table-cell table:style-name="ce43" office:value-type="string">
            <text:p><text:a xlink:href="mailto:omayaud@tiscali.fr">omayaud@tiscali.fr</text:a></text:p>
          </table:table-cell>
          <table:table-cell table:style-name="ce46" office:value-type="date" office:date-value="2004-11-08">
            <text:p>08/11/04</text:p>
          </table:table-cell>
          <table:table-cell table:style-name="ce43" office:value-type="string">
            <text:p>DLEK</text:p>
          </table:table-cell>
          <table:table-cell table:style-name="ce43" office:value-type="string">
            <text:p>Marc (Marc Noulin)</text:p>
          </table:table-cell>
          <table:table-cell office:value-type="date" office:date-value="2004-11-10">
            <text:p>10 nov. 04</text:p>
          </table:table-cell>
          <table:covered-table-cell table:style-name="ce71"/>
          <table:table-cell office:value-type="string">
            <text:p>JI (2004/1)+LME (546) +karteto</text:p>
          </table:table-cell>
          <table:table-cell table:style-name="ce43" table:number-columns-repeated="240"/>
        </table:table-row>
        <table:table-row table:style-name="ro6">
          <table:table-cell office:value-type="string">
            <text:p>lv_vincent3</text:p>
          </table:table-cell>
          <table:table-cell office:value-type="string">
            <text:p>Vincent</text:p>
          </table:table-cell>
          <table:table-cell office:value-type="string">
            <text:p>Riffiod</text:p>
          </table:table-cell>
          <table:table-cell office:value-type="string">
            <text:p>M</text:p>
          </table:table-cell>
          <table:table-cell/>
          <table:table-cell office:value-type="string">
            <text:p>24, avenue de Montrapon <text:s/>25000 Besançon</text:p>
          </table:table-cell>
          <table:table-cell office:value-type="string">
            <text:p>Franche-Comté</text:p>
          </table:table-cell>
          <table:table-cell table:number-columns-repeated="2"/>
          <table:table-cell office:value-type="string">
            <text:p><text:a xlink:href="mailto:vince@slappeurouf.com">vince@slappeurouf.com</text:a></text:p>
          </table:table-cell>
          <table:table-cell office:value-type="date" office:date-value="2004-11-09">
            <text:p>09.11.04</text:p>
          </table:table-cell>
          <table:table-cell office:value-type="string">
            <text:p>DLEK</text:p>
          </table:table-cell>
          <table:table-cell office:value-type="string">
            <text:p>Françoise Pellegrin</text:p>
          </table:table-cell>
          <table:table-cell office:value-type="date" office:date-value="2004-11-10">
            <text:p>10 nov. 04</text:p>
          </table:table-cell>
          <table:covered-table-cell table:style-name="ce71"/>
          <table:table-cell office:value-type="string">
            <text:p>JI (2004/1)+LME (546) +karteto</text:p>
          </table:table-cell>
          <table:table-cell table:number-columns-repeated="240"/>
        </table:table-row>
        <table:table-row table:style-name="ro5">
          <table:table-cell office:value-type="string">
            <text:p>lv_paul</text:p>
          </table:table-cell>
          <table:table-cell office:value-type="string">
            <text:p>Paulette</text:p>
          </table:table-cell>
          <table:table-cell office:value-type="string">
            <text:p>Kirzin</text:p>
          </table:table-cell>
          <table:table-cell office:value-type="string">
            <text:p>F</text:p>
          </table:table-cell>
          <table:table-cell/>
          <table:table-cell office:value-type="string">
            <text:p>lotissement de Kergall – 3, rue de Kerriou <text:s/>22310 Plestin-les-Grèves</text:p>
          </table:table-cell>
          <table:table-cell office:value-type="string">
            <text:p>Bretagne</text:p>
          </table:table-cell>
          <table:table-cell table:number-columns-repeated="7"/>
          <table:covered-table-cell table:style-name="ce71"/>
          <table:table-cell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 office:value-type="string">
            <text:p>foniotte</text:p>
          </table:table-cell>
          <table:table-cell office:value-type="string">
            <text:p>Nadine</text:p>
          </table:table-cell>
          <table:table-cell office:value-type="string">
            <text:p>Fonio</text:p>
          </table:table-cell>
          <table:table-cell office:value-type="string">
            <text:p>F</text:p>
          </table:table-cell>
          <table:table-cell office:value-type="date" office:date-value="1952-09-03">
            <text:p>03.09.52</text:p>
          </table:table-cell>
          <table:table-cell office:value-type="string">
            <text:p>215, rue Peychan <text:s/>40600 Biscarosse</text:p>
          </table:table-cell>
          <table:table-cell table:number-columns-repeated="3"/>
          <table:table-cell office:value-type="string">
            <text:p><text:a xlink:href="mailto:nadine.fonio@ac-bordeaux.fr">nadine.fonio@ac-bordeaux.fr</text:a></text:p>
          </table:table-cell>
          <table:table-cell office:value-type="date" office:date-value="2004-11-11">
            <text:p>11.11.04</text:p>
          </table:table-cell>
          <table:table-cell office:value-type="string">
            <text:p>ikurso</text:p>
          </table:table-cell>
          <table:table-cell office:value-type="string">
            <text:p>lima (Maggy Libouton)</text:p>
          </table:table-cell>
          <table:table-cell office:value-type="date" office:date-value="2004-11-12">
            <text:p>12 nov. 04</text:p>
          </table:table-cell>
          <table:covered-table-cell table:style-name="ce71"/>
          <table:table-cell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/>
          <table:table-cell office:value-type="string">
            <text:p>Lucette</text:p>
          </table:table-cell>
          <table:table-cell office:value-type="string">
            <text:p>TRONCHE</text:p>
          </table:table-cell>
          <table:table-cell office:value-type="string">
            <text:p>F</text:p>
          </table:table-cell>
          <table:table-cell office:value-type="date" office:date-value="2004-11-10">
            <text:p>10.11.04</text:p>
          </table:table-cell>
          <table:table-cell office:value-type="string">
            <text:p>58, rue de Montholon <text:s/>01000 Bourg-en-Bresse</text:p>
          </table:table-cell>
          <table:table-cell table:number-columns-repeated="3"/>
          <table:table-cell office:value-type="string">
            <text:p>ctronche@wanadoo.fr</text:p>
          </table:table-cell>
          <table:table-cell office:value-type="date" office:date-value="2004-11-12">
            <text:p>12.11.04</text:p>
          </table:table-cell>
          <table:table-cell office:value-type="string">
            <text:p>DLEK</text:p>
          </table:table-cell>
          <table:table-cell office:value-type="string">
            <text:p>Marc (Marc Noulin)</text:p>
          </table:table-cell>
          <table:table-cell office:value-type="date" office:date-value="2004-11-12">
            <text:p>12 nov. 04</text:p>
          </table:table-cell>
          <table:covered-table-cell table:style-name="ce71"/>
          <table:table-cell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 office:value-type="string">
            <text:p>emchem</text:p>
          </table:table-cell>
          <table:table-cell office:value-type="string">
            <text:p>Emmanuel</text:p>
          </table:table-cell>
          <table:table-cell office:value-type="string">
            <text:p>Chemla</text:p>
          </table:table-cell>
          <table:table-cell office:value-type="string">
            <text:p>H</text:p>
          </table:table-cell>
          <table:table-cell office:value-type="date" office:date-value="1970-11-08">
            <text:p>08.11.70</text:p>
          </table:table-cell>
          <table:table-cell office:value-type="string">
            <text:p>125, avenue Verdier <text:s text:c="2"/>92120 Montrouge</text:p>
          </table:table-cell>
          <table:table-cell office:value-type="string">
            <text:p>Île-de-France</text:p>
          </table:table-cell>
          <table:table-cell table:number-columns-repeated="2"/>
          <table:table-cell office:value-type="string">
            <text:p><text:a xlink:href="mailto:emmanuel.chemla@mangoosta.net">emmanuel.chemla@mangoosta.net</text:a></text:p>
          </table:table-cell>
          <table:table-cell office:value-type="date" office:date-value="2004-11-13">
            <text:p>13.11.04</text:p>
          </table:table-cell>
          <table:table-cell office:value-type="string">
            <text:p>ikurso</text:p>
          </table:table-cell>
          <table:table-cell office:value-type="string">
            <text:p>ingrid (Ingrid Malaquin)</text:p>
          </table:table-cell>
          <table:table-cell office:value-type="date" office:date-value="2004-11-13">
            <text:p>13 nov. 04</text:p>
          </table:table-cell>
          <table:covered-table-cell table:style-name="ce71"/>
          <table:table-cell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 office:value-type="string">
            <text:p>batwist</text:p>
          </table:table-cell>
          <table:table-cell office:value-type="string">
            <text:p>Baptiste</text:p>
          </table:table-cell>
          <table:table-cell office:value-type="string">
            <text:p>Gros-Tabussiat</text:p>
          </table:table-cell>
          <table:table-cell office:value-type="string">
            <text:p>H</text:p>
          </table:table-cell>
          <table:table-cell office:value-type="date" office:date-value="1987-11-07">
            <text:p>07.11.87</text:p>
          </table:table-cell>
          <table:table-cell office:value-type="string">
            <text:p>48, rue Trey-la-Fontaine <text:s/>39360 Vaux-les-St-Claude</text:p>
          </table:table-cell>
          <table:table-cell office:value-type="string">
            <text:p>Franche-Comté</text:p>
          </table:table-cell>
          <table:table-cell table:number-columns-repeated="2"/>
          <table:table-cell office:value-type="string">
            <text:p><text:a xlink:href="mailto:batwist@hotmail.com">batwist@hotmail.com</text:a></text:p>
          </table:table-cell>
          <table:table-cell office:value-type="date" office:date-value="2004-11-13">
            <text:p>13.11.04</text:p>
          </table:table-cell>
          <table:table-cell table:style-name="ce49" office:value-type="string">
            <text:p>ikurso</text:p>
          </table:table-cell>
          <table:table-cell office:value-type="string">
            <text:p>Ginette (Ginette Martin)</text:p>
          </table:table-cell>
          <table:table-cell office:value-type="date" office:date-value="2004-11-13">
            <text:p>13 nov. 04</text:p>
          </table:table-cell>
          <table:covered-table-cell table:style-name="ce71"/>
          <table:table-cell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 table:style-name="ce41"/>
          <table:table-cell table:style-name="ce41" office:value-type="string">
            <text:p>Philippe</text:p>
          </table:table-cell>
          <table:table-cell table:style-name="ce41" office:value-type="string">
            <text:p>Marchesse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Chez Mme HELLO <text:s text:c="2"/>La Corderie <text:s/>22170 PLELO</text:p>
          </table:table-cell>
          <table:table-cell table:style-name="ce41" table:number-columns-repeated="3"/>
          <table:table-cell table:style-name="ce41" office:value-type="string">
            <text:p>philippemarchesse@yahoo.fr</text:p>
          </table:table-cell>
          <table:table-cell table:style-name="ce50" office:value-type="date" office:date-value="2004-11-15">
            <text:p>15.11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Marc (Marc Noulin)</text:p>
          </table:table-cell>
          <table:table-cell table:style-name="ce65" office:value-type="date" office:date-value="2004-11-17">
            <text:p>17 nov. 04</text:p>
          </table:table-cell>
          <table:table-cell table:style-name="ce69" office:value-type="string" table:number-columns-spanned="1" table:number-rows-spanned="3">
            <text:p>17 nov</text:p>
          </table:table-cell>
          <table:table-cell table:style-name="ce41" office:value-type="string">
            <text:p>JI (2004/1)+LME (546) +karteto</text:p>
          </table:table-cell>
          <table:table-cell table:style-name="ce41" table:number-columns-repeated="240"/>
        </table:table-row>
        <table:table-row table:style-name="ro6">
          <table:table-cell table:style-name="ce41" office:value-type="string">
            <text:p>speranzza</text:p>
          </table:table-cell>
          <table:table-cell table:style-name="ce41" office:value-type="string">
            <text:p>Aude</text:p>
          </table:table-cell>
          <table:table-cell table:style-name="ce41" office:value-type="string">
            <text:p>Lepareur</text:p>
          </table:table-cell>
          <table:table-cell table:style-name="ce41" office:value-type="string">
            <text:p>F</text:p>
          </table:table-cell>
          <table:table-cell table:style-name="ce50" office:value-type="date" office:date-value="1981-06-28">
            <text:p>28.06.81</text:p>
          </table:table-cell>
          <table:table-cell table:style-name="ce41" office:value-type="string">
            <text:p>10, rue Hector Berlioz <text:s/>50470 La Glacerie</text:p>
          </table:table-cell>
          <table:table-cell table:style-name="ce41" office:value-type="string">
            <text:p>Normandie</text:p>
          </table:table-cell>
          <table:table-cell table:style-name="ce41" table:number-columns-repeated="2"/>
          <table:table-cell table:style-name="ce58" office:value-type="string">
            <text:p>aude.lepareur@caramail.com </text:p>
          </table:table-cell>
          <table:table-cell table:style-name="ce50" office:value-type="date" office:date-value="2004-11-15">
            <text:p>15.11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DavidG (David Glorieux)</text:p>
          </table:table-cell>
          <table:table-cell table:style-name="ce65" office:value-type="date" office:date-value="2004-11-17">
            <text:p>17 nov. 04</text:p>
          </table:table-cell>
          <table:covered-table-cell table:style-name="ce69"/>
          <table:table-cell table:style-name="ce41" office:value-type="string">
            <text:p>JI (2004/1)+LME (546) +karteto</text:p>
          </table:table-cell>
          <table:table-cell table:style-name="ce41" table:number-columns-repeated="240"/>
        </table:table-row>
        <table:table-row table:style-name="ro6">
          <table:table-cell/>
          <table:table-cell office:value-type="string">
            <text:p>Laurine</text:p>
          </table:table-cell>
          <table:table-cell office:value-type="string">
            <text:p>Bouillaud</text:p>
          </table:table-cell>
          <table:table-cell office:value-type="string">
            <text:p>F</text:p>
          </table:table-cell>
          <table:table-cell/>
          <table:table-cell office:value-type="string">
            <text:p>1, allée des Aulnes <text:s/>91290 La Norville (Arpajon)</text:p>
          </table:table-cell>
          <table:table-cell office:value-type="string">
            <text:p>Île-de-France</text:p>
          </table:table-cell>
          <table:table-cell table:number-columns-repeated="2"/>
          <table:table-cell office:value-type="string">
            <text:p>thierry.bouillaud@wanadoo.fr</text:p>
          </table:table-cell>
          <table:table-cell office:value-type="date" office:date-value="2004-11-17">
            <text:p>17.11.04</text:p>
          </table:table-cell>
          <table:table-cell office:value-type="string">
            <text:p>ikurso</text:p>
          </table:table-cell>
          <table:table-cell office:value-type="string">
            <text:p>emma (Emmanuelle Richard)</text:p>
          </table:table-cell>
          <table:table-cell office:value-type="date" office:date-value="2004-11-17">
            <text:p>17 nov. 04</text:p>
          </table:table-cell>
          <table:covered-table-cell/>
          <table:table-cell table:style-name="ce41"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 table:style-name="ce41"/>
          <table:table-cell table:style-name="ce41" office:value-type="string">
            <text:p>Melina</text:p>
          </table:table-cell>
          <table:table-cell table:style-name="ce41" office:value-type="string">
            <text:p>Godefroy</text:p>
          </table:table-cell>
          <table:table-cell table:style-name="ce41" office:value-type="string">
            <text:p>F</text:p>
          </table:table-cell>
          <table:table-cell table:style-name="ce50"/>
          <table:table-cell table:style-name="ce41" office:value-type="string">
            <text:p>960, av de Lyon <text:s/>73000 Chambery</text:p>
          </table:table-cell>
          <table:table-cell table:style-name="ce41" table:number-columns-repeated="3"/>
          <table:table-cell table:style-name="ce58" office:value-type="string">
            <text:p>melina.godefroy@voila.fr </text:p>
          </table:table-cell>
          <table:table-cell table:style-name="ce50" office:value-type="date" office:date-value="2004-11-15">
            <text:p>15.11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Dennis Wibrow</text:p>
          </table:table-cell>
          <table:table-cell office:value-type="date" office:date-value="2004-11-21">
            <text:p>21 nov. 04</text:p>
          </table:table-cell>
          <table:table-cell table:style-name="ce69" office:value-type="date" office:date-value="2005-11-22" table:number-columns-spanned="1" table:number-rows-spanned="6">
            <text:p>22 nov.</text:p>
          </table:table-cell>
          <table:table-cell table:style-name="ce41" office:value-type="string">
            <text:p>JI (2004/1)+LME (546) +karteto</text:p>
          </table:table-cell>
          <table:table-cell table:style-name="ce41" table:number-columns-repeated="240"/>
        </table:table-row>
        <table:table-row table:style-name="ro11">
          <table:table-cell table:style-name="ce41" office:value-type="string">
            <text:p>la_nova_esperantisto</text:p>
          </table:table-cell>
          <table:table-cell table:style-name="ce41" office:value-type="string">
            <text:p>Bachir</text:p>
          </table:table-cell>
          <table:table-cell table:style-name="ce41" office:value-type="string">
            <text:p>Benmaghnia</text:p>
          </table:table-cell>
          <table:table-cell table:style-name="ce41" office:value-type="string">
            <text:p>H</text:p>
          </table:table-cell>
          <table:table-cell table:style-name="ce50" office:value-type="string">
            <text:p>29.09.82</text:p>
          </table:table-cell>
          <table:table-cell table:style-name="ce41" office:value-type="string">
            <text:p>Usto cité 790 Logt Bt 609/1 - 31037 Oran</text:p>
          </table:table-cell>
          <table:table-cell table:style-name="ce41" office:value-type="string">
            <text:p>Algérie</text:p>
          </table:table-cell>
          <table:table-cell table:style-name="ce41" table:number-columns-repeated="2"/>
          <table:table-cell table:style-name="ce41" office:value-type="string">
            <text:p>la_nova_esperantisto@yahoo.fr</text:p>
          </table:table-cell>
          <table:table-cell table:style-name="ce50" office:value-type="date" office:date-value="2004-11-18">
            <text:p>18.11.04</text:p>
          </table:table-cell>
          <table:table-cell table:style-name="ce61" office:value-type="string">
            <text:p>Gerda</text:p>
          </table:table-cell>
          <table:table-cell table:style-name="ce41" table:content-validation-name="val1" office:value-type="string">
            <text:p>Marie-Helene (M.H. Desert)</text:p>
          </table:table-cell>
          <table:table-cell office:value-type="date" office:date-value="2004-11-21">
            <text:p>21 nov. 04</text:p>
          </table:table-cell>
          <table:covered-table-cell table:style-name="ce72"/>
          <table:table-cell table:style-name="ce41" office:value-type="string">
            <text:p>JI (2004/2)+LME (546) +karteto</text:p>
          </table:table-cell>
          <table:table-cell table:style-name="ce41" office:value-type="string">
            <text:p>déjà reçu diplôme pour ikurso =&gt; exceptionnelt envoi diplôme pour Gerda car MHD lui en a parlé</text:p>
          </table:table-cell>
          <table:table-cell table:style-name="ce41" table:number-columns-repeated="239"/>
        </table:table-row>
        <table:table-row table:style-name="ro6">
          <table:table-cell table:style-name="ce41" office:value-type="string">
            <text:p>rpoudevigne</text:p>
          </table:table-cell>
          <table:table-cell table:style-name="ce41" office:value-type="string">
            <text:p>René</text:p>
          </table:table-cell>
          <table:table-cell table:style-name="ce41" office:value-type="string">
            <text:p>Poudevigne</text:p>
          </table:table-cell>
          <table:table-cell table:style-name="ce41" office:value-type="string">
            <text:p>H</text:p>
          </table:table-cell>
          <table:table-cell table:style-name="ce50" office:value-type="date" office:date-value="1931-11-17">
            <text:p>17.11.31</text:p>
          </table:table-cell>
          <table:table-cell table:style-name="ce41" office:value-type="string">
            <text:p>7, allée Saint-Agnès <text:s/>34170 Castelnau-le-Lez</text:p>
          </table:table-cell>
          <table:table-cell table:style-name="ce41" table:number-columns-repeated="3"/>
          <table:table-cell table:style-name="ce41" office:value-type="string">
            <text:p><text:a xlink:href="mailto:pouder@wanadoo.fr">pouder@wanadoo.fr</text:a></text:p>
          </table:table-cell>
          <table:table-cell table:style-name="ce50" office:value-type="date" office:date-value="2004-11-19">
            <text:p>19.11.04</text:p>
          </table:table-cell>
          <table:table-cell table:style-name="ce61" office:value-type="string">
            <text:p>ikurso</text:p>
          </table:table-cell>
          <table:table-cell table:style-name="ce62" office:value-type="string">
            <text:p>ben_korek (Benoît Fonty)</text:p>
          </table:table-cell>
          <table:table-cell office:value-type="date" office:date-value="2004-11-21">
            <text:p>21 nov. 04</text:p>
          </table:table-cell>
          <table:covered-table-cell table:style-name="ce69"/>
          <table:table-cell table:style-name="ce41" office:value-type="string">
            <text:p>JI (2004/1)+LME (546) +karteto</text:p>
          </table:table-cell>
          <table:table-cell table:style-name="ce41" table:number-columns-repeated="240"/>
        </table:table-row>
        <table:table-row table:style-name="ro6">
          <table:table-cell table:style-name="ce41" office:value-type="string">
            <text:p>lv_pierre2</text:p>
          </table:table-cell>
          <table:table-cell table:style-name="ce41" office:value-type="string">
            <text:p>Pierre</text:p>
          </table:table-cell>
          <table:table-cell table:style-name="ce41" office:value-type="string">
            <text:p>Schweitzer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18, rue de la Commune <text:s/>76290 Montivilliers</text:p>
          </table:table-cell>
          <table:table-cell table:style-name="ce41" office:value-type="string">
            <text:p>Normandie</text:p>
          </table:table-cell>
          <table:table-cell table:style-name="ce41" table:number-columns-repeated="2"/>
          <table:table-cell table:style-name="ce41" office:value-type="string">
            <text:p>fam.schweitzer@wanadoo.fr</text:p>
          </table:table-cell>
          <table:table-cell table:style-name="ce50" office:value-type="date" office:date-value="2004-11-20">
            <text:p>20.11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Laurent VIGNAUD</text:p>
          </table:table-cell>
          <table:table-cell office:value-type="date" office:date-value="2004-11-21">
            <text:p>21 nov. 04</text:p>
          </table:table-cell>
          <table:covered-table-cell table:style-name="ce69"/>
          <table:table-cell table:style-name="ce41" office:value-type="string">
            <text:p>JI (2004/1)+LME (546) +karteto</text:p>
          </table:table-cell>
          <table:table-cell table:style-name="ce41" table:number-columns-repeated="240"/>
        </table:table-row>
        <table:table-row table:style-name="ro6">
          <table:table-cell office:value-type="string">
            <text:p>FleurOccitane</text:p>
          </table:table-cell>
          <table:table-cell office:value-type="string">
            <text:p>Christel</text:p>
          </table:table-cell>
          <table:table-cell office:value-type="string">
            <text:p>Le Luhandre</text:p>
          </table:table-cell>
          <table:table-cell office:value-type="string">
            <text:p>F</text:p>
          </table:table-cell>
          <table:table-cell office:value-type="date" office:date-value="1973-11-20">
            <text:p>20.11.73</text:p>
          </table:table-cell>
          <table:table-cell office:value-type="string">
            <text:p>8 bis rue Ozenne <text:s/>31000 Toulouse</text:p>
          </table:table-cell>
          <table:table-cell table:number-columns-repeated="3"/>
          <table:table-cell office:value-type="string">
            <text:p><text:a xlink:href="mailto:fleuroccitane@wanadoo.fr">fleuroccitane@wanadoo.fr</text:a></text:p>
          </table:table-cell>
          <table:table-cell office:value-type="date" office:date-value="2004-11-03">
            <text:p>03.11.04</text:p>
          </table:table-cell>
          <table:table-cell office:value-type="string">
            <text:p>DLEK</text:p>
          </table:table-cell>
          <table:table-cell office:value-type="string">
            <text:p>Ginette (Ginette Martin)</text:p>
          </table:table-cell>
          <table:table-cell office:value-type="date" office:date-value="2004-11-21">
            <text:p>21 nov. 04</text:p>
          </table:table-cell>
          <table:covered-table-cell/>
          <table:table-cell table:style-name="ce41"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 office:value-type="string">
            <text:p>JMR</text:p>
          </table:table-cell>
          <table:table-cell office:value-type="string">
            <text:p>Jean-Marie</text:p>
          </table:table-cell>
          <table:table-cell office:value-type="string">
            <text:p>Renard</text:p>
          </table:table-cell>
          <table:table-cell office:value-type="string">
            <text:p>H</text:p>
          </table:table-cell>
          <table:table-cell office:value-type="date" office:date-value="1974-05-31">
            <text:p>31.05.74</text:p>
          </table:table-cell>
          <table:table-cell office:value-type="string">
            <text:p>Avenue Roi Albert, 165 <text:s text:c="2"/>BE-5300 Andenne</text:p>
          </table:table-cell>
          <table:table-cell office:value-type="string">
            <text:p>BELGIQUE</text:p>
          </table:table-cell>
          <table:table-cell table:number-columns-repeated="2"/>
          <table:table-cell office:value-type="string">
            <text:p><text:a xlink:href="mailto:renardjm@skynet.be">renardjm@skynet.be</text:a></text:p>
          </table:table-cell>
          <table:table-cell office:value-type="date" office:date-value="2004-11-03">
            <text:p>03.11.04</text:p>
          </table:table-cell>
          <table:table-cell office:value-type="string">
            <text:p>ikurso</text:p>
          </table:table-cell>
          <table:table-cell office:value-type="string">
            <text:p>kastelo (André Bourdet)</text:p>
          </table:table-cell>
          <table:table-cell office:value-type="date" office:date-value="2004-11-21">
            <text:p>21 nov. 04</text:p>
          </table:table-cell>
          <table:covered-table-cell/>
          <table:table-cell table:style-name="ce41"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 table:style-name="ce41" office:value-type="string">
            <text:p>thierrydavion</text:p>
          </table:table-cell>
          <table:table-cell table:style-name="ce41" office:value-type="string">
            <text:p>Thierry</text:p>
          </table:table-cell>
          <table:table-cell table:style-name="ce41" office:value-type="string">
            <text:p>Davion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25 rue du Général Leclercq <text:s/>59480 La Bassée</text:p>
          </table:table-cell>
          <table:table-cell table:style-name="ce41" office:value-type="string">
            <text:p>Nord</text:p>
          </table:table-cell>
          <table:table-cell table:style-name="ce41" table:number-columns-repeated="2"/>
          <table:table-cell table:style-name="ce41" office:value-type="string">
            <text:p><text:a xlink:href="mailto:tdavion@nordnet.fr">tdavion@nordnet.fr</text:a></text:p>
          </table:table-cell>
          <table:table-cell table:style-name="ce50" office:value-type="date" office:date-value="2004-11-23">
            <text:p>23.11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placebo (Eric Descamps)</text:p>
          </table:table-cell>
          <table:table-cell table:style-name="ce65" office:value-type="date" office:date-value="2004-11-28">
            <text:p>28 nov. 04</text:p>
          </table:table-cell>
          <table:table-cell table:style-name="ce69" office:value-type="date" office:date-value="2005-11-29" table:number-columns-spanned="1" table:number-rows-spanned="5">
            <text:p>29 nov.</text:p>
          </table:table-cell>
          <table:table-cell table:style-name="ce41" office:value-type="string">
            <text:p>JI (2004/1)+LME (546) +karteto</text:p>
          </table:table-cell>
          <table:table-cell table:style-name="ce41" table:number-columns-repeated="240"/>
        </table:table-row>
        <table:table-row table:style-name="ro6">
          <table:table-cell table:style-name="ce41" office:value-type="string">
            <text:p>gerard49</text:p>
          </table:table-cell>
          <table:table-cell table:style-name="ce41" office:value-type="string">
            <text:p>Gérard</text:p>
          </table:table-cell>
          <table:table-cell table:style-name="ce41" office:value-type="string">
            <text:p>Moreau</text:p>
          </table:table-cell>
          <table:table-cell table:style-name="ce41" office:value-type="string">
            <text:p>H</text:p>
          </table:table-cell>
          <table:table-cell table:style-name="ce50" office:value-type="date" office:date-value="1949-04-05">
            <text:p>05.04.49</text:p>
          </table:table-cell>
          <table:table-cell table:style-name="ce41" office:value-type="string">
            <text:p>8, rue de la Poste <text:s/>79360 Prissé-la-Charrière</text:p>
          </table:table-cell>
          <table:table-cell table:style-name="ce41" table:number-columns-repeated="3"/>
          <table:table-cell table:style-name="ce41" office:value-type="string">
            <text:p><text:a xlink:href="mailto:gerard.moreau21@wanadoo.fr">gerard.moreau21@wanadoo.fr</text:a></text:p>
          </table:table-cell>
          <table:table-cell table:style-name="ce50" office:value-type="date" office:date-value="2004-11-24">
            <text:p>24.11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jeanpaul (Jean-Paul Tonnieau)</text:p>
          </table:table-cell>
          <table:table-cell table:style-name="ce65" office:value-type="date" office:date-value="2004-11-28">
            <text:p>28 nov. 04</text:p>
          </table:table-cell>
          <table:covered-table-cell table:style-name="ce69"/>
          <table:table-cell table:style-name="ce41" office:value-type="string">
            <text:p>JI (2004/1)+LME (546) +karteto</text:p>
          </table:table-cell>
          <table:table-cell table:style-name="ce41" table:number-columns-repeated="240"/>
        </table:table-row>
        <table:table-row table:style-name="ro6">
          <table:table-cell table:style-name="ce41" office:value-type="string">
            <text:p>lv_helene</text:p>
          </table:table-cell>
          <table:table-cell table:style-name="ce41" office:value-type="string">
            <text:p>Hélène</text:p>
          </table:table-cell>
          <table:table-cell table:style-name="ce41" office:value-type="string">
            <text:p>Fleischer</text:p>
          </table:table-cell>
          <table:table-cell table:style-name="ce41" office:value-type="string">
            <text:p>F</text:p>
          </table:table-cell>
          <table:table-cell table:style-name="ce50"/>
          <table:table-cell table:style-name="ce41" office:value-type="string">
            <text:p>501 Boyett Street Apt. A <text:s/>College Station, TX 77840</text:p>
          </table:table-cell>
          <table:table-cell table:style-name="ce41" office:value-type="string">
            <text:p>ETATS-UNIS</text:p>
          </table:table-cell>
          <table:table-cell table:style-name="ce41" table:number-columns-repeated="2"/>
          <table:table-cell table:style-name="ce41" office:value-type="string">
            <text:p>hfleisher@mail.chem.tamu.edu</text:p>
          </table:table-cell>
          <table:table-cell table:style-name="ce50" office:value-type="date" office:date-value="2004-11-25">
            <text:p>25.11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Laurent VIGNAUD</text:p>
          </table:table-cell>
          <table:table-cell table:style-name="ce65" office:value-type="date" office:date-value="2004-11-28">
            <text:p>28 nov. 04</text:p>
          </table:table-cell>
          <table:covered-table-cell table:style-name="ce69"/>
          <table:table-cell table:style-name="ce41" office:value-type="string">
            <text:p>JI (2004/1)+LME (546) +karteto</text:p>
          </table:table-cell>
          <table:table-cell table:style-name="ce41" table:number-columns-repeated="240"/>
        </table:table-row>
        <table:table-row table:style-name="ro6">
          <table:table-cell table:style-name="ce41" office:value-type="string">
            <text:p>a.torres</text:p>
          </table:table-cell>
          <table:table-cell table:style-name="ce41" office:value-type="string">
            <text:p>André</text:p>
          </table:table-cell>
          <table:table-cell table:style-name="ce41" office:value-type="string">
            <text:p>Torres</text:p>
          </table:table-cell>
          <table:table-cell table:style-name="ce41" office:value-type="string">
            <text:p>H</text:p>
          </table:table-cell>
          <table:table-cell table:style-name="ce50" office:value-type="date" office:date-value="1948-06-27">
            <text:p>27.06.48</text:p>
          </table:table-cell>
          <table:table-cell table:style-name="ce41" office:value-type="string">
            <text:p>52, rue du Champ de l'aire <text:s text:c="2"/>49000 Angers</text:p>
          </table:table-cell>
          <table:table-cell table:style-name="ce41" office:value-type="string">
            <text:p>Pays-de-Loire</text:p>
          </table:table-cell>
          <table:table-cell table:style-name="ce41" table:number-columns-repeated="2"/>
          <table:table-cell table:style-name="ce41" office:value-type="string">
            <text:p><text:a xlink:href="mailto:a.torres@wanadoo.fr">a.torres@wanadoo.fr</text:a></text:p>
          </table:table-cell>
          <table:table-cell table:style-name="ce50" office:value-type="date" office:date-value="2004-11-25">
            <text:p>25.11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lima (Maggy Libouton)</text:p>
          </table:table-cell>
          <table:table-cell table:style-name="ce65" office:value-type="date" office:date-value="2004-11-28">
            <text:p>28 nov. 04</text:p>
          </table:table-cell>
          <table:covered-table-cell table:style-name="ce69"/>
          <table:table-cell table:style-name="ce41" office:value-type="string">
            <text:p>JI (2004/1)+LME (546) +karteto</text:p>
          </table:table-cell>
          <table:table-cell table:style-name="ce41" table:number-columns-repeated="240"/>
        </table:table-row>
        <table:table-row table:style-name="ro6">
          <table:table-cell table:number-columns-repeated="2" table:style-name="ce41" office:value-type="string">
            <text:p>Keven</text:p>
          </table:table-cell>
          <table:table-cell table:style-name="ce41" office:value-type="string">
            <text:p>Synnott</text:p>
          </table:table-cell>
          <table:table-cell table:style-name="ce47"/>
          <table:table-cell table:style-name="ce50"/>
          <table:table-cell table:style-name="ce41" office:value-type="string">
            <text:p>2150 St-Marc #203 <text:s/>Montréal Québec <text:s/>H3H 2G7</text:p>
          </table:table-cell>
          <table:table-cell table:style-name="ce41" office:value-type="string">
            <text:p>CANADA</text:p>
          </table:table-cell>
          <table:table-cell table:style-name="ce41" table:number-columns-repeated="2"/>
          <table:table-cell table:style-name="ce41" office:value-type="string">
            <text:p><text:a xlink:href="mailto:lkevin.synnott@sylpatico.ca">lkevin.synnott@sylpatico.ca</text:a></text:p>
          </table:table-cell>
          <table:table-cell table:style-name="ce50" office:value-type="date" office:date-value="2004-11-26">
            <text:p>26.11.04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DavidG (David Glorieux)</text:p>
          </table:table-cell>
          <table:table-cell table:style-name="ce65" office:value-type="date" office:date-value="2004-11-28">
            <text:p>28 nov. 04</text:p>
          </table:table-cell>
          <table:covered-table-cell table:style-name="ce69"/>
          <table:table-cell table:style-name="ce41" office:value-type="string">
            <text:p>JI (2004/1)+LME (546) +karteto</text:p>
          </table:table-cell>
          <table:table-cell table:style-name="ce41" table:number-columns-repeated="240"/>
        </table:table-row>
        <table:table-row table:style-name="ro6">
          <table:table-cell office:value-type="string">
            <text:p>lv_rachel</text:p>
          </table:table-cell>
          <table:table-cell office:value-type="string">
            <text:p>Rachel</text:p>
          </table:table-cell>
          <table:table-cell office:value-type="string">
            <text:p>Galbrun</text:p>
          </table:table-cell>
          <table:table-cell table:number-columns-repeated="2"/>
          <table:table-cell office:value-type="string">
            <text:p>Rachel Galbrun <text:s/>6, la Varanterie <text:s/>37140 Benais</text:p>
          </table:table-cell>
          <table:table-cell table:number-columns-repeated="3"/>
          <table:table-cell office:value-type="string">
            <text:p>persorachel@hotmail.com</text:p>
          </table:table-cell>
          <table:table-cell table:number-columns-repeated="4"/>
          <table:table-cell office:value-type="date" office:date-value="2005-12-06" table:number-columns-spanned="1" table:number-rows-spanned="5">
            <text:p>6 déc.</text:p>
          </table:table-cell>
          <table:table-cell table:number-columns-repeated="241"/>
        </table:table-row>
        <table:table-row table:style-name="ro5">
          <table:table-cell office:value-type="string">
            <text:p>jarod_the_cameleo</text:p>
          </table:table-cell>
          <table:table-cell office:value-type="string">
            <text:p>Julien</text:p>
          </table:table-cell>
          <table:table-cell office:value-type="string">
            <text:p>Fond</text:p>
          </table:table-cell>
          <table:table-cell table:number-columns-repeated="2"/>
          <table:table-cell office:value-type="string">
            <text:p>51, rue du Maréchal de Lattre de Tassigny apt 233 <text:s/>76130 Mont-SAint-Aignan</text:p>
          </table:table-cell>
          <table:table-cell office:value-type="string">
            <text:p>Normandie</text:p>
          </table:table-cell>
          <table:table-cell table:number-columns-repeated="2"/>
          <table:table-cell table:style-name="ce59" office:value-type="string">
            <text:p>jarod_le_came@hotmail.com </text:p>
          </table:table-cell>
          <table:table-cell table:number-columns-repeated="3"/>
          <table:table-cell office:value-type="date" office:date-value="2004-12-05">
            <text:p>5 déc. 04</text:p>
          </table:table-cell>
          <table:covered-table-cell/>
          <table:table-cell table:style-name="ce41"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/>
          <table:table-cell office:value-type="string">
            <text:p>Dimitri</text:p>
          </table:table-cell>
          <table:table-cell office:value-type="string">
            <text:p>Liénard</text:p>
          </table:table-cell>
          <table:table-cell table:number-columns-repeated="2"/>
          <table:table-cell office:value-type="string">
            <text:p>12, rue des Roquettes <text:s/>BE-7061 <text:s/>Casteau</text:p>
          </table:table-cell>
          <table:table-cell office:value-type="string">
            <text:p>BELGIQUE</text:p>
          </table:table-cell>
          <table:table-cell table:number-columns-repeated="2"/>
          <table:table-cell table:style-name="ce59" office:value-type="string">
            <text:p>fa259216@skynet.be </text:p>
          </table:table-cell>
          <table:table-cell/>
          <table:table-cell office:value-type="string">
            <text:p>DLEK</text:p>
          </table:table-cell>
          <table:table-cell office:value-type="string">
            <text:p>Laurent VIGNAUD</text:p>
          </table:table-cell>
          <table:table-cell office:value-type="date" office:date-value="2004-12-05">
            <text:p>5 déc. 04</text:p>
          </table:table-cell>
          <table:covered-table-cell/>
          <table:table-cell table:style-name="ce41"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/>
          <table:table-cell office:value-type="string">
            <text:p>Adrien </text:p>
          </table:table-cell>
          <table:table-cell office:value-type="string">
            <text:p>Martin</text:p>
          </table:table-cell>
          <table:table-cell table:number-columns-repeated="2"/>
          <table:table-cell office:value-type="string">
            <text:p>ENST Bretagne <text:s/>Technopole Brest-Iroise <text:s/>29238 Brest Cedex 3</text:p>
          </table:table-cell>
          <table:table-cell office:value-type="string">
            <text:p>Bretagne</text:p>
          </table:table-cell>
          <table:table-cell table:number-columns-repeated="2"/>
          <table:table-cell office:value-type="string">
            <text:p>ventre-sans-patte@club-internet.fr</text:p>
          </table:table-cell>
          <table:table-cell office:value-type="date" office:date-value="2004-12-05">
            <text:p>05.12.04</text:p>
          </table:table-cell>
          <table:table-cell table:number-columns-repeated="3"/>
          <table:covered-table-cell/>
          <table:table-cell table:style-name="ce41"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/>
          <table:table-cell office:value-type="string">
            <text:p>Jean-Benoît</text:p>
          </table:table-cell>
          <table:table-cell office:value-type="string">
            <text:p>Julien</text:p>
          </table:table-cell>
          <table:table-cell table:number-columns-repeated="2"/>
          <table:table-cell office:value-type="string">
            <text:p>112 Faubourg Saint-Cyprien <text:s text:c="2"/>86000 Poitiers</text:p>
          </table:table-cell>
          <table:table-cell table:number-columns-repeated="3"/>
          <table:table-cell office:value-type="string">
            <text:p>jeanbenoit@altern.org</text:p>
          </table:table-cell>
          <table:table-cell office:value-type="date" office:date-value="2004-12-05">
            <text:p>05.12.04</text:p>
          </table:table-cell>
          <table:table-cell table:number-columns-repeated="3"/>
          <table:covered-table-cell/>
          <table:table-cell table:style-name="ce41"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 table:number-columns-repeated="2" office:value-type="string">
            <text:p>Ram</text:p>
          </table:table-cell>
          <table:table-cell office:value-type="string">
            <text:p>Homier</text:p>
          </table:table-cell>
          <table:table-cell office:value-type="string">
            <text:p>H</text:p>
          </table:table-cell>
          <table:table-cell office:value-type="date" office:date-value="1986-04-05">
            <text:p>05.04.86</text:p>
          </table:table-cell>
          <table:table-cell office:value-type="string">
            <text:p>606 Rushton <text:s/>CA-M6C 2Y Toronto</text:p>
          </table:table-cell>
          <table:table-cell office:value-type="string">
            <text:p>CANADA</text:p>
          </table:table-cell>
          <table:table-cell table:number-columns-repeated="2"/>
          <table:table-cell table:style-name="ce59" office:value-type="string">
            <text:p>ramhomier@hotmail.com </text:p>
          </table:table-cell>
          <table:table-cell office:value-type="date" office:date-value="2004-12-12">
            <text:p>12.12.04</text:p>
          </table:table-cell>
          <table:table-cell office:value-type="string">
            <text:p>DLEK</text:p>
          </table:table-cell>
          <table:table-cell office:value-type="string">
            <text:p>ingrid (Ingrid Malaquin)</text:p>
          </table:table-cell>
          <table:table-cell office:value-type="date" office:date-value="2004-12-13">
            <text:p>13 déc. 04</text:p>
          </table:table-cell>
          <table:table-cell office:value-type="date" office:date-value="2005-12-14" table:number-columns-spanned="1" table:number-rows-spanned="3">
            <text:p>14 déc.</text:p>
          </table:table-cell>
          <table:table-cell table:style-name="ce41"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/>
          <table:table-cell office:value-type="string">
            <text:p>Frédéric</text:p>
          </table:table-cell>
          <table:table-cell office:value-type="string">
            <text:p>Palais</text:p>
          </table:table-cell>
          <table:table-cell office:value-type="string">
            <text:p>H</text:p>
          </table:table-cell>
          <table:table-cell/>
          <table:table-cell office:value-type="string">
            <text:p>48, rue d'Epinal <text:s/>88390 Uxegney</text:p>
          </table:table-cell>
          <table:table-cell table:number-columns-repeated="3"/>
          <table:table-cell office:value-type="string">
            <text:p>frederic_palais@hotmail.com</text:p>
          </table:table-cell>
          <table:table-cell office:value-type="date" office:date-value="2004-12-08">
            <text:p>08.12.04</text:p>
          </table:table-cell>
          <table:table-cell office:value-type="string">
            <text:p>DLEK</text:p>
          </table:table-cell>
          <table:table-cell office:value-type="string">
            <text:p>aleks (Alexandre Kadar)</text:p>
          </table:table-cell>
          <table:table-cell office:value-type="date" office:date-value="2004-12-13">
            <text:p>13 déc. 04</text:p>
          </table:table-cell>
          <table:covered-table-cell/>
          <table:table-cell table:style-name="ce41"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 office:value-type="string">
            <text:p>patrickgrandin</text:p>
          </table:table-cell>
          <table:table-cell office:value-type="string">
            <text:p>Patrick</text:p>
          </table:table-cell>
          <table:table-cell office:value-type="string">
            <text:p>Grandin</text:p>
          </table:table-cell>
          <table:table-cell office:value-type="string">
            <text:p>H</text:p>
          </table:table-cell>
          <table:table-cell office:value-type="date" office:date-value="1960-07-03">
            <text:p>03.07.60</text:p>
          </table:table-cell>
          <table:table-cell office:value-type="string">
            <text:p>3, rue de Javron <text:s/>53110 Lassay-les-Châteaux</text:p>
          </table:table-cell>
          <table:table-cell table:number-columns-repeated="3"/>
          <table:table-cell office:value-type="string">
            <text:p><text:a xlink:href="mailto:patrick.grandin@sncf.fr">patrick.grandin@sncf.fr</text:a></text:p>
          </table:table-cell>
          <table:table-cell office:value-type="date" office:date-value="2004-12-12">
            <text:p>12.12.04</text:p>
          </table:table-cell>
          <table:table-cell office:value-type="string">
            <text:p>ikurso</text:p>
          </table:table-cell>
          <table:table-cell office:value-type="string">
            <text:p>dominique (Corrieu-Chapotard)</text:p>
          </table:table-cell>
          <table:table-cell office:value-type="date" office:date-value="2004-12-13">
            <text:p>13 déc. 04</text:p>
          </table:table-cell>
          <table:covered-table-cell/>
          <table:table-cell table:style-name="ce41" office:value-type="string">
            <text:p>JI (2004/1)+LME (546) +karteto</text:p>
          </table:table-cell>
          <table:table-cell table:number-columns-repeated="240"/>
        </table:table-row>
        <table:table-row table:style-name="ro6">
          <table:table-cell office:value-type="string">
            <text:p>simonalain</text:p>
          </table:table-cell>
          <table:table-cell office:value-type="string">
            <text:p>Alain</text:p>
          </table:table-cell>
          <table:table-cell office:value-type="string">
            <text:p>Simon</text:p>
          </table:table-cell>
          <table:table-cell office:value-type="string">
            <text:p>H</text:p>
          </table:table-cell>
          <table:table-cell office:value-type="date" office:date-value="1949-08-01">
            <text:p>01.08.49</text:p>
          </table:table-cell>
          <table:table-cell office:value-type="string">
            <text:p>rue du grenadier, 31 <text:s/>BE-7080 Frameries</text:p>
          </table:table-cell>
          <table:table-cell office:value-type="string">
            <text:p>BELGIQUE</text:p>
          </table:table-cell>
          <table:table-cell table:number-columns-repeated="2"/>
          <table:table-cell office:value-type="string">
            <text:p><text:a xlink:href="mailto:simona@skynet.be">simona@skynet.be</text:a></text:p>
          </table:table-cell>
          <table:table-cell office:value-type="date" office:date-value="2004-12-16">
            <text:p>16.12.04</text:p>
          </table:table-cell>
          <table:table-cell office:value-type="string">
            <text:p>ikurso</text:p>
          </table:table-cell>
          <table:table-cell office:value-type="string">
            <text:p>ingrid (Ingrid Malaquin)</text:p>
          </table:table-cell>
          <table:table-cell office:value-type="date" office:date-value="2004-12-16">
            <text:p>16 déc. 04</text:p>
          </table:table-cell>
          <table:table-cell office:value-type="date" office:date-value="2005-12-20" table:number-columns-spanned="1" table:number-rows-spanned="2">
            <text:p>20 déc.</text:p>
          </table:table-cell>
          <table:table-cell office:value-type="string">
            <text:p>JI (2004/2)+LME (547) + karteto</text:p>
          </table:table-cell>
          <table:table-cell table:number-columns-repeated="240"/>
        </table:table-row>
        <table:table-row table:style-name="ro6">
          <table:table-cell office:value-type="string">
            <text:p>Danhou</text:p>
          </table:table-cell>
          <table:table-cell office:value-type="string">
            <text:p>Daniel</text:p>
          </table:table-cell>
          <table:table-cell office:value-type="string">
            <text:p>Houdayer</text:p>
          </table:table-cell>
          <table:table-cell office:value-type="string">
            <text:p>H</text:p>
          </table:table-cell>
          <table:table-cell/>
          <table:table-cell office:value-type="string">
            <text:p>1, rue due Camping <text:s/>29300 Quimperlé</text:p>
          </table:table-cell>
          <table:table-cell office:value-type="string">
            <text:p>Bretagne</text:p>
          </table:table-cell>
          <table:table-cell table:number-columns-repeated="2"/>
          <table:table-cell office:value-type="string">
            <text:p><text:a xlink:href="mailto:daniel.houdayer@free.fr">daniel.houdayer@free.fr</text:a></text:p>
          </table:table-cell>
          <table:table-cell office:value-type="date" office:date-value="2004-12-16">
            <text:p>16.12.04</text:p>
          </table:table-cell>
          <table:table-cell office:value-type="string">
            <text:p>ikurso</text:p>
          </table:table-cell>
          <table:table-cell office:value-type="string">
            <text:p>lima (Maggy Libouton)</text:p>
          </table:table-cell>
          <table:table-cell office:value-type="date" office:date-value="2004-12-16">
            <text:p>16 déc. 04</text:p>
          </table:table-cell>
          <table:covered-table-cell/>
          <table:table-cell office:value-type="string">
            <text:p>JI (2004/2)+LME (547) + karteto</text:p>
          </table:table-cell>
          <table:table-cell table:number-columns-repeated="240"/>
        </table:table-row>
        <table:table-row table:style-name="ro6">
          <table:table-cell office:value-type="string">
            <text:p>mila</text:p>
          </table:table-cell>
          <table:table-cell office:value-type="string">
            <text:p>Thérèse</text:p>
          </table:table-cell>
          <table:table-cell office:value-type="string">
            <text:p>Ambroise</text:p>
          </table:table-cell>
          <table:table-cell office:value-type="string">
            <text:p>F</text:p>
          </table:table-cell>
          <table:table-cell office:value-type="date" office:date-value="1939-01-29">
            <text:p>29.01.39</text:p>
          </table:table-cell>
          <table:table-cell office:value-type="string">
            <text:p>5, cité le Calloy <text:s/>59132 Trelon</text:p>
          </table:table-cell>
          <table:table-cell office:value-type="string">
            <text:p>Nord</text:p>
          </table:table-cell>
          <table:table-cell table:number-columns-repeated="2"/>
          <table:table-cell table:style-name="ce59" office:value-type="string">
            <text:p>therese.ambroise@laposte.net </text:p>
          </table:table-cell>
          <table:table-cell office:value-type="date" office:date-value="2004-12-20">
            <text:p>20.12.04</text:p>
          </table:table-cell>
          <table:table-cell office:value-type="string">
            <text:p>ikurso</text:p>
          </table:table-cell>
          <table:table-cell office:value-type="string">
            <text:p>jeanpaul (Jean-Paul Tonnieau)</text:p>
          </table:table-cell>
          <table:table-cell office:value-type="date" office:date-value="2004-12-30">
            <text:p>30 déc. 04</text:p>
          </table:table-cell>
          <table:table-cell office:value-type="date" office:date-value="2005-12-30" table:number-columns-spanned="1" table:number-rows-spanned="4">
            <text:p>30 déc.</text:p>
          </table:table-cell>
          <table:table-cell office:value-type="string">
            <text:p>JI (2004/2)+LME (547) + karteto</text:p>
          </table:table-cell>
          <table:table-cell table:number-columns-repeated="240"/>
        </table:table-row>
        <table:table-row table:style-name="ro6">
          <table:table-cell office:value-type="string">
            <text:p>joel</text:p>
          </table:table-cell>
          <table:table-cell office:value-type="string">
            <text:p>Joël</text:p>
          </table:table-cell>
          <table:table-cell office:value-type="string">
            <text:p>Martin</text:p>
          </table:table-cell>
          <table:table-cell office:value-type="string">
            <text:p>H</text:p>
          </table:table-cell>
          <table:table-cell office:value-type="date" office:date-value="1965-03-04">
            <text:p>04.03.65</text:p>
          </table:table-cell>
          <table:table-cell office:value-type="string">
            <text:p>4, rue Gancel <text:s/>50810 La Barre-de-Semilly</text:p>
          </table:table-cell>
          <table:table-cell office:value-type="string">
            <text:p>Normandie</text:p>
          </table:table-cell>
          <table:table-cell table:number-columns-repeated="2"/>
          <table:table-cell table:style-name="ce59" office:value-type="string">
            <text:p>joel.martin@cp.finances.gouv.fr </text:p>
          </table:table-cell>
          <table:table-cell office:value-type="date" office:date-value="2004-12-27">
            <text:p>27.12.04</text:p>
          </table:table-cell>
          <table:table-cell office:value-type="string">
            <text:p>ikurso</text:p>
          </table:table-cell>
          <table:table-cell office:value-type="string">
            <text:p>marmoton (Delphine Dubus)</text:p>
          </table:table-cell>
          <table:table-cell office:value-type="date" office:date-value="2004-12-30">
            <text:p>30 déc. 04</text:p>
          </table:table-cell>
          <table:covered-table-cell/>
          <table:table-cell office:value-type="string">
            <text:p>JI (2004/2)+LME (547) + karteto</text:p>
          </table:table-cell>
          <table:table-cell table:number-columns-repeated="240"/>
        </table:table-row>
        <table:table-row table:style-name="ro6">
          <table:table-cell office:value-type="string">
            <text:p>IZABELA</text:p>
          </table:table-cell>
          <table:table-cell office:value-type="string">
            <text:p>Isabelle</text:p>
          </table:table-cell>
          <table:table-cell office:value-type="string">
            <text:p>Fabre</text:p>
          </table:table-cell>
          <table:table-cell office:value-type="string">
            <text:p>F</text:p>
          </table:table-cell>
          <table:table-cell office:value-type="date" office:date-value="1964-09-23">
            <text:p>23.09.64</text:p>
          </table:table-cell>
          <table:table-cell office:value-type="string">
            <text:p>Les Sauries CD 18 <text:s text:c="3"/>13510 Eguilles</text:p>
          </table:table-cell>
          <table:table-cell table:number-columns-repeated="3"/>
          <table:table-cell office:value-type="string">
            <text:p><text:a xlink:href="mailto:isafabre@free.fr">isafabre@free.fr</text:a></text:p>
          </table:table-cell>
          <table:table-cell office:value-type="date" office:date-value="2004-12-27">
            <text:p>27.12.04</text:p>
          </table:table-cell>
          <table:table-cell office:value-type="string">
            <text:p>DLEK</text:p>
          </table:table-cell>
          <table:table-cell office:value-type="string">
            <text:p>Marc (Marc Noulin)</text:p>
          </table:table-cell>
          <table:table-cell office:value-type="date" office:date-value="2004-12-30">
            <text:p>30 déc. 04</text:p>
          </table:table-cell>
          <table:covered-table-cell/>
          <table:table-cell office:value-type="string">
            <text:p>JI (2004/2)+LME (547) + karteto</text:p>
          </table:table-cell>
          <table:table-cell table:number-columns-repeated="240"/>
        </table:table-row>
        <table:table-row table:style-name="ro6">
          <table:table-cell office:value-type="string">
            <text:p>dimseb</text:p>
          </table:table-cell>
          <table:table-cell office:value-type="string">
            <text:p>Dimitri</text:p>
          </table:table-cell>
          <table:table-cell office:value-type="string">
            <text:p>Liénard</text:p>
          </table:table-cell>
          <table:table-cell office:value-type="string">
            <text:p>H</text:p>
          </table:table-cell>
          <table:table-cell office:value-type="date" office:date-value="1989-10-23">
            <text:p>23.10.89</text:p>
          </table:table-cell>
          <table:table-cell office:value-type="string">
            <text:p>12, rue des Roquettes <text:s/>BE-7061 <text:s/>Casteau</text:p>
          </table:table-cell>
          <table:table-cell office:value-type="string">
            <text:p>BELGIQUE</text:p>
          </table:table-cell>
          <table:table-cell table:number-columns-repeated="2"/>
          <table:table-cell table:style-name="ce59" office:value-type="string">
            <text:p>fa259216@skynet.be </text:p>
          </table:table-cell>
          <table:table-cell office:value-type="date" office:date-value="2004-12-29">
            <text:p>29.12.04</text:p>
          </table:table-cell>
          <table:table-cell office:value-type="string">
            <text:p>DLEK</text:p>
          </table:table-cell>
          <table:table-cell office:value-type="string">
            <text:p>Laurent VIGNAUD</text:p>
          </table:table-cell>
          <table:table-cell office:value-type="date" office:date-value="2004-12-30">
            <text:p>30 déc. 04</text:p>
          </table:table-cell>
          <table:covered-table-cell/>
          <table:table-cell office:value-type="string">
            <text:p>JI (2004/2)+LME (547) + karteto</text:p>
          </table:table-cell>
          <table:table-cell table:number-columns-repeated="240"/>
        </table:table-row>
        <table:table-row table:style-name="ro3">
          <table:table-cell table:style-name="Default" table:number-columns-repeated="256"/>
        </table:table-row>
        <table:table-row table:style-name="ro7" table:number-rows-repeated="31890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2005" table:style-name="ta3" table:print="false">
        <table:table-column table:style-name="co24" table:default-cell-style-name="ce40"/>
        <table:table-column table:style-name="co29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9"/>
        <table:table-column table:style-name="co19" table:default-cell-style-name="ce40"/>
        <table:table-column table:style-name="co14" table:default-cell-style-name="ce40"/>
        <table:table-column table:style-name="co25" table:number-columns-repeated="2" table:default-cell-style-name="ce40"/>
        <table:table-column table:style-name="co30" table:default-cell-style-name="ce40"/>
        <table:table-column table:style-name="co20" table:default-cell-style-name="ce49"/>
        <table:table-column table:style-name="co21" table:default-cell-style-name="ce60"/>
        <table:table-column table:style-name="co31" table:default-cell-style-name="ce40"/>
        <table:table-column table:style-name="co26" table:default-cell-style-name="ce64"/>
        <table:table-column table:style-name="co27" table:default-cell-style-name="ce67"/>
        <table:table-column table:style-name="co32" table:default-cell-style-name="ce40"/>
        <table:table-column table:style-name="co12" table:default-cell-style-name="ce40"/>
        <table:table-column table:style-name="co13" table:number-columns-repeated="239" table:default-cell-style-name="ce40"/>
        <table:table-row table:style-name="ro10">
          <table:table-cell table:style-name="ce39" office:value-type="string">
            <text:p>alias</text:p>
          </table:table-cell>
          <table:table-cell table:style-name="ce45" office:value-type="string">
            <text:p>prénom</text:p>
          </table:table-cell>
          <table:table-cell table:style-name="ce45" office:value-type="string">
            <text:p>nom</text:p>
          </table:table-cell>
          <table:table-cell table:style-name="ce45"/>
          <table:table-cell table:style-name="ce48" office:value-type="string">
            <text:p>date naiss.</text:p>
          </table:table-cell>
          <table:table-cell table:style-name="ce45" office:value-type="string">
            <text:p>adresse</text:p>
          </table:table-cell>
          <table:table-cell table:style-name="ce45" office:value-type="string">
            <text:p>région / pays</text:p>
          </table:table-cell>
          <table:table-cell table:style-name="ce55" office:value-type="string">
            <text:p>TELEPHONE fixe</text:p>
          </table:table-cell>
          <table:table-cell table:style-name="ce45" office:value-type="string">
            <text:p>PORTABLE</text:p>
          </table:table-cell>
          <table:table-cell table:style-name="ce56" office:value-type="string">
            <text:p>courriel</text:p>
          </table:table-cell>
          <table:table-cell table:style-name="ce48" office:value-type="string">
            <text:p>réception contact</text:p>
          </table:table-cell>
          <table:table-cell table:style-name="ce45" office:value-type="string">
            <text:p>cours</text:p>
          </table:table-cell>
          <table:table-cell table:style-name="ce45" table:content-validation-name="val1"/>
          <table:table-cell table:style-name="ce63" office:value-type="string">
            <text:p>1er envoi</text:p>
          </table:table-cell>
          <table:table-cell table:style-name="ce66" office:value-type="string">
            <text:p>facture</text:p>
          </table:table-cell>
          <table:table-cell table:style-name="ce45" office:value-type="string">
            <text:p>documents envoyés</text:p>
          </table:table-cell>
          <table:table-cell table:style-name="ce45" office:value-type="string">
            <text:p>suivi</text:p>
          </table:table-cell>
          <table:table-cell table:style-name="ce60" table:number-columns-repeated="237"/>
          <table:table-cell table:number-columns-repeated="2"/>
        </table:table-row>
        <table:table-row table:style-name="ro6">
          <table:table-cell table:style-name="ce41" office:value-type="string">
            <text:p>lv_jacqueline</text:p>
          </table:table-cell>
          <table:table-cell table:style-name="ce41" office:value-type="string">
            <text:p>Jacqueline</text:p>
          </table:table-cell>
          <table:table-cell table:style-name="ce41" office:value-type="string">
            <text:p>Haulet</text:p>
          </table:table-cell>
          <table:table-cell table:style-name="ce41" office:value-type="string">
            <text:p>F</text:p>
          </table:table-cell>
          <table:table-cell table:style-name="ce50"/>
          <table:table-cell table:style-name="ce41" office:value-type="string">
            <text:p>12, sentier du Moulin <text:s/>BE-1380 <text:s/>Ohain</text:p>
          </table:table-cell>
          <table:table-cell table:style-name="ce41" office:value-type="string">
            <text:p>BELGIQUE</text:p>
          </table:table-cell>
          <table:table-cell table:style-name="ce41" table:number-columns-repeated="2"/>
          <table:table-cell table:style-name="ce41" office:value-type="string">
            <text:p><text:a xlink:href="mailto:haulet.jacq@skynet.be">haulet.jacq@skynet.be</text:a></text:p>
          </table:table-cell>
          <table:table-cell table:style-name="ce50" office:value-type="date" office:date-value="2004-12-29">
            <text:p>29.12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Simone Armand</text:p>
          </table:table-cell>
          <table:table-cell table:style-name="ce65" office:value-type="date" office:date-value="2005-01-05">
            <text:p>5 janv. 05</text:p>
          </table:table-cell>
          <table:table-cell table:style-name="ce86" office:value-type="date" office:date-value="2005-01-06" table:number-columns-spanned="1" table:number-rows-spanned="3">
            <text:p>6 janv.</text:p>
          </table:table-cell>
          <table:table-cell table:style-name="ce41" office:value-type="string">
            <text:p>JI (2004/2)+LME(548)+kalendaro+catalogue</text:p>
          </table:table-cell>
          <table:table-cell table:style-name="ce41" table:number-columns-repeated="240"/>
        </table:table-row>
        <table:table-row table:style-name="ro6">
          <table:table-cell table:style-name="ce41" office:value-type="string">
            <text:p>lv_bertrand2</text:p>
          </table:table-cell>
          <table:table-cell table:style-name="ce41" office:value-type="string">
            <text:p>Bertrand</text:p>
          </table:table-cell>
          <table:table-cell table:style-name="ce41" office:value-type="string">
            <text:p>Michalon</text:p>
          </table:table-cell>
          <table:table-cell table:style-name="ce41" office:value-type="string">
            <text:p>H</text:p>
          </table:table-cell>
          <table:table-cell table:style-name="ce50"/>
          <table:table-cell table:style-name="ce41" office:value-type="string">
            <text:p>48, La Garrigue <text:s/>26170 Mollans-sur-Ouvèze</text:p>
          </table:table-cell>
          <table:table-cell table:style-name="ce41" table:number-columns-repeated="3"/>
          <table:table-cell table:style-name="ce41" office:value-type="string">
            <text:p>michalon@gallia-sejours.com</text:p>
          </table:table-cell>
          <table:table-cell table:style-name="ce50" office:value-type="date" office:date-value="2004-12-29">
            <text:p>29.12.04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Laurent VIGNAUD</text:p>
          </table:table-cell>
          <table:table-cell table:style-name="ce65" office:value-type="date" office:date-value="2005-01-05">
            <text:p>5 janv. 05</text:p>
          </table:table-cell>
          <table:covered-table-cell table:style-name="ce69"/>
          <table:table-cell table:style-name="ce41" office:value-type="string">
            <text:p>JI (2004/2)+LME(548)+kalendaro+catalogue</text:p>
          </table:table-cell>
          <table:table-cell table:style-name="ce41" table:number-columns-repeated="240"/>
        </table:table-row>
        <table:table-row table:style-name="ro6">
          <table:table-cell table:style-name="ce41" office:value-type="string">
            <text:p>marie jo</text:p>
          </table:table-cell>
          <table:table-cell table:style-name="ce41" office:value-type="string">
            <text:p>Marie-Josèphe</text:p>
          </table:table-cell>
          <table:table-cell table:style-name="ce41" office:value-type="string">
            <text:p>Osaer</text:p>
          </table:table-cell>
          <table:table-cell table:style-name="ce41" office:value-type="string">
            <text:p>F</text:p>
          </table:table-cell>
          <table:table-cell table:style-name="ce50"/>
          <table:table-cell table:style-name="ce41" office:value-type="string">
            <text:p>20A rue Louis Jouvet <text:s text:c="3"/>21240 Talant</text:p>
          </table:table-cell>
          <table:table-cell table:style-name="ce41" table:number-columns-repeated="3"/>
          <table:table-cell table:style-name="ce41" office:value-type="string">
            <text:p>m.j.osaer@wanadoo.fr</text:p>
          </table:table-cell>
          <table:table-cell table:style-name="ce50" office:value-type="date" office:date-value="2005-01-04">
            <text:p>04.01.05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André Bourdet</text:p>
          </table:table-cell>
          <table:table-cell table:style-name="ce65" office:value-type="date" office:date-value="2005-01-05">
            <text:p>5 janv. 05</text:p>
          </table:table-cell>
          <table:covered-table-cell table:style-name="ce69"/>
          <table:table-cell table:style-name="ce41" office:value-type="string">
            <text:p>JI (2004/2)+LME(548)+kalendaro+catalogue</text:p>
          </table:table-cell>
          <table:table-cell table:style-name="ce41" table:number-columns-repeated="240"/>
        </table:table-row>
        <table:table-row table:style-name="ro6">
          <table:table-cell office:value-type="string">
            <text:p>autreescale</text:p>
          </table:table-cell>
          <table:table-cell office:value-type="string">
            <text:p>Jean-François</text:p>
          </table:table-cell>
          <table:table-cell office:value-type="string">
            <text:p>Rabardel</text:p>
          </table:table-cell>
          <table:table-cell office:value-type="string">
            <text:p>H</text:p>
          </table:table-cell>
          <table:table-cell office:value-type="date" office:date-value="1951-05-11">
            <text:p>11.05.51</text:p>
          </table:table-cell>
          <table:table-cell office:value-type="string">
            <text:p>16, rue des Pinsons <text:s/>95610 Eragny-sur-Oise</text:p>
          </table:table-cell>
          <table:table-cell office:value-type="string">
            <text:p>Île-de-France</text:p>
          </table:table-cell>
          <table:table-cell table:number-columns-repeated="2"/>
          <table:table-cell office:value-type="string">
            <text:p><text:a xlink:href="mailto:jfrabardel@aol.com">jfrabardel@aol.com</text:a></text:p>
          </table:table-cell>
          <table:table-cell office:value-type="date" office:date-value="2005-01-09">
            <text:p>09.01.05</text:p>
          </table:table-cell>
          <table:table-cell office:value-type="string">
            <text:p>ikurso</text:p>
          </table:table-cell>
          <table:table-cell office:value-type="string">
            <text:p>Berto (Bert SCHUMANN)</text:p>
          </table:table-cell>
          <table:table-cell office:value-type="date" office:date-value="2005-01-10">
            <text:p>10 janv. 05</text:p>
          </table:table-cell>
          <table:table-cell table:style-name="ce87" office:value-type="date" office:date-value="2005-01-10">
            <text:p>10 janv.</text:p>
          </table:table-cell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mb_erick</text:p>
          </table:table-cell>
          <table:table-cell office:value-type="string">
            <text:p>Erick</text:p>
          </table:table-cell>
          <table:table-cell office:value-type="string">
            <text:p>Berthier</text:p>
          </table:table-cell>
          <table:table-cell office:value-type="string">
            <text:p>H</text:p>
          </table:table-cell>
          <table:table-cell/>
          <table:table-cell office:value-type="string">
            <text:p>La pièce <text:s/>72460 Sillé-le-Philippe</text:p>
          </table:table-cell>
          <table:table-cell table:number-columns-repeated="3"/>
          <table:table-cell office:value-type="string">
            <text:p>xjrside@yahoo.fr</text:p>
          </table:table-cell>
          <table:table-cell office:value-type="date" office:date-value="2005-01-10">
            <text:p>10.01.05</text:p>
          </table:table-cell>
          <table:table-cell office:value-type="string">
            <text:p>DLEK</text:p>
          </table:table-cell>
          <table:table-cell office:value-type="string">
            <text:p>Aleks</text:p>
          </table:table-cell>
          <table:table-cell office:value-type="date" office:date-value="2005-01-14">
            <text:p>14 janv. 05</text:p>
          </table:table-cell>
          <table:table-cell table:style-name="ce87" office:value-type="date" office:date-value="2005-01-14" table:number-columns-spanned="1" table:number-rows-spanned="3">
            <text:p>14 janv.</text:p>
          </table:table-cell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lv_delphine</text:p>
          </table:table-cell>
          <table:table-cell office:value-type="string">
            <text:p>Delphine</text:p>
          </table:table-cell>
          <table:table-cell office:value-type="string">
            <text:p>Houviez</text:p>
          </table:table-cell>
          <table:table-cell office:value-type="string">
            <text:p>F</text:p>
          </table:table-cell>
          <table:table-cell/>
          <table:table-cell office:value-type="string">
            <text:p>87, rue du Fresche Blanc <text:s/>appt 1 bis <text:s/>44300 Nantes</text:p>
          </table:table-cell>
          <table:table-cell table:number-columns-repeated="3"/>
          <table:table-cell office:value-type="string">
            <text:p>phinz@voila.fr</text:p>
          </table:table-cell>
          <table:table-cell office:value-type="date" office:date-value="2005-01-13">
            <text:p>13.01.05</text:p>
          </table:table-cell>
          <table:table-cell office:value-type="string">
            <text:p>DLEK</text:p>
          </table:table-cell>
          <table:table-cell office:value-type="string">
            <text:p>Laurent VIGNAUD</text:p>
          </table:table-cell>
          <table:table-cell office:value-type="date" office:date-value="2005-01-14">
            <text:p>14 janv. 05</text:p>
          </table:table-cell>
          <table:covered-table-cell table:style-name="Default"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lv_menator</text:p>
          </table:table-cell>
          <table:table-cell office:value-type="string">
            <text:p>Francis</text:p>
          </table:table-cell>
          <table:table-cell office:value-type="string">
            <text:p>Détot</text:p>
          </table:table-cell>
          <table:table-cell office:value-type="string">
            <text:p>H</text:p>
          </table:table-cell>
          <table:table-cell/>
          <table:table-cell office:value-type="string">
            <text:p>6, avenue de la Gare <text:s/>38420 <text:s/>DOMENE</text:p>
          </table:table-cell>
          <table:table-cell table:number-columns-repeated="3"/>
          <table:table-cell office:value-type="string">
            <text:p>francis.detot@free.fr</text:p>
          </table:table-cell>
          <table:table-cell office:value-type="date" office:date-value="2005-01-13">
            <text:p>13.01.05</text:p>
          </table:table-cell>
          <table:table-cell office:value-type="string">
            <text:p>DLEK</text:p>
          </table:table-cell>
          <table:table-cell office:value-type="string">
            <text:p>Laurent VIGNAUD</text:p>
          </table:table-cell>
          <table:table-cell office:value-type="date" office:date-value="2005-01-14">
            <text:p>14 janv. 05</text:p>
          </table:table-cell>
          <table:covered-table-cell table:style-name="ce87"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Zebulon</text:p>
          </table:table-cell>
          <table:table-cell office:value-type="string">
            <text:p>Magali</text:p>
          </table:table-cell>
          <table:table-cell office:value-type="string">
            <text:p>Bouat</text:p>
          </table:table-cell>
          <table:table-cell office:value-type="string">
            <text:p>F</text:p>
          </table:table-cell>
          <table:table-cell office:value-type="date" office:date-value="1978-06-11">
            <text:p>11.06.78</text:p>
          </table:table-cell>
          <table:table-cell office:value-type="string">
            <text:p>10, rue François Arago <text:s/>13005 Marseille</text:p>
          </table:table-cell>
          <table:table-cell table:number-columns-repeated="3"/>
          <table:table-cell table:style-name="ce59" office:value-type="string">
            <text:p>lesitamag@free.fr </text:p>
          </table:table-cell>
          <table:table-cell office:value-type="date" office:date-value="2005-01-16">
            <text:p>16.01.05</text:p>
          </table:table-cell>
          <table:table-cell office:value-type="string">
            <text:p>ikurso</text:p>
          </table:table-cell>
          <table:table-cell office:value-type="string">
            <text:p>Zoizo (Marc Gassion)</text:p>
          </table:table-cell>
          <table:table-cell office:value-type="date" office:date-value="2005-01-21">
            <text:p>21 janv. 05</text:p>
          </table:table-cell>
          <table:table-cell table:style-name="ce87" office:value-type="date" office:date-value="2005-01-24" table:number-columns-spanned="1" table:number-rows-spanned="4">
            <text:p>24 janv.</text:p>
          </table:table-cell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gaia</text:p>
          </table:table-cell>
          <table:table-cell office:value-type="string">
            <text:p>Jeanine</text:p>
          </table:table-cell>
          <table:table-cell office:value-type="string">
            <text:p>Ratouchniak</text:p>
          </table:table-cell>
          <table:table-cell office:value-type="string">
            <text:p>F</text:p>
          </table:table-cell>
          <table:table-cell office:value-type="date" office:date-value="1946-11-02">
            <text:p>02.11.46</text:p>
          </table:table-cell>
          <table:table-cell office:value-type="string">
            <text:p>Chemin du Coulet <text:s text:c="2"/>13720 Belcodène</text:p>
          </table:table-cell>
          <table:table-cell table:number-columns-repeated="3"/>
          <table:table-cell table:style-name="ce59" office:value-type="string">
            <text:p>ratouch@ibsm.cnrs-mrs.fr) </text:p>
          </table:table-cell>
          <table:table-cell office:value-type="date" office:date-value="2005-01-19">
            <text:p>19.01.05</text:p>
          </table:table-cell>
          <table:table-cell office:value-type="string">
            <text:p>ikurso</text:p>
          </table:table-cell>
          <table:table-cell office:value-type="string">
            <text:p>Marc (Marc Noulin)</text:p>
          </table:table-cell>
          <table:table-cell office:value-type="date" office:date-value="2005-01-21">
            <text:p>21 janv. 05</text:p>
          </table:table-cell>
          <table:covered-table-cell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lv_arno</text:p>
          </table:table-cell>
          <table:table-cell office:value-type="string">
            <text:p>Arnaud</text:p>
          </table:table-cell>
          <table:table-cell office:value-type="string">
            <text:p>Jehan</text:p>
          </table:table-cell>
          <table:table-cell office:value-type="string">
            <text:p>H</text:p>
          </table:table-cell>
          <table:table-cell/>
          <table:table-cell office:value-type="string">
            <text:p>19, rue Ponscarme <text:s/>75013 Paris</text:p>
          </table:table-cell>
          <table:table-cell table:number-columns-repeated="3"/>
          <table:table-cell office:value-type="string">
            <text:p>silkoner@yahoo.fr</text:p>
          </table:table-cell>
          <table:table-cell office:value-type="date" office:date-value="2005-01-20">
            <text:p>20.01.05</text:p>
          </table:table-cell>
          <table:table-cell office:value-type="string">
            <text:p>DLEK</text:p>
          </table:table-cell>
          <table:table-cell office:value-type="string">
            <text:p>Laurent VIGNAUD</text:p>
          </table:table-cell>
          <table:table-cell office:value-type="date" office:date-value="2005-01-21">
            <text:p>21 janv. 05</text:p>
          </table:table-cell>
          <table:covered-table-cell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alexamath</text:p>
          </table:table-cell>
          <table:table-cell office:value-type="string">
            <text:p>Alexandre</text:p>
          </table:table-cell>
          <table:table-cell office:value-type="string">
            <text:p>Mathiot</text:p>
          </table:table-cell>
          <table:table-cell office:value-type="string">
            <text:p>H</text:p>
          </table:table-cell>
          <table:table-cell office:value-type="date" office:date-value="1988-12-05">
            <text:p>05.12.88</text:p>
          </table:table-cell>
          <table:table-cell office:value-type="string">
            <text:p>Cidex 6 <text:s text:c="2"/>25250 Geney</text:p>
          </table:table-cell>
          <table:table-cell table:number-columns-repeated="3"/>
          <table:table-cell office:value-type="string">
            <text:p><text:a xlink:href="mailto:alex.mathio@laposte.net">alex.mathio@laposte.net</text:a></text:p>
          </table:table-cell>
          <table:table-cell office:value-type="date" office:date-value="2005-01-23">
            <text:p>23.01.05</text:p>
          </table:table-cell>
          <table:table-cell office:value-type="string">
            <text:p>DLEK</text:p>
          </table:table-cell>
          <table:table-cell office:value-type="string">
            <text:p>kokino (Françoise Pellegrin)</text:p>
          </table:table-cell>
          <table:table-cell office:value-type="date" office:date-value="2005-01-24">
            <text:p>24 janv. 05</text:p>
          </table:table-cell>
          <table:covered-table-cell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Jingo</text:p>
          </table:table-cell>
          <table:table-cell office:value-type="string">
            <text:p>Jean-Noël</text:p>
          </table:table-cell>
          <table:table-cell office:value-type="string">
            <text:p>Gobet</text:p>
          </table:table-cell>
          <table:table-cell office:value-type="string">
            <text:p>H</text:p>
          </table:table-cell>
          <table:table-cell office:value-type="date" office:date-value="1958-12-11">
            <text:p>11.12.58</text:p>
          </table:table-cell>
          <table:table-cell office:value-type="string">
            <text:p>Le Bechet <text:s/>Mas la Perselière <text:s text:c="2"/>38300 Eclose</text:p>
          </table:table-cell>
          <table:table-cell table:number-columns-repeated="3"/>
          <table:table-cell office:value-type="string">
            <text:p><text:a xlink:href="mailto:jeannoel.gobet@wanadoo.fr">jeannoel.gobet@wanadoo.fr</text:a></text:p>
          </table:table-cell>
          <table:table-cell office:value-type="date" office:date-value="2005-01-26">
            <text:p>26.01.05</text:p>
          </table:table-cell>
          <table:table-cell office:value-type="string">
            <text:p>ikurso</text:p>
          </table:table-cell>
          <table:table-cell office:value-type="string">
            <text:p>ben_korek (Benoît Fonty)</text:p>
          </table:table-cell>
          <table:table-cell office:value-type="date" office:date-value="2005-01-26">
            <text:p>26 janv. 05</text:p>
          </table:table-cell>
          <table:table-cell table:style-name="ce87" office:value-type="date" office:date-value="2005-02-04">
            <text:p>4 févr.</text:p>
          </table:table-cell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kerbouri</text:p>
          </table:table-cell>
          <table:table-cell office:value-type="string">
            <text:p>Marie-Françoise</text:p>
          </table:table-cell>
          <table:table-cell office:value-type="string">
            <text:p>de Lépinay</text:p>
          </table:table-cell>
          <table:table-cell office:value-type="string">
            <text:p>F</text:p>
          </table:table-cell>
          <table:table-cell office:value-type="date" office:date-value="1929-08-16">
            <text:p>16.08.29</text:p>
          </table:table-cell>
          <table:table-cell office:value-type="string">
            <text:p>Kerbernard <text:s/>44410 Assérac</text:p>
          </table:table-cell>
          <table:table-cell table:number-columns-repeated="3"/>
          <table:table-cell office:value-type="string">
            <text:p><text:a xlink:href="mailto:kerbouri2@lepinay.org">kerbouri2@lepinay.org</text:a></text:p>
          </table:table-cell>
          <table:table-cell office:value-type="date" office:date-value="2005-01-24">
            <text:p>24.01.05</text:p>
          </table:table-cell>
          <table:table-cell office:value-type="string">
            <text:p>ikurso</text:p>
          </table:table-cell>
          <table:table-cell office:value-type="string">
            <text:p>jeanpaul (Jean-Paul Tonnieau)</text:p>
          </table:table-cell>
          <table:table-cell office:value-type="date" office:date-value="2005-02-16">
            <text:p>16 févr. 05</text:p>
          </table:table-cell>
          <table:table-cell table:style-name="ce87" office:value-type="date" office:date-value="2005-02-18" table:number-columns-spanned="1" table:number-rows-spanned="3">
            <text:p>18 févr.</text:p>
          </table:table-cell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Manouchka</text:p>
          </table:table-cell>
          <table:table-cell office:value-type="string">
            <text:p>Manon</text:p>
          </table:table-cell>
          <table:table-cell office:value-type="string">
            <text:p>Pernot</text:p>
          </table:table-cell>
          <table:table-cell office:value-type="string">
            <text:p>F</text:p>
          </table:table-cell>
          <table:table-cell office:value-type="date" office:date-value="1990-09-04">
            <text:p>04.09.90</text:p>
          </table:table-cell>
          <table:table-cell office:value-type="string">
            <text:p>70, bd Olivier de Serres <text:s/>21800 Quétigny</text:p>
          </table:table-cell>
          <table:table-cell table:number-columns-repeated="3"/>
          <table:table-cell table:style-name="ce59" office:value-type="string">
            <text:p><text:a xlink:href="mailto:manouchka.petrouchka@wanadoo.fr">manouchka.petrouchka@wanadoo.fr</text:a></text:p>
          </table:table-cell>
          <table:table-cell office:value-type="date" office:date-value="2005-02-07">
            <text:p>07.02.05</text:p>
          </table:table-cell>
          <table:table-cell office:value-type="string">
            <text:p>DLEK</text:p>
          </table:table-cell>
          <table:table-cell office:value-type="string">
            <text:p>dan (Daniel Biro)</text:p>
          </table:table-cell>
          <table:table-cell office:value-type="date" office:date-value="2005-02-16">
            <text:p>16 févr. 05</text:p>
          </table:table-cell>
          <table:covered-table-cell table:style-name="ce88"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pounet</text:p>
          </table:table-cell>
          <table:table-cell office:value-type="string">
            <text:p>Arnaud</text:p>
          </table:table-cell>
          <table:table-cell office:value-type="string">
            <text:p>Bazin</text:p>
          </table:table-cell>
          <table:table-cell office:value-type="string">
            <text:p>H</text:p>
          </table:table-cell>
          <table:table-cell office:value-type="date" office:date-value="1973-10-06">
            <text:p>06.10.73</text:p>
          </table:table-cell>
          <table:table-cell office:value-type="string">
            <text:p>7, allée Clément Ader <text:s/>27400 Louviers</text:p>
          </table:table-cell>
          <table:table-cell table:number-columns-repeated="3"/>
          <table:table-cell office:value-type="string">
            <text:p><text:a xlink:href="mailto:arno.jacoba@wanadoo.fr">arno.jacoba@wanadoo.fr</text:a></text:p>
          </table:table-cell>
          <table:table-cell table:style-name="ce82" office:value-type="date" office:date-value="2005-02-10">
            <text:p>10/02/05</text:p>
          </table:table-cell>
          <table:table-cell office:value-type="string">
            <text:p>ikurso</text:p>
          </table:table-cell>
          <table:table-cell office:value-type="string">
            <text:p>jocrisse (Christophe Martin)</text:p>
          </table:table-cell>
          <table:table-cell office:value-type="date" office:date-value="2005-02-16">
            <text:p>16 févr. 05</text:p>
          </table:table-cell>
          <table:covered-table-cell table:style-name="ce88"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seb988</text:p>
          </table:table-cell>
          <table:table-cell office:value-type="string">
            <text:p>Sébastien</text:p>
          </table:table-cell>
          <table:table-cell office:value-type="string">
            <text:p>GATINEAUD</text:p>
          </table:table-cell>
          <table:table-cell office:value-type="string">
            <text:p>H</text:p>
          </table:table-cell>
          <table:table-cell office:value-type="date" office:date-value="1979-05-14">
            <text:p>14.05.79</text:p>
          </table:table-cell>
          <table:table-cell office:value-type="string">
            <text:p>24, Pointe de Koungou <text:s/>97690 <text:s/>Koungou</text:p>
          </table:table-cell>
          <table:table-cell office:value-type="string">
            <text:p>MAYOTTE</text:p>
          </table:table-cell>
          <table:table-cell table:number-columns-repeated="2"/>
          <table:table-cell office:value-type="string">
            <text:p>gatineaud.sebastien@wanadoo.fr</text:p>
          </table:table-cell>
          <table:table-cell office:value-type="date" office:date-value="2005-02-22">
            <text:p>22.02.05</text:p>
          </table:table-cell>
          <table:table-cell office:value-type="string">
            <text:p>ikurso</text:p>
          </table:table-cell>
          <table:table-cell table:style-name="ce83" office:value-type="string">
            <text:p>PINARDCJD (Christian Pinard)</text:p>
          </table:table-cell>
          <table:table-cell office:value-type="date" office:date-value="2005-03-09">
            <text:p>9 mars 05</text:p>
          </table:table-cell>
          <table:table-cell table:style-name="ce87" office:value-type="date" office:date-value="2005-03-10" table:number-columns-spanned="1" table:number-rows-spanned="10">
            <text:p>10 mars</text:p>
          </table:table-cell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table:number-columns-repeated="2" table:style-name="ce41" office:value-type="string">
            <text:p>Pascal</text:p>
          </table:table-cell>
          <table:table-cell table:style-name="ce41" office:value-type="string">
            <text:p>BERGEOT</text:p>
          </table:table-cell>
          <table:table-cell table:style-name="ce41" office:value-type="string">
            <text:p>H</text:p>
          </table:table-cell>
          <table:table-cell table:style-name="ce50" office:value-type="date" office:date-value="1966-05-07">
            <text:p>07.05.66</text:p>
          </table:table-cell>
          <table:table-cell table:style-name="ce41" office:value-type="string">
            <text:p>Les Commerreries <text:s/>72560 <text:s/>Change</text:p>
          </table:table-cell>
          <table:table-cell table:style-name="ce41" table:number-columns-repeated="3"/>
          <table:table-cell table:style-name="ce58" office:value-type="string">
            <text:p>bergeotp@club-internet.fr </text:p>
          </table:table-cell>
          <table:table-cell table:style-name="ce50" office:value-type="date" office:date-value="2005-02-23">
            <text:p>23.02.05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jeanpaul (Jean-Paul Tonnieau)</text:p>
          </table:table-cell>
          <table:table-cell table:style-name="ce65" office:value-type="date" office:date-value="2005-03-09">
            <text:p>9 mars 05</text:p>
          </table:table-cell>
          <table:covered-table-cell table:style-name="ce69"/>
          <table:table-cell table:style-name="ce41" office:value-type="string">
            <text:p>JI (2004/2)+LME(548)+kalendaro+catalogue</text:p>
          </table:table-cell>
          <table:table-cell table:style-name="ce41" table:number-columns-repeated="240"/>
        </table:table-row>
        <table:table-row table:style-name="ro6">
          <table:table-cell table:style-name="ce41" office:value-type="string">
            <text:p>Fredo</text:p>
          </table:table-cell>
          <table:table-cell table:style-name="ce41" office:value-type="string">
            <text:p>Frédéric</text:p>
          </table:table-cell>
          <table:table-cell table:style-name="ce41" office:value-type="string">
            <text:p>Vacher</text:p>
          </table:table-cell>
          <table:table-cell table:style-name="ce41" office:value-type="string">
            <text:p>H</text:p>
          </table:table-cell>
          <table:table-cell table:style-name="ce50" office:value-type="date" office:date-value="1977-01-27">
            <text:p>27.01.77</text:p>
          </table:table-cell>
          <table:table-cell table:style-name="ce41" office:value-type="string">
            <text:p>2, allée des Pins <text:s/>77000 Livry-sur-Seine</text:p>
          </table:table-cell>
          <table:table-cell table:style-name="ce41" office:value-type="string">
            <text:p>Île-de-France</text:p>
          </table:table-cell>
          <table:table-cell table:style-name="ce41" table:number-columns-repeated="2"/>
          <table:table-cell table:style-name="ce76" office:value-type="string">
            <text:p>vacher-frederic@wanadoo.fr </text:p>
          </table:table-cell>
          <table:table-cell table:style-name="ce50" office:value-type="date" office:date-value="2005-02-23">
            <text:p>23.02.05</text:p>
          </table:table-cell>
          <table:table-cell table:style-name="ce41" office:value-type="string">
            <text:p>DLEK</text:p>
          </table:table-cell>
          <table:table-cell table:style-name="ce84" office:value-type="string">
            <text:p>CONDEREY (Marie-France Conde Rey)</text:p>
          </table:table-cell>
          <table:table-cell table:style-name="ce65" office:value-type="date" office:date-value="2005-03-09">
            <text:p>9 mars 05</text:p>
          </table:table-cell>
          <table:covered-table-cell table:style-name="ce89"/>
          <table:table-cell table:style-name="ce41" office:value-type="string">
            <text:p>JI (2004/2)+LME(548)+kalendaro+catalogue</text:p>
          </table:table-cell>
          <table:table-cell table:style-name="ce41" table:number-columns-repeated="240"/>
        </table:table-row>
        <table:table-row table:style-name="ro6">
          <table:table-cell office:value-type="string">
            <text:p>Roger30000</text:p>
          </table:table-cell>
          <table:table-cell office:value-type="string">
            <text:p>Roger</text:p>
          </table:table-cell>
          <table:table-cell office:value-type="string">
            <text:p>Monnier</text:p>
          </table:table-cell>
          <table:table-cell office:value-type="string">
            <text:p>H</text:p>
          </table:table-cell>
          <table:table-cell office:value-type="date" office:date-value="2026-07-24">
            <text:p>24.07.26</text:p>
          </table:table-cell>
          <table:table-cell office:value-type="string">
            <text:p>31, rue du Toril <text:s/>30000 Nîmes</text:p>
          </table:table-cell>
          <table:table-cell table:number-columns-repeated="3"/>
          <table:table-cell table:style-name="ce59" office:value-type="string">
            <text:p>roger.monnier@neuf.fr </text:p>
          </table:table-cell>
          <table:table-cell office:value-type="date" office:date-value="2005-02-24">
            <text:p>24.02.05</text:p>
          </table:table-cell>
          <table:table-cell office:value-type="string">
            <text:p>ikurso</text:p>
          </table:table-cell>
          <table:table-cell office:value-type="string">
            <text:p>Zoizo (Marc Gassion)</text:p>
          </table:table-cell>
          <table:table-cell office:value-type="date" office:date-value="2005-03-09">
            <text:p>9 mars 05</text:p>
          </table:table-cell>
          <table:covered-table-cell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Pesote</text:p>
          </table:table-cell>
          <table:table-cell office:value-type="string">
            <text:p>Roger</text:p>
          </table:table-cell>
          <table:table-cell office:value-type="string">
            <text:p>Condon</text:p>
          </table:table-cell>
          <table:table-cell office:value-type="string">
            <text:p>H</text:p>
          </table:table-cell>
          <table:table-cell office:value-type="date" office:date-value="1941-04-02">
            <text:p>02.04.41</text:p>
          </table:table-cell>
          <table:table-cell office:value-type="string">
            <text:p>1, rue de l'Ecureuil <text:s/>57400 <text:s/>Sarrebourg</text:p>
          </table:table-cell>
          <table:table-cell table:number-columns-repeated="3"/>
          <table:table-cell office:value-type="string">
            <text:p><text:a xlink:href="mailto:r.condon@tele2.fr">r.condon@tele2.fr</text:a></text:p>
          </table:table-cell>
          <table:table-cell office:value-type="date" office:date-value="2005-02-25">
            <text:p>25.02.05</text:p>
          </table:table-cell>
          <table:table-cell office:value-type="string">
            <text:p>ikurso</text:p>
          </table:table-cell>
          <table:table-cell office:value-type="string">
            <text:p>Marc (Marc Noulin)</text:p>
          </table:table-cell>
          <table:table-cell office:value-type="date" office:date-value="2005-03-09">
            <text:p>9 mars 05</text:p>
          </table:table-cell>
          <table:covered-table-cell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table:style-name="ce41" office:value-type="string">
            <text:p>DIDOUDI</text:p>
          </table:table-cell>
          <table:table-cell table:style-name="ce41" office:value-type="string">
            <text:p>Didier</text:p>
          </table:table-cell>
          <table:table-cell table:style-name="ce41" office:value-type="string">
            <text:p>Huguet</text:p>
          </table:table-cell>
          <table:table-cell table:style-name="ce41" office:value-type="string">
            <text:p>H</text:p>
          </table:table-cell>
          <table:table-cell table:style-name="ce50" office:value-type="date" office:date-value="1959-03-28">
            <text:p>28.03.59</text:p>
          </table:table-cell>
          <table:table-cell table:style-name="ce41" office:value-type="string">
            <text:p>Gévrieux <text:s/>01320 Chatillon-la-Palud</text:p>
          </table:table-cell>
          <table:table-cell table:style-name="ce41" table:number-columns-repeated="3"/>
          <table:table-cell table:style-name="ce41" office:value-type="string">
            <text:p>didierhuguet@hotmail.com</text:p>
          </table:table-cell>
          <table:table-cell table:style-name="ce50" office:value-type="date" office:date-value="2005-02-28">
            <text:p>28.02.05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kokino (Françoise Pellegrin)</text:p>
          </table:table-cell>
          <table:table-cell table:style-name="ce65" office:value-type="date" office:date-value="2005-03-09">
            <text:p>9 mars 05</text:p>
          </table:table-cell>
          <table:covered-table-cell table:style-name="ce69"/>
          <table:table-cell table:style-name="ce41" office:value-type="string">
            <text:p>JI (2004/2)+LME(548)+kalendaro+catalogue</text:p>
          </table:table-cell>
          <table:table-cell table:style-name="ce41" table:number-columns-repeated="240"/>
        </table:table-row>
        <table:table-row table:style-name="ro6">
          <table:table-cell office:value-type="string">
            <text:p>ramses</text:p>
          </table:table-cell>
          <table:table-cell office:value-type="string">
            <text:p>Rémy</text:p>
          </table:table-cell>
          <table:table-cell office:value-type="string">
            <text:p>Pialat</text:p>
          </table:table-cell>
          <table:table-cell table:style-name="ce75" office:value-type="string">
            <text:p>H</text:p>
          </table:table-cell>
          <table:table-cell office:value-type="date" office:date-value="1968-08-31">
            <text:p>31.08.68</text:p>
          </table:table-cell>
          <table:table-cell office:value-type="string">
            <text:p>19, rue de Querigut <text:s/>31490 <text:s/>Léguevin</text:p>
          </table:table-cell>
          <table:table-cell table:number-columns-repeated="3"/>
          <table:table-cell office:value-type="string">
            <text:p><text:a xlink:href="mailto:remy@pialat.com">remy@pialat.com</text:a></text:p>
          </table:table-cell>
          <table:table-cell office:value-type="date" office:date-value="2005-03-01">
            <text:p>01.03.05</text:p>
          </table:table-cell>
          <table:table-cell office:value-type="string">
            <text:p>ikurso</text:p>
          </table:table-cell>
          <table:table-cell office:value-type="string">
            <text:p>GuirecH (Guirec Halflants)</text:p>
          </table:table-cell>
          <table:table-cell office:value-type="date" office:date-value="2005-03-09">
            <text:p>9 mars 05</text:p>
          </table:table-cell>
          <table:covered-table-cell/>
          <table:table-cell table:style-name="ce41" office:value-type="string">
            <text:p>JI (2004/2)+LME(548)+kalendaro+catalogue</text:p>
          </table:table-cell>
          <table:table-cell table:style-name="Default"/>
          <table:table-cell table:number-columns-repeated="239"/>
        </table:table-row>
        <table:table-row table:style-name="ro6">
          <table:table-cell table:style-name="ce41" office:value-type="string">
            <text:p>elsa</text:p>
          </table:table-cell>
          <table:table-cell table:style-name="ce41" office:value-type="string">
            <text:p>Elsa</text:p>
          </table:table-cell>
          <table:table-cell table:style-name="ce41" office:value-type="string">
            <text:p>Brun</text:p>
          </table:table-cell>
          <table:table-cell table:style-name="ce41" office:value-type="string">
            <text:p>F</text:p>
          </table:table-cell>
          <table:table-cell table:style-name="ce50" office:value-type="date" office:date-value="1940-04-12">
            <text:p>12.04.40</text:p>
          </table:table-cell>
          <table:table-cell table:style-name="ce41" office:value-type="string">
            <text:p>12, rue du Hameau <text:s/>95310 Saint-Ouen-l'Aumône</text:p>
          </table:table-cell>
          <table:table-cell table:style-name="ce41" office:value-type="string">
            <text:p>Île-de-France</text:p>
          </table:table-cell>
          <table:table-cell table:style-name="ce41" table:number-columns-repeated="2"/>
          <table:table-cell table:style-name="ce41" office:value-type="string">
            <text:p><text:a xlink:href="mailto:elbrun@free.fr">elbrun@free.fr</text:a></text:p>
          </table:table-cell>
          <table:table-cell table:style-name="ce50" office:value-type="date" office:date-value="2005-03-05">
            <text:p>05.03.05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Limougeaud (Raymond Gueguen)</text:p>
          </table:table-cell>
          <table:table-cell table:style-name="ce65" office:value-type="date" office:date-value="2005-03-09">
            <text:p>9 mars 05</text:p>
          </table:table-cell>
          <table:covered-table-cell table:style-name="ce86"/>
          <table:table-cell table:style-name="ce41" office:value-type="string">
            <text:p>JI (2004/2)+LME(548)+kalendaro+catalogue</text:p>
          </table:table-cell>
          <table:table-cell table:style-name="ce41" office:value-type="string">
            <text:p>envoyé infos sur GAE95</text:p>
          </table:table-cell>
          <table:table-cell table:style-name="ce41" table:number-columns-repeated="239"/>
        </table:table-row>
        <table:table-row table:style-name="ro6">
          <table:table-cell office:value-type="string">
            <text:p>enrique</text:p>
          </table:table-cell>
          <table:table-cell office:value-type="string">
            <text:p>Henri-Claude</text:p>
          </table:table-cell>
          <table:table-cell office:value-type="string">
            <text:p>Matton</text:p>
          </table:table-cell>
          <table:table-cell office:value-type="string">
            <text:p>H</text:p>
          </table:table-cell>
          <table:table-cell office:value-type="date" office:date-value="1937-12-18">
            <text:p>18.12.37</text:p>
          </table:table-cell>
          <table:table-cell office:value-type="string">
            <text:p>4, chemin Mouftier <text:s/>59138 Pont-sur-Sambre</text:p>
          </table:table-cell>
          <table:table-cell office:value-type="string">
            <text:p>Nord</text:p>
          </table:table-cell>
          <table:table-cell table:number-columns-repeated="2"/>
          <table:table-cell table:style-name="ce59" office:value-type="string">
            <text:p>clh.matton@free.fr </text:p>
          </table:table-cell>
          <table:table-cell table:style-name="ce50" office:value-type="date" office:date-value="2005-03-05">
            <text:p>05.03.05</text:p>
          </table:table-cell>
          <table:table-cell office:value-type="string">
            <text:p>ikurso</text:p>
          </table:table-cell>
          <table:table-cell office:value-type="string">
            <text:p>lima (Maggy Libouton)</text:p>
          </table:table-cell>
          <table:table-cell office:value-type="date" office:date-value="2005-03-09">
            <text:p>9 mars 05</text:p>
          </table:table-cell>
          <table:covered-table-cell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BONESSOPI</text:p>
          </table:table-cell>
          <table:table-cell office:value-type="string">
            <text:p>Pierre</text:p>
          </table:table-cell>
          <table:table-cell office:value-type="string">
            <text:p>BONESSO</text:p>
          </table:table-cell>
          <table:table-cell office:value-type="string">
            <text:p>H</text:p>
          </table:table-cell>
          <table:table-cell office:value-type="date" office:date-value="1938-10-14">
            <text:p>14.10.38</text:p>
          </table:table-cell>
          <table:table-cell office:value-type="string">
            <text:p>68, rue Alphone Daudet <text:s/>13013 Marseille</text:p>
          </table:table-cell>
          <table:table-cell table:number-columns-repeated="3"/>
          <table:table-cell office:value-type="string">
            <text:p><text:a xlink:href="mailto:bonessopi@aol.com">bonessopi@aol.com</text:a></text:p>
          </table:table-cell>
          <table:table-cell office:value-type="date" office:date-value="2005-03-09">
            <text:p>09.03.05</text:p>
          </table:table-cell>
          <table:table-cell office:value-type="string">
            <text:p>ikurso</text:p>
          </table:table-cell>
          <table:table-cell office:value-type="string">
            <text:p>kastelo (André Bourdet)</text:p>
          </table:table-cell>
          <table:table-cell office:value-type="date" office:date-value="2005-03-09">
            <text:p>9 mars 05</text:p>
          </table:table-cell>
          <table:covered-table-cell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Pauledouard</text:p>
          </table:table-cell>
          <table:table-cell office:value-type="string">
            <text:p>Paul</text:p>
          </table:table-cell>
          <table:table-cell office:value-type="string">
            <text:p>Poulain</text:p>
          </table:table-cell>
          <table:table-cell office:value-type="string">
            <text:p>H</text:p>
          </table:table-cell>
          <table:table-cell office:value-type="date" office:date-value="1940-04-24">
            <text:p>24.04.40</text:p>
          </table:table-cell>
          <table:table-cell office:value-type="string">
            <text:p>32, rue des Bruyères <text:s/>92310 Sèvres</text:p>
          </table:table-cell>
          <table:table-cell office:value-type="string">
            <text:p>Île-de-France</text:p>
          </table:table-cell>
          <table:table-cell table:number-columns-repeated="2"/>
          <table:table-cell office:value-type="string">
            <text:p><text:a xlink:href="mailto:paul.poulain4@wanadoo.fr">paul.poulain4@wanadoo.fr</text:a></text:p>
          </table:table-cell>
          <table:table-cell office:value-type="date" office:date-value="2005-03-12">
            <text:p>12.03.05</text:p>
          </table:table-cell>
          <table:table-cell office:value-type="string">
            <text:p>ikurso</text:p>
          </table:table-cell>
          <table:table-cell office:value-type="string">
            <text:p>Axel</text:p>
          </table:table-cell>
          <table:table-cell office:value-type="date" office:date-value="2005-03-16">
            <text:p>16 mars 05</text:p>
          </table:table-cell>
          <table:table-cell table:style-name="ce87" office:value-type="date" office:date-value="2005-03-18" table:number-columns-spanned="1" table:number-rows-spanned="5">
            <text:p>18 mars</text:p>
          </table:table-cell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krapi</text:p>
          </table:table-cell>
          <table:table-cell office:value-type="string">
            <text:p>Maria</text:p>
          </table:table-cell>
          <table:table-cell office:value-type="string">
            <text:p>Rodriguez</text:p>
          </table:table-cell>
          <table:table-cell office:value-type="string">
            <text:p>F</text:p>
          </table:table-cell>
          <table:table-cell/>
          <table:table-cell office:value-type="string">
            <text:p>11, rue Rothschild <text:s/>CH-1202 Genève</text:p>
          </table:table-cell>
          <table:table-cell office:value-type="string">
            <text:p>Suisse</text:p>
          </table:table-cell>
          <table:table-cell table:number-columns-repeated="2"/>
          <table:table-cell office:value-type="string">
            <text:p>maria_rodriguez_25@hotmail.com</text:p>
          </table:table-cell>
          <table:table-cell office:value-type="date" office:date-value="2005-03-13">
            <text:p>13.03.05</text:p>
          </table:table-cell>
          <table:table-cell office:value-type="string">
            <text:p>DLEK</text:p>
          </table:table-cell>
          <table:table-cell office:value-type="string">
            <text:p>François Bartsch</text:p>
          </table:table-cell>
          <table:table-cell office:value-type="date" office:date-value="2005-03-16">
            <text:p>16 mars 05</text:p>
          </table:table-cell>
          <table:covered-table-cell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BB</text:p>
          </table:table-cell>
          <table:table-cell office:value-type="string">
            <text:p>Brigitte</text:p>
          </table:table-cell>
          <table:table-cell office:value-type="string">
            <text:p>BIENASSIS</text:p>
          </table:table-cell>
          <table:table-cell office:value-type="string">
            <text:p>F</text:p>
          </table:table-cell>
          <table:table-cell office:value-type="date" office:date-value="1963-05-28">
            <text:p>28.05.63</text:p>
          </table:table-cell>
          <table:table-cell office:value-type="string">
            <text:p>38, rue de la Baïsse <text:s/>69100 Villeurbanne</text:p>
          </table:table-cell>
          <table:table-cell table:number-columns-repeated="3"/>
          <table:table-cell office:value-type="string">
            <text:p>bienassis.trolez@free.fr</text:p>
          </table:table-cell>
          <table:table-cell office:value-type="date" office:date-value="2005-03-14">
            <text:p>14.03.05</text:p>
          </table:table-cell>
          <table:table-cell office:value-type="string">
            <text:p>ikurso</text:p>
          </table:table-cell>
          <table:table-cell office:value-type="string">
            <text:p>Cecile (Cécile Chamba)</text:p>
          </table:table-cell>
          <table:table-cell office:value-type="date" office:date-value="2005-03-16">
            <text:p>16 mars 05</text:p>
          </table:table-cell>
          <table:covered-table-cell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jacou</text:p>
          </table:table-cell>
          <table:table-cell office:value-type="string">
            <text:p>Jacques</text:p>
          </table:table-cell>
          <table:table-cell office:value-type="string">
            <text:p>Epailly</text:p>
          </table:table-cell>
          <table:table-cell office:value-type="string">
            <text:p>H</text:p>
          </table:table-cell>
          <table:table-cell office:value-type="date" office:date-value="1952-12-13">
            <text:p>13.12.52</text:p>
          </table:table-cell>
          <table:table-cell office:value-type="string">
            <text:p>21, rue du Grand Sillon <text:s text:c="2"/>01340 Montrevel en Bresse</text:p>
          </table:table-cell>
          <table:table-cell table:number-columns-repeated="3"/>
          <table:table-cell table:style-name="ce59" office:value-type="string">
            <text:p>epadisou@wanadoo.fr </text:p>
          </table:table-cell>
          <table:table-cell office:value-type="date" office:date-value="2005-03-15">
            <text:p>15.03.05</text:p>
          </table:table-cell>
          <table:table-cell office:value-type="string">
            <text:p>ikurso</text:p>
          </table:table-cell>
          <table:table-cell office:value-type="string">
            <text:p>Marc (Marc Noulin)</text:p>
          </table:table-cell>
          <table:table-cell office:value-type="date" office:date-value="2005-03-16">
            <text:p>16 mars 05</text:p>
          </table:table-cell>
          <table:covered-table-cell/>
          <table:table-cell table:style-name="ce41" office:value-type="string">
            <text:p>JI (2004/2)+LME(548)+kalendaro+catalogue</text:p>
          </table:table-cell>
          <table:table-cell table:number-columns-repeated="240"/>
        </table:table-row>
        <table:table-row table:style-name="ro6">
          <table:table-cell office:value-type="string">
            <text:p>Haspa</text:p>
          </table:table-cell>
          <table:table-cell office:value-type="string">
            <text:p>Quentin</text:p>
          </table:table-cell>
          <table:table-cell office:value-type="string">
            <text:p>Weber</text:p>
          </table:table-cell>
          <table:table-cell office:value-type="string">
            <text:p>H</text:p>
          </table:table-cell>
          <table:table-cell office:value-type="date" office:date-value="1990-12-02">
            <text:p>02.12.90</text:p>
          </table:table-cell>
          <table:table-cell table:style-name="ce59" office:value-type="string">
            <text:p>10, rue Marcel Schwob <text:s/>44100 Nantes</text:p>
          </table:table-cell>
          <table:table-cell table:number-columns-repeated="3"/>
          <table:table-cell office:value-type="string">
            <text:p>pasta44@wanadoo.fr</text:p>
          </table:table-cell>
          <table:table-cell office:value-type="date" office:date-value="2005-03-17">
            <text:p>17.03.05</text:p>
          </table:table-cell>
          <table:table-cell office:value-type="string">
            <text:p>ikurso</text:p>
          </table:table-cell>
          <table:table-cell office:value-type="string">
            <text:p>Lisa Bannier</text:p>
          </table:table-cell>
          <table:table-cell office:value-type="date" office:date-value="2005-03-15">
            <text:p>15 mars 05</text:p>
          </table:table-cell>
          <table:covered-table-cell/>
          <table:table-cell office:value-type="string">
            <text:p>JI (2005/1)+LME(549)+kalendaro+catalogue</text:p>
          </table:table-cell>
          <table:table-cell table:number-columns-repeated="240"/>
        </table:table-row>
        <table:table-row table:style-name="ro6">
          <table:table-cell office:value-type="string">
            <text:p>phyjcb</text:p>
          </table:table-cell>
          <table:table-cell office:value-type="string">
            <text:p>Jean-CLaude</text:p>
          </table:table-cell>
          <table:table-cell office:value-type="string">
            <text:p>Berthet</text:p>
          </table:table-cell>
          <table:table-cell office:value-type="string">
            <text:p>H</text:p>
          </table:table-cell>
          <table:table-cell office:value-type="date" office:date-value="1977-11-22">
            <text:p>22.11.77</text:p>
          </table:table-cell>
          <table:table-cell office:value-type="string">
            <text:p>9 Alma Road <text:s/>GB- LS6 2A Leeds</text:p>
          </table:table-cell>
          <table:table-cell office:value-type="string">
            <text:p>Angleterre</text:p>
          </table:table-cell>
          <table:table-cell table:number-columns-repeated="2"/>
          <table:table-cell office:value-type="string">
            <text:p><text:a xlink:href="mailto:jeanclaude.berthet@gmail.com">jeanclaude.berthet@gmail.com</text:a></text:p>
          </table:table-cell>
          <table:table-cell office:value-type="date" office:date-value="2005-01-31">
            <text:p>31.01.05</text:p>
          </table:table-cell>
          <table:table-cell office:value-type="string">
            <text:p>ikurso</text:p>
          </table:table-cell>
          <table:table-cell office:value-type="string">
            <text:p>jeanpaul (Jean-Paul Tonnieau)</text:p>
          </table:table-cell>
          <table:table-cell office:value-type="date" office:date-value="2005-03-31">
            <text:p>31 mars 05</text:p>
          </table:table-cell>
          <table:table-cell table:style-name="ce87" office:value-type="date" office:date-value="2005-04-01" table:number-columns-spanned="1" table:number-rows-spanned="2">
            <text:p>1 avr.</text:p>
          </table:table-cell>
          <table:table-cell office:value-type="string">
            <text:p>JI (2005/1)+LME(549)+kalendaro+catalogue</text:p>
          </table:table-cell>
          <table:table-cell table:number-columns-repeated="240"/>
        </table:table-row>
        <table:table-row table:style-name="ro4">
          <table:table-cell office:value-type="string">
            <text:p>gaelle</text:p>
          </table:table-cell>
          <table:table-cell office:value-type="string">
            <text:p>Gaelle</text:p>
          </table:table-cell>
          <table:table-cell office:value-type="string">
            <text:p>Champarnaud</text:p>
          </table:table-cell>
          <table:table-cell office:value-type="string">
            <text:p>F</text:p>
          </table:table-cell>
          <table:table-cell office:value-type="date" office:date-value="1984-06-19">
            <text:p>19.06.84</text:p>
          </table:table-cell>
          <table:table-cell office:value-type="string">
            <text:p>83, avenue de Fontainebleau <text:s/>94270 Le Kremlin-Bicêtre</text:p>
          </table:table-cell>
          <table:table-cell office:value-type="string">
            <text:p>Île-de-France</text:p>
          </table:table-cell>
          <table:table-cell table:number-columns-repeated="2"/>
          <table:table-cell table:style-name="ce59" office:value-type="string">
            <text:p>gchamparnaud@dptmaths.ens-cachan.fr </text:p>
          </table:table-cell>
          <table:table-cell office:value-type="date" office:date-value="2005-01-31">
            <text:p>31.01.05</text:p>
          </table:table-cell>
          <table:table-cell office:value-type="string">
            <text:p>DLEK</text:p>
          </table:table-cell>
          <table:table-cell office:value-type="string">
            <text:p>emma (Emmanuelle Richard)</text:p>
          </table:table-cell>
          <table:table-cell office:value-type="date" office:date-value="2005-03-31">
            <text:p>31 mars 05</text:p>
          </table:table-cell>
          <table:covered-table-cell/>
          <table:table-cell office:value-type="string">
            <text:p>JI (2005/1)+LME(549)+kalendaro+catalogue</text:p>
          </table:table-cell>
          <table:table-cell table:number-columns-repeated="240"/>
        </table:table-row>
        <table:table-row table:style-name="ro6">
          <table:table-cell table:style-name="ce41" office:value-type="string">
            <text:p>teviti</text:p>
          </table:table-cell>
          <table:table-cell table:style-name="ce41" office:value-type="string">
            <text:p>Marie-Claude</text:p>
          </table:table-cell>
          <table:table-cell table:style-name="ce41" office:value-type="string">
            <text:p>Borin</text:p>
          </table:table-cell>
          <table:table-cell table:style-name="ce41" office:value-type="string">
            <text:p>F</text:p>
          </table:table-cell>
          <table:table-cell table:style-name="ce50" office:value-type="date" office:date-value="1963-11-12">
            <text:p>12.11.63</text:p>
          </table:table-cell>
          <table:table-cell table:style-name="ce41" office:value-type="string">
            <text:p>31 ter, rue de Cezerou <text:s/>31270 <text:s/>Cugnaux</text:p>
          </table:table-cell>
          <table:table-cell table:style-name="ce41" table:number-columns-repeated="3"/>
          <table:table-cell table:style-name="ce41" office:value-type="string">
            <text:p><text:a xlink:href="mailto:moa@cegetel.net">moa@cegetel.net</text:a></text:p>
          </table:table-cell>
          <table:table-cell table:style-name="ce50" office:value-type="date" office:date-value="2005-03-24">
            <text:p>24.03.05</text:p>
          </table:table-cell>
          <table:table-cell table:style-name="ce61" office:value-type="string">
            <text:p>DLEK</text:p>
          </table:table-cell>
          <table:table-cell table:style-name="ce41" office:value-type="string">
            <text:p>Simone Armand</text:p>
          </table:table-cell>
          <table:table-cell table:style-name="ce65" office:value-type="date" office:date-value="2005-04-06">
            <text:p>6 avr. 05</text:p>
          </table:table-cell>
          <table:table-cell table:style-name="ce86" office:value-type="date" office:date-value="2005-04-12" table:number-columns-spanned="1" table:number-rows-spanned="7">
            <text:p>12 avr.</text:p>
          </table:table-cell>
          <table:table-cell office:value-type="string">
            <text:p>JI (2005/1)+LME(549)+kalendaro+catalogue</text:p>
          </table:table-cell>
          <table:table-cell table:style-name="ce41" office:value-type="string">
            <text:p>31/03 : demande adresse postale complète</text:p>
          </table:table-cell>
          <table:table-cell table:style-name="ce41" table:number-columns-repeated="239"/>
        </table:table-row>
        <table:table-row table:style-name="ro6">
          <table:table-cell office:value-type="string">
            <text:p>lv_nikoloj</text:p>
          </table:table-cell>
          <table:table-cell office:value-type="string">
            <text:p>Nicolas</text:p>
          </table:table-cell>
          <table:table-cell office:value-type="string">
            <text:p>Boissier</text:p>
          </table:table-cell>
          <table:table-cell office:value-type="string">
            <text:p>H</text:p>
          </table:table-cell>
          <table:table-cell/>
          <table:table-cell office:value-type="string">
            <text:p>20, rue Stéphane Mallarmé <text:s/>25000 Besançon</text:p>
          </table:table-cell>
          <table:table-cell office:value-type="string">
            <text:p>Franche-Comté</text:p>
          </table:table-cell>
          <table:table-cell table:number-columns-repeated="2"/>
          <table:table-cell office:value-type="string">
            <text:p>nicolas.boissier@laposte.net</text:p>
          </table:table-cell>
          <table:table-cell office:value-type="date" office:date-value="2005-03-21">
            <text:p>21.03.05</text:p>
          </table:table-cell>
          <table:table-cell office:value-type="string">
            <text:p>DLEK</text:p>
          </table:table-cell>
          <table:table-cell office:value-type="string">
            <text:p>Laurent VIGNAUD</text:p>
          </table:table-cell>
          <table:table-cell office:value-type="date" office:date-value="2005-04-06">
            <text:p>6 avr. 05</text:p>
          </table:table-cell>
          <table:covered-table-cell/>
          <table:table-cell office:value-type="string">
            <text:p>JI (2005/1)+LME(549)+kalendaro+catalogue</text:p>
          </table:table-cell>
          <table:table-cell table:number-columns-repeated="240"/>
        </table:table-row>
        <table:table-row table:style-name="ro6">
          <table:table-cell office:value-type="string">
            <text:p>tcc</text:p>
          </table:table-cell>
          <table:table-cell office:value-type="string">
            <text:p>Thomas</text:p>
          </table:table-cell>
          <table:table-cell office:value-type="string">
            <text:p>Campo</text:p>
          </table:table-cell>
          <table:table-cell office:value-type="string">
            <text:p>H</text:p>
          </table:table-cell>
          <table:table-cell office:value-type="date" office:date-value="1946-06-02">
            <text:p>02.06.46</text:p>
          </table:table-cell>
          <table:table-cell office:value-type="string">
            <text:p>8, rue Anne Franck <text:s/>91700 Villiers-sur-Orge</text:p>
          </table:table-cell>
          <table:table-cell table:number-columns-repeated="3"/>
          <table:table-cell table:style-name="ce59" office:value-type="string">
            <text:p>tcampo@clubobs.com </text:p>
          </table:table-cell>
          <table:table-cell office:value-type="date" office:date-value="2005-03-23">
            <text:p>23.03.05</text:p>
          </table:table-cell>
          <table:table-cell office:value-type="string">
            <text:p>ikurso</text:p>
          </table:table-cell>
          <table:table-cell office:value-type="string">
            <text:p>Jobo (Jacques Baratié)</text:p>
          </table:table-cell>
          <table:table-cell office:value-type="date" office:date-value="2005-04-06">
            <text:p>6 avr. 05</text:p>
          </table:table-cell>
          <table:covered-table-cell/>
          <table:table-cell office:value-type="string">
            <text:p>JI (2005/1)+LME(549)+kalendaro+catalogue</text:p>
          </table:table-cell>
          <table:table-cell table:number-columns-repeated="240"/>
        </table:table-row>
        <table:table-row table:style-name="ro6">
          <table:table-cell office:value-type="string">
            <text:p>guigui</text:p>
          </table:table-cell>
          <table:table-cell office:value-type="string">
            <text:p>Guillaume</text:p>
          </table:table-cell>
          <table:table-cell office:value-type="string">
            <text:p>Grégoire</text:p>
          </table:table-cell>
          <table:table-cell office:value-type="string">
            <text:p>H</text:p>
          </table:table-cell>
          <table:table-cell office:value-type="date" office:date-value="1990-03-22">
            <text:p>22.03.90</text:p>
          </table:table-cell>
          <table:table-cell office:value-type="string">
            <text:p>25, rue de Morialmé <text:s/>BE-5621 <text:s/>Thy-le-Baudin</text:p>
          </table:table-cell>
          <table:table-cell office:value-type="string">
            <text:p>BELGIQUE</text:p>
          </table:table-cell>
          <table:table-cell table:number-columns-repeated="2"/>
          <table:table-cell table:style-name="ce59" office:value-type="string">
            <text:p>guiguifbd@hotmail.com </text:p>
          </table:table-cell>
          <table:table-cell office:value-type="date" office:date-value="2005-03-23">
            <text:p>23.03.05</text:p>
          </table:table-cell>
          <table:table-cell office:value-type="string">
            <text:p>DLEK</text:p>
          </table:table-cell>
          <table:table-cell office:value-type="string">
            <text:p>Simone Armand</text:p>
          </table:table-cell>
          <table:table-cell office:value-type="date" office:date-value="2005-04-06">
            <text:p>6 avr. 05</text:p>
          </table:table-cell>
          <table:covered-table-cell/>
          <table:table-cell office:value-type="string">
            <text:p>JI (2005/1)+LME(549)+kalendaro+catalogue</text:p>
          </table:table-cell>
          <table:table-cell table:number-columns-repeated="240"/>
        </table:table-row>
        <table:table-row table:style-name="ro6">
          <table:table-cell table:style-name="ce43" office:value-type="string">
            <text:p>aliulo</text:p>
          </table:table-cell>
          <table:table-cell table:style-name="ce43" office:value-type="string">
            <text:p>Thomas</text:p>
          </table:table-cell>
          <table:table-cell table:style-name="ce43" office:value-type="string">
            <text:p>Heinis</text:p>
          </table:table-cell>
          <table:table-cell table:style-name="ce43" office:value-type="string">
            <text:p>H</text:p>
          </table:table-cell>
          <table:table-cell office:value-type="date" office:date-value="1981-05-26">
            <text:p>26.05.81</text:p>
          </table:table-cell>
          <table:table-cell table:style-name="ce43" office:value-type="string">
            <text:p>5, rue de la Suisse <text:s/>68480 <text:s/>Pfetterhouse</text:p>
          </table:table-cell>
          <table:table-cell table:style-name="ce43" office:value-type="string">
            <text:p>Alsace</text:p>
          </table:table-cell>
          <table:table-cell table:style-name="ce43" table:number-columns-repeated="2"/>
          <table:table-cell table:style-name="ce77" office:value-type="string">
            <text:p>aliulo@ntica.com </text:p>
          </table:table-cell>
          <table:table-cell office:value-type="date" office:date-value="2005-04-01">
            <text:p>01.04.05</text:p>
          </table:table-cell>
          <table:table-cell table:style-name="ce52" office:value-type="string">
            <text:p>ikurso</text:p>
          </table:table-cell>
          <table:table-cell table:style-name="ce43" office:value-type="string">
            <text:p>Rikardo (Rikardo Cash)</text:p>
          </table:table-cell>
          <table:table-cell office:value-type="date" office:date-value="2005-04-06">
            <text:p>6 avr. 05</text:p>
          </table:table-cell>
          <table:covered-table-cell table:style-name="ce43"/>
          <table:table-cell office:value-type="string">
            <text:p>JI (2005/1)+LME(549)+kalendaro+catalogue</text:p>
          </table:table-cell>
          <table:table-cell table:style-name="ce43" table:number-columns-repeated="240"/>
        </table:table-row>
        <table:table-row table:style-name="ro6">
          <table:table-cell office:value-type="string">
            <text:p>Alekelto</text:p>
          </table:table-cell>
          <table:table-cell office:value-type="string">
            <text:p>Michel</text:p>
          </table:table-cell>
          <table:table-cell office:value-type="string">
            <text:p>Paquis</text:p>
          </table:table-cell>
          <table:table-cell office:value-type="string">
            <text:p>H</text:p>
          </table:table-cell>
          <table:table-cell office:value-type="date" office:date-value="1946-01-29">
            <text:p>29.01.46</text:p>
          </table:table-cell>
          <table:table-cell office:value-type="string">
            <text:p>8, rue Gabriel Pelletier <text:s/>51250 <text:s/>Cheminon</text:p>
          </table:table-cell>
          <table:table-cell table:number-columns-repeated="3"/>
          <table:table-cell office:value-type="string">
            <text:p>michel.paquis@free.fr</text:p>
          </table:table-cell>
          <table:table-cell office:value-type="date" office:date-value="2005-04-05">
            <text:p>05.04.05</text:p>
          </table:table-cell>
          <table:table-cell office:value-type="string">
            <text:p>ikurso</text:p>
          </table:table-cell>
          <table:table-cell office:value-type="string">
            <text:p>Jobo (Jacques Baratié)</text:p>
          </table:table-cell>
          <table:table-cell office:value-type="date" office:date-value="2005-04-06">
            <text:p>6 avr. 05</text:p>
          </table:table-cell>
          <table:covered-table-cell/>
          <table:table-cell office:value-type="string">
            <text:p>JI (2005/1)+LME(549)+kalendaro+catalogue</text:p>
          </table:table-cell>
          <table:table-cell table:number-columns-repeated="240"/>
        </table:table-row>
        <table:table-row table:style-name="ro6">
          <table:table-cell/>
          <table:table-cell office:value-type="string">
            <text:p>Anne-Marie</text:p>
          </table:table-cell>
          <table:table-cell office:value-type="string">
            <text:p>Laboureau</text:p>
          </table:table-cell>
          <table:table-cell office:value-type="string">
            <text:p>F</text:p>
          </table:table-cell>
          <table:table-cell/>
          <table:table-cell office:value-type="string">
            <text:p>99, rue des Charrières <text:s/>21800 Quetigny</text:p>
          </table:table-cell>
          <table:table-cell table:number-columns-repeated="3"/>
          <table:table-cell table:style-name="ce78" office:value-type="string">
            <text:p>pas d'internet</text:p>
          </table:table-cell>
          <table:table-cell office:value-type="date" office:date-value="2005-03-26">
            <text:p>26.03.05</text:p>
          </table:table-cell>
          <table:table-cell office:value-type="string">
            <text:p>DLEK</text:p>
          </table:table-cell>
          <table:table-cell office:value-type="string">
            <text:p>dan (Daniel Biro)</text:p>
          </table:table-cell>
          <table:table-cell office:value-type="date" office:date-value="2005-04-06">
            <text:p>6 avr. 05</text:p>
          </table:table-cell>
          <table:covered-table-cell/>
          <table:table-cell office:value-type="string">
            <text:p>JI (2005/1)+LME(549)+kalendaro+catalogue</text:p>
          </table:table-cell>
          <table:table-cell office:value-type="string">
            <text:p>élève sans internet suivie par Dan</text:p>
          </table:table-cell>
          <table:table-cell table:number-columns-repeated="239"/>
        </table:table-row>
        <table:table-row table:style-name="ro6">
          <table:table-cell office:value-type="string">
            <text:p>Martine LePetitjean</text:p>
          </table:table-cell>
          <table:table-cell office:value-type="string">
            <text:p>Martine</text:p>
          </table:table-cell>
          <table:table-cell office:value-type="string">
            <text:p>Le Petitjean</text:p>
          </table:table-cell>
          <table:table-cell office:value-type="string">
            <text:p>F</text:p>
          </table:table-cell>
          <table:table-cell office:value-type="date" office:date-value="1955-01-19">
            <text:p>19.01.55</text:p>
          </table:table-cell>
          <table:table-cell office:value-type="string">
            <text:p>21, rue de Kerpaul <text:s/>56370 <text:s/>Sarzeau</text:p>
          </table:table-cell>
          <table:table-cell office:value-type="string">
            <text:p>Bretagne</text:p>
          </table:table-cell>
          <table:table-cell table:number-columns-repeated="2"/>
          <table:table-cell table:style-name="ce59" office:value-type="string">
            <text:p>dgsloc@yahoo.fr </text:p>
          </table:table-cell>
          <table:table-cell office:value-type="date" office:date-value="2005-04-10">
            <text:p>10.04.05</text:p>
          </table:table-cell>
          <table:table-cell office:value-type="string">
            <text:p>DLEK</text:p>
          </table:table-cell>
          <table:table-cell office:value-type="string">
            <text:p>Marc (Marc Noulin)</text:p>
          </table:table-cell>
          <table:table-cell office:value-type="date" office:date-value="2005-04-18">
            <text:p>18 avr. 05</text:p>
          </table:table-cell>
          <table:table-cell table:style-name="ce87" office:value-type="date" office:date-value="2005-04-18" table:number-columns-spanned="1" table:number-rows-spanned="6">
            <text:p>18 avr.</text:p>
          </table:table-cell>
          <table:table-cell office:value-type="string">
            <text:p>JI (2005/1)+LME(550)+kalendaro+catalogue</text:p>
          </table:table-cell>
          <table:table-cell table:number-columns-repeated="240"/>
        </table:table-row>
        <table:table-row table:style-name="ro6">
          <table:table-cell office:value-type="string">
            <text:p>metapouet</text:p>
          </table:table-cell>
          <table:table-cell office:value-type="string">
            <text:p>Stéphane</text:p>
          </table:table-cell>
          <table:table-cell office:value-type="string">
            <text:p>Pena</text:p>
          </table:table-cell>
          <table:table-cell office:value-type="string">
            <text:p>H</text:p>
          </table:table-cell>
          <table:table-cell office:value-type="date" office:date-value="1975-05-09">
            <text:p>09.05.75</text:p>
          </table:table-cell>
          <table:table-cell office:value-type="string">
            <text:p>20, rue de la Providence <text:s/>13710 Fuveau</text:p>
          </table:table-cell>
          <table:table-cell office:value-type="string">
            <text:p>PACA</text:p>
          </table:table-cell>
          <table:table-cell table:number-columns-repeated="2"/>
          <table:table-cell office:value-type="string">
            <text:p><text:a xlink:href="mailto:metapouet@yahoo.fr">metapouet@yahoo.fr</text:a></text:p>
          </table:table-cell>
          <table:table-cell office:value-type="date" office:date-value="2005-04-12">
            <text:p>12.04.05</text:p>
          </table:table-cell>
          <table:table-cell office:value-type="string">
            <text:p>DLEK</text:p>
          </table:table-cell>
          <table:table-cell office:value-type="string">
            <text:p>Marc (Marc Noulin)</text:p>
          </table:table-cell>
          <table:table-cell office:value-type="date" office:date-value="2005-04-18">
            <text:p>18 avr. 05</text:p>
          </table:table-cell>
          <table:covered-table-cell/>
          <table:table-cell office:value-type="string">
            <text:p>JI (2005/1)+LME(550)+kalendaro+catalogue</text:p>
          </table:table-cell>
          <table:table-cell table:number-columns-repeated="240"/>
        </table:table-row>
        <table:table-row table:style-name="ro6">
          <table:table-cell office:value-type="string">
            <text:p>Delfina</text:p>
          </table:table-cell>
          <table:table-cell office:value-type="string">
            <text:p>Delphine</text:p>
          </table:table-cell>
          <table:table-cell office:value-type="string">
            <text:p>Vernay</text:p>
          </table:table-cell>
          <table:table-cell office:value-type="string">
            <text:p>F</text:p>
          </table:table-cell>
          <table:table-cell office:value-type="date" office:date-value="1983-05-06">
            <text:p>06.05.83</text:p>
          </table:table-cell>
          <table:table-cell office:value-type="string">
            <text:p>1, avenue de Limburg <text:s/>69110 Ste-Foy-lès-Lyon</text:p>
          </table:table-cell>
          <table:table-cell table:number-columns-repeated="3"/>
          <table:table-cell table:style-name="ce59" office:value-type="string">
            <text:p>XDelfina69@aol.com </text:p>
          </table:table-cell>
          <table:table-cell office:value-type="date" office:date-value="2005-04-14">
            <text:p>14.04.05</text:p>
          </table:table-cell>
          <table:table-cell office:value-type="string">
            <text:p>DLEK</text:p>
          </table:table-cell>
          <table:table-cell office:value-type="string">
            <text:p>Ingrid</text:p>
          </table:table-cell>
          <table:table-cell office:value-type="date" office:date-value="2005-04-18">
            <text:p>18 avr. 05</text:p>
          </table:table-cell>
          <table:covered-table-cell/>
          <table:table-cell office:value-type="string">
            <text:p>JI (2005/1)+LME(550)+kalendaro+catalogue</text:p>
          </table:table-cell>
          <table:table-cell table:number-columns-repeated="240"/>
        </table:table-row>
        <table:table-row table:style-name="ro6">
          <table:table-cell office:value-type="string">
            <text:p>zen</text:p>
          </table:table-cell>
          <table:table-cell office:value-type="string">
            <text:p>Jean-Paul</text:p>
          </table:table-cell>
          <table:table-cell office:value-type="string">
            <text:p>Hugues</text:p>
          </table:table-cell>
          <table:table-cell office:value-type="string">
            <text:p>H</text:p>
          </table:table-cell>
          <table:table-cell office:value-type="date" office:date-value="1959-07-18">
            <text:p>18.07.59</text:p>
          </table:table-cell>
          <table:table-cell office:value-type="string">
            <text:p>7, square Constant Margueritte <text:s/>35000 Rennes</text:p>
          </table:table-cell>
          <table:table-cell table:number-columns-repeated="3"/>
          <table:table-cell table:style-name="ce59" office:value-type="string">
            <text:p>jeanpaul.hugues@free.fr </text:p>
          </table:table-cell>
          <table:table-cell office:value-type="date" office:date-value="2005-04-14">
            <text:p>14.04.05</text:p>
          </table:table-cell>
          <table:table-cell office:value-type="string">
            <text:p>DLEK</text:p>
          </table:table-cell>
          <table:table-cell office:value-type="string">
            <text:p>glogez (Godeleine Logez)</text:p>
          </table:table-cell>
          <table:table-cell office:value-type="date" office:date-value="2005-04-18">
            <text:p>18 avr. 05</text:p>
          </table:table-cell>
          <table:covered-table-cell/>
          <table:table-cell office:value-type="string">
            <text:p>JI (2005/1)+LME(550)+kalendaro+catalogue</text:p>
          </table:table-cell>
          <table:table-cell table:number-columns-repeated="240"/>
        </table:table-row>
        <table:table-row table:style-name="ro6">
          <table:table-cell office:value-type="string">
            <text:p>jo</text:p>
          </table:table-cell>
          <table:table-cell office:value-type="string">
            <text:p>Jo </text:p>
          </table:table-cell>
          <table:table-cell office:value-type="string">
            <text:p>Graire</text:p>
          </table:table-cell>
          <table:table-cell/>
          <table:table-cell table:style-name="Default"/>
          <table:table-cell office:value-type="string">
            <text:p>2, rue de Souastre <text:s/>80560 Bayencourt</text:p>
          </table:table-cell>
          <table:table-cell office:value-type="string">
            <text:p>Nord</text:p>
          </table:table-cell>
          <table:table-cell table:number-columns-repeated="2"/>
          <table:table-cell office:value-type="string">
            <text:p><text:a xlink:href="mailto:iris_0401@yahoo.fr">iris_0401@yahoo.fr</text:a></text:p>
          </table:table-cell>
          <table:table-cell office:value-type="date" office:date-value="2005-04-16">
            <text:p>16.04.05</text:p>
          </table:table-cell>
          <table:table-cell office:value-type="string">
            <text:p>DLEK</text:p>
          </table:table-cell>
          <table:table-cell office:value-type="string">
            <text:p>Ingrid</text:p>
          </table:table-cell>
          <table:table-cell office:value-type="date" office:date-value="2005-04-18">
            <text:p>18 avr. 05</text:p>
          </table:table-cell>
          <table:covered-table-cell/>
          <table:table-cell office:value-type="string">
            <text:p>JI (2005/1)+LME(550)+kalendaro+catalogue</text:p>
          </table:table-cell>
          <table:table-cell table:number-columns-repeated="240"/>
        </table:table-row>
        <table:table-row table:style-name="ro6">
          <table:table-cell office:value-type="string">
            <text:p>bleton</text:p>
          </table:table-cell>
          <table:table-cell office:value-type="string">
            <text:p>Anthony</text:p>
          </table:table-cell>
          <table:table-cell office:value-type="string">
            <text:p>Bleton</text:p>
          </table:table-cell>
          <table:table-cell office:value-type="string">
            <text:p>H</text:p>
          </table:table-cell>
          <table:table-cell office:value-type="date" office:date-value="1968-05-14">
            <text:p>14.05.68</text:p>
          </table:table-cell>
          <table:table-cell office:value-type="string">
            <text:p>65, rue Voltaire <text:s/>69003 <text:s/>Lyon</text:p>
          </table:table-cell>
          <table:table-cell table:number-columns-repeated="3"/>
          <table:table-cell office:value-type="string">
            <text:p><text:a xlink:href="mailto:anthony@bleton.com">anthony@bleton.com</text:a></text:p>
          </table:table-cell>
          <table:table-cell office:value-type="date" office:date-value="2005-04-16">
            <text:p>16.04.05</text:p>
          </table:table-cell>
          <table:table-cell office:value-type="string">
            <text:p>ikurso</text:p>
          </table:table-cell>
          <table:table-cell office:value-type="string">
            <text:p>placebo (Eric Decamp)</text:p>
          </table:table-cell>
          <table:table-cell office:value-type="date" office:date-value="2005-04-18">
            <text:p>18 avr. 05</text:p>
          </table:table-cell>
          <table:covered-table-cell/>
          <table:table-cell office:value-type="string">
            <text:p>JI (2005/1)+LME(550)+kalendaro+catalogue</text:p>
          </table:table-cell>
          <table:table-cell table:number-columns-repeated="240"/>
        </table:table-row>
        <table:table-row table:style-name="ro6">
          <table:table-cell office:value-type="string">
            <text:p>canalpierre</text:p>
          </table:table-cell>
          <table:table-cell office:value-type="string">
            <text:p>Pierre</text:p>
          </table:table-cell>
          <table:table-cell office:value-type="string">
            <text:p>Canal</text:p>
          </table:table-cell>
          <table:table-cell office:value-type="string">
            <text:p>H</text:p>
          </table:table-cell>
          <table:table-cell office:value-type="date" office:date-value="1962-09-25">
            <text:p>25.09.62</text:p>
          </table:table-cell>
          <table:table-cell office:value-type="string">
            <text:p>8, traverse du Rouge-Gorge <text:s/>83160 La Valette du Var</text:p>
          </table:table-cell>
          <table:table-cell table:number-columns-repeated="3"/>
          <table:table-cell table:style-name="ce59" office:value-type="string">
            <text:p>canalpi@wanadoo.fr </text:p>
          </table:table-cell>
          <table:table-cell office:value-type="date" office:date-value="2005-04-18">
            <text:p>18.04.05</text:p>
          </table:table-cell>
          <table:table-cell office:value-type="string">
            <text:p>ikurso</text:p>
          </table:table-cell>
          <table:table-cell table:style-name="ce85" office:value-type="string">
            <text:p>PINARDCJD (Christian Pinard)</text:p>
          </table:table-cell>
          <table:table-cell office:value-type="date" office:date-value="2005-04-27">
            <text:p>27 avr. 05</text:p>
          </table:table-cell>
          <table:table-cell table:style-name="ce87" office:value-type="date" office:date-value="2005-04-28" table:number-columns-spanned="1" table:number-rows-spanned="7">
            <text:p>28 avr.</text:p>
          </table:table-cell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Molestor14</text:p>
          </table:table-cell>
          <table:table-cell office:value-type="string">
            <text:p>Anthony</text:p>
          </table:table-cell>
          <table:table-cell office:value-type="string">
            <text:p>Vandeuren</text:p>
          </table:table-cell>
          <table:table-cell office:value-type="string">
            <text:p>H</text:p>
          </table:table-cell>
          <table:table-cell office:value-type="date" office:date-value="1979-05-08">
            <text:p>08.05.79</text:p>
          </table:table-cell>
          <table:table-cell office:value-type="string">
            <text:p>5/302 rueCharlemagne <text:s/>BE-1348 Louvain-la-Neuve</text:p>
          </table:table-cell>
          <table:table-cell office:value-type="string">
            <text:p>BELGIQUE</text:p>
          </table:table-cell>
          <table:table-cell table:number-columns-repeated="2"/>
          <table:table-cell table:style-name="ce59" office:value-type="string">
            <text:p>anthonyvandeuren@skynet.be </text:p>
          </table:table-cell>
          <table:table-cell office:value-type="date" office:date-value="2005-04-23">
            <text:p>23.04.05</text:p>
          </table:table-cell>
          <table:table-cell office:value-type="string">
            <text:p>ikurso</text:p>
          </table:table-cell>
          <table:table-cell office:value-type="string">
            <text:p>TOMY (Pierre Chibleur)</text:p>
          </table:table-cell>
          <table:table-cell office:value-type="date" office:date-value="2005-04-27">
            <text:p>27 avr.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Josiane</text:p>
          </table:table-cell>
          <table:table-cell office:value-type="string">
            <text:p>Josiane </text:p>
          </table:table-cell>
          <table:table-cell office:value-type="string">
            <text:p>Spenato</text:p>
          </table:table-cell>
          <table:table-cell office:value-type="string">
            <text:p>F</text:p>
          </table:table-cell>
          <table:table-cell office:value-type="date" office:date-value="1942-08-31">
            <text:p>31.08.42</text:p>
          </table:table-cell>
          <table:table-cell office:value-type="string">
            <text:p>Les 3 Cigales bat.C Chemin du Haut-Vallon <text:s/>83190 Ollioules</text:p>
          </table:table-cell>
          <table:table-cell table:number-columns-repeated="3"/>
          <table:table-cell table:style-name="ce59" office:value-type="string">
            <text:p>josiane.spenato@wanadoo.fr </text:p>
          </table:table-cell>
          <table:table-cell office:value-type="date" office:date-value="2005-04-23">
            <text:p>23.04.05</text:p>
          </table:table-cell>
          <table:table-cell office:value-type="string">
            <text:p>ikurso</text:p>
          </table:table-cell>
          <table:table-cell office:value-type="string">
            <text:p>Zoizo (Marc Gassion)</text:p>
          </table:table-cell>
          <table:table-cell office:value-type="date" office:date-value="2005-04-27">
            <text:p>27 avr.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MARX</text:p>
          </table:table-cell>
          <table:table-cell office:value-type="string">
            <text:p>Geneviève</text:p>
          </table:table-cell>
          <table:table-cell office:value-type="string">
            <text:p>Marx</text:p>
          </table:table-cell>
          <table:table-cell office:value-type="string">
            <text:p>F</text:p>
          </table:table-cell>
          <table:table-cell/>
          <table:table-cell office:value-type="string">
            <text:p>51, avenue Marcel Sembat <text:s/>93190 Livry-Gargan</text:p>
          </table:table-cell>
          <table:table-cell office:value-type="string">
            <text:p>Île-de-France</text:p>
          </table:table-cell>
          <table:table-cell table:number-columns-repeated="2"/>
          <table:table-cell office:value-type="string">
            <text:p>genevievem68@hotmail.com</text:p>
          </table:table-cell>
          <table:table-cell office:value-type="date" office:date-value="2005-04-25">
            <text:p>25.04.05</text:p>
          </table:table-cell>
          <table:table-cell office:value-type="string">
            <text:p>ikurso</text:p>
          </table:table-cell>
          <table:table-cell office:value-type="string">
            <text:p>DavidG</text:p>
          </table:table-cell>
          <table:table-cell office:value-type="date" office:date-value="2005-04-27">
            <text:p>27 avr.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chef</text:p>
          </table:table-cell>
          <table:table-cell office:value-type="string">
            <text:p>Jean-Pierre</text:p>
          </table:table-cell>
          <table:table-cell office:value-type="string">
            <text:p>Vandeuren</text:p>
          </table:table-cell>
          <table:table-cell office:value-type="string">
            <text:p>H</text:p>
          </table:table-cell>
          <table:table-cell/>
          <table:table-cell office:value-type="string">
            <text:p>avenue Napoléon, 59 <text:s/>B-1180 Belgique</text:p>
          </table:table-cell>
          <table:table-cell office:value-type="string">
            <text:p>BELGIQUE</text:p>
          </table:table-cell>
          <table:table-cell table:number-columns-repeated="2"/>
          <table:table-cell office:value-type="string">
            <text:p><text:a xlink:href="mailto:vandeuren@skynet.be">vandeuren@skynet.be</text:a></text:p>
          </table:table-cell>
          <table:table-cell office:value-type="date" office:date-value="2005-04-24">
            <text:p>24.04.05</text:p>
          </table:table-cell>
          <table:table-cell office:value-type="string">
            <text:p>ikurso</text:p>
          </table:table-cell>
          <table:table-cell office:value-type="string">
            <text:p>skirlet (Inna Ausseil)</text:p>
          </table:table-cell>
          <table:table-cell office:value-type="date" office:date-value="2005-04-27">
            <text:p>27 avr.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peripoloi</text:p>
          </table:table-cell>
          <table:table-cell office:value-type="string">
            <text:p>Pierre</text:p>
          </table:table-cell>
          <table:table-cell office:value-type="string">
            <text:p>Sigler</text:p>
          </table:table-cell>
          <table:table-cell office:value-type="string">
            <text:p>H</text:p>
          </table:table-cell>
          <table:table-cell/>
          <table:table-cell office:value-type="string">
            <text:p>11, rue Jean Moulin <text:s/>64000 Pau</text:p>
          </table:table-cell>
          <table:table-cell table:number-columns-repeated="3"/>
          <table:table-cell office:value-type="string">
            <text:p>pierresigler@hotmail.com</text:p>
          </table:table-cell>
          <table:table-cell office:value-type="date" office:date-value="2005-04-25">
            <text:p>25.04.05</text:p>
          </table:table-cell>
          <table:table-cell office:value-type="string">
            <text:p>DLEK</text:p>
          </table:table-cell>
          <table:table-cell office:value-type="string">
            <text:p>kokino (Françoise Pellegrin)</text:p>
          </table:table-cell>
          <table:table-cell office:value-type="date" office:date-value="2005-04-27">
            <text:p>27 avr.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muchelumuche</text:p>
          </table:table-cell>
          <table:table-cell office:value-type="string">
            <text:p>Muriel</text:p>
          </table:table-cell>
          <table:table-cell office:value-type="string">
            <text:p>Epailly</text:p>
          </table:table-cell>
          <table:table-cell office:value-type="string">
            <text:p>F</text:p>
          </table:table-cell>
          <table:table-cell office:value-type="date" office:date-value="1984-01-28">
            <text:p>28.01.84</text:p>
          </table:table-cell>
          <table:table-cell office:value-type="string">
            <text:p>21, rue du Grand Sillon <text:s text:c="2"/>01340 Montrevel en Bresse</text:p>
          </table:table-cell>
          <table:table-cell table:number-columns-repeated="3"/>
          <table:table-cell office:value-type="string">
            <text:p><text:a xlink:href="mailto:mumu.epaillou@wanadoo.fr">mumu.epaillou@wanadoo.fr</text:a></text:p>
          </table:table-cell>
          <table:table-cell office:value-type="date" office:date-value="2005-04-27">
            <text:p>27.04.05</text:p>
          </table:table-cell>
          <table:table-cell office:value-type="string">
            <text:p>ikurso</text:p>
          </table:table-cell>
          <table:table-cell office:value-type="string">
            <text:p>Jys (Jean-Yves Santerre)</text:p>
          </table:table-cell>
          <table:table-cell office:value-type="date" office:date-value="2005-04-27">
            <text:p>27 avr.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Sicnarf56</text:p>
          </table:table-cell>
          <table:table-cell office:value-type="string">
            <text:p>Francis</text:p>
          </table:table-cell>
          <table:table-cell office:value-type="string">
            <text:p>Desmares</text:p>
          </table:table-cell>
          <table:table-cell office:value-type="string">
            <text:p>H</text:p>
          </table:table-cell>
          <table:table-cell office:value-type="date" office:date-value="1944-03-16">
            <text:p>16.03.44</text:p>
          </table:table-cell>
          <table:table-cell office:value-type="string">
            <text:p>Kerassel <text:s/>56370 Sarzeau</text:p>
          </table:table-cell>
          <table:table-cell office:value-type="string">
            <text:p>Bretagne</text:p>
          </table:table-cell>
          <table:table-cell table:number-columns-repeated="2"/>
          <table:table-cell table:style-name="ce79" office:value-type="string">
            <text:p>sicnarf56@aol.com </text:p>
          </table:table-cell>
          <table:table-cell office:value-type="date" office:date-value="2005-05-02">
            <text:p>02.05.05</text:p>
          </table:table-cell>
          <table:table-cell office:value-type="string">
            <text:p>ikurso</text:p>
          </table:table-cell>
          <table:table-cell office:value-type="string">
            <text:p>lima (Maggy Libouton)</text:p>
          </table:table-cell>
          <table:table-cell office:value-type="date" office:date-value="2005-05-13">
            <text:p>13 mai 05</text:p>
          </table:table-cell>
          <table:table-cell table:style-name="ce87" office:value-type="date" office:date-value="2005-05-18" table:number-columns-spanned="1" table:number-rows-spanned="7">
            <text:p>18 mai</text:p>
          </table:table-cell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Pidou</text:p>
          </table:table-cell>
          <table:table-cell office:value-type="string">
            <text:p>Pierre-Edouard</text:p>
          </table:table-cell>
          <table:table-cell office:value-type="string">
            <text:p>Alzon</text:p>
          </table:table-cell>
          <table:table-cell office:value-type="string">
            <text:p>H</text:p>
          </table:table-cell>
          <table:table-cell office:value-type="date" office:date-value="1985-06-18">
            <text:p>18.06.85</text:p>
          </table:table-cell>
          <table:table-cell office:value-type="string">
            <text:p>8, rue d'Holbach 59000 Lille</text:p>
          </table:table-cell>
          <table:table-cell office:value-type="string">
            <text:p>Nord</text:p>
          </table:table-cell>
          <table:table-cell table:number-columns-repeated="2"/>
          <table:table-cell table:style-name="ce79" office:value-type="string">
            <text:p>pierreed_alzon@hotmail.com </text:p>
          </table:table-cell>
          <table:table-cell office:value-type="date" office:date-value="2005-05-07">
            <text:p>07.05.05</text:p>
          </table:table-cell>
          <table:table-cell office:value-type="string">
            <text:p>ikurso</text:p>
          </table:table-cell>
          <table:table-cell office:value-type="string">
            <text:p>Rikardo (Rikardo Cash)</text:p>
          </table:table-cell>
          <table:table-cell office:value-type="date" office:date-value="2005-05-13">
            <text:p>13 mai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amg-afs</text:p>
          </table:table-cell>
          <table:table-cell office:value-type="string">
            <text:p>Anne-Marie</text:p>
          </table:table-cell>
          <table:table-cell office:value-type="string">
            <text:p>Gernot</text:p>
          </table:table-cell>
          <table:table-cell office:value-type="string">
            <text:p>F</text:p>
          </table:table-cell>
          <table:table-cell office:value-type="date" office:date-value="1949-07-23">
            <text:p>23.07.49</text:p>
          </table:table-cell>
          <table:table-cell office:value-type="string">
            <text:p>6, place Chabanne <text:s/>92130 Issy-les-Moulineaux</text:p>
          </table:table-cell>
          <table:table-cell office:value-type="string">
            <text:p>Île-de-France</text:p>
          </table:table-cell>
          <table:table-cell table:number-columns-repeated="2"/>
          <table:table-cell office:value-type="string">
            <text:p><text:a xlink:href="mailto:amgernot@wanadoo.fr">amgernot@wanadoo.fr</text:a></text:p>
          </table:table-cell>
          <table:table-cell office:value-type="date" office:date-value="2005-05-10">
            <text:p>10.05.05</text:p>
          </table:table-cell>
          <table:table-cell office:value-type="string">
            <text:p>ikurso</text:p>
          </table:table-cell>
          <table:table-cell office:value-type="string">
            <text:p>lima (Maggy Libouton)</text:p>
          </table:table-cell>
          <table:table-cell office:value-type="date" office:date-value="2005-05-13">
            <text:p>13 mai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gribouille</text:p>
          </table:table-cell>
          <table:table-cell office:value-type="string">
            <text:p>Nathalie</text:p>
          </table:table-cell>
          <table:table-cell office:value-type="string">
            <text:p>Verrier</text:p>
          </table:table-cell>
          <table:table-cell office:value-type="string">
            <text:p>F</text:p>
          </table:table-cell>
          <table:table-cell/>
          <table:table-cell office:value-type="string">
            <text:p>7, route des Loges <text:s/>36500 Neuillay-les-Bois</text:p>
          </table:table-cell>
          <table:table-cell office:value-type="string">
            <text:p>Bretagne</text:p>
          </table:table-cell>
          <table:table-cell table:number-columns-repeated="2"/>
          <table:table-cell office:value-type="string">
            <text:p><text:a xlink:href="mailto:nat.verrier@wanadoo.fr">nat.verrier@wanadoo.fr</text:a></text:p>
          </table:table-cell>
          <table:table-cell office:value-type="date" office:date-value="2005-05-13">
            <text:p>13.05.05</text:p>
          </table:table-cell>
          <table:table-cell office:value-type="string">
            <text:p>DLEK</text:p>
          </table:table-cell>
          <table:table-cell office:value-type="string">
            <text:p>Simone Armand</text:p>
          </table:table-cell>
          <table:table-cell office:value-type="date" office:date-value="2005-05-13">
            <text:p>13 mai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table:style-name="ce41" office:value-type="string">
            <text:p>johano-petro</text:p>
          </table:table-cell>
          <table:table-cell table:style-name="ce41" office:value-type="string">
            <text:p>Jean-Pierre</text:p>
          </table:table-cell>
          <table:table-cell table:style-name="ce41" office:value-type="string">
            <text:p>Laboureau</text:p>
          </table:table-cell>
          <table:table-cell table:style-name="ce41" office:value-type="string">
            <text:p>H</text:p>
          </table:table-cell>
          <table:table-cell table:style-name="ce50" office:value-type="date" office:date-value="1945-07-10">
            <text:p>10.07.45</text:p>
          </table:table-cell>
          <table:table-cell table:style-name="ce41" office:value-type="string">
            <text:p>99, rue des Charrières <text:s/>21800 Quetigny</text:p>
          </table:table-cell>
          <table:table-cell table:style-name="ce41" table:number-columns-repeated="3"/>
          <table:table-cell table:style-name="ce80" office:value-type="string">
            <text:p>l-jelaboureau@wanadoo.fr </text:p>
          </table:table-cell>
          <table:table-cell table:style-name="ce50" office:value-type="date" office:date-value="2005-05-14">
            <text:p>14.05.05</text:p>
          </table:table-cell>
          <table:table-cell table:style-name="ce61" office:value-type="string">
            <text:p>ikurso</text:p>
          </table:table-cell>
          <table:table-cell table:style-name="ce41" office:value-type="string">
            <text:p>dan (Daniel Biro)</text:p>
          </table:table-cell>
          <table:table-cell table:style-name="ce65" office:value-type="date" office:date-value="2005-05-14">
            <text:p>14 mai 05</text:p>
          </table:table-cell>
          <table:covered-table-cell table:style-name="ce69"/>
          <table:table-cell office:value-type="string">
            <text:p>JI (2005/1)+LME(550)+kalendaro+catalogue+BC Tintin</text:p>
          </table:table-cell>
          <table:table-cell table:style-name="ce41" table:number-columns-repeated="240"/>
        </table:table-row>
        <table:table-row table:style-name="ro6">
          <table:table-cell office:value-type="string">
            <text:p>angelarck</text:p>
          </table:table-cell>
          <table:table-cell office:value-type="string">
            <text:p>Angela</text:p>
          </table:table-cell>
          <table:table-cell office:value-type="string">
            <text:p>Ruecker</text:p>
          </table:table-cell>
          <table:table-cell office:value-type="string">
            <text:p>F</text:p>
          </table:table-cell>
          <table:table-cell office:value-type="date" office:date-value="1981-08-26">
            <text:p>26.08.81</text:p>
          </table:table-cell>
          <table:table-cell office:value-type="string">
            <text:p>rue des Jardins <text:s/>84390 Saint-Christol</text:p>
          </table:table-cell>
          <table:table-cell table:number-columns-repeated="3"/>
          <table:table-cell office:value-type="string">
            <text:p><text:a xlink:href="mailto:rueckangela@aol.com">rueckangela@aol.com</text:a></text:p>
          </table:table-cell>
          <table:table-cell office:value-type="date" office:date-value="2005-05-15">
            <text:p>15.05.05</text:p>
          </table:table-cell>
          <table:table-cell office:value-type="string">
            <text:p>ikurso</text:p>
          </table:table-cell>
          <table:table-cell office:value-type="string">
            <text:p>lvh (Béatrice Allée)</text:p>
          </table:table-cell>
          <table:table-cell office:value-type="date" office:date-value="2005-05-15">
            <text:p>15 mai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isabelle</text:p>
          </table:table-cell>
          <table:table-cell office:value-type="string">
            <text:p>Isabelle</text:p>
          </table:table-cell>
          <table:table-cell office:value-type="string">
            <text:p>Cimenti</text:p>
          </table:table-cell>
          <table:table-cell office:value-type="string">
            <text:p>F</text:p>
          </table:table-cell>
          <table:table-cell office:value-type="date" office:date-value="1955-03-15">
            <text:p>15.03.55</text:p>
          </table:table-cell>
          <table:table-cell office:value-type="string">
            <text:p>27, rue Romain Baron <text:s/>58000 Nevers</text:p>
          </table:table-cell>
          <table:table-cell table:number-columns-repeated="3"/>
          <table:table-cell office:value-type="string">
            <text:p><text:a xlink:href="mailto:ambleteusenevers@msn.com">ambleteusenevers@msn.com</text:a></text:p>
          </table:table-cell>
          <table:table-cell office:value-type="date" office:date-value="2005-05-17">
            <text:p>17.05.05</text:p>
          </table:table-cell>
          <table:table-cell office:value-type="string">
            <text:p>ikurso</text:p>
          </table:table-cell>
          <table:table-cell office:value-type="string">
            <text:p>lima (Maggy Libouton)</text:p>
          </table:table-cell>
          <table:table-cell office:value-type="date" office:date-value="2005-05-18">
            <text:p>18 mai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Paquita</text:p>
          </table:table-cell>
          <table:table-cell office:value-type="string">
            <text:p>Françoise</text:p>
          </table:table-cell>
          <table:table-cell office:value-type="string">
            <text:p>Goetz</text:p>
          </table:table-cell>
          <table:table-cell office:value-type="string">
            <text:p>F</text:p>
          </table:table-cell>
          <table:table-cell office:value-type="date" office:date-value="1941-09-03">
            <text:p>03.09.41</text:p>
          </table:table-cell>
          <table:table-cell office:value-type="string">
            <text:p>Le Souchet <text:s/>03120 Châtelus</text:p>
          </table:table-cell>
          <table:table-cell table:number-columns-repeated="3"/>
          <table:table-cell office:value-type="string">
            <text:p>francoise.goetz@wanadoo.fr</text:p>
          </table:table-cell>
          <table:table-cell office:value-type="date" office:date-value="2005-05-25">
            <text:p>25.05.05</text:p>
          </table:table-cell>
          <table:table-cell office:value-type="string">
            <text:p>ikurso</text:p>
          </table:table-cell>
          <table:table-cell office:value-type="string">
            <text:p>Paul Poulain</text:p>
          </table:table-cell>
          <table:table-cell office:value-type="date" office:date-value="2005-05-30">
            <text:p>30 mai 05</text:p>
          </table:table-cell>
          <table:table-cell table:style-name="ce87" office:value-type="date" office:date-value="2005-05-31" table:number-columns-spanned="1" table:number-rows-spanned="2">
            <text:p>31 mai</text:p>
          </table:table-cell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vrielynck</text:p>
          </table:table-cell>
          <table:table-cell office:value-type="string">
            <text:p>Philippe</text:p>
          </table:table-cell>
          <table:table-cell office:value-type="string">
            <text:p>Vrielynck</text:p>
          </table:table-cell>
          <table:table-cell office:value-type="string">
            <text:p>H</text:p>
          </table:table-cell>
          <table:table-cell office:value-type="date" office:date-value="1959-07-19">
            <text:p>19.07.59</text:p>
          </table:table-cell>
          <table:table-cell office:value-type="string">
            <text:p>26, rue Favart <text:s/>59200 <text:s/>Tourcoing</text:p>
          </table:table-cell>
          <table:table-cell office:value-type="string">
            <text:p>Nord</text:p>
          </table:table-cell>
          <table:table-cell table:number-columns-repeated="2"/>
          <table:table-cell office:value-type="string">
            <text:p>philippe.vrielynck@wanadoo.fr</text:p>
          </table:table-cell>
          <table:table-cell office:value-type="date" office:date-value="2005-05-30">
            <text:p>30.05.05</text:p>
          </table:table-cell>
          <table:table-cell office:value-type="string">
            <text:p>ikurso</text:p>
          </table:table-cell>
          <table:table-cell office:value-type="string">
            <text:p>lima (Maggy Libouton)</text:p>
          </table:table-cell>
          <table:table-cell office:value-type="date" office:date-value="2005-05-30">
            <text:p>30 mai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dlchmp</text:p>
          </table:table-cell>
          <table:table-cell office:value-type="string">
            <text:p>Bernard</text:p>
          </table:table-cell>
          <table:table-cell office:value-type="string">
            <text:p>Déléchamp</text:p>
          </table:table-cell>
          <table:table-cell office:value-type="string">
            <text:p>H</text:p>
          </table:table-cell>
          <table:table-cell office:value-type="date" office:date-value="1948-01-13">
            <text:p>13.01.48</text:p>
          </table:table-cell>
          <table:table-cell office:value-type="string">
            <text:p>Etables <text:s/>01430 CEIGNES</text:p>
          </table:table-cell>
          <table:table-cell table:number-columns-repeated="3"/>
          <table:table-cell table:style-name="ce81" office:value-type="string">
            <text:p>esperanto.delechamp@laposte.net</text:p>
          </table:table-cell>
          <table:table-cell office:value-type="date" office:date-value="2005-06-02">
            <text:p>02.06.05</text:p>
          </table:table-cell>
          <table:table-cell office:value-type="string">
            <text:p>gerda</text:p>
          </table:table-cell>
          <table:table-cell office:value-type="string">
            <text:p>François Bartsch</text:p>
          </table:table-cell>
          <table:table-cell office:value-type="date" office:date-value="2005-06-06">
            <text:p>6 juin 05</text:p>
          </table:table-cell>
          <table:table-cell table:style-name="ce87" office:value-type="date" office:date-value="2005-06-07" table:number-columns-spanned="1" table:number-rows-spanned="3">
            <text:p>7 juin</text:p>
          </table:table-cell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jean-pierre.batisse</text:p>
          </table:table-cell>
          <table:table-cell office:value-type="string">
            <text:p>Jean-Pierre</text:p>
          </table:table-cell>
          <table:table-cell office:value-type="string">
            <text:p>Batisse</text:p>
          </table:table-cell>
          <table:table-cell office:value-type="string">
            <text:p>H</text:p>
          </table:table-cell>
          <table:table-cell/>
          <table:table-cell office:value-type="string">
            <text:p>19, boulevard Charles Guillaumont <text:s/>06160 Juan-les-Pins</text:p>
          </table:table-cell>
          <table:table-cell office:value-type="string">
            <text:p>PACA</text:p>
          </table:table-cell>
          <table:table-cell table:number-columns-repeated="2"/>
          <table:table-cell office:value-type="string">
            <text:p>jean-pierre.batisse@neuf.fr</text:p>
          </table:table-cell>
          <table:table-cell office:value-type="date" office:date-value="2005-06-03">
            <text:p>03.06.05</text:p>
          </table:table-cell>
          <table:table-cell office:value-type="string">
            <text:p>ikurso</text:p>
          </table:table-cell>
          <table:table-cell office:value-type="string">
            <text:p>Limougeaud (Raymond Gueguen)</text:p>
          </table:table-cell>
          <table:table-cell office:value-type="date" office:date-value="2005-06-06">
            <text:p>6 juin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mmarion</text:p>
          </table:table-cell>
          <table:table-cell table:style-name="ce75" office:value-type="string">
            <text:p>Marion</text:p>
          </table:table-cell>
          <table:table-cell office:value-type="string">
            <text:p>Gillier-Rebaud</text:p>
          </table:table-cell>
          <table:table-cell office:value-type="string">
            <text:p>F</text:p>
          </table:table-cell>
          <table:table-cell office:value-type="date" office:date-value="1987-09-14">
            <text:p>14.09.87</text:p>
          </table:table-cell>
          <table:table-cell office:value-type="string">
            <text:p>4, montée du Breuil <text:s/>42390 Villars</text:p>
          </table:table-cell>
          <table:table-cell table:number-columns-repeated="3"/>
          <table:table-cell table:style-name="ce79" office:value-type="string">
            <text:p>marion.gilou@laposte.net </text:p>
          </table:table-cell>
          <table:table-cell office:value-type="date" office:date-value="2005-06-04">
            <text:p>04.06.05</text:p>
          </table:table-cell>
          <table:table-cell office:value-type="string">
            <text:p>DLEK</text:p>
          </table:table-cell>
          <table:table-cell office:value-type="string">
            <text:p>dan (Daniel Biro)</text:p>
          </table:table-cell>
          <table:table-cell office:value-type="date" office:date-value="2005-06-06">
            <text:p>6 juin 05</text:p>
          </table:table-cell>
          <table:covered-table-cell/>
          <table:table-cell office:value-type="string">
            <text:p>JI (2005/1)+LME(550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masure</text:p>
          </table:table-cell>
          <table:table-cell office:value-type="string">
            <text:p>Jean-Pierre</text:p>
          </table:table-cell>
          <table:table-cell office:value-type="string">
            <text:p>Masure</text:p>
          </table:table-cell>
          <table:table-cell office:value-type="string">
            <text:p>H</text:p>
          </table:table-cell>
          <table:table-cell office:value-type="date" office:date-value="1949-03-02">
            <text:p>02.03.49</text:p>
          </table:table-cell>
          <table:table-cell office:value-type="string">
            <text:p>321 rue M. Sembat <text:s/>59690 <text:s/>Vieux-Condé</text:p>
          </table:table-cell>
          <table:table-cell office:value-type="string">
            <text:p>Nord</text:p>
          </table:table-cell>
          <table:table-cell table:number-columns-repeated="2"/>
          <table:table-cell office:value-type="string">
            <text:p>jpmasure@nordnet.fr</text:p>
          </table:table-cell>
          <table:table-cell office:value-type="date" office:date-value="2005-06-08">
            <text:p>08.06.05</text:p>
          </table:table-cell>
          <table:table-cell office:value-type="string">
            <text:p>ikurso</text:p>
          </table:table-cell>
          <table:table-cell office:value-type="string">
            <text:p>lima (Maggy Libouton)</text:p>
          </table:table-cell>
          <table:table-cell office:value-type="date" office:date-value="2005-06-10">
            <text:p>10 juin 05</text:p>
          </table:table-cell>
          <table:table-cell table:style-name="ce87" office:value-type="date" office:date-value="2005-06-10" table:number-columns-spanned="1" table:number-rows-spanned="2">
            <text:p>10 juin</text:p>
          </table:table-cell>
          <table:table-cell office:value-type="string">
            <text:p>JI (2005/1)+LME(549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florenceline.renard</text:p>
          </table:table-cell>
          <table:table-cell office:value-type="string">
            <text:p>Florence</text:p>
          </table:table-cell>
          <table:table-cell office:value-type="string">
            <text:p>Renard</text:p>
          </table:table-cell>
          <table:table-cell office:value-type="string">
            <text:p>F</text:p>
          </table:table-cell>
          <table:table-cell/>
          <table:table-cell office:value-type="string">
            <text:p>7, rue des Vignes <text:s/>58300 Devay</text:p>
          </table:table-cell>
          <table:table-cell table:number-columns-repeated="3"/>
          <table:table-cell office:value-type="string">
            <text:p>florenceline.renard@wanadoo.fr</text:p>
          </table:table-cell>
          <table:table-cell office:value-type="date" office:date-value="2005-06-09">
            <text:p>09.06.05</text:p>
          </table:table-cell>
          <table:table-cell office:value-type="string">
            <text:p>ikurso</text:p>
          </table:table-cell>
          <table:table-cell office:value-type="string">
            <text:p>Rikardo (Rikardo Cash)</text:p>
          </table:table-cell>
          <table:table-cell office:value-type="date" office:date-value="2005-06-10">
            <text:p>10 juin 05</text:p>
          </table:table-cell>
          <table:covered-table-cell/>
          <table:table-cell office:value-type="string">
            <text:p>JI (2005/1)+LME(549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isa</text:p>
          </table:table-cell>
          <table:table-cell office:value-type="string">
            <text:p>Isabelle</text:p>
          </table:table-cell>
          <table:table-cell office:value-type="string">
            <text:p>Morin</text:p>
          </table:table-cell>
          <table:table-cell office:value-type="string">
            <text:p>F</text:p>
          </table:table-cell>
          <table:table-cell office:value-type="date" office:date-value="1961-02-20">
            <text:p>20.02.61</text:p>
          </table:table-cell>
          <table:table-cell office:value-type="string">
            <text:p>309, rue Mont Clergeon <text:s/>73000 Chambéry</text:p>
          </table:table-cell>
          <table:table-cell table:number-columns-repeated="3"/>
          <table:table-cell office:value-type="string">
            <text:p>isabelle-f.morin@laposte.net </text:p>
          </table:table-cell>
          <table:table-cell office:value-type="date" office:date-value="2005-06-10">
            <text:p>10.06.05</text:p>
          </table:table-cell>
          <table:table-cell office:value-type="string">
            <text:p>ikurso</text:p>
          </table:table-cell>
          <table:table-cell office:value-type="string">
            <text:p>dan (Daniel Biro)</text:p>
          </table:table-cell>
          <table:table-cell office:value-type="date" office:date-value="2005-06-14">
            <text:p>14 juin 05</text:p>
          </table:table-cell>
          <table:table-cell table:style-name="ce87" office:value-type="date" office:date-value="2005-06-16" table:number-columns-spanned="1" table:number-rows-spanned="3">
            <text:p>16 juin</text:p>
          </table:table-cell>
          <table:table-cell office:value-type="string">
            <text:p>JI (2005/1)+LME(549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musenoire</text:p>
          </table:table-cell>
          <table:table-cell office:value-type="string">
            <text:p>Sandra</text:p>
          </table:table-cell>
          <table:table-cell office:value-type="string">
            <text:p>Gouzenes</text:p>
          </table:table-cell>
          <table:table-cell office:value-type="string">
            <text:p>F</text:p>
          </table:table-cell>
          <table:table-cell/>
          <table:table-cell office:value-type="string">
            <text:p>2, rue de l'Europe <text:s/>57970 Yutz</text:p>
          </table:table-cell>
          <table:table-cell table:number-columns-repeated="3"/>
          <table:table-cell office:value-type="string">
            <text:p>musenoire57@wanadoo.fr</text:p>
          </table:table-cell>
          <table:table-cell office:value-type="date" office:date-value="2005-06-11">
            <text:p>11.06.05</text:p>
          </table:table-cell>
          <table:table-cell office:value-type="string">
            <text:p>DLEK</text:p>
          </table:table-cell>
          <table:table-cell office:value-type="string">
            <text:p>Marc (Marc Noulin)</text:p>
          </table:table-cell>
          <table:table-cell office:value-type="date" office:date-value="2005-06-14">
            <text:p>14 juin 05</text:p>
          </table:table-cell>
          <table:covered-table-cell/>
          <table:table-cell office:value-type="string">
            <text:p>JI (2005/1)+LME(549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ulo38</text:p>
          </table:table-cell>
          <table:table-cell office:value-type="string">
            <text:p>Michel</text:p>
          </table:table-cell>
          <table:table-cell office:value-type="string">
            <text:p>Ahado</text:p>
          </table:table-cell>
          <table:table-cell office:value-type="string">
            <text:p>H</text:p>
          </table:table-cell>
          <table:table-cell office:value-type="date" office:date-value="1955-01-09">
            <text:p>09.01.55</text:p>
          </table:table-cell>
          <table:table-cell office:value-type="string">
            <text:p>appt A32 Vallée Bleue <text:s/>38390 Montalieu-Vercieu</text:p>
          </table:table-cell>
          <table:table-cell table:number-columns-repeated="3"/>
          <table:table-cell table:style-name="ce79" office:value-type="string">
            <text:p>terater38@aol.com </text:p>
          </table:table-cell>
          <table:table-cell office:value-type="date" office:date-value="2005-06-14">
            <text:p>14.06.05</text:p>
          </table:table-cell>
          <table:table-cell office:value-type="string">
            <text:p>gerda</text:p>
          </table:table-cell>
          <table:table-cell office:value-type="string">
            <text:p>Simone Armand</text:p>
          </table:table-cell>
          <table:table-cell office:value-type="date" office:date-value="2005-06-15">
            <text:p>15 juin 05</text:p>
          </table:table-cell>
          <table:covered-table-cell/>
          <table:table-cell office:value-type="string">
            <text:p>JI (2005/1)+LME(549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mauriciofsantos</text:p>
          </table:table-cell>
          <table:table-cell office:value-type="string">
            <text:p>Mauricio</text:p>
          </table:table-cell>
          <table:table-cell office:value-type="string">
            <text:p>Dos Santos</text:p>
          </table:table-cell>
          <table:table-cell office:value-type="string">
            <text:p>H</text:p>
          </table:table-cell>
          <table:table-cell office:value-type="date" office:date-value="1998-07-03">
            <text:p>03.07.98</text:p>
          </table:table-cell>
          <table:table-cell office:value-type="string">
            <text:p>SQN 210, Bl H Ap 320 Asa Norte 70862 Brasília/DF</text:p>
          </table:table-cell>
          <table:table-cell office:value-type="string">
            <text:p>BRESIL</text:p>
          </table:table-cell>
          <table:table-cell table:number-columns-repeated="2"/>
          <table:table-cell table:style-name="ce79" office:value-type="string">
            <text:p>mauriciofsantos@hotmail.com</text:p>
          </table:table-cell>
          <table:table-cell office:value-type="date" office:date-value="2005-06-21">
            <text:p>21.06.05</text:p>
          </table:table-cell>
          <table:table-cell office:value-type="string">
            <text:p>gerda</text:p>
          </table:table-cell>
          <table:table-cell office:value-type="string">
            <text:p>emma (Emmanuelle Richard)</text:p>
          </table:table-cell>
          <table:table-cell office:value-type="date" office:date-value="2005-06-21">
            <text:p>21 juin 05</text:p>
          </table:table-cell>
          <table:table-cell table:style-name="ce87" office:value-type="date" office:date-value="2005-06-21">
            <text:p>21 juin</text:p>
          </table:table-cell>
          <table:table-cell office:value-type="string">
            <text:p>JI (2005/1)+LME(549)+kalendaro+catalogue+BC Tintin</text:p>
          </table:table-cell>
          <table:table-cell table:number-columns-repeated="240"/>
        </table:table-row>
        <table:table-row table:style-name="ro6">
          <table:table-cell office:value-type="string">
            <text:p>ARNO</text:p>
          </table:table-cell>
          <table:table-cell office:value-type="string">
            <text:p>Arnaud</text:p>
          </table:table-cell>
          <table:table-cell office:value-type="string">
            <text:p>Faraone</text:p>
          </table:table-cell>
          <table:table-cell office:value-type="string">
            <text:p>H</text:p>
          </table:table-cell>
          <table:table-cell office:value-type="date" office:date-value="1990-07-04">
            <text:p>04.07.90</text:p>
          </table:table-cell>
          <table:table-cell office:value-type="string">
            <text:p>18, rue de la Liberté <text:s/>12100 Millau</text:p>
          </table:table-cell>
          <table:table-cell table:number-columns-repeated="3"/>
          <table:table-cell table:style-name="ce79" office:value-type="string">
            <text:p>bouli.a@wanadoo.fr </text:p>
          </table:table-cell>
          <table:table-cell office:value-type="date" office:date-value="2005-06-24">
            <text:p>24.06.05</text:p>
          </table:table-cell>
          <table:table-cell office:value-type="string">
            <text:p>DLEK</text:p>
          </table:table-cell>
          <table:table-cell office:value-type="string">
            <text:p>PINARDCJD (Christian Pinard)</text:p>
          </table:table-cell>
          <table:table-cell office:value-type="date" office:date-value="2005-06-30">
            <text:p>30 juin 05</text:p>
          </table:table-cell>
          <table:table-cell table:style-name="ce87" office:value-type="date" office:date-value="2005-06-30">
            <text:p>30 juin</text:p>
          </table:table-cell>
          <table:table-cell office:value-type="string">
            <text:p>JI (2005/1)+LME(549)+kalendaro+catalogue+BC BD</text:p>
          </table:table-cell>
          <table:table-cell table:number-columns-repeated="240"/>
        </table:table-row>
        <table:table-row table:style-name="ro10">
          <table:table-cell office:value-type="string">
            <text:p>sellig</text:p>
          </table:table-cell>
          <table:table-cell office:value-type="string">
            <text:p>Gilles</text:p>
          </table:table-cell>
          <table:table-cell office:value-type="string">
            <text:p>Delorme</text:p>
          </table:table-cell>
          <table:table-cell office:value-type="string">
            <text:p>H</text:p>
          </table:table-cell>
          <table:table-cell/>
          <table:table-cell office:value-type="string">
            <text:p>L'ancienne école <text:s/>79310 Vouhé</text:p>
          </table:table-cell>
          <table:table-cell table:number-columns-repeated="3"/>
          <table:table-cell table:style-name="ce79" office:value-type="string">
            <text:p>chaisesbleues-metilernanto@yahoo.fr</text:p>
          </table:table-cell>
          <table:table-cell office:value-type="date" office:date-value="2005-06-30">
            <text:p>30.06.05</text:p>
          </table:table-cell>
          <table:table-cell office:value-type="string">
            <text:p>DLEK</text:p>
          </table:table-cell>
          <table:table-cell office:value-type="string">
            <text:p>skirlet (Inna Ausseil)</text:p>
          </table:table-cell>
          <table:table-cell office:value-type="date" office:date-value="2005-07-06">
            <text:p>6 juil. 05</text:p>
          </table:table-cell>
          <table:table-cell table:style-name="ce87" office:value-type="date" office:date-value="2005-07-12" table:number-columns-spanned="1" table:number-rows-spanned="4">
            <text:p>12 juil.</text:p>
          </table:table-cell>
          <table:table-cell office:value-type="string">
            <text:p>JI (2005/1)+LME(549)+kalendaro+catalogue+BC BD</text:p>
          </table:table-cell>
          <table:table-cell table:number-columns-repeated="240"/>
        </table:table-row>
        <table:table-row table:style-name="ro12">
          <table:table-cell table:style-name="ce41" office:value-type="string">
            <text:p>Cri-Cri</text:p>
          </table:table-cell>
          <table:table-cell table:style-name="ce41" office:value-type="string">
            <text:p>Christiane</text:p>
          </table:table-cell>
          <table:table-cell table:style-name="ce41" office:value-type="string">
            <text:p>Vanbesien</text:p>
          </table:table-cell>
          <table:table-cell table:style-name="ce41" office:value-type="string">
            <text:p>F</text:p>
          </table:table-cell>
          <table:table-cell table:style-name="ce50" office:value-type="date" office:date-value="1962-10-05">
            <text:p>05.10.62</text:p>
          </table:table-cell>
          <table:table-cell table:style-name="ce41" office:value-type="string">
            <text:p>8 rue de la Perche <text:s/>BE 701 Jemappes</text:p>
          </table:table-cell>
          <table:table-cell table:style-name="ce41" office:value-type="string">
            <text:p>BELGIQUE</text:p>
          </table:table-cell>
          <table:table-cell table:style-name="ce41" table:number-columns-repeated="2"/>
          <table:table-cell office:value-type="string">
            <text:p>christiane.vanbesien@tiscali.be</text:p>
          </table:table-cell>
          <table:table-cell table:style-name="ce50" office:value-type="date" office:date-value="2004-08-10">
            <text:p>10.08.04</text:p>
          </table:table-cell>
          <table:table-cell table:style-name="ce61" office:value-type="string">
            <text:p>gerda</text:p>
          </table:table-cell>
          <table:table-cell table:style-name="ce41" office:value-type="string">
            <text:p>glogez (Godeleine Logez)</text:p>
          </table:table-cell>
          <table:table-cell table:style-name="ce65" office:value-type="date" office:date-value="2005-07-01">
            <text:p>1 juil. 05</text:p>
          </table:table-cell>
          <table:covered-table-cell/>
          <table:table-cell office:value-type="string">
            <text:p>JI (2005/1)+LME(549)+kalendaro+catalogue+BC BD</text:p>
          </table:table-cell>
          <table:table-cell table:style-name="ce41" table:number-columns-repeated="238"/>
          <table:table-cell table:style-name="ce74" table:number-columns-repeated="2"/>
        </table:table-row>
        <table:table-row table:style-name="ro6">
          <table:table-cell office:value-type="string">
            <text:p>gtanguy</text:p>
          </table:table-cell>
          <table:table-cell office:value-type="string">
            <text:p>Guillaume</text:p>
          </table:table-cell>
          <table:table-cell office:value-type="string">
            <text:p>Tanguy</text:p>
          </table:table-cell>
          <table:table-cell office:value-type="string">
            <text:p>H</text:p>
          </table:table-cell>
          <table:table-cell office:value-type="date" office:date-value="1980-02-24">
            <text:p>24.02.80</text:p>
          </table:table-cell>
          <table:table-cell office:value-type="string">
            <text:p>1, avenue Foch <text:s/>76600 Le Havre</text:p>
          </table:table-cell>
          <table:table-cell office:value-type="string">
            <text:p>Normandie</text:p>
          </table:table-cell>
          <table:table-cell table:number-columns-repeated="2"/>
          <table:table-cell office:value-type="string">
            <text:p><text:a xlink:href="mailto:gtanguy@gmail.com">gtanguy@gmail.com</text:a></text:p>
          </table:table-cell>
          <table:table-cell office:value-type="date" office:date-value="2005-07-09">
            <text:p>09.07.05</text:p>
          </table:table-cell>
          <table:table-cell office:value-type="string">
            <text:p>DLEK</text:p>
          </table:table-cell>
          <table:table-cell office:value-type="string">
            <text:p>Luc (Luc Gouverneur)</text:p>
          </table:table-cell>
          <table:table-cell office:value-type="date" office:date-value="2005-07-11">
            <text:p>11 juil. 05</text:p>
          </table:table-cell>
          <table:covered-table-cell/>
          <table:table-cell office:value-type="string">
            <text:p>JI (2005/1)+LME(549)+kalendaro+catalogue+BC BD</text:p>
          </table:table-cell>
          <table:table-cell table:number-columns-repeated="240"/>
        </table:table-row>
        <table:table-row table:style-name="ro6">
          <table:table-cell office:value-type="string">
            <text:p>murmuru</text:p>
          </table:table-cell>
          <table:table-cell office:value-type="string">
            <text:p>Frédéric</text:p>
          </table:table-cell>
          <table:table-cell office:value-type="string">
            <text:p>Guérin</text:p>
          </table:table-cell>
          <table:table-cell office:value-type="string">
            <text:p>H</text:p>
          </table:table-cell>
          <table:table-cell office:value-type="date" office:date-value="1967-11-06">
            <text:p>06.11.67</text:p>
          </table:table-cell>
          <table:table-cell office:value-type="string">
            <text:p>5370, avenue Dupuis <text:s/>Montréal <text:s/>H3X 1N5 <text:s/></text:p>
          </table:table-cell>
          <table:table-cell office:value-type="string">
            <text:p>CANADA</text:p>
          </table:table-cell>
          <table:table-cell table:number-columns-repeated="2"/>
          <table:table-cell office:value-type="string">
            <text:p><text:a xlink:href="mailto:frederic_guerin@yahoo.com">frederic_guerin@yahoo.com</text:a></text:p>
          </table:table-cell>
          <table:table-cell office:value-type="date" office:date-value="2005-07-10">
            <text:p>10.07.05</text:p>
          </table:table-cell>
          <table:table-cell office:value-type="string">
            <text:p>DLEK</text:p>
          </table:table-cell>
          <table:table-cell office:value-type="string">
            <text:p>dan (Daniel Biro)</text:p>
          </table:table-cell>
          <table:table-cell office:value-type="date" office:date-value="2005-07-11">
            <text:p>11 juil. 05</text:p>
          </table:table-cell>
          <table:covered-table-cell/>
          <table:table-cell office:value-type="string">
            <text:p>JI (2005/1)+LME(549)+kalendaro+catalogue+BC BD</text:p>
          </table:table-cell>
          <table:table-cell table:number-columns-repeated="240"/>
        </table:table-row>
        <table:table-row table:style-name="ro6">
          <table:table-cell office:value-type="string">
            <text:p>beskod</text:p>
          </table:table-cell>
          <table:table-cell office:value-type="string">
            <text:p>K. Robert</text:p>
          </table:table-cell>
          <table:table-cell office:value-type="string">
            <text:p>Bessan</text:p>
          </table:table-cell>
          <table:table-cell office:value-type="string">
            <text:p>H</text:p>
          </table:table-cell>
          <table:table-cell office:value-type="date" office:date-value="1976-04-05">
            <text:p>05.04.76</text:p>
          </table:table-cell>
          <table:table-cell office:value-type="string">
            <text:p>Adidogomé <text:s/>derr. 2ème RIA BP <text:s/>13416 Lomé</text:p>
          </table:table-cell>
          <table:table-cell office:value-type="string">
            <text:p>TOGO</text:p>
          </table:table-cell>
          <table:table-cell table:number-columns-repeated="2"/>
          <table:table-cell office:value-type="string">
            <text:p>beskod2004@yahoo.fr</text:p>
          </table:table-cell>
          <table:table-cell office:value-type="date" office:date-value="2005-07-11">
            <text:p>11.07.05</text:p>
          </table:table-cell>
          <table:table-cell office:value-type="string">
            <text:p>DLEK</text:p>
          </table:table-cell>
          <table:table-cell office:value-type="string">
            <text:p>Simone Armand</text:p>
          </table:table-cell>
          <table:table-cell office:value-type="date" office:date-value="2005-07-13">
            <text:p>13 juil. 05</text:p>
          </table:table-cell>
          <table:table-cell table:style-name="ce87" office:value-type="date" office:date-value="2005-07-13" table:number-columns-spanned="1" table:number-rows-spanned="3">
            <text:p>13 juil.</text:p>
          </table:table-cell>
          <table:table-cell office:value-type="string">
            <text:p>JI (2005/1)+LME(549)+kalendaro+catalogue+BC BD</text:p>
          </table:table-cell>
          <table:table-cell table:number-columns-repeated="240"/>
        </table:table-row>
        <table:table-row table:style-name="ro6">
          <table:table-cell office:value-type="string">
            <text:p>davido</text:p>
          </table:table-cell>
          <table:table-cell office:value-type="string">
            <text:p>David</text:p>
          </table:table-cell>
          <table:table-cell office:value-type="string">
            <text:p>Hauser</text:p>
          </table:table-cell>
          <table:table-cell office:value-type="string">
            <text:p>H</text:p>
          </table:table-cell>
          <table:table-cell office:value-type="date" office:date-value="1984-08-10">
            <text:p>10.08.84</text:p>
          </table:table-cell>
          <table:table-cell office:value-type="string">
            <text:p>30, bld Flandrin <text:s/>75116 Paris</text:p>
          </table:table-cell>
          <table:table-cell office:value-type="string">
            <text:p>Île-de-France</text:p>
          </table:table-cell>
          <table:table-cell table:number-columns-repeated="2"/>
          <table:table-cell office:value-type="string">
            <text:p><text:a xlink:href="mailto:dhauser@wanadoo.fr">dhauser@wanadoo.fr</text:a></text:p>
          </table:table-cell>
          <table:table-cell office:value-type="date" office:date-value="2005-07-13">
            <text:p>13.07.05</text:p>
          </table:table-cell>
          <table:table-cell office:value-type="string">
            <text:p>DLEK</text:p>
          </table:table-cell>
          <table:table-cell office:value-type="string">
            <text:p>Godeleine Logez</text:p>
          </table:table-cell>
          <table:table-cell office:value-type="date" office:date-value="2005-07-13">
            <text:p>13 juil. 05</text:p>
          </table:table-cell>
          <table:covered-table-cell/>
          <table:table-cell office:value-type="string">
            <text:p>JI (2005/1)+LME(549)+kalendaro+catalogue+BC BD</text:p>
          </table:table-cell>
          <table:table-cell table:number-columns-repeated="240"/>
        </table:table-row>
        <table:table-row table:style-name="ro5">
          <table:table-cell/>
          <table:table-cell office:value-type="string">
            <text:p>Annie</text:p>
          </table:table-cell>
          <table:table-cell table:style-name="ce2" office:value-type="string">
            <text:p>RALAIARISOA</text:p>
          </table:table-cell>
          <table:table-cell office:value-type="string">
            <text:p>F</text:p>
          </table:table-cell>
          <table:table-cell/>
          <table:table-cell office:value-type="string">
            <text:p>B15/01 Amboaroy Ambohimanandraisoa Alasora ANTANANARIVO 103</text:p>
          </table:table-cell>
          <table:table-cell office:value-type="string">
            <text:p>MADAGASCAR</text:p>
          </table:table-cell>
          <table:table-cell table:number-columns-repeated="2"/>
          <table:table-cell office:value-type="string">
            <text:p><text:a xlink:href="mailto:rannie34@yahoo.fr">rannie34@yahoo.fr</text:a></text:p>
          </table:table-cell>
          <table:table-cell office:value-type="string">
            <text:p>en 2003</text:p>
          </table:table-cell>
          <table:table-cell office:value-type="string">
            <text:p>DLEK</text:p>
          </table:table-cell>
          <table:table-cell office:value-type="string">
            <text:p>Laurent VIGNAUD</text:p>
          </table:table-cell>
          <table:table-cell office:value-type="date" office:date-value="2005-07-13">
            <text:p>13 juil. 05</text:p>
          </table:table-cell>
          <table:covered-table-cell/>
          <table:table-cell office:value-type="string">
            <text:p>Emilie avait déjà envoyé le diplôme en 2003 mais il n'est jamais arrivé</text:p>
          </table:table-cell>
          <table:table-cell table:number-columns-repeated="240"/>
        </table:table-row>
        <table:table-row table:style-name="ro7" table:number-rows-repeated="31918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dépenses" table:style-name="ta4" table:print="false">
        <table:table-column table:style-name="co33" table:default-cell-style-name="ce95"/>
        <table:table-column table:style-name="co34" table:default-cell-style-name="ce100"/>
        <table:table-column table:style-name="co35" table:default-cell-style-name="ce107"/>
        <table:table-column table:style-name="co36" table:default-cell-style-name="ce112"/>
        <table:table-column table:style-name="co13" table:number-columns-repeated="252" table:default-cell-style-name="ce100"/>
        <table:table-row table:style-name="ro7">
          <table:table-cell table:style-name="ce90" office:value-type="string">
            <text:p>date</text:p>
          </table:table-cell>
          <table:table-cell table:style-name="ce96" office:value-type="string">
            <text:p>objet</text:p>
          </table:table-cell>
          <table:table-cell table:style-name="ce102" office:value-type="string">
            <text:p>dépense</text:p>
          </table:table-cell>
          <table:table-cell table:style-name="ce96" office:value-type="string">
            <text:p>détail</text:p>
          </table:table-cell>
          <table:table-cell table:style-name="ce114" table:number-columns-repeated="252"/>
        </table:table-row>
        <table:table-row table:style-name="ro7" table:visibility="collapse">
          <table:table-cell table:style-name="ce91" office:value-type="date" office:date-value="2004-07-22">
            <text:p>22 juil. 04</text:p>
          </table:table-cell>
          <table:table-cell table:style-name="ce97" office:value-type="string">
            <text:p>timbres</text:p>
          </table:table-cell>
          <table:table-cell table:style-name="ce103" office:value-type="currency" office:currency="EUR" office:value="34.9">
            <text:p>34,90 €</text:p>
          </table:table-cell>
          <table:table-cell table:style-name="ce109" office:value-type="string">
            <text:p>5 lettres France (1,40) + 3 lettres Belgique + 2 lettre Afrique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 office:value-type="date" office:date-value="2004-07-28">
            <text:p>28 juil. 04</text:p>
          </table:table-cell>
          <table:table-cell table:style-name="ce97" office:value-type="string">
            <text:p>timbres</text:p>
          </table:table-cell>
          <table:table-cell table:style-name="ce103" office:value-type="currency" office:currency="EUR" office:value="10.5">
            <text:p>10,50 €</text:p>
          </table:table-cell>
          <table:table-cell table:style-name="ce109" office:value-type="string">
            <text:p>5 lettres France (1,40) + 1 lettre Belgique tarif normal (3,50)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 office:value-type="date" office:date-value="2004-08-01">
            <text:p>1 août 04</text:p>
          </table:table-cell>
          <table:table-cell table:style-name="ce97" office:value-type="string">
            <text:p>papeterie</text:p>
          </table:table-cell>
          <table:table-cell table:style-name="ce103" office:value-type="currency" office:currency="EUR" office:value="4.9">
            <text:p>4,90 €</text:p>
          </table:table-cell>
          <table:table-cell table:style-name="ce109" office:value-type="string">
            <text:p>50 feuilles A4 160g pour les diplômes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 office:value-type="date" office:date-value="2004-08-02">
            <text:p>2 août 04</text:p>
          </table:table-cell>
          <table:table-cell table:style-name="ce97" office:value-type="string">
            <text:p>timbres</text:p>
          </table:table-cell>
          <table:table-cell table:style-name="ce103" office:value-type="currency" office:currency="EUR" office:value="1.4">
            <text:p>1,40 €</text:p>
          </table:table-cell>
          <table:table-cell table:style-name="ce109" office:value-type="string">
            <text:p>1 lettre France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 office:value-type="date" office:date-value="2004-08-05">
            <text:p>5 août 04</text:p>
          </table:table-cell>
          <table:table-cell table:style-name="ce97" office:value-type="string">
            <text:p>timbres</text:p>
          </table:table-cell>
          <table:table-cell table:style-name="ce103" office:value-type="currency" office:currency="EUR" office:value="4.2">
            <text:p>4,20 €</text:p>
          </table:table-cell>
          <table:table-cell table:style-name="ce109" office:value-type="string">
            <text:p>3 lettres France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 office:value-type="date" office:date-value="2004-08-09">
            <text:p>9 août 04</text:p>
          </table:table-cell>
          <table:table-cell table:style-name="ce97" office:value-type="string">
            <text:p>timbres</text:p>
          </table:table-cell>
          <table:table-cell table:style-name="ce103" office:value-type="currency" office:currency="EUR" office:value="2.6">
            <text:p>2,60 €</text:p>
          </table:table-cell>
          <table:table-cell table:style-name="ce109" office:value-type="string">
            <text:p>1 lettre Belgique <text:s text:c="2"/>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 office:value-type="date" office:date-value="2004-08-11">
            <text:p>11 août 04</text:p>
          </table:table-cell>
          <table:table-cell table:style-name="ce97" office:value-type="string">
            <text:p>timbres</text:p>
          </table:table-cell>
          <table:table-cell table:style-name="ce103" office:value-type="currency" office:currency="EUR" office:value="5.3">
            <text:p>5,30 €</text:p>
          </table:table-cell>
          <table:table-cell table:style-name="ce109" office:value-type="string">
            <text:p>1 lettre Belgique (2,60) + 1 lettre Afrique (2,70)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 office:value-type="date" office:date-value="2004-08-19">
            <text:p>19 août 04</text:p>
          </table:table-cell>
          <table:table-cell table:style-name="ce97" office:value-type="string">
            <text:p>timbres</text:p>
          </table:table-cell>
          <table:table-cell table:style-name="ce103" office:value-type="currency" office:currency="EUR" office:value="8.62">
            <text:p>8,62 €</text:p>
          </table:table-cell>
          <table:table-cell table:style-name="ce109" office:value-type="string">
            <text:p>5 lettres France (1,40) + 1 lettre DOM (1,62)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 office:value-type="date" office:date-value="2004-09-03">
            <text:p>3 sept. 04</text:p>
          </table:table-cell>
          <table:table-cell table:style-name="ce97" office:value-type="string">
            <text:p>enveloppes</text:p>
          </table:table-cell>
          <table:table-cell table:style-name="ce103" office:value-type="currency" office:currency="EUR" office:value="3.6">
            <text:p>3,60 €</text:p>
          </table:table-cell>
          <table:table-cell table:style-name="ce109" office:value-type="string">
            <text:p>25 enveloppes A4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 office:value-type="date" office:date-value="2004-09-03">
            <text:p>3 sept. 04</text:p>
          </table:table-cell>
          <table:table-cell table:style-name="ce97" office:value-type="string">
            <text:p>timbres</text:p>
          </table:table-cell>
          <table:table-cell table:style-name="ce103" office:value-type="currency" office:currency="EUR" office:value="5.6">
            <text:p>5,60 €</text:p>
          </table:table-cell>
          <table:table-cell table:style-name="ce109" office:value-type="string">
            <text:p>4 lettres France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 office:value-type="date" office:date-value="2004-09-17">
            <text:p>17 sept. 04</text:p>
          </table:table-cell>
          <table:table-cell table:style-name="ce97" office:value-type="string">
            <text:p>timbres</text:p>
          </table:table-cell>
          <table:table-cell table:style-name="ce103" office:value-type="currency" office:currency="EUR" office:value="11">
            <text:p>11,00 €</text:p>
          </table:table-cell>
          <table:table-cell table:style-name="ce109" office:value-type="string">
            <text:p>6 lettres France (1,40) + 1 lettre Belgique (2,60)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 office:value-type="date" office:date-value="2004-09-28">
            <text:p>28 sept. 04</text:p>
          </table:table-cell>
          <table:table-cell table:style-name="ce97" office:value-type="string">
            <text:p>timbres</text:p>
          </table:table-cell>
          <table:table-cell table:style-name="ce103" office:value-type="currency" office:currency="EUR" office:value="2.8">
            <text:p>2,80 €</text:p>
          </table:table-cell>
          <table:table-cell table:style-name="ce109" office:value-type="string">
            <text:p>2 lettres France (1,40)</text:p>
          </table:table-cell>
          <table:table-cell table:style-name="ce115" table:number-columns-repeated="252"/>
        </table:table-row>
        <table:table-row table:style-name="ro7" table:visibility="collapse">
          <table:table-cell table:style-name="ce91"/>
          <table:table-cell table:style-name="ce97" office:value-type="string">
            <text:p>TOTAL (réglé)</text:p>
          </table:table-cell>
          <table:table-cell table:style-name="ce104" table:formula="oooc:=SUM([.C2:.C13])" office:value-type="currency" office:currency="EUR" office:value="95.42">
            <text:p>95,42 €</text:p>
          </table:table-cell>
          <table:table-cell table:style-name="ce109"/>
          <table:table-cell table:style-name="ce115" table:number-columns-repeated="252"/>
        </table:table-row>
        <table:table-row table:style-name="ro7">
          <table:table-cell table:style-name="ce92" office:value-type="date" office:date-value="2004-10-07">
            <text:p>7 oct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6.8">
            <text:p>6,80 €</text:p>
          </table:table-cell>
          <table:table-cell table:style-name="ce110" office:value-type="string">
            <text:p>3 lettres France (1,40) + 1 lettre R.U. (2,6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0-11">
            <text:p>11 oct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4.48">
            <text:p>4,48 €</text:p>
          </table:table-cell>
          <table:table-cell table:style-name="ce110" office:value-type="string">
            <text:p>2 lettres France (1,40) + 1 lettre Réunion (1,68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0-18">
            <text:p>18 oct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9.5">
            <text:p>9,50 €</text:p>
          </table:table-cell>
          <table:table-cell table:style-name="ce110" office:value-type="string">
            <text:p>3 lettres France (1,40) + 1 lettre Allemagne (2,60) + 1 lettre Algérie (2,7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0-21">
            <text:p>21 oct. 04</text:p>
          </table:table-cell>
          <table:table-cell table:style-name="ce98" office:value-type="string">
            <text:p>papeterie</text:p>
          </table:table-cell>
          <table:table-cell table:style-name="ce105" office:value-type="currency" office:currency="EUR" office:value="13.3">
            <text:p>13,30 €</text:p>
          </table:table-cell>
          <table:table-cell table:style-name="ce110" office:value-type="string">
            <text:p>papier 160g - 50 feuilles (4,90) + 3 x 15 enveloppes A4 (3 x 2,8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0-22">
            <text:p>22 oct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.4">
            <text:p>1,40 €</text:p>
          </table:table-cell>
          <table:table-cell table:style-name="ce110" office:value-type="string">
            <text:p>1 lettre France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1-02">
            <text:p>2 nov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2.9">
            <text:p>12,90 €</text:p>
          </table:table-cell>
          <table:table-cell table:style-name="ce110" office:value-type="string">
            <text:p>7 lettres France (1,40) + 1 lettre Israël (3,10)</text:p>
          </table:table-cell>
          <table:table-cell table:number-columns-repeated="252"/>
        </table:table-row>
        <table:table-row table:style-name="ro7">
          <table:table-cell table:style-name="ce93" office:value-type="date" office:date-value="2004-11-15">
            <text:p>15 nov. 04</text:p>
          </table:table-cell>
          <table:table-cell table:style-name="ce99" office:value-type="string">
            <text:p>timbres</text:p>
          </table:table-cell>
          <table:table-cell table:style-name="ce106" office:value-type="currency" office:currency="EUR" office:value="12.4">
            <text:p>12,40 €</text:p>
          </table:table-cell>
          <table:table-cell table:style-name="ce99" office:value-type="string">
            <text:p>7 lettres France (1,40) + 1 lettre Belgique (2,60)</text:p>
          </table:table-cell>
          <table:table-cell table:style-name="ce116" table:number-columns-repeated="252"/>
        </table:table-row>
        <table:table-row table:style-name="ro7">
          <table:table-cell table:style-name="ce92" office:value-type="date" office:date-value="2004-11-17">
            <text:p>17 nov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4.2">
            <text:p>4,20 €</text:p>
          </table:table-cell>
          <table:table-cell table:style-name="ce110" office:value-type="string">
            <text:p>3 lettres France (1,40) <text:s/>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1-22">
            <text:p>22 nov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0.9">
            <text:p>10,90 €</text:p>
          </table:table-cell>
          <table:table-cell table:style-name="ce110" office:value-type="string">
            <text:p>4 lettres France (1,40) + 1 lettre Belgique (2,60) + 1 lettre Algérie (2,7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1-29">
            <text:p>29 nov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0.4">
            <text:p>10,40 €</text:p>
          </table:table-cell>
          <table:table-cell table:style-name="ce111" office:value-type="string">
            <text:p>3 lettres France (1,40) + 1 lettre USA (3,10) + 1 lettre Canada (3,1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2-06">
            <text:p>6 déc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8.2">
            <text:p>8,20 €</text:p>
          </table:table-cell>
          <table:table-cell table:style-name="ce110" office:value-type="string">
            <text:p>4 lettres France (1,40) + 1 lettre Belgique (2,60) 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2-08">
            <text:p>8 déc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2.81">
            <text:p>2,81 €</text:p>
          </table:table-cell>
          <table:table-cell table:style-name="ce110" office:value-type="string">
            <text:p>envoi Cdrom à Vinilkosmo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2-14">
            <text:p>14 déc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5.9">
            <text:p>5,90 €</text:p>
          </table:table-cell>
          <table:table-cell table:style-name="ce110" office:value-type="string">
            <text:p>2 lettres France (1,40) + 1 lettre Canada (3,1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2-20">
            <text:p>20 déc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4">
            <text:p>4,00 €</text:p>
          </table:table-cell>
          <table:table-cell table:style-name="ce110" office:value-type="string">
            <text:p>1 lettre France (1,40) + 1 lettreBelgique (2,6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2-30">
            <text:p>30 déc. 04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6.8">
            <text:p>6,80 €</text:p>
          </table:table-cell>
          <table:table-cell table:style-name="ce110" office:value-type="string">
            <text:p>3 lettres France (1,40) + 1 lettreBelgique (2,6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4-12-30">
            <text:p>30 déc. 04</text:p>
          </table:table-cell>
          <table:table-cell table:style-name="ce98" office:value-type="string">
            <text:p>papeterie</text:p>
          </table:table-cell>
          <table:table-cell table:style-name="ce105" office:value-type="currency" office:currency="EUR" office:value="10.8">
            <text:p>10,80 €</text:p>
          </table:table-cell>
          <table:table-cell table:style-name="ce110" office:value-type="string">
            <text:p>50 feuilles A4 160g pour les diplômes + 50 enveloppes A4</text:p>
          </table:table-cell>
          <table:table-cell table:number-columns-repeated="252"/>
        </table:table-row>
        <table:table-row table:style-name="ro7">
          <table:table-cell table:style-name="ce94"/>
          <table:table-cell table:style-name="ce94" office:value-type="string">
            <text:p>TOTAL</text:p>
          </table:table-cell>
          <table:table-cell table:style-name="ce94" table:formula="oooc:=SUM([.C15:.C30])" office:value-type="currency" office:currency="EUR" office:value="124.79">
            <text:p>124,79 €</text:p>
          </table:table-cell>
          <table:table-cell table:style-name="ce94"/>
          <table:table-cell table:style-name="ce117" table:number-columns-repeated="252"/>
        </table:table-row>
        <table:table-row table:style-name="ro7">
          <table:table-cell table:number-columns-repeated="256"/>
        </table:table-row>
        <table:table-row table:style-name="ro7">
          <table:table-cell table:style-name="ce92" office:value-type="date" office:date-value="2005-01-06">
            <text:p>6 janv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5.4">
            <text:p>5,40 €</text:p>
          </table:table-cell>
          <table:table-cell table:style-name="ce110" office:value-type="string">
            <text:p>1 lettre Belgique (2,60) + 2 lettres France (1,4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1-10">
            <text:p>10 janv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.4">
            <text:p>1,40 €</text:p>
          </table:table-cell>
          <table:table-cell table:style-name="ce110" office:value-type="string">
            <text:p>1 lettre France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1-14">
            <text:p>14 janv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5.31">
            <text:p>5,31 €</text:p>
          </table:table-cell>
          <table:table-cell table:style-name="ce110" office:value-type="string">
            <text:p>2 lettres France (1,40) + 1 lettre France (1,11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1-14">
            <text:p>14 janv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.4">
            <text:p>1,40 €</text:p>
          </table:table-cell>
          <table:table-cell table:style-name="ce110" office:value-type="string">
            <text:p>1 lettre France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1-24">
            <text:p>24 janv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5.6">
            <text:p>5,60 €</text:p>
          </table:table-cell>
          <table:table-cell table:style-name="ce110" office:value-type="string">
            <text:p>4 lettres France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2-04">
            <text:p>4 févr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.4">
            <text:p>1,40 €</text:p>
          </table:table-cell>
          <table:table-cell table:style-name="ce110" office:value-type="string">
            <text:p>1 lettre France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2-18">
            <text:p>18 févr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4.2">
            <text:p>4,20 €</text:p>
          </table:table-cell>
          <table:table-cell table:style-name="ce110" office:value-type="string">
            <text:p>3 lettres France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3-10">
            <text:p>10 mars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4.9">
            <text:p>14,90 €</text:p>
          </table:table-cell>
          <table:table-cell table:style-name="ce110" office:value-type="string">
            <text:p>9 lettres France (1,40) + 1 lettre Mayotte (2,3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3-18">
            <text:p>18 mars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8.4">
            <text:p>8,40 €</text:p>
          </table:table-cell>
          <table:table-cell table:style-name="ce110" office:value-type="string">
            <text:p>1 lettre Suisse (2,60) + 4 lettres France (1,45) <text:s text:c="2"/>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4-01">
            <text:p>1 avr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5.9">
            <text:p>5,90 €</text:p>
          </table:table-cell>
          <table:table-cell table:style-name="ce110" office:value-type="string">
            <text:p>2 lettres France (1,45) + 1 lettre Angleterre (3,0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4-12">
            <text:p>12 avr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1.7">
            <text:p>11,70 €</text:p>
          </table:table-cell>
          <table:table-cell table:style-name="ce110" office:value-type="string">
            <text:p>6 lettres France (1,45) + 1 lettre Belgique (3,0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4-18">
            <text:p>18 avr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8.7">
            <text:p>8,70 €</text:p>
          </table:table-cell>
          <table:table-cell table:style-name="ce110" office:value-type="string">
            <text:p>6 lettres France (1,40) <text:s/>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4-22">
            <text:p>22 avr. 05</text:p>
          </table:table-cell>
          <table:table-cell table:style-name="ce98" office:value-type="string">
            <text:p>papeterie</text:p>
          </table:table-cell>
          <table:table-cell table:style-name="ce105" office:value-type="currency" office:currency="EUR" office:value="10.8">
            <text:p>10,80 €</text:p>
          </table:table-cell>
          <table:table-cell table:style-name="ce110" office:value-type="string">
            <text:p>50 feuilles A4 160g pour les diplômes + 50 enveloppes A4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4-28">
            <text:p>28 avr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3.25">
            <text:p>13,25 €</text:p>
          </table:table-cell>
          <table:table-cell table:style-name="ce110" office:value-type="string">
            <text:p>5 lettres France (1,45) + 2 lettres Belgique (3,0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5-18">
            <text:p>18 mai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0.15">
            <text:p>10,15 €</text:p>
          </table:table-cell>
          <table:table-cell table:style-name="ce110" office:value-type="string">
            <text:p>7 lettres France (1,45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5-31">
            <text:p>31 mai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2.9">
            <text:p>2,90 €</text:p>
          </table:table-cell>
          <table:table-cell table:style-name="ce110" office:value-type="string">
            <text:p>2 lettres France (1,45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6-07">
            <text:p>7 juin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4.35">
            <text:p>4,35 €</text:p>
          </table:table-cell>
          <table:table-cell table:style-name="ce110" office:value-type="string">
            <text:p>3 lettres France (1,45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6-10">
            <text:p>10 juin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2.9">
            <text:p>2,90 €</text:p>
          </table:table-cell>
          <table:table-cell table:style-name="ce110" office:value-type="string">
            <text:p>2 lettres France (1,45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6-16">
            <text:p>16 juin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4.35">
            <text:p>4,35 €</text:p>
          </table:table-cell>
          <table:table-cell table:style-name="ce110" office:value-type="string">
            <text:p>3 lettres France (1,45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6-21">
            <text:p>21 juin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3.8">
            <text:p>3,80 €</text:p>
          </table:table-cell>
          <table:table-cell table:style-name="ce110" office:value-type="string">
            <text:p>1 lettre Brésil (3,8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6-30">
            <text:p>30 juin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1.98">
            <text:p>1,98 €</text:p>
          </table:table-cell>
          <table:table-cell table:style-name="ce110" office:value-type="string">
            <text:p>1 lettre <text:s/>France (1,45) + 1 lettre envoi bon de commande BD (0,53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7-12">
            <text:p>12 juil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9.7">
            <text:p>9,70 €</text:p>
          </table:table-cell>
          <table:table-cell table:style-name="ce110" office:value-type="string">
            <text:p>2 lettres France (1,45) + 1 lettre Belgique (3,00) + 1 lettre Canada (3,80)</text:p>
          </table:table-cell>
          <table:table-cell table:number-columns-repeated="252"/>
        </table:table-row>
        <table:table-row table:style-name="ro7">
          <table:table-cell table:style-name="ce92" office:value-type="date" office:date-value="2005-07-13">
            <text:p>13 juil. 05</text:p>
          </table:table-cell>
          <table:table-cell table:style-name="ce98" office:value-type="string">
            <text:p>timbres</text:p>
          </table:table-cell>
          <table:table-cell table:style-name="ce105" office:value-type="currency" office:currency="EUR" office:value="8.05">
            <text:p>8,05 €</text:p>
          </table:table-cell>
          <table:table-cell table:style-name="ce110" office:value-type="string">
            <text:p>1 lettre France (1,45) + 1 lettre Togo (3,30) + 1 lettre Madagascar (3,30)</text:p>
          </table:table-cell>
          <table:table-cell table:number-columns-repeated="252"/>
        </table:table-row>
        <table:table-row table:style-name="ro7">
          <table:table-cell table:style-name="ce90"/>
          <table:table-cell table:style-name="ce101" office:value-type="string">
            <text:p>TOTAL</text:p>
          </table:table-cell>
          <table:table-cell table:style-name="ce108" table:formula="oooc:=SUM([.C33:.C55])" office:value-type="currency" office:currency="EUR" office:value="146.54">
            <text:p>146,54 €</text:p>
          </table:table-cell>
          <table:table-cell table:style-name="ce113"/>
          <table:table-cell table:style-name="ce118" table:number-columns-repeated="252"/>
        </table:table-row>
        <table:table-row table:style-name="ro7" table:number-rows-repeated="31947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correcteurs" table:style-name="ta5" table:print="false">
        <table:table-column table:style-name="co37" table:default-cell-style-name="ce52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52"/>
        <table:table-column table:style-name="co42" table:default-cell-style-name="ce43"/>
        <table:table-column table:style-name="co43" table:default-cell-style-name="ce43"/>
        <table:table-column table:style-name="co44" table:default-cell-style-name="ce43"/>
        <table:table-column table:style-name="co4" table:default-cell-style-name="ce52"/>
        <table:table-column table:style-name="co1" table:number-columns-repeated="247" table:default-cell-style-name="ce43"/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adenjo80</text:p>
          </table:table-cell>
          <table:table-cell table:style-name="ce120" office:value-type="string">
            <text:p>Adenjo</text:p>
          </table:table-cell>
          <table:table-cell table:style-name="ce120" office:value-type="string">
            <text:p>Charrière</text:p>
          </table:table-cell>
          <table:table-cell table:style-name="ce119" office:value-type="float" office:value="38100">
            <text:p>38100</text:p>
          </table:table-cell>
          <table:table-cell table:style-name="ce120" office:value-type="string">
            <text:p>Grenobl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adenjo@esperanto-jeunes.org</text:p>
          </table:table-cell>
          <table:table-cell table:style-name="ce123" office:value-type="date" office:date-value="1980-08-11">
            <text:p>11/08/80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agato</text:p>
          </table:table-cell>
          <table:table-cell table:style-name="ce120" office:value-type="string">
            <text:p>philippe</text:p>
          </table:table-cell>
          <table:table-cell table:style-name="ce120" office:value-type="string">
            <text:p>néau</text:p>
          </table:table-cell>
          <table:table-cell table:style-name="ce119" office:value-type="float" office:value="85100">
            <text:p>85100</text:p>
          </table:table-cell>
          <table:table-cell table:style-name="ce120" office:value-type="string">
            <text:p>les sables d'olonn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alvoko@club-internet.fr</text:p>
          </table:table-cell>
          <table:table-cell table:style-name="ce123" office:value-type="date" office:date-value="1958-04-16">
            <text:p>16/04/58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aktivulo</text:p>
          </table:table-cell>
          <table:table-cell table:style-name="ce120" office:value-type="string">
            <text:p>Cyrille</text:p>
          </table:table-cell>
          <table:table-cell table:style-name="ce120" office:value-type="string">
            <text:p>Poullet</text:p>
          </table:table-cell>
          <table:table-cell table:style-name="ce119" office:value-type="float" office:value="92120">
            <text:p>92120</text:p>
          </table:table-cell>
          <table:table-cell table:style-name="ce120" office:value-type="string">
            <text:p>Montroug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platano@dune2.info</text:p>
          </table:table-cell>
          <table:table-cell table:style-name="ce123" office:value-type="date" office:date-value="1976-08-28">
            <text:p>28/08/7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aleks</text:p>
          </table:table-cell>
          <table:table-cell table:style-name="ce120" office:value-type="string">
            <text:p>Aleks</text:p>
          </table:table-cell>
          <table:table-cell table:style-name="ce120" office:value-type="string">
            <text:p>KADAR</text:p>
          </table:table-cell>
          <table:table-cell table:style-name="ce119" office:value-type="float" office:value="75017">
            <text:p>75017</text:p>
          </table:table-cell>
          <table:table-cell table:style-name="ce120" office:value-type="string">
            <text:p>Pari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aleks@ikso.net</text:p>
          </table:table-cell>
          <table:table-cell table:style-name="ce123" office:value-type="date" office:date-value="1975-10-08">
            <text:p>08/10/75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andreo</text:p>
          </table:table-cell>
          <table:table-cell table:style-name="ce120" office:value-type="string">
            <text:p>Andre</text:p>
          </table:table-cell>
          <table:table-cell table:style-name="ce120" office:value-type="string">
            <text:p>Morio</text:p>
          </table:table-cell>
          <table:table-cell table:style-name="ce119" office:value-type="float" office:value="18000">
            <text:p>18000</text:p>
          </table:table-cell>
          <table:table-cell table:style-name="ce120" office:value-type="string">
            <text:p>Bourge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andre.morio@wanadoo.fr</text:p>
          </table:table-cell>
          <table:table-cell table:style-name="ce123" office:value-type="date" office:date-value="1930-07-06">
            <text:p>06/07/30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number-columns-repeated="2" table:style-name="ce120" office:value-type="string">
            <text:p>aurore</text:p>
          </table:table-cell>
          <table:table-cell table:style-name="ce120" office:value-type="string">
            <text:p>casanova</text:p>
          </table:table-cell>
          <table:table-cell table:style-name="ce119" office:value-type="float" office:value="94440">
            <text:p>94440</text:p>
          </table:table-cell>
          <table:table-cell table:style-name="ce120" office:value-type="string">
            <text:p>villecresne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aurore.casa@wanadoo.fr</text:p>
          </table:table-cell>
          <table:table-cell table:style-name="ce123" office:value-type="date" office:date-value="1933-04-08">
            <text:p>08/04/33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bamb241</text:p>
          </table:table-cell>
          <table:table-cell table:style-name="ce120" office:value-type="string">
            <text:p>BRUNO</text:p>
          </table:table-cell>
          <table:table-cell table:style-name="ce120" office:value-type="string">
            <text:p>SCHMITT</text:p>
          </table:table-cell>
          <table:table-cell table:style-name="ce119" office:value-type="float" office:value="68650">
            <text:p>68650</text:p>
          </table:table-cell>
          <table:table-cell table:style-name="ce120" office:value-type="string">
            <text:p>LAPOUTROI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brunobambois@free.fr</text:p>
          </table:table-cell>
          <table:table-cell table:style-name="ce123" office:value-type="date" office:date-value="1938-09-17">
            <text:p>17/09/38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bartsch</text:p>
          </table:table-cell>
          <table:table-cell table:style-name="ce120" office:value-type="string">
            <text:p>François</text:p>
          </table:table-cell>
          <table:table-cell table:style-name="ce120" office:value-type="string">
            <text:p>Bartsch</text:p>
          </table:table-cell>
          <table:table-cell table:style-name="ce119" office:value-type="float" office:value="38930">
            <text:p>38930</text:p>
          </table:table-cell>
          <table:table-cell table:style-name="ce120" office:value-type="string">
            <text:p>Lalley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fr@bartsch.fr</text:p>
          </table:table-cell>
          <table:table-cell table:style-name="ce123" office:value-type="date" office:date-value="1957-09-03">
            <text:p>03/09/57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ben_korek</text:p>
          </table:table-cell>
          <table:table-cell table:style-name="ce120" office:value-type="string">
            <text:p>benoit</text:p>
          </table:table-cell>
          <table:table-cell table:style-name="ce120" office:value-type="string">
            <text:p>fonty</text:p>
          </table:table-cell>
          <table:table-cell table:style-name="ce119" office:value-type="float" office:value="44000">
            <text:p>44000</text:p>
          </table:table-cell>
          <table:table-cell table:style-name="ce120" office:value-type="string">
            <text:p>Nante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bfonty@netcourrier.com</text:p>
          </table:table-cell>
          <table:table-cell table:style-name="ce123" office:value-type="date" office:date-value="1974-10-29">
            <text:p>29/10/7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Berto</text:p>
          </table:table-cell>
          <table:table-cell table:style-name="ce120" office:value-type="string">
            <text:p>Bert</text:p>
          </table:table-cell>
          <table:table-cell table:style-name="ce120" office:value-type="string">
            <text:p>Schumann</text:p>
          </table:table-cell>
          <table:table-cell table:style-name="ce119" office:value-type="float" office:value="35510">
            <text:p>35510</text:p>
          </table:table-cell>
          <table:table-cell table:style-name="ce120" office:value-type="string">
            <text:p>Cesson-Sévigné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bert.schumann@free.fr</text:p>
          </table:table-cell>
          <table:table-cell table:style-name="ce123" office:value-type="date" office:date-value="1961-02-21">
            <text:p>21/02/6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Caroline</text:p>
          </table:table-cell>
          <table:table-cell table:style-name="ce120" office:value-type="string">
            <text:p>Christine</text:p>
          </table:table-cell>
          <table:table-cell table:style-name="ce120" office:value-type="string">
            <text:p>raiffaud</text:p>
          </table:table-cell>
          <table:table-cell table:style-name="ce119" office:value-type="float" office:value="85150">
            <text:p>85150</text:p>
          </table:table-cell>
          <table:table-cell table:style-name="ce120" office:value-type="string">
            <text:p>Landerond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c.raiffaud@wanadoo.fr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Cecile</text:p>
          </table:table-cell>
          <table:table-cell table:style-name="ce120" office:value-type="string">
            <text:p>Cécile.</text:p>
          </table:table-cell>
          <table:table-cell table:style-name="ce120" office:value-type="string">
            <text:p>CHAMBA</text:p>
          </table:table-cell>
          <table:table-cell table:style-name="ce119" office:value-type="float" office:value="69490">
            <text:p>69490</text:p>
          </table:table-cell>
          <table:table-cell table:style-name="ce120" office:value-type="string">
            <text:p>PONTCHARRA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cecileb.chamba@wanadoo.fr</text:p>
          </table:table-cell>
          <table:table-cell table:style-name="ce123" office:value-type="date" office:date-value="1983-08-18">
            <text:p>18/08/83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CONDEREY</text:p>
          </table:table-cell>
          <table:table-cell table:style-name="ce120" office:value-type="string">
            <text:p>Marie-France</text:p>
          </table:table-cell>
          <table:table-cell table:style-name="ce120" office:value-type="string">
            <text:p>CONDE REY</text:p>
          </table:table-cell>
          <table:table-cell table:style-name="ce119" office:value-type="float" office:value="16000">
            <text:p>16000</text:p>
          </table:table-cell>
          <table:table-cell table:style-name="ce120" office:value-type="string">
            <text:p>ANGOULEM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marie_franceconde_rey@hotmail.com</text:p>
          </table:table-cell>
          <table:table-cell table:style-name="ce123" office:value-type="date" office:date-value="1946-08-06">
            <text:p>06/08/4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cxeesta</text:p>
          </table:table-cell>
          <table:table-cell table:style-name="ce120" office:value-type="string">
            <text:p>présence</text:p>
          </table:table-cell>
          <table:table-cell table:style-name="ce120" office:value-type="string">
            <text:p>bouvier</text:p>
          </table:table-cell>
          <table:table-cell table:style-name="ce119" office:value-type="float" office:value="68200">
            <text:p>68200</text:p>
          </table:table-cell>
          <table:table-cell table:style-name="ce120" office:value-type="string">
            <text:p>mulhous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bpresence@voila.fr</text:p>
          </table:table-cell>
          <table:table-cell table:style-name="ce123" office:value-type="date" office:date-value="1984-02-24">
            <text:p>24/02/8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cyrille</text:p>
          </table:table-cell>
          <table:table-cell table:style-name="ce120" office:value-type="string">
            <text:p>Cyrille</text:p>
          </table:table-cell>
          <table:table-cell table:style-name="ce120" office:value-type="string">
            <text:p>HURSTEL</text:p>
          </table:table-cell>
          <table:table-cell table:style-name="ce119" office:value-type="float" office:value="67210">
            <text:p>67210</text:p>
          </table:table-cell>
          <table:table-cell table:style-name="ce120" office:value-type="string">
            <text:p>Obernai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korektantoch@free.fr</text:p>
          </table:table-cell>
          <table:table-cell table:style-name="ce123" office:value-type="date" office:date-value="1971-11-22">
            <text:p>22/11/7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dan</text:p>
          </table:table-cell>
          <table:table-cell table:style-name="ce120" office:value-type="string">
            <text:p>daniel</text:p>
          </table:table-cell>
          <table:table-cell table:style-name="ce120" office:value-type="string">
            <text:p>biro</text:p>
          </table:table-cell>
          <table:table-cell table:style-name="ce119" office:value-type="float" office:value="21800">
            <text:p>21800</text:p>
          </table:table-cell>
          <table:table-cell table:style-name="ce120" office:value-type="string">
            <text:p>quetigny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daniel.biro-walker@laposte.net</text:p>
          </table:table-cell>
          <table:table-cell table:style-name="ce123" office:value-type="date" office:date-value="1956-04-28">
            <text:p>28/04/5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DavidG</text:p>
          </table:table-cell>
          <table:table-cell table:style-name="ce120" office:value-type="string">
            <text:p>David</text:p>
          </table:table-cell>
          <table:table-cell table:style-name="ce120" office:value-type="string">
            <text:p>Glorieux</text:p>
          </table:table-cell>
          <table:table-cell table:style-name="ce119" office:value-type="float" office:value="74420">
            <text:p>74420</text:p>
          </table:table-cell>
          <table:table-cell table:style-name="ce120" office:value-type="string">
            <text:p>Burdignin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glorieuxd@wanadoo.fr</text:p>
          </table:table-cell>
          <table:table-cell table:style-name="ce123" office:value-type="date" office:date-value="1970-04-12">
            <text:p>12/04/70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diablineto</text:p>
          </table:table-cell>
          <table:table-cell table:style-name="ce120" office:value-type="string">
            <text:p>Estelle</text:p>
          </table:table-cell>
          <table:table-cell table:style-name="ce120" office:value-type="string">
            <text:p>Loiseau</text:p>
          </table:table-cell>
          <table:table-cell table:style-name="ce119" office:value-type="float" office:value="56860">
            <text:p>56860</text:p>
          </table:table-cell>
          <table:table-cell table:style-name="ce120" office:value-type="string">
            <text:p>Séné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birdastel@yahoo.co.uk</text:p>
          </table:table-cell>
          <table:table-cell table:style-name="ce123" office:value-type="date" office:date-value="1981-12-03">
            <text:p>03/12/8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number-columns-repeated="2" table:style-name="ce120" office:value-type="string">
            <text:p>Djémil</text:p>
          </table:table-cell>
          <table:table-cell table:style-name="ce120" office:value-type="string">
            <text:p>KESSOUS</text:p>
          </table:table-cell>
          <table:table-cell table:style-name="ce119" office:value-type="float" office:value="91120">
            <text:p>91120</text:p>
          </table:table-cell>
          <table:table-cell table:style-name="ce120" office:value-type="string">
            <text:p>PALAISEAU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dkessous@club-internet.fr</text:p>
          </table:table-cell>
          <table:table-cell table:style-name="ce123" office:value-type="date" office:date-value="1946-09-27">
            <text:p>27/09/4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dominique</text:p>
          </table:table-cell>
          <table:table-cell table:style-name="ce120" office:value-type="string">
            <text:p>Dominique</text:p>
          </table:table-cell>
          <table:table-cell table:style-name="ce120" office:value-type="string">
            <text:p>Corrieu-Chapotard</text:p>
          </table:table-cell>
          <table:table-cell table:style-name="ce119" office:value-type="float" office:value="76370">
            <text:p>76370</text:p>
          </table:table-cell>
          <table:table-cell table:style-name="ce120" office:value-type="string">
            <text:p>Diepp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dominique.chapotard@cario.fr</text:p>
          </table:table-cell>
          <table:table-cell table:style-name="ce123" office:value-type="date" office:date-value="1965-02-04">
            <text:p>04/02/65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elsiko</text:p>
          </table:table-cell>
          <table:table-cell table:style-name="ce120" office:value-type="string">
            <text:p>Willy</text:p>
          </table:table-cell>
          <table:table-cell table:style-name="ce120" office:value-type="string">
            <text:p>KOKOUVI</text:p>
          </table:table-cell>
          <table:table-cell table:style-name="ce119" office:value-type="float" office:value="94500">
            <text:p>94500</text:p>
          </table:table-cell>
          <table:table-cell table:style-name="ce120" office:value-type="string">
            <text:p>Champigny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willyko80@yahoo.fr</text:p>
          </table:table-cell>
          <table:table-cell table:style-name="ce123" office:value-type="date" office:date-value="1980-01-03">
            <text:p>03/01/80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Enotero</text:p>
          </table:table-cell>
          <table:table-cell table:style-name="ce120" office:value-type="string">
            <text:p>Dominique</text:p>
          </table:table-cell>
          <table:table-cell table:style-name="ce120" office:value-type="string">
            <text:p>Couturier</text:p>
          </table:table-cell>
          <table:table-cell table:style-name="ce119" office:value-type="float" office:value="16460">
            <text:p>16460</text:p>
          </table:table-cell>
          <table:table-cell table:style-name="ce120" office:value-type="string">
            <text:p>Bayer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moimem51@netcourrier.com</text:p>
          </table:table-cell>
          <table:table-cell table:style-name="ce123" office:value-type="date" office:date-value="1971-07-22">
            <text:p>22/07/7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eric_lille_fr</text:p>
          </table:table-cell>
          <table:table-cell table:style-name="ce120" office:value-type="string">
            <text:p>eric</text:p>
          </table:table-cell>
          <table:table-cell table:style-name="ce120" office:value-type="string">
            <text:p>reynaud</text:p>
          </table:table-cell>
          <table:table-cell table:style-name="ce119" office:value-type="float" office:value="59800">
            <text:p>59800</text:p>
          </table:table-cell>
          <table:table-cell table:style-name="ce120" office:value-type="string">
            <text:p>lill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reynaud.pub@wanadoo.fr</text:p>
          </table:table-cell>
          <table:table-cell table:style-name="ce123" office:value-type="date" office:date-value="1968-05-22">
            <text:p>22/05/68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Esperant</text:p>
          </table:table-cell>
          <table:table-cell table:style-name="ce120" office:value-type="string">
            <text:p>Vincent</text:p>
          </table:table-cell>
          <table:table-cell table:style-name="ce120" office:value-type="string">
            <text:p>Charlot</text:p>
          </table:table-cell>
          <table:table-cell table:style-name="ce119" office:value-type="float" office:value="94310">
            <text:p>94310</text:p>
          </table:table-cell>
          <table:table-cell table:style-name="ce120" office:value-type="string">
            <text:p>Orly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esperant@noos.fr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ftschudy</text:p>
          </table:table-cell>
          <table:table-cell table:style-name="ce120" office:value-type="string">
            <text:p>Fabien</text:p>
          </table:table-cell>
          <table:table-cell table:style-name="ce120" office:value-type="string">
            <text:p>TSCHUDY</text:p>
          </table:table-cell>
          <table:table-cell table:style-name="ce119" office:value-type="float" office:value="68700">
            <text:p>68700</text:p>
          </table:table-cell>
          <table:table-cell table:style-name="ce120" office:value-type="string">
            <text:p>Aspach le haut (Alsace)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fab.nectar.d.utopie@wanadoo.fr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geni</text:p>
          </table:table-cell>
          <table:table-cell table:style-name="ce120" office:value-type="string">
            <text:p>eugene</text:p>
          </table:table-cell>
          <table:table-cell table:style-name="ce120" office:value-type="string">
            <text:p>wermelinger</text:p>
          </table:table-cell>
          <table:table-cell table:style-name="ce119" office:value-type="float" office:value="21430">
            <text:p>21430</text:p>
          </table:table-cell>
          <table:table-cell table:style-name="ce120" office:value-type="string">
            <text:p>liernai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eugene.wermelinger@wanadoo.fr</text:p>
          </table:table-cell>
          <table:table-cell table:style-name="ce123" office:value-type="date" office:date-value="1941-12-27">
            <text:p>27/12/4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Gerardo</text:p>
          </table:table-cell>
          <table:table-cell table:style-name="ce120" office:value-type="string">
            <text:p>Gérard</text:p>
          </table:table-cell>
          <table:table-cell table:style-name="ce120" office:value-type="string">
            <text:p>Nancey</text:p>
          </table:table-cell>
          <table:table-cell table:style-name="ce119" office:value-type="float" office:value="3000">
            <text:p>3000</text:p>
          </table:table-cell>
          <table:table-cell table:style-name="ce120" office:value-type="string">
            <text:p>Moulin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g.nancey@free.fr</text:p>
          </table:table-cell>
          <table:table-cell table:style-name="ce123" office:value-type="date" office:date-value="1950-08-31">
            <text:p>31/08/50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Ginette</text:p>
          </table:table-cell>
          <table:table-cell table:style-name="ce120" office:value-type="string">
            <text:p>GINETTE</text:p>
          </table:table-cell>
          <table:table-cell table:style-name="ce120" office:value-type="string">
            <text:p>MARTIN Ginette</text:p>
          </table:table-cell>
          <table:table-cell table:style-name="ce119" office:value-type="float" office:value="88290">
            <text:p>88290</text:p>
          </table:table-cell>
          <table:table-cell table:style-name="ce120" office:value-type="string">
            <text:p>Saulxures sur Moselott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gimavo@wanadoo.fr</text:p>
          </table:table-cell>
          <table:table-cell table:style-name="ce123" office:value-type="date" office:date-value="1938-09-30">
            <text:p>30/09/38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glogez</text:p>
          </table:table-cell>
          <table:table-cell table:style-name="ce120" office:value-type="string">
            <text:p>Godeleine</text:p>
          </table:table-cell>
          <table:table-cell table:style-name="ce120" office:value-type="string">
            <text:p>LOGEZ</text:p>
          </table:table-cell>
          <table:table-cell table:style-name="ce119" office:value-type="float" office:value="73210">
            <text:p>73210</text:p>
          </table:table-cell>
          <table:table-cell table:style-name="ce120" office:value-type="string">
            <text:p>AIM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glogez@club-internet.fr</text:p>
          </table:table-cell>
          <table:table-cell table:style-name="ce123" office:value-type="date" office:date-value="1946-06-21">
            <text:p>21/06/4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GuirecH</text:p>
          </table:table-cell>
          <table:table-cell table:style-name="ce120" office:value-type="string">
            <text:p>Guirec</text:p>
          </table:table-cell>
          <table:table-cell table:style-name="ce120" office:value-type="string">
            <text:p>Halflants</text:p>
          </table:table-cell>
          <table:table-cell table:style-name="ce119"/>
          <table:table-cell table:style-name="ce120" office:value-type="string">
            <text:p>Attert</text:p>
          </table:table-cell>
          <table:table-cell table:style-name="ce120" office:value-type="string">
            <text:p>BE</text:p>
          </table:table-cell>
          <table:table-cell table:style-name="ce120" office:value-type="string">
            <text:p>girek_h@yahoo.fr</text:p>
          </table:table-cell>
          <table:table-cell table:style-name="ce123" office:value-type="date" office:date-value="1962-05-20">
            <text:p>20/05/62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HELIKO</text:p>
          </table:table-cell>
          <table:table-cell table:style-name="ce120" office:value-type="string">
            <text:p>Alain</text:p>
          </table:table-cell>
          <table:table-cell table:style-name="ce120" office:value-type="string">
            <text:p>Droyer</text:p>
          </table:table-cell>
          <table:table-cell table:style-name="ce119" office:value-type="float" office:value="21240">
            <text:p>21240</text:p>
          </table:table-cell>
          <table:table-cell table:style-name="ce120" office:value-type="string">
            <text:p>TALANT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adroyer@free.fr</text:p>
          </table:table-cell>
          <table:table-cell table:style-name="ce123" office:value-type="date" office:date-value="1959-11-10">
            <text:p>10/11/59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number-columns-repeated="2" table:style-name="ce120" office:value-type="string">
            <text:p>henri</text:p>
          </table:table-cell>
          <table:table-cell table:style-name="ce120" office:value-type="string">
            <text:p>deprez</text:p>
          </table:table-cell>
          <table:table-cell table:style-name="ce119" office:value-type="string">
            <text:p>B-1070</text:p>
          </table:table-cell>
          <table:table-cell table:style-name="ce120" office:value-type="string">
            <text:p>Bruxelles</text:p>
          </table:table-cell>
          <table:table-cell table:style-name="ce120" office:value-type="string">
            <text:p>BE</text:p>
          </table:table-cell>
          <table:table-cell table:style-name="ce120" office:value-type="string">
            <text:p>deprez.henri@coditel.net</text:p>
          </table:table-cell>
          <table:table-cell table:style-name="ce123" office:value-type="date" office:date-value="1934-06-16">
            <text:p>16/06/3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number-columns-repeated="2" table:style-name="ce120" office:value-type="string">
            <text:p>Henrri</text:p>
          </table:table-cell>
          <table:table-cell table:style-name="ce120" office:value-type="string">
            <text:p>De Sabates</text:p>
          </table:table-cell>
          <table:table-cell table:style-name="ce119" office:value-type="float" office:value="22000">
            <text:p>22000</text:p>
          </table:table-cell>
          <table:table-cell table:style-name="ce120" office:value-type="string">
            <text:p>Sant-Brieg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serhard@esperanto.org</text:p>
          </table:table-cell>
          <table:table-cell table:style-name="ce123" office:value-type="date" office:date-value="1980-08-28">
            <text:p>28/08/80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humuro</text:p>
          </table:table-cell>
          <table:table-cell table:style-name="ce120" office:value-type="string">
            <text:p>emilo</text:p>
          </table:table-cell>
          <table:table-cell table:style-name="ce120" office:value-type="string">
            <text:p>MAS</text:p>
          </table:table-cell>
          <table:table-cell table:style-name="ce119" office:value-type="float" office:value="47190">
            <text:p>47190</text:p>
          </table:table-cell>
          <table:table-cell table:style-name="ce120" office:value-type="string">
            <text:p>GALAPIAN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espergala@wanadoo.fr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IRRO5531</text:p>
          </table:table-cell>
          <table:table-cell table:style-name="ce120" office:value-type="string">
            <text:p>Jean-Claude</text:p>
          </table:table-cell>
          <table:table-cell table:style-name="ce120" office:value-type="string">
            <text:p>Roy</text:p>
          </table:table-cell>
          <table:table-cell table:style-name="ce119" office:value-type="float" office:value="80480">
            <text:p>80480</text:p>
          </table:table-cell>
          <table:table-cell table:style-name="ce120" office:value-type="string">
            <text:p>SALOUEL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ean-claude.roy6@wanadoo.fr</text:p>
          </table:table-cell>
          <table:table-cell table:style-name="ce123" office:value-type="date" office:date-value="1955-09-15">
            <text:p>15/09/55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ackie.huberdeau</text:p>
          </table:table-cell>
          <table:table-cell table:style-name="ce120" office:value-type="string">
            <text:p>Jackie</text:p>
          </table:table-cell>
          <table:table-cell table:style-name="ce120" office:value-type="string">
            <text:p>HUBERDEAU</text:p>
          </table:table-cell>
          <table:table-cell table:style-name="ce119" office:value-type="float" office:value="72100">
            <text:p>72100</text:p>
          </table:table-cell>
          <table:table-cell table:style-name="ce120" office:value-type="string">
            <text:p>LE MAN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ackie.huberdeau@free.fr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acobsen</text:p>
          </table:table-cell>
          <table:table-cell table:style-name="ce120" office:value-type="string">
            <text:p>Jesper</text:p>
          </table:table-cell>
          <table:table-cell table:style-name="ce120" office:value-type="string">
            <text:p>Jacobsen</text:p>
          </table:table-cell>
          <table:table-cell table:style-name="ce119" office:value-type="float" office:value="92340">
            <text:p>92340</text:p>
          </table:table-cell>
          <table:table-cell table:style-name="ce120" office:value-type="string">
            <text:p>Bourg la Rein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acobsen@ipno.in2p3.fr</text:p>
          </table:table-cell>
          <table:table-cell table:style-name="ce123" office:value-type="date" office:date-value="1971-09-23">
            <text:p>23/09/7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aef</text:p>
          </table:table-cell>
          <table:table-cell table:style-name="ce120" office:value-type="string">
            <text:p>Jacques</text:p>
          </table:table-cell>
          <table:table-cell table:style-name="ce120" office:value-type="string">
            <text:p>FERROUL</text:p>
          </table:table-cell>
          <table:table-cell table:style-name="ce119" office:value-type="float" office:value="13010">
            <text:p>13010</text:p>
          </table:table-cell>
          <table:table-cell table:style-name="ce120" office:value-type="string">
            <text:p>MARSEILL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korektu@voila.fr</text:p>
          </table:table-cell>
          <table:table-cell table:style-name="ce123" office:value-type="date" office:date-value="1948-09-11">
            <text:p>11/09/48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number-columns-repeated="2" table:style-name="ce120" office:value-type="string">
            <text:p>Jean</text:p>
          </table:table-cell>
          <table:table-cell table:style-name="ce120" office:value-type="string">
            <text:p>Ripoche</text:p>
          </table:table-cell>
          <table:table-cell table:style-name="ce119" office:value-type="float" office:value="72230">
            <text:p>72230</text:p>
          </table:table-cell>
          <table:table-cell table:style-name="ce120" office:value-type="string">
            <text:p>ARNAG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eanRipoche@wanadoo.fr</text:p>
          </table:table-cell>
          <table:table-cell table:style-name="ce123" office:value-type="date" office:date-value="1940-05-10">
            <text:p>10/05/40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ean-marc</text:p>
          </table:table-cell>
          <table:table-cell table:style-name="ce120" office:value-type="string">
            <text:p>Jean-Marc</text:p>
          </table:table-cell>
          <table:table-cell table:style-name="ce120" office:value-type="string">
            <text:p>Fratard-Baudour</text:p>
          </table:table-cell>
          <table:table-cell table:style-name="ce119" office:value-type="float" office:value="59494">
            <text:p>59494</text:p>
          </table:table-cell>
          <table:table-cell table:style-name="ce120" office:value-type="string">
            <text:p>Aubry-du-Hainaut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ojem.frat@wanadoo.fr</text:p>
          </table:table-cell>
          <table:table-cell table:style-name="ce123" office:value-type="date" office:date-value="1942-05-25">
            <text:p>25/05/42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number-columns-repeated="2" table:style-name="ce120" office:value-type="string">
            <text:p>jeanpaul</text:p>
          </table:table-cell>
          <table:table-cell table:style-name="ce120" office:value-type="string">
            <text:p>tonnieau</text:p>
          </table:table-cell>
          <table:table-cell table:style-name="ce119" office:value-type="float" office:value="45140">
            <text:p>45140</text:p>
          </table:table-cell>
          <table:table-cell table:style-name="ce120" office:value-type="string">
            <text:p>orme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ptonnieau@groupeazur.fr</text:p>
          </table:table-cell>
          <table:table-cell table:style-name="ce123" office:value-type="date" office:date-value="1956-05-13">
            <text:p>13/05/5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erome</text:p>
          </table:table-cell>
          <table:table-cell table:style-name="ce120" office:value-type="string">
            <text:p>jerome</text:p>
          </table:table-cell>
          <table:table-cell table:style-name="ce120" office:value-type="string">
            <text:p>charbonnel</text:p>
          </table:table-cell>
          <table:table-cell table:style-name="ce119" office:value-type="float" office:value="72540">
            <text:p>72540</text:p>
          </table:table-cell>
          <table:table-cell table:style-name="ce120" office:value-type="string">
            <text:p>amne (le Mans)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erome.charbonnel@libertysurf.fr</text:p>
          </table:table-cell>
          <table:table-cell table:style-name="ce123" office:value-type="date" office:date-value="1971-02-02">
            <text:p>02/02/7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hojho</text:p>
          </table:table-cell>
          <table:table-cell table:style-name="ce120" office:value-type="string">
            <text:p>Joseph</text:p>
          </table:table-cell>
          <table:table-cell table:style-name="ce120" office:value-type="string">
            <text:p>Allard</text:p>
          </table:table-cell>
          <table:table-cell table:style-name="ce119" office:value-type="float" office:value="59520">
            <text:p>59520</text:p>
          </table:table-cell>
          <table:table-cell table:style-name="ce120" office:value-type="string">
            <text:p>Marquette-lez-Lill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allardjoe@yahoo.fr</text:p>
          </table:table-cell>
          <table:table-cell table:style-name="ce123" office:value-type="date" office:date-value="1980-09-04">
            <text:p>04/09/80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jo</text:p>
          </table:table-cell>
          <table:table-cell table:style-name="ce120" office:value-type="string">
            <text:p>Jo</text:p>
          </table:table-cell>
          <table:table-cell table:style-name="ce120" office:value-type="string">
            <text:p>Graire</text:p>
          </table:table-cell>
          <table:table-cell table:style-name="ce119" office:value-type="float" office:value="80560">
            <text:p>80560</text:p>
          </table:table-cell>
          <table:table-cell table:style-name="ce120" office:value-type="string">
            <text:p>Bayencourt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iris_0401@yahoo.fr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obo</text:p>
          </table:table-cell>
          <table:table-cell table:style-name="ce120" office:value-type="string">
            <text:p>Jacques</text:p>
          </table:table-cell>
          <table:table-cell table:style-name="ce120" office:value-type="string">
            <text:p>Baratié</text:p>
          </table:table-cell>
          <table:table-cell table:style-name="ce119" office:value-type="float" office:value="72000">
            <text:p>72000</text:p>
          </table:table-cell>
          <table:table-cell table:style-name="ce120" office:value-type="string">
            <text:p>LE MAN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acques.baratie@wanadoo.fr</text:p>
          </table:table-cell>
          <table:table-cell table:style-name="ce123" office:value-type="date" office:date-value="1968-06-19">
            <text:p>19/06/68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ocrisse</text:p>
          </table:table-cell>
          <table:table-cell table:style-name="ce120" office:value-type="string">
            <text:p>Christophe</text:p>
          </table:table-cell>
          <table:table-cell table:style-name="ce120" office:value-type="string">
            <text:p>MARTIN</text:p>
          </table:table-cell>
          <table:table-cell table:style-name="ce119" office:value-type="float" office:value="45530">
            <text:p>45530</text:p>
          </table:table-cell>
          <table:table-cell table:style-name="ce120" office:value-type="string">
            <text:p>VITRY-AUX-LOGE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adaureve@free.fr</text:p>
          </table:table-cell>
          <table:table-cell table:style-name="ce123" office:value-type="date" office:date-value="1964-06-23">
            <text:p>23/06/6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oel_H</text:p>
          </table:table-cell>
          <table:table-cell table:style-name="ce120" office:value-type="string">
            <text:p>Joël</text:p>
          </table:table-cell>
          <table:table-cell table:style-name="ce120" office:value-type="string">
            <text:p>Hannoyer</text:p>
          </table:table-cell>
          <table:table-cell table:style-name="ce119" office:value-type="float" office:value="76130">
            <text:p>76130</text:p>
          </table:table-cell>
          <table:table-cell table:style-name="ce120" office:value-type="string">
            <text:p>Mont-Saint-Aignan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oel.hannoyer@laposte.net</text:p>
          </table:table-cell>
          <table:table-cell table:style-name="ce123" office:value-type="date" office:date-value="1954-03-10">
            <text:p>10/03/5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OLY</text:p>
          </table:table-cell>
          <table:table-cell table:style-name="ce120" office:value-type="string">
            <text:p>Patrice</text:p>
          </table:table-cell>
          <table:table-cell table:style-name="ce120" office:value-type="string">
            <text:p>JOLY</text:p>
          </table:table-cell>
          <table:table-cell table:style-name="ce119" office:value-type="float" office:value="85000">
            <text:p>85000</text:p>
          </table:table-cell>
          <table:table-cell table:style-name="ce120" office:value-type="string">
            <text:p>LA ROCHE SUR YON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patrice.joly@wanadoo.fr</text:p>
          </table:table-cell>
          <table:table-cell table:style-name="ce123" office:value-type="date" office:date-value="1959-02-14">
            <text:p>14/02/59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omo</text:p>
          </table:table-cell>
          <table:table-cell table:style-name="ce120" office:value-type="string">
            <text:p>Jean-Michel</text:p>
          </table:table-cell>
          <table:table-cell table:style-name="ce120" office:value-type="string">
            <text:p>DECHAUME</text:p>
          </table:table-cell>
          <table:table-cell table:style-name="ce119" office:value-type="float" office:value="59100">
            <text:p>59100</text:p>
          </table:table-cell>
          <table:table-cell table:style-name="ce120" office:value-type="string">
            <text:p>Roubaix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mdechaume@tele2.fr</text:p>
          </table:table-cell>
          <table:table-cell table:style-name="ce123" office:value-type="date" office:date-value="1944-03-07">
            <text:p>07/03/4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josette</text:p>
          </table:table-cell>
          <table:table-cell table:style-name="ce120" office:value-type="string">
            <text:p>Josette</text:p>
          </table:table-cell>
          <table:table-cell table:style-name="ce120" office:value-type="string">
            <text:p>Ducloyer</text:p>
          </table:table-cell>
          <table:table-cell table:style-name="ce119" office:value-type="float" office:value="35750">
            <text:p>35750</text:p>
          </table:table-cell>
          <table:table-cell table:style-name="ce120" office:value-type="string">
            <text:p>Iffendic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pducloy@club-internet.fr</text:p>
          </table:table-cell>
          <table:table-cell table:style-name="ce123" office:value-type="date" office:date-value="1946-06-09">
            <text:p>09/06/4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Jys</text:p>
          </table:table-cell>
          <table:table-cell table:style-name="ce120" office:value-type="string">
            <text:p>Jean-Yves</text:p>
          </table:table-cell>
          <table:table-cell table:style-name="ce120" office:value-type="string">
            <text:p>SANTERRE</text:p>
          </table:table-cell>
          <table:table-cell table:style-name="ce119" office:value-type="float" office:value="44410">
            <text:p>44410</text:p>
          </table:table-cell>
          <table:table-cell table:style-name="ce120" office:value-type="string">
            <text:p>HERBIGNAC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jys.mys@club-internet.fr</text:p>
          </table:table-cell>
          <table:table-cell table:style-name="ce123" office:value-type="date" office:date-value="1946-11-09">
            <text:p>09/11/4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kacujo</text:p>
          </table:table-cell>
          <table:table-cell table:style-name="ce120" office:value-type="string">
            <text:p>vanessa</text:p>
          </table:table-cell>
          <table:table-cell table:style-name="ce120" office:value-type="string">
            <text:p>van <text:s/>ed velde</text:p>
          </table:table-cell>
          <table:table-cell table:style-name="ce119" office:value-type="float" office:value="2020">
            <text:p>2020</text:p>
          </table:table-cell>
          <table:table-cell table:style-name="ce120" office:value-type="string">
            <text:p>antwerpen</text:p>
          </table:table-cell>
          <table:table-cell table:style-name="ce120" office:value-type="string">
            <text:p>BE</text:p>
          </table:table-cell>
          <table:table-cell table:style-name="ce120" office:value-type="string">
            <text:p>kacujo@yahoo.fr</text:p>
          </table:table-cell>
          <table:table-cell table:style-name="ce123" office:value-type="date" office:date-value="1977-03-26">
            <text:p>26/03/77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kastelo</text:p>
          </table:table-cell>
          <table:table-cell table:style-name="ce120" office:value-type="string">
            <text:p>André</text:p>
          </table:table-cell>
          <table:table-cell table:style-name="ce120" office:value-type="string">
            <text:p>Bourdet</text:p>
          </table:table-cell>
          <table:table-cell table:style-name="ce119" office:value-type="float" office:value="87600">
            <text:p>87600</text:p>
          </table:table-cell>
          <table:table-cell table:style-name="ce120" office:value-type="string">
            <text:p>Rochechouart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bourdet.andre@wanadoo.fr</text:p>
          </table:table-cell>
          <table:table-cell table:style-name="ce123" office:value-type="date" office:date-value="1948-03-28">
            <text:p>28/03/48</text:p>
          </table:table-cell>
          <table:table-cell table:number-columns-repeated="247"/>
        </table:table-row>
        <table:table-row table:style-name="ro7">
          <table:table-cell table:style-name="ce119"/>
          <table:table-cell table:style-name="ce120" office:value-type="string">
            <text:p>kenpatron</text:p>
          </table:table-cell>
          <table:table-cell table:style-name="ce120" office:value-type="string">
            <text:p>Kvanto</text:p>
          </table:table-cell>
          <table:table-cell table:style-name="ce120" office:value-type="string">
            <text:p>Lhoest</text:p>
          </table:table-cell>
          <table:table-cell table:style-name="ce119" office:value-type="float" office:value="4032">
            <text:p>4032</text:p>
          </table:table-cell>
          <table:table-cell table:style-name="ce120" office:value-type="string">
            <text:p>Liège</text:p>
          </table:table-cell>
          <table:table-cell table:style-name="ce120" office:value-type="string">
            <text:p>BE</text:p>
          </table:table-cell>
          <table:table-cell table:style-name="ce120" office:value-type="string">
            <text:p>kenpatron@hotmail.com</text:p>
          </table:table-cell>
          <table:table-cell table:style-name="ce123" office:value-type="date" office:date-value="1985-01-12">
            <text:p>12/01/85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kialne</text:p>
          </table:table-cell>
          <table:table-cell table:style-name="ce120" office:value-type="string">
            <text:p>René</text:p>
          </table:table-cell>
          <table:table-cell table:style-name="ce120" office:value-type="string">
            <text:p>Ballaguy</text:p>
          </table:table-cell>
          <table:table-cell table:style-name="ce119" office:value-type="float" office:value="95000">
            <text:p>95000</text:p>
          </table:table-cell>
          <table:table-cell table:style-name="ce120" office:value-type="string">
            <text:p>Boisemont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esperanto.95@wanadoo.fr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kokino</text:p>
          </table:table-cell>
          <table:table-cell table:style-name="ce120" office:value-type="string">
            <text:p>Françoise</text:p>
          </table:table-cell>
          <table:table-cell table:style-name="ce120" office:value-type="string">
            <text:p>Pellegrin</text:p>
          </table:table-cell>
          <table:table-cell table:style-name="ce119" office:value-type="float" office:value="1640">
            <text:p>1640</text:p>
          </table:table-cell>
          <table:table-cell table:style-name="ce120" office:value-type="string">
            <text:p>Rhode-st-Genèse</text:p>
          </table:table-cell>
          <table:table-cell table:style-name="ce120" office:value-type="string">
            <text:p>BE</text:p>
          </table:table-cell>
          <table:table-cell table:style-name="ce120" office:value-type="string">
            <text:p>patrick.pellegrin@skynet.be</text:p>
          </table:table-cell>
          <table:table-cell table:style-name="ce123" office:value-type="date" office:date-value="1953-08-08">
            <text:p>08/08/53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komla</text:p>
          </table:table-cell>
          <table:table-cell table:style-name="ce120" office:value-type="string">
            <text:p>Komla</text:p>
          </table:table-cell>
          <table:table-cell table:style-name="ce120" office:value-type="string">
            <text:p>Adissou</text:p>
          </table:table-cell>
          <table:table-cell table:style-name="ce119"/>
          <table:table-cell table:style-name="ce120" office:value-type="string">
            <text:p>Lomé</text:p>
          </table:table-cell>
          <table:table-cell table:style-name="ce120" office:value-type="string">
            <text:p>TG</text:p>
          </table:table-cell>
          <table:table-cell table:style-name="ce120" office:value-type="string">
            <text:p>k_adissou@yahoo.fr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kortep</text:p>
          </table:table-cell>
          <table:table-cell table:style-name="ce120" office:value-type="string">
            <text:p>Pierre</text:p>
          </table:table-cell>
          <table:table-cell table:style-name="ce120" office:value-type="string">
            <text:p>Cardona</text:p>
          </table:table-cell>
          <table:table-cell table:style-name="ce119" office:value-type="float" office:value="22330">
            <text:p>22330</text:p>
          </table:table-cell>
          <table:table-cell table:style-name="ce120" office:value-type="string">
            <text:p>Le Gouray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kortep@club-internet.fr</text:p>
          </table:table-cell>
          <table:table-cell table:style-name="ce123" office:value-type="date" office:date-value="1949-01-18">
            <text:p>18/01/49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kristof</text:p>
          </table:table-cell>
          <table:table-cell table:style-name="ce120" office:value-type="string">
            <text:p>christophe</text:p>
          </table:table-cell>
          <table:table-cell table:style-name="ce120" office:value-type="string">
            <text:p>chazarein</text:p>
          </table:table-cell>
          <table:table-cell table:style-name="ce119" office:value-type="float" office:value="82000">
            <text:p>82000</text:p>
          </table:table-cell>
          <table:table-cell table:style-name="ce120" office:value-type="string">
            <text:p>Montauban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ch.chazarein@laposte.net</text:p>
          </table:table-cell>
          <table:table-cell table:style-name="ce123" office:value-type="date" office:date-value="1979-09-22">
            <text:p>22/09/79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LA FRENEZA GRAVURISTO</text:p>
          </table:table-cell>
          <table:table-cell table:style-name="ce120" office:value-type="string">
            <text:p>STEPHANE</text:p>
          </table:table-cell>
          <table:table-cell table:style-name="ce120" office:value-type="string">
            <text:p>ROBERT</text:p>
          </table:table-cell>
          <table:table-cell table:style-name="ce119" office:value-type="float" office:value="85580">
            <text:p>85580</text:p>
          </table:table-cell>
          <table:table-cell table:style-name="ce120" office:value-type="string">
            <text:p>SAINT MICHEL EN L\'HERM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grs@grs-gravure.com</text:p>
          </table:table-cell>
          <table:table-cell table:style-name="ce123" office:value-type="date" office:date-value="1964-12-30">
            <text:p>30/12/6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Lanyana</text:p>
          </table:table-cell>
          <table:table-cell table:style-name="ce120" office:value-type="string">
            <text:p>Anais</text:p>
          </table:table-cell>
          <table:table-cell table:style-name="ce120" office:value-type="string">
            <text:p>Escriba</text:p>
          </table:table-cell>
          <table:table-cell table:style-name="ce119" office:value-type="float" office:value="84800">
            <text:p>84800</text:p>
          </table:table-cell>
          <table:table-cell table:style-name="ce120" office:value-type="string">
            <text:p>Isle sur la Sorgu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lanyana@cegetel.net</text:p>
          </table:table-cell>
          <table:table-cell table:style-name="ce123" office:value-type="date" office:date-value="1987-08-07">
            <text:p>07/08/87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laurent</text:p>
          </table:table-cell>
          <table:table-cell table:style-name="ce120" office:value-type="string">
            <text:p>Laurent</text:p>
          </table:table-cell>
          <table:table-cell table:style-name="ce120" office:value-type="string">
            <text:p>VIGNAUD</text:p>
          </table:table-cell>
          <table:table-cell table:style-name="ce119" office:value-type="float" office:value="49100">
            <text:p>49100</text:p>
          </table:table-cell>
          <table:table-cell table:style-name="ce120" office:value-type="string">
            <text:p>ANGER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Laurent.Vignaud@wanadoo.fr</text:p>
          </table:table-cell>
          <table:table-cell table:style-name="ce123" office:value-type="date" office:date-value="1968-01-22">
            <text:p>22/01/68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lb</text:p>
          </table:table-cell>
          <table:table-cell table:style-name="ce120" office:value-type="string">
            <text:p>Laurent</text:p>
          </table:table-cell>
          <table:table-cell table:style-name="ce120" office:value-type="string">
            <text:p>Burgbacher</text:p>
          </table:table-cell>
          <table:table-cell table:style-name="ce119" office:value-type="float" office:value="1007">
            <text:p>1007</text:p>
          </table:table-cell>
          <table:table-cell table:style-name="ce120" office:value-type="string">
            <text:p>Lausanne</text:p>
          </table:table-cell>
          <table:table-cell table:style-name="ce120" office:value-type="string">
            <text:p>CH</text:p>
          </table:table-cell>
          <table:table-cell table:style-name="ce120" office:value-type="string">
            <text:p>lb@alawa.ch</text:p>
          </table:table-cell>
          <table:table-cell table:style-name="ce123" office:value-type="date" office:date-value="1976-01-26">
            <text:p>26/01/7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Levina</text:p>
          </table:table-cell>
          <table:table-cell table:style-name="ce120" office:value-type="string">
            <text:p>Ludivine</text:p>
          </table:table-cell>
          <table:table-cell table:style-name="ce120" office:value-type="string">
            <text:p>Delnatte</text:p>
          </table:table-cell>
          <table:table-cell table:style-name="ce119" office:value-type="float" office:value="75015">
            <text:p>75015</text:p>
          </table:table-cell>
          <table:table-cell table:style-name="ce120" office:value-type="string">
            <text:p>Pari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Levina@gmx.de</text:p>
          </table:table-cell>
          <table:table-cell table:style-name="ce123" office:value-type="date" office:date-value="1977-06-15">
            <text:p>15/06/77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lima</text:p>
          </table:table-cell>
          <table:table-cell table:style-name="ce120" office:value-type="string">
            <text:p>maggy</text:p>
          </table:table-cell>
          <table:table-cell table:style-name="ce120" office:value-type="string">
            <text:p>libouton</text:p>
          </table:table-cell>
          <table:table-cell table:style-name="ce119" office:value-type="string">
            <text:p>B4432</text:p>
          </table:table-cell>
          <table:table-cell table:style-name="ce120" office:value-type="string">
            <text:p>alleur</text:p>
          </table:table-cell>
          <table:table-cell table:style-name="ce120" office:value-type="string">
            <text:p>BE</text:p>
          </table:table-cell>
          <table:table-cell table:style-name="ce120" office:value-type="string">
            <text:p>marli@tiscali.be</text:p>
          </table:table-cell>
          <table:table-cell table:style-name="ce123" office:value-type="date" office:date-value="1944-09-17">
            <text:p>17/09/4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Limougeaud</text:p>
          </table:table-cell>
          <table:table-cell table:style-name="ce120" office:value-type="string">
            <text:p>Raymond</text:p>
          </table:table-cell>
          <table:table-cell table:style-name="ce120" office:value-type="string">
            <text:p>GUEGUEN</text:p>
          </table:table-cell>
          <table:table-cell table:style-name="ce119" office:value-type="float" office:value="87000">
            <text:p>87000</text:p>
          </table:table-cell>
          <table:table-cell table:style-name="ce120" office:value-type="string">
            <text:p>LIMOGE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raymond.gueguen@wanadoo.fr</text:p>
          </table:table-cell>
          <table:table-cell table:style-name="ce123" office:value-type="date" office:date-value="1936-02-22">
            <text:p>22/02/3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lisa.bannier</text:p>
          </table:table-cell>
          <table:table-cell table:style-name="ce120" office:value-type="string">
            <text:p>Lisa</text:p>
          </table:table-cell>
          <table:table-cell table:style-name="ce120" office:value-type="string">
            <text:p>Bannier</text:p>
          </table:table-cell>
          <table:table-cell table:style-name="ce119" office:value-type="float" office:value="92340">
            <text:p>92340</text:p>
          </table:table-cell>
          <table:table-cell table:style-name="ce120" office:value-type="string">
            <text:p>Bourg la rein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bannier@lfb.fr</text:p>
          </table:table-cell>
          <table:table-cell table:style-name="ce123" office:value-type="date" office:date-value="1974-07-05">
            <text:p>05/07/7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number-columns-repeated="2" table:style-name="ce120" office:value-type="string">
            <text:p>Luc</text:p>
          </table:table-cell>
          <table:table-cell table:style-name="ce120" office:value-type="string">
            <text:p>Gouverneur</text:p>
          </table:table-cell>
          <table:table-cell table:style-name="ce119" office:value-type="float" office:value="44000">
            <text:p>44000</text:p>
          </table:table-cell>
          <table:table-cell table:style-name="ce120" office:value-type="string">
            <text:p>Nante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lgouverneu@aol.com</text:p>
          </table:table-cell>
          <table:table-cell table:style-name="ce123" office:value-type="date" office:date-value="1953-06-06">
            <text:p>06/06/53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lvh</text:p>
          </table:table-cell>
          <table:table-cell table:style-name="ce120" office:value-type="string">
            <text:p>Beatrice</text:p>
          </table:table-cell>
          <table:table-cell table:style-name="ce120" office:value-type="string">
            <text:p>Allée</text:p>
          </table:table-cell>
          <table:table-cell table:style-name="ce119" office:value-type="float" office:value="22980">
            <text:p>22980</text:p>
          </table:table-cell>
          <table:table-cell table:style-name="ce120" office:value-type="string">
            <text:p>Plélan-le-Petit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la.ville.heleuc@wanadoo.fr</text:p>
          </table:table-cell>
          <table:table-cell table:style-name="ce123" office:value-type="date" office:date-value="1953-08-09">
            <text:p>09/08/53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Maljuna Kris</text:p>
          </table:table-cell>
          <table:table-cell table:style-name="ce120" office:value-type="string">
            <text:p>Christian</text:p>
          </table:table-cell>
          <table:table-cell table:style-name="ce120" office:value-type="string">
            <text:p>DEPARTE</text:p>
          </table:table-cell>
          <table:table-cell table:style-name="ce119" office:value-type="float" office:value="29550">
            <text:p>29550</text:p>
          </table:table-cell>
          <table:table-cell table:style-name="ce120" office:value-type="string">
            <text:p>PLOMODIERN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cdeparte@ac-rennes.fr</text:p>
          </table:table-cell>
          <table:table-cell table:style-name="ce123" office:value-type="date" office:date-value="1951-10-06">
            <text:p>06/10/51</text:p>
          </table:table-cell>
          <table:table-cell table:number-columns-repeated="247"/>
        </table:table-row>
        <table:table-row table:style-name="ro7">
          <table:table-cell table:style-name="ce119"/>
          <table:table-cell table:style-name="ce120" office:value-type="string">
            <text:p>manjo</text:p>
          </table:table-cell>
          <table:table-cell table:style-name="ce120" table:number-columns-repeated="2"/>
          <table:table-cell table:style-name="ce119"/>
          <table:table-cell table:style-name="ce120"/>
          <table:table-cell table:style-name="ce120" office:value-type="string">
            <text:p>FR</text:p>
          </table:table-cell>
          <table:table-cell table:style-name="ce120" office:value-type="string">
            <text:p>manjo.clopeau@wanadoo.fr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manu</text:p>
          </table:table-cell>
          <table:table-cell table:style-name="ce120" office:value-type="string">
            <text:p>Emmanuel</text:p>
          </table:table-cell>
          <table:table-cell table:style-name="ce120" office:value-type="string">
            <text:p>Debanne</text:p>
          </table:table-cell>
          <table:table-cell table:style-name="ce119" office:value-type="float" office:value="75012">
            <text:p>75012</text:p>
          </table:table-cell>
          <table:table-cell table:style-name="ce120" office:value-type="string">
            <text:p>Pari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emmanuel.debanne@free.fr</text:p>
          </table:table-cell>
          <table:table-cell table:style-name="ce123" office:value-type="date" office:date-value="1977-06-24">
            <text:p>24/06/77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number-columns-repeated="2" table:style-name="ce120" office:value-type="string">
            <text:p>Manuel</text:p>
          </table:table-cell>
          <table:table-cell table:style-name="ce120" office:value-type="string">
            <text:p>Neri</text:p>
          </table:table-cell>
          <table:table-cell table:style-name="ce119" office:value-type="float" office:value="1762">
            <text:p>1762</text:p>
          </table:table-cell>
          <table:table-cell table:style-name="ce120" office:value-type="string">
            <text:p>Givisiez</text:p>
          </table:table-cell>
          <table:table-cell table:style-name="ce120" office:value-type="string">
            <text:p>CH</text:p>
          </table:table-cell>
          <table:table-cell table:style-name="ce120" office:value-type="string">
            <text:p>manuel.neri@tiscali.fr</text:p>
          </table:table-cell>
          <table:table-cell table:style-name="ce123" office:value-type="date" office:date-value="1979-07-27">
            <text:p>27/07/79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number-columns-repeated="2" table:style-name="ce120" office:value-type="string">
            <text:p>Marc</text:p>
          </table:table-cell>
          <table:table-cell table:style-name="ce120" office:value-type="string">
            <text:p>Noulin</text:p>
          </table:table-cell>
          <table:table-cell table:style-name="ce119" office:value-type="float" office:value="41360">
            <text:p>41360</text:p>
          </table:table-cell>
          <table:table-cell table:style-name="ce120" office:value-type="string">
            <text:p>Lunay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m_noulin@club-internet.fr</text:p>
          </table:table-cell>
          <table:table-cell table:style-name="ce123" office:value-type="date" office:date-value="1931-02-12">
            <text:p>12/02/3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marmoton</text:p>
          </table:table-cell>
          <table:table-cell table:style-name="ce120" office:value-type="string">
            <text:p>DELPHINE</text:p>
          </table:table-cell>
          <table:table-cell table:style-name="ce120" office:value-type="string">
            <text:p>DUBUS</text:p>
          </table:table-cell>
          <table:table-cell table:style-name="ce119" office:value-type="string">
            <text:p>Mi-483</text:p>
          </table:table-cell>
          <table:table-cell table:style-name="ce120" office:value-type="string">
            <text:p>Rochester</text:p>
          </table:table-cell>
          <table:table-cell table:style-name="ce120" office:value-type="string">
            <text:p>US</text:p>
          </table:table-cell>
          <table:table-cell table:style-name="ce120" office:value-type="string">
            <text:p>marmoton@laposte.net</text:p>
          </table:table-cell>
          <table:table-cell table:style-name="ce123" office:value-type="date" office:date-value="1970-08-06">
            <text:p>06/08/70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max-claude</text:p>
          </table:table-cell>
          <table:table-cell table:style-name="ce120" office:value-type="string">
            <text:p>Max</text:p>
          </table:table-cell>
          <table:table-cell table:style-name="ce120" office:value-type="string">
            <text:p>CLAUDE</text:p>
          </table:table-cell>
          <table:table-cell table:style-name="ce119" office:value-type="float" office:value="84200">
            <text:p>84200</text:p>
          </table:table-cell>
          <table:table-cell table:style-name="ce120" office:value-type="string">
            <text:p>Carpentra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claude@max-claude.com</text:p>
          </table:table-cell>
          <table:table-cell table:style-name="ce123" office:value-type="date" office:date-value="1944-10-30">
            <text:p>30/10/4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mifon</text:p>
          </table:table-cell>
          <table:table-cell table:style-name="ce120" office:value-type="string">
            <text:p>Michel</text:p>
          </table:table-cell>
          <table:table-cell table:style-name="ce120" office:value-type="string">
            <text:p>Fontaine</text:p>
          </table:table-cell>
          <table:table-cell table:style-name="ce119" office:value-type="float" office:value="1250">
            <text:p>1250</text:p>
          </table:table-cell>
          <table:table-cell table:style-name="ce120" office:value-type="string">
            <text:p>Saint Just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michel.fontaine13@wanadoo.fr</text:p>
          </table:table-cell>
          <table:table-cell table:style-name="ce123" office:value-type="date" office:date-value="1941-02-14">
            <text:p>14/02/4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number-columns-repeated="2" table:style-name="ce120" office:value-type="string">
            <text:p>monique</text:p>
          </table:table-cell>
          <table:table-cell table:style-name="ce120" office:value-type="string">
            <text:p>rouyre</text:p>
          </table:table-cell>
          <table:table-cell table:style-name="ce119" office:value-type="float" office:value="93400">
            <text:p>93400</text:p>
          </table:table-cell>
          <table:table-cell table:style-name="ce120" office:value-type="string">
            <text:p>saint ouen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mrouyre@mageos.com</text:p>
          </table:table-cell>
          <table:table-cell table:style-name="ce123" office:value-type="date" office:date-value="2034-09-12">
            <text:p>12/09/3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mosquito</text:p>
          </table:table-cell>
          <table:table-cell table:style-name="ce120" office:value-type="string">
            <text:p>Nicolas</text:p>
          </table:table-cell>
          <table:table-cell table:style-name="ce120" office:value-type="string">
            <text:p>VIENNEY</text:p>
          </table:table-cell>
          <table:table-cell table:style-name="ce119" office:value-type="float" office:value="70230">
            <text:p>70230</text:p>
          </table:table-cell>
          <table:table-cell table:style-name="ce120" office:value-type="string">
            <text:p>DAMPIERRE/LINOTT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nicolas.vienney@wanadoo.fr</text:p>
          </table:table-cell>
          <table:table-cell table:style-name="ce123" office:value-type="date" office:date-value="1991-08-03">
            <text:p>03/08/9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mslagmu</text:p>
          </table:table-cell>
          <table:table-cell table:style-name="ce120" office:value-type="string">
            <text:p>Michel</text:p>
          </table:table-cell>
          <table:table-cell table:style-name="ce120" office:value-type="string">
            <text:p>SLAGMULDER</text:p>
          </table:table-cell>
          <table:table-cell table:style-name="ce119" office:value-type="float" office:value="78210">
            <text:p>78210</text:p>
          </table:table-cell>
          <table:table-cell table:style-name="ce120"/>
          <table:table-cell table:style-name="ce120" office:value-type="string">
            <text:p>FR</text:p>
          </table:table-cell>
          <table:table-cell table:style-name="ce120" office:value-type="string">
            <text:p>mslagmu@yahoo.fr</text:p>
          </table:table-cell>
          <table:table-cell table:style-name="ce123" office:value-type="date" office:date-value="1968-01-11">
            <text:p>11/01/68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OnkloKristof</text:p>
          </table:table-cell>
          <table:table-cell table:style-name="ce120" office:value-type="string">
            <text:p>Christophe</text:p>
          </table:table-cell>
          <table:table-cell table:style-name="ce120" office:value-type="string">
            <text:p>DESPORTES-GUILLOUX</text:p>
          </table:table-cell>
          <table:table-cell table:style-name="ce119" office:value-type="float" office:value="45000">
            <text:p>45000</text:p>
          </table:table-cell>
          <table:table-cell table:style-name="ce120" office:value-type="string">
            <text:p>ORLEAN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christophe.desportes-guilloux@laposte.net</text:p>
          </table:table-cell>
          <table:table-cell table:style-name="ce123" office:value-type="date" office:date-value="1965-07-29">
            <text:p>29/07/65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patricknoel</text:p>
          </table:table-cell>
          <table:table-cell table:style-name="ce120" office:value-type="string">
            <text:p>Patrick</text:p>
          </table:table-cell>
          <table:table-cell table:style-name="ce120" office:value-type="string">
            <text:p>NOEL</text:p>
          </table:table-cell>
          <table:table-cell table:style-name="ce119" office:value-type="float" office:value="88210">
            <text:p>88210</text:p>
          </table:table-cell>
          <table:table-cell table:style-name="ce120" office:value-type="string">
            <text:p>LA PETITE RAON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noel@eofr.net</text:p>
          </table:table-cell>
          <table:table-cell table:style-name="ce123" office:value-type="date" office:date-value="1955-04-19">
            <text:p>19/04/55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Patriko2</text:p>
          </table:table-cell>
          <table:table-cell table:style-name="ce120" office:value-type="string">
            <text:p>Patrick</text:p>
          </table:table-cell>
          <table:table-cell table:style-name="ce120" office:value-type="string">
            <text:p>Chrétien</text:p>
          </table:table-cell>
          <table:table-cell table:style-name="ce119" office:value-type="float" office:value="92130">
            <text:p>92130</text:p>
          </table:table-cell>
          <table:table-cell table:style-name="ce120" office:value-type="string">
            <text:p>Issy les Moulineaux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patrick.chretien@med.ge.com</text:p>
          </table:table-cell>
          <table:table-cell table:style-name="ce123" office:value-type="date" office:date-value="1956-10-30">
            <text:p>30/10/56</text:p>
          </table:table-cell>
          <table:table-cell table:number-columns-repeated="247"/>
        </table:table-row>
        <table:table-row table:style-name="ro7">
          <table:table-cell table:style-name="ce119"/>
          <table:table-cell table:style-name="ce120" office:value-type="string">
            <text:p>Pauledouard</text:p>
          </table:table-cell>
          <table:table-cell table:style-name="ce120" office:value-type="string">
            <text:p>Paul</text:p>
          </table:table-cell>
          <table:table-cell table:style-name="ce120" office:value-type="string">
            <text:p>Poulain</text:p>
          </table:table-cell>
          <table:table-cell table:style-name="ce119" office:value-type="float" office:value="92310">
            <text:p>92310</text:p>
          </table:table-cell>
          <table:table-cell table:style-name="ce120" office:value-type="string">
            <text:p>SEVRE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paul.poulain4@wanadoo.fr</text:p>
          </table:table-cell>
          <table:table-cell table:style-name="ce123" office:value-type="date" office:date-value="1940-04-24">
            <text:p>24/04/40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philpell</text:p>
          </table:table-cell>
          <table:table-cell table:style-name="ce120" office:value-type="string">
            <text:p>PHILIPPE</text:p>
          </table:table-cell>
          <table:table-cell table:style-name="ce120" office:value-type="string">
            <text:p>PELLICIER</text:p>
          </table:table-cell>
          <table:table-cell table:style-name="ce119" office:value-type="float" office:value="73400">
            <text:p>73400</text:p>
          </table:table-cell>
          <table:table-cell table:style-name="ce120" office:value-type="string">
            <text:p>MARTHOD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philippe.pellicier@laposte.net</text:p>
          </table:table-cell>
          <table:table-cell table:style-name="ce123" office:value-type="date" office:date-value="1961-10-10">
            <text:p>10/10/6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PINARDCJD</text:p>
          </table:table-cell>
          <table:table-cell table:style-name="ce120" office:value-type="string">
            <text:p>Christian</text:p>
          </table:table-cell>
          <table:table-cell table:style-name="ce120" office:value-type="string">
            <text:p>PINARD</text:p>
          </table:table-cell>
          <table:table-cell table:style-name="ce119" office:value-type="float" office:value="66500">
            <text:p>66500</text:p>
          </table:table-cell>
          <table:table-cell table:style-name="ce120" office:value-type="string">
            <text:p>PRADE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korektanto-kristian@wanadoo.fr</text:p>
          </table:table-cell>
          <table:table-cell table:style-name="ce123" office:value-type="date" office:date-value="1966-11-07">
            <text:p>07/11/6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placebo</text:p>
          </table:table-cell>
          <table:table-cell table:style-name="ce120" office:value-type="string">
            <text:p>Decamps</text:p>
          </table:table-cell>
          <table:table-cell table:style-name="ce120" office:value-type="string">
            <text:p>Eric</text:p>
          </table:table-cell>
          <table:table-cell table:style-name="ce119" office:value-type="string">
            <text:p>BE-713</text:p>
          </table:table-cell>
          <table:table-cell table:style-name="ce120" office:value-type="string">
            <text:p>Peronnes (Binche)</text:p>
          </table:table-cell>
          <table:table-cell table:style-name="ce120" office:value-type="string">
            <text:p>BE</text:p>
          </table:table-cell>
          <table:table-cell table:style-name="ce120" office:value-type="string">
            <text:p>eric.decamps@esperanto-jeunes.org</text:p>
          </table:table-cell>
          <table:table-cell table:style-name="ce123" office:value-type="date" office:date-value="1985-02-04">
            <text:p>04/02/85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raymonde</text:p>
          </table:table-cell>
          <table:table-cell table:style-name="ce120" office:value-type="string">
            <text:p>Raymonde</text:p>
          </table:table-cell>
          <table:table-cell table:style-name="ce120" office:value-type="string">
            <text:p>Perault</text:p>
          </table:table-cell>
          <table:table-cell table:style-name="ce119" office:value-type="float" office:value="77250">
            <text:p>77250</text:p>
          </table:table-cell>
          <table:table-cell table:style-name="ce120" office:value-type="string">
            <text:p>Moret sur Loing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raymonde.perault@laposte.net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number-columns-repeated="2" table:style-name="ce120" office:value-type="string">
            <text:p>Rikardo</text:p>
          </table:table-cell>
          <table:table-cell table:style-name="ce120" office:value-type="string">
            <text:p>Cash</text:p>
          </table:table-cell>
          <table:table-cell table:style-name="ce119" office:value-type="float" office:value="31400">
            <text:p>31400</text:p>
          </table:table-cell>
          <table:table-cell table:style-name="ce120" office:value-type="string">
            <text:p>Toulous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rcash@free.fr</text:p>
          </table:table-cell>
          <table:table-cell table:style-name="ce123" office:value-type="date" office:date-value="1945-09-13">
            <text:p>13/09/45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Robert Leleu</text:p>
          </table:table-cell>
          <table:table-cell table:style-name="ce120" office:value-type="string">
            <text:p>Robert</text:p>
          </table:table-cell>
          <table:table-cell table:style-name="ce120" office:value-type="string">
            <text:p>Leleu</text:p>
          </table:table-cell>
          <table:table-cell table:style-name="ce119" office:value-type="float" office:value="44510">
            <text:p>44510</text:p>
          </table:table-cell>
          <table:table-cell table:style-name="ce120" office:value-type="string">
            <text:p>LE POULIGUEN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robert.jean.leleu@wanadoo.fr</text:p>
          </table:table-cell>
          <table:table-cell table:style-name="ce123" office:value-type="date" office:date-value="1933-10-07">
            <text:p>07/10/33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robeto</text:p>
          </table:table-cell>
          <table:table-cell table:style-name="ce120" office:value-type="string">
            <text:p>Rober</text:p>
          </table:table-cell>
          <table:table-cell table:style-name="ce120" office:value-type="string">
            <text:p>SARRUT</text:p>
          </table:table-cell>
          <table:table-cell table:style-name="ce119" office:value-type="float" office:value="48000">
            <text:p>48000</text:p>
          </table:table-cell>
          <table:table-cell table:style-name="ce120" office:value-type="string">
            <text:p>MEND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robet.sarrut@oreka.com</text:p>
          </table:table-cell>
          <table:table-cell table:style-name="ce123" office:value-type="date" office:date-value="1944-12-16">
            <text:p>16/12/4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number-columns-repeated="2" table:style-name="ce120" office:value-type="string">
            <text:p>Roger</text:p>
          </table:table-cell>
          <table:table-cell table:style-name="ce120" office:value-type="string">
            <text:p>CONDON</text:p>
          </table:table-cell>
          <table:table-cell table:style-name="ce119" office:value-type="float" office:value="57400">
            <text:p>57400</text:p>
          </table:table-cell>
          <table:table-cell table:style-name="ce120" office:value-type="string">
            <text:p>SARREBOURG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r.condon@tele2.fr</text:p>
          </table:table-cell>
          <table:table-cell table:style-name="ce123" office:value-type="date" office:date-value="1941-04-02">
            <text:p>02/04/4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sameksplodas</text:p>
          </table:table-cell>
          <table:table-cell table:style-name="ce120" office:value-type="string">
            <text:p>Samir</text:p>
          </table:table-cell>
          <table:table-cell table:style-name="ce120" office:value-type="string">
            <text:p>Manar</text:p>
          </table:table-cell>
          <table:table-cell table:style-name="ce119" office:value-type="float" office:value="33220">
            <text:p>33220</text:p>
          </table:table-cell>
          <table:table-cell table:style-name="ce120" office:value-type="string">
            <text:p>Saint Avit-Saint Nazair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smanar@club-internet.fr</text:p>
          </table:table-cell>
          <table:table-cell table:style-name="ce123" office:value-type="date" office:date-value="1989-01-28">
            <text:p>28/01/89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seb988</text:p>
          </table:table-cell>
          <table:table-cell table:style-name="ce120" office:value-type="string">
            <text:p>Sébastien</text:p>
          </table:table-cell>
          <table:table-cell table:style-name="ce120" office:value-type="string">
            <text:p>GATINEAUD</text:p>
          </table:table-cell>
          <table:table-cell table:style-name="ce119" office:value-type="float" office:value="97690">
            <text:p>97690</text:p>
          </table:table-cell>
          <table:table-cell table:style-name="ce120" office:value-type="string">
            <text:p>Koungou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Korektando-Seb@wanadoo.fr</text:p>
          </table:table-cell>
          <table:table-cell table:style-name="ce123" office:value-type="date" office:date-value="1979-05-14">
            <text:p>14/05/79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sebastien</text:p>
          </table:table-cell>
          <table:table-cell table:style-name="ce120" office:value-type="string">
            <text:p>Sébastien</text:p>
          </table:table-cell>
          <table:table-cell table:style-name="ce120" office:value-type="string">
            <text:p>Montagne</text:p>
          </table:table-cell>
          <table:table-cell table:style-name="ce119" office:value-type="float" office:value="45140">
            <text:p>45140</text:p>
          </table:table-cell>
          <table:table-cell table:style-name="ce120" office:value-type="string">
            <text:p>St Jean de la Ruell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sebastien.montagne@esperanto-jeunes.org</text:p>
          </table:table-cell>
          <table:table-cell table:style-name="ce123" office:value-type="date" office:date-value="1977-06-18">
            <text:p>18/06/77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sebo</text:p>
          </table:table-cell>
          <table:table-cell table:style-name="ce120" office:value-type="string">
            <text:p>Sébastien</text:p>
          </table:table-cell>
          <table:table-cell table:style-name="ce120" office:value-type="string">
            <text:p>Ferré</text:p>
          </table:table-cell>
          <table:table-cell table:style-name="ce119" office:value-type="string">
            <text:p>SY23 1</text:p>
          </table:table-cell>
          <table:table-cell table:style-name="ce120" office:value-type="string">
            <text:p>Aberystwyth</text:p>
          </table:table-cell>
          <table:table-cell table:style-name="ce120" office:value-type="string">
            <text:p>GB</text:p>
          </table:table-cell>
          <table:table-cell table:style-name="ce120" office:value-type="string">
            <text:p>sbf@aber.ac.uk</text:p>
          </table:table-cell>
          <table:table-cell table:style-name="ce123" office:value-type="date" office:date-value="1976-03-19">
            <text:p>19/03/76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simone</text:p>
          </table:table-cell>
          <table:table-cell table:style-name="ce120" office:value-type="string">
            <text:p>SIMONE</text:p>
          </table:table-cell>
          <table:table-cell table:style-name="ce120" office:value-type="string">
            <text:p>ARMAND</text:p>
          </table:table-cell>
          <table:table-cell table:style-name="ce119" office:value-type="float" office:value="77940">
            <text:p>77940</text:p>
          </table:table-cell>
          <table:table-cell table:style-name="ce120" office:value-type="string">
            <text:p>FLAGY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simone.armand@wanadoo.fr</text:p>
          </table:table-cell>
          <table:table-cell table:style-name="ce123" office:value-type="date" office:date-value="1929-09-28">
            <text:p>28/09/29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style-name="ce120" office:value-type="string">
            <text:p>skirlet</text:p>
          </table:table-cell>
          <table:table-cell table:style-name="ce120" office:value-type="string">
            <text:p>Inna</text:p>
          </table:table-cell>
          <table:table-cell table:style-name="ce120" office:value-type="string">
            <text:p>Ausseil</text:p>
          </table:table-cell>
          <table:table-cell table:style-name="ce119" office:value-type="float" office:value="66700">
            <text:p>66700</text:p>
          </table:table-cell>
          <table:table-cell table:style-name="ce120" office:value-type="string">
            <text:p>Argelès-sur-Mer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skirlet@club-internet.fr</text:p>
          </table:table-cell>
          <table:table-cell table:style-name="ce123" office:value-type="date" office:date-value="1962-09-06">
            <text:p>06/09/62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ssire</text:p>
          </table:table-cell>
          <table:table-cell table:style-name="ce120" office:value-type="string">
            <text:p>Serge</text:p>
          </table:table-cell>
          <table:table-cell table:style-name="ce120" office:value-type="string">
            <text:p>Sire</text:p>
          </table:table-cell>
          <table:table-cell table:style-name="ce119" office:value-type="float" office:value="74">
            <text:p>74</text:p>
          </table:table-cell>
          <table:table-cell table:style-name="ce120" office:value-type="string">
            <text:p>sillingy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ssire@libertysurf.fr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t_cordonnier</text:p>
          </table:table-cell>
          <table:table-cell table:style-name="ce120" office:value-type="string">
            <text:p>Thomas</text:p>
          </table:table-cell>
          <table:table-cell table:style-name="ce120" office:value-type="string">
            <text:p>CORDONNIER</text:p>
          </table:table-cell>
          <table:table-cell table:style-name="ce119" office:value-type="float" office:value="57100">
            <text:p>57100</text:p>
          </table:table-cell>
          <table:table-cell table:style-name="ce120" office:value-type="string">
            <text:p>Thionvill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t_cordonnier@yahoo.fr</text:p>
          </table:table-cell>
          <table:table-cell table:style-name="ce123" office:value-type="date" office:date-value="1977-04-19">
            <text:p>19/04/77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tailleret</text:p>
          </table:table-cell>
          <table:table-cell table:style-name="ce120" office:value-type="string">
            <text:p>Thomas</text:p>
          </table:table-cell>
          <table:table-cell table:style-name="ce120" office:value-type="string">
            <text:p>Ailleret</text:p>
          </table:table-cell>
          <table:table-cell table:style-name="ce119" office:value-type="float" office:value="91128">
            <text:p>91128</text:p>
          </table:table-cell>
          <table:table-cell table:style-name="ce120" office:value-type="string">
            <text:p>Palaiseau CEDEX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thomas.ailleret@polytechnique.fr</text:p>
          </table:table-cell>
          <table:table-cell table:style-name="ce123" office:value-type="date" office:date-value="1984-04-24">
            <text:p>24/04/8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I</text:p>
          </table:table-cell>
          <table:table-cell table:number-columns-repeated="2" table:style-name="ce120" office:value-type="string">
            <text:p>tereza</text:p>
          </table:table-cell>
          <table:table-cell table:style-name="ce120" office:value-type="string">
            <text:p>sabatier</text:p>
          </table:table-cell>
          <table:table-cell table:style-name="ce119" office:value-type="float" office:value="94490">
            <text:p>94490</text:p>
          </table:table-cell>
          <table:table-cell table:style-name="ce120" office:value-type="string">
            <text:p>ormesson sur marn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terezasa@club-internet.fr</text:p>
          </table:table-cell>
          <table:table-cell table:style-name="ce123" office:value-type="date" office:date-value="1935-06-22">
            <text:p>22/06/35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tifen</text:p>
          </table:table-cell>
          <table:table-cell table:style-name="ce120" office:value-type="string">
            <text:p>Tiphaine</text:p>
          </table:table-cell>
          <table:table-cell table:style-name="ce120" office:value-type="string">
            <text:p>Rabineau</text:p>
          </table:table-cell>
          <table:table-cell table:style-name="ce119" office:value-type="float" office:value="45000">
            <text:p>45000</text:p>
          </table:table-cell>
          <table:table-cell table:style-name="ce120" office:value-type="string">
            <text:p>Orleans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tifen@esperanto-jeunes.org</text:p>
          </table:table-cell>
          <table:table-cell table:style-name="ce123" office:value-type="date" office:date-value="1981-11-24">
            <text:p>24/11/81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TOMY</text:p>
          </table:table-cell>
          <table:table-cell table:style-name="ce120" office:value-type="string">
            <text:p>Pierre</text:p>
          </table:table-cell>
          <table:table-cell table:style-name="ce120" office:value-type="string">
            <text:p>CHIBLEUR</text:p>
          </table:table-cell>
          <table:table-cell table:style-name="ce119" office:value-type="float" office:value="1100">
            <text:p>1100</text:p>
          </table:table-cell>
          <table:table-cell table:style-name="ce120" office:value-type="string">
            <text:p>OYONNAX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chibleur.pierre@wanadoo.fr</text:p>
          </table:table-cell>
          <table:table-cell table:style-name="ce123" office:value-type="date" office:date-value="1952-10-19">
            <text:p>19/10/52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VERDASTEL</text:p>
          </table:table-cell>
          <table:table-cell table:style-name="ce120" office:value-type="string">
            <text:p>Daniel</text:p>
          </table:table-cell>
          <table:table-cell table:style-name="ce120" office:value-type="string">
            <text:p>LUEZ</text:p>
          </table:table-cell>
          <table:table-cell table:style-name="ce119" office:value-type="float" office:value="2000">
            <text:p>2000</text:p>
          </table:table-cell>
          <table:table-cell table:style-name="ce120" office:value-type="string">
            <text:p>LAON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luez@club-internet.fr</text:p>
          </table:table-cell>
          <table:table-cell table:style-name="ce123" office:value-type="date" office:date-value="1924-12-27">
            <text:p>27/12/24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Vito</text:p>
          </table:table-cell>
          <table:table-cell table:style-name="ce120" office:value-type="string">
            <text:p>Guy</text:p>
          </table:table-cell>
          <table:table-cell table:style-name="ce120" office:value-type="string">
            <text:p>Conche</text:p>
          </table:table-cell>
          <table:table-cell table:style-name="ce119" office:value-type="float" office:value="19100">
            <text:p>19100</text:p>
          </table:table-cell>
          <table:table-cell table:style-name="ce120" office:value-type="string">
            <text:p>Briv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guy.conche@wanadoo.fr</text:p>
          </table:table-cell>
          <table:table-cell table:style-name="ce123" office:value-type="date" office:date-value="1935-10-25">
            <text:p>25/10/35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vivakvo</text:p>
          </table:table-cell>
          <table:table-cell table:style-name="ce120" office:value-type="string">
            <text:p>Yves</text:p>
          </table:table-cell>
          <table:table-cell table:style-name="ce120" office:value-type="string">
            <text:p>BACHIMONT</text:p>
          </table:table-cell>
          <table:table-cell table:style-name="ce119" office:value-type="float" office:value="14000">
            <text:p>14000</text:p>
          </table:table-cell>
          <table:table-cell table:style-name="ce120" office:value-type="string">
            <text:p>CAEN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vivakvo@yahoo.fr</text:p>
          </table:table-cell>
          <table:table-cell table:style-name="ce123" office:value-type="date" office:date-value="1968-11-22">
            <text:p>22/11/68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walden</text:p>
          </table:table-cell>
          <table:table-cell table:style-name="ce120" office:value-type="string">
            <text:p>Dominique</text:p>
          </table:table-cell>
          <table:table-cell table:style-name="ce120" office:value-type="string">
            <text:p>VALLET</text:p>
          </table:table-cell>
          <table:table-cell table:style-name="ce119" office:value-type="float" office:value="7012">
            <text:p>7012</text:p>
          </table:table-cell>
          <table:table-cell table:style-name="ce120" office:value-type="string">
            <text:p>Jemappes</text:p>
          </table:table-cell>
          <table:table-cell table:style-name="ce120" office:value-type="string">
            <text:p>BE</text:p>
          </table:table-cell>
          <table:table-cell table:style-name="ce120" office:value-type="string">
            <text:p>walden@tiscali.be</text:p>
          </table:table-cell>
          <table:table-cell table:style-name="ce123" office:value-type="date" office:date-value="1960-03-31">
            <text:p>31/03/60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zikoeniro</text:p>
          </table:table-cell>
          <table:table-cell table:style-name="ce120" office:value-type="string">
            <text:p>Ziko M.</text:p>
          </table:table-cell>
          <table:table-cell table:style-name="ce120" office:value-type="string">
            <text:p>Sikosek</text:p>
          </table:table-cell>
          <table:table-cell table:style-name="ce119"/>
          <table:table-cell table:style-name="ce120" office:value-type="string">
            <text:p>Varsseveld/Nederlando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sikosek@web.de</text:p>
          </table:table-cell>
          <table:table-cell table:style-name="ce124"/>
          <table:table-cell table:number-columns-repeated="247"/>
        </table:table-row>
        <table:table-row table:style-name="ro7">
          <table:table-cell table:style-name="ce119" office:value-type="string">
            <text:p>M</text:p>
          </table:table-cell>
          <table:table-cell table:style-name="ce120" office:value-type="string">
            <text:p>Zoizo</text:p>
          </table:table-cell>
          <table:table-cell table:style-name="ce120" office:value-type="string">
            <text:p>Marc</text:p>
          </table:table-cell>
          <table:table-cell table:style-name="ce120" office:value-type="string">
            <text:p>Gassion</text:p>
          </table:table-cell>
          <table:table-cell table:style-name="ce119" office:value-type="float" office:value="11000">
            <text:p>11000</text:p>
          </table:table-cell>
          <table:table-cell table:style-name="ce120" office:value-type="string">
            <text:p>Carcassonne</text:p>
          </table:table-cell>
          <table:table-cell table:style-name="ce120" office:value-type="string">
            <text:p>FR</text:p>
          </table:table-cell>
          <table:table-cell table:style-name="ce120" office:value-type="string">
            <text:p>mgassion@free.fr</text:p>
          </table:table-cell>
          <table:table-cell table:style-name="ce123" office:value-type="date" office:date-value="1969-07-22">
            <text:p>22/07/69</text:p>
          </table:table-cell>
          <table:table-cell table:number-columns-repeated="247"/>
        </table:table-row>
        <table:table-row table:style-name="ro7">
          <table:table-cell table:style-name="ce119" office:value-type="string">
            <text:p><text:s text:c="8"/></text:p>
          </table:table-cell>
          <table:table-cell table:style-name="ce121" table:number-columns-repeated="3"/>
          <table:table-cell table:style-name="ce122"/>
          <table:table-cell table:style-name="ce121" table:number-columns-repeated="3"/>
          <table:table-cell table:style-name="ce122"/>
          <table:table-cell table:number-columns-repeated="247"/>
        </table:table-row>
        <table:table-row table:style-name="ro7" table:number-rows-repeated="65424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>
        <table:named-range table:name="_01août" table:base-cell-address="$'2003'.$A$1" table:cell-range-address="$dépenses.$A$4"/>
        <table:named-range table:name="_02août" table:base-cell-address="$'2003'.$A$1" table:cell-range-address="$dépenses.$A$5"/>
        <table:named-range table:name="_03sept" table:base-cell-address="$'2003'.$A$1" table:cell-range-address="$dépenses.$A$10"/>
        <table:named-range table:name="_05août" table:base-cell-address="$'2003'.$A$1" table:cell-range-address="$dépenses.$A$6"/>
        <table:named-range table:name="_07_22" table:base-cell-address="$'2003'.$A$1" table:cell-range-address="$dépenses.$A$2"/>
        <table:named-range table:name="_07_28" table:base-cell-address="$'2003'.$A$1" table:cell-range-address="$dépenses.$A$3"/>
        <table:named-range table:name="_08_01" table:base-cell-address="$'2003'.$A$1" table:cell-range-address="$dépenses.$A$4"/>
        <table:named-range table:name="_08_02" table:base-cell-address="$'2003'.$A$1" table:cell-range-address="$dépenses.$A$5"/>
        <table:named-range table:name="_08_05" table:base-cell-address="$'2003'.$A$1" table:cell-range-address="$dépenses.$A$6"/>
        <table:named-range table:name="_08_09" table:base-cell-address="$'2003'.$A$1" table:cell-range-address="$dépenses.$A$7"/>
        <table:named-range table:name="_08_11" table:base-cell-address="$'2003'.$A$1" table:cell-range-address="$dépenses.$A$8"/>
        <table:named-range table:name="_08_19" table:base-cell-address="$'2003'.$A$1" table:cell-range-address="$dépenses.$A$9"/>
        <table:named-range table:name="_09_03" table:base-cell-address="$'2003'.$A$1" table:cell-range-address="$dépenses.$A$10"/>
        <table:named-range table:name="_09_04" table:base-cell-address="$'2003'.$A$1" table:cell-range-address="$dépenses.$A$11"/>
        <table:named-range table:name="_09_17" table:base-cell-address="$'2003'.$A$1" table:cell-range-address="$dépenses.$A$12"/>
        <table:named-range table:name="_09_28" table:base-cell-address="$'2003'.$A$1" table:cell-range-address="$dépenses.$A$13"/>
        <table:named-range table:name="_09aoû" table:base-cell-address="$'2003'.$A$1" table:cell-range-address="$dépenses.$A$7"/>
        <table:named-range table:name="_09août" table:base-cell-address="$'2003'.$A$1" table:cell-range-address="$dépenses.$A$7"/>
        <table:named-range table:name="_11août" table:base-cell-address="$'2003'.$A$1" table:cell-range-address="$dépenses.$A$8"/>
        <table:named-range table:name="_19août" table:base-cell-address="$'2003'.$A$1" table:cell-range-address="$dépenses.$A$9"/>
        <table:named-range table:name="_22juil" table:base-cell-address="$'2003'.$A$1" table:cell-range-address="$dépenses.$A$2"/>
        <table:named-range table:name="_28juil" table:base-cell-address="$'2003'.$A$1" table:cell-range-address="$dépenses.$A$3"/>
        <table:named-expression table:name="correcteurs" table:base-cell-address="$'2003'.$A$1" table:expression="$#REF !.$A$1:$A$32000"/>
        <table:named-range table:name="juil28" table:base-cell-address="$'2003'.$A$1" table:cell-range-address="$dépenses.$A$3"/>
      </table:named-expressions>
      <table:database-ranges>
        <table:database-range table:target-range-address="correcteurs.A1:correcteurs.IV655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Century Schoolbook L" svg:font-family="'Century Schoolbook L'"/>
    <style:font-face style:name="Times New Roman" svg:font-family="'Times New Roman'"/>
    <style:font-face style:name="Arial2" svg:font-family="Arial" style:font-family-generic="swiss"/>
    <style:font-face style:name="Arial Narrow1" svg:font-family="'Arial Narrow'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>
      <number:month number:style="long"/>
      <number:text>/</number:text>
      <number:day number:style="long"/>
      <number:text>/</number:text>
      <number:year/>
    </number:date-style>
    <number:date-style style:name="N140P0" style:volatile="true">
      <number:day number:style="long"/>
      <number:text>-</number:text>
      <number:month number:textual="true"/>
      <number:text>-</number:text>
      <number:year/>
    </number:date-style>
    <number:text-style style:name="N140">
      <number:text-content/>
      <style:map style:condition="value()&gt;=0" style:apply-style-name="N140P0"/>
    </number:text-style>
    <number:date-style style:name="N141">
      <number:day number:style="long"/>
      <number:text>.</number:text>
      <number:month number:style="long"/>
      <number:text>.</number:text>
      <number:year/>
    </number:date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date-style style:name="N143">
      <number:day/>
      <number:text> </number:text>
      <number:month number:textual="true"/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margin-top="1cm" fo:margin-bottom="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print-page-order="ttb" style:first-page-number="1" style:scale-to="100%" style:writing-mode="lr-tb" style:print="annotations 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print-page-order="ttb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pm5">
      <style:page-layout-properties fo:page-width="29.699cm" fo:page-height="20.999cm" style:num-format="1" style:print-orientation="landscape" fo:margin-top="2cm" fo:margin-bottom="2cm" fo:margin-left="2cm" fo:margin-right="2cm" style:print-page-order="ttb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7-14">14/07/2005</text:date>, <text:time>10:3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2004" style:display-name="TAB_2004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TAB_5f_correcteurs" style:display-name="TAB_correcteur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TAB_5f_dépenses" style:display-name="TAB_dépenses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TAB_5f_2003" style:display-name="TAB_2003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TAB_5f_2004_5f_Emilie" style:display-name="TAB_2004_Emilie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13$Win32 OpenOffice.org_project/680m113$Build-8930</meta:generator>
    <meta:creation-date>2003-09-29T10:22:39</meta:creation-date>
    <dc:creator>Emmanuelle Richard</dc:creator>
    <dc:date>2005-07-14T10:36:20</dc:date>
    <meta:printed-by>Emmanuelle Richard</meta:printed-by>
    <meta:print-date>2005-05-20T13:39:23</meta:print-date>
    <dc:language>fr-FR</dc:language>
    <meta:editing-cycles>286</meta:editing-cycles>
    <meta:editing-duration>P3DT13H53M22S</meta:editing-duration>
    <meta:user-defined meta:name="Info 1"/>
    <meta:user-defined meta:name="Info 2"/>
    <meta:user-defined meta:name="Info 3"/>
    <meta:user-defined meta:name="Info 4"/>
    <meta:document-statistic meta:table-count="6" meta:cell-count="3873"/>
  </office:meta>
</office:document-meta>
</file>